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78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0.7063in"/>
    </style:style>
    <style:style style:name="co6" style:family="table-column">
      <style:table-column-properties fo:break-before="auto" style:column-width="1.186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0.6807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2pt solid #141312" style:direction="ltr" fo:padding="0.028in" fo:border-right="none" style:rotation-angle="0" style:rotation-align="none" style:shrink-to-fit="false" fo:border-top="0.2pt solid #141312" style:vertical-align="automatic" style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2pt solid #141312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2pt solid #141312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2pt solid #141312" style:rotation-angle="0" style:rotation-align="none" style:shrink-to-fit="false" fo:border-top="0.2pt solid #141312" style:vertical-align="automatic" style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2pt solid #141312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ce5"/>
        <table:table-column table:style-name="co5" table:default-cell-style-name="ce2"/>
        <table:table-column table:style-name="co5" table:default-cell-style-name="ce5"/>
        <table:table-column table:style-name="co6" table:default-cell-style-name="ce7"/>
        <table:table-column table:style-name="co7" table:default-cell-style-name="ce7"/>
        <table:table-column table:style-name="co5" table:default-cell-style-name="ce8"/>
        <table:table-column table:style-name="co5" table:number-columns-repeated="2" table:default-cell-style-name="ce7"/>
        <table:table-column table:style-name="co5" table:number-columns-repeated="244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>
            <text:p>dual shock command</text:p>
          </table:table-cell>
          <table:table-cell table:style-name="ce4" office:value-type="string">
            <text:p>dual shock data</text:p>
          </table:table-cell>
          <table:table-cell table:number-columns-repeated="2"/>
          <table:table-cell table:style-name="ce1" office:value-type="string">
            <text:p>guitar hero command</text:p>
          </table:table-cell>
          <table:table-cell table:style-name="ce4" office:value-type="string">
            <text:p>guitar hero data</text:p>
          </table:table-cell>
          <table:table-cell table:style-name="ce1" office:value-type="string">
            <text:p>wireless cmd</text:p>
          </table:table-cell>
          <table:table-cell table:style-name="ce4" office:value-type="string">
            <text:p>wireless data</text:p>
          </table:table-cell>
          <table:table-cell office:value-type="string">
            <text:p>china ds cmd</text:p>
          </table:table-cell>
          <table:table-cell office:value-type="string">
            <text:p>china ds data</text:p>
          </table:table-cell>
          <table:table-cell/>
          <table:table-cell office:value-type="string">
            <text:p>ds on bike game (uses vibration) cmd</text:p>
          </table:table-cell>
          <table:table-cell office:value-type="string">
            <text:p>ds on bike game (uses vibration) data</text:p>
          </table:table-cell>
          <table:table-cell table:number-columns-repeated="1011"/>
        </table:table-row>
        <table:table-row table:style-name="ro1">
          <table:table-cell office:value-type="string">
            <text:p>51: 01</text:p>
          </table:table-cell>
          <table:table-cell office:value-type="string">
            <text:p>51: FF</text:p>
          </table:table-cell>
          <table:table-cell table:number-columns-repeated="2"/>
          <table:table-cell office:value-type="string">
            <text:p>51: 01</text:p>
          </table:table-cell>
          <table:table-cell office:value-type="string">
            <text:p>51: 41</text:p>
          </table:table-cell>
          <table:table-cell office:value-type="string">
            <text:p>51: 01</text:p>
          </table:table-cell>
          <table:table-cell office:value-type="string">
            <text:p>51: FF</text:p>
          </table:table-cell>
          <table:table-cell office:value-type="string">
            <text:p>51: 01</text:p>
          </table:table-cell>
          <table:table-cell office:value-type="string">
            <text:p>51: FF</text:p>
          </table:table-cell>
          <table:table-cell/>
          <table:table-cell office:value-type="string">
            <text:p>51: 01</text:p>
          </table:table-cell>
          <table:table-cell office:value-type="string">
            <text:p>51: FF</text:p>
          </table:table-cell>
          <table:table-cell table:number-columns-repeated="1011"/>
        </table:table-row>
        <table:table-row table:style-name="ro1">
          <table:table-cell office:value-type="string">
            <text:p>52: 01</text:p>
          </table:table-cell>
          <table:table-cell office:value-type="string">
            <text:p>52: FF</text:p>
          </table:table-cell>
          <table:table-cell table:number-columns-repeated="2"/>
          <table:table-cell office:value-type="string">
            <text:p>52: 01</text:p>
          </table:table-cell>
          <table:table-cell office:value-type="string">
            <text:p>52: 41</text:p>
          </table:table-cell>
          <table:table-cell office:value-type="string">
            <text:p>52: 01</text:p>
          </table:table-cell>
          <table:table-cell office:value-type="string">
            <text:p>52: FF</text:p>
          </table:table-cell>
          <table:table-cell office:value-type="string">
            <text:p>52: 01</text:p>
          </table:table-cell>
          <table:table-cell office:value-type="string">
            <text:p>52: FF</text:p>
          </table:table-cell>
          <table:table-cell/>
          <table:table-cell office:value-type="string">
            <text:p>52: 01</text:p>
          </table:table-cell>
          <table:table-cell office:value-type="string">
            <text:p>52: FF</text:p>
          </table:table-cell>
          <table:table-cell/>
          <table:table-cell office:value-type="string">
            <text:p>vibration commands from ps (not correlated to other data)</text:p>
          </table:table-cell>
          <table:table-cell table:number-columns-repeated="1009"/>
        </table:table-row>
        <table:table-row table:style-name="ro1">
          <table:table-cell office:value-type="string">
            <text:p>53: 01</text:p>
          </table:table-cell>
          <table:table-cell office:value-type="string">
            <text:p>53: FF</text:p>
          </table:table-cell>
          <table:table-cell table:number-columns-repeated="2"/>
          <table:table-cell office:value-type="string">
            <text:p>53: 01</text:p>
          </table:table-cell>
          <table:table-cell office:value-type="string">
            <text:p>53: 41</text:p>
          </table:table-cell>
          <table:table-cell office:value-type="string">
            <text:p>53: 01</text:p>
          </table:table-cell>
          <table:table-cell office:value-type="string">
            <text:p>53: FF</text:p>
          </table:table-cell>
          <table:table-cell office:value-type="string">
            <text:p>53: 01</text:p>
          </table:table-cell>
          <table:table-cell office:value-type="string">
            <text:p>53: FF</text:p>
          </table:table-cell>
          <table:table-cell/>
          <table:table-cell office:value-type="string">
            <text:p>53: 01</text:p>
          </table:table-cell>
          <table:table-cell office:value-type="string">
            <text:p>53: FF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54: 01</text:p>
          </table:table-cell>
          <table:table-cell office:value-type="string">
            <text:p>54: FF</text:p>
          </table:table-cell>
          <table:table-cell table:number-columns-repeated="2"/>
          <table:table-cell office:value-type="string">
            <text:p>54: 01</text:p>
          </table:table-cell>
          <table:table-cell office:value-type="string">
            <text:p>54: 41</text:p>
          </table:table-cell>
          <table:table-cell office:value-type="string">
            <text:p>54: 01</text:p>
          </table:table-cell>
          <table:table-cell office:value-type="string">
            <text:p>54: FF</text:p>
          </table:table-cell>
          <table:table-cell office:value-type="string">
            <text:p>54: 01</text:p>
          </table:table-cell>
          <table:table-cell office:value-type="string">
            <text:p>54: FF</text:p>
          </table:table-cell>
          <table:table-cell/>
          <table:table-cell office:value-type="string">
            <text:p>54: 01</text:p>
          </table:table-cell>
          <table:table-cell office:value-type="string">
            <text:p>54: FF</text:p>
          </table:table-cell>
          <table:table-cell/>
          <table:table-cell office:value-type="float" office:value="42">
            <text:p>42</text:p>
          </table:table-cell>
          <table:table-cell table:number-columns-repeated="1009"/>
        </table:table-row>
        <table:table-row table:style-name="ro1">
          <table:table-cell office:value-type="string">
            <text:p>55: 01</text:p>
          </table:table-cell>
          <table:table-cell office:value-type="string">
            <text:p>55: FF</text:p>
          </table:table-cell>
          <table:table-cell table:number-columns-repeated="2"/>
          <table:table-cell office:value-type="string">
            <text:p>55: 01</text:p>
          </table:table-cell>
          <table:table-cell office:value-type="string">
            <text:p>55: 41</text:p>
          </table:table-cell>
          <table:table-cell office:value-type="string">
            <text:p>55: 01</text:p>
          </table:table-cell>
          <table:table-cell office:value-type="string">
            <text:p>55: FF</text:p>
          </table:table-cell>
          <table:table-cell office:value-type="string">
            <text:p>55: 01</text:p>
          </table:table-cell>
          <table:table-cell office:value-type="string">
            <text:p>55: FF</text:p>
          </table:table-cell>
          <table:table-cell/>
          <table:table-cell office:value-type="string">
            <text:p>55: 01</text:p>
          </table:table-cell>
          <table:table-cell office:value-type="string">
            <text:p>55: FF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58: 01</text:p>
          </table:table-cell>
          <table:table-cell office:value-type="string">
            <text:p>58: FF</text:p>
          </table:table-cell>
          <table:table-cell table:number-columns-repeated="2"/>
          <table:table-cell office:value-type="string">
            <text:p>56: 01</text:p>
          </table:table-cell>
          <table:table-cell office:value-type="string">
            <text:p>56: 41</text:p>
          </table:table-cell>
          <table:table-cell office:value-type="string">
            <text:p>67: 01</text:p>
          </table:table-cell>
          <table:table-cell office:value-type="string">
            <text:p>67: FF</text:p>
          </table:table-cell>
          <table:table-cell office:value-type="string">
            <text:p>56: 01</text:p>
          </table:table-cell>
          <table:table-cell office:value-type="string">
            <text:p>56: FF</text:p>
          </table:table-cell>
          <table:table-cell/>
          <table:table-cell office:value-type="string">
            <text:p>58: 01</text:p>
          </table:table-cell>
          <table:table-cell office:value-type="string">
            <text:p>58: FF</text:p>
          </table:table-cell>
          <table:table-cell/>
          <table:table-cell office:value-type="string">
            <text:p>FF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59: 42</text:p>
          </table:table-cell>
          <table:table-cell office:value-type="string">
            <text:p>59: 41</text:p>
          </table:table-cell>
          <table:table-cell table:style-name="ce6" office:value-type="string">
            <text:p>poll</text:p>
          </table:table-cell>
          <table:table-cell table:style-name="ce6" office:value-type="string">
            <text:p>controller in digital mode</text:p>
          </table:table-cell>
          <table:table-cell table:style-name="ce3" office:value-type="string">
            <text:p>57: 42</text:p>
          </table:table-cell>
          <table:table-cell office:value-type="string">
            <text:p>57: 41</text:p>
          </table:table-cell>
          <table:table-cell table:style-name="ce3" office:value-type="string">
            <text:p>68: 42</text:p>
          </table:table-cell>
          <table:table-cell office:value-type="string">
            <text:p>68: 41</text:p>
          </table:table-cell>
          <table:table-cell table:style-name="ce3" office:value-type="string">
            <text:p>57: 42</text:p>
          </table:table-cell>
          <table:table-cell office:value-type="string">
            <text:p>57: 41</text:p>
          </table:table-cell>
          <table:table-cell/>
          <table:table-cell table:style-name="ce3" office:value-type="string">
            <text:p>59: 42</text:p>
          </table:table-cell>
          <table:table-cell office:value-type="string">
            <text:p>59: 41</text:p>
          </table:table-cell>
          <table:table-cell/>
          <table:table-cell office:value-type="string">
            <text:p>6F</text:p>
          </table:table-cell>
          <table:table-cell table:number-columns-repeated="1009"/>
        </table:table-row>
        <table:table-row table:style-name="ro1">
          <table:table-cell office:value-type="string">
            <text:p>60: 00</text:p>
          </table:table-cell>
          <table:table-cell office:value-type="string">
            <text:p>60: 5A</text:p>
          </table:table-cell>
          <table:table-cell table:number-columns-repeated="2"/>
          <table:table-cell office:value-type="string">
            <text:p>58: 00</text:p>
          </table:table-cell>
          <table:table-cell office:value-type="string">
            <text:p>58: 5A</text:p>
          </table:table-cell>
          <table:table-cell office:value-type="string">
            <text:p>69: 00</text:p>
          </table:table-cell>
          <table:table-cell office:value-type="string">
            <text:p>69: 5A</text:p>
          </table:table-cell>
          <table:table-cell office:value-type="string">
            <text:p>58: 00</text:p>
          </table:table-cell>
          <table:table-cell office:value-type="string">
            <text:p>58: 5A</text:p>
          </table:table-cell>
          <table:table-cell/>
          <table:table-cell office:value-type="string">
            <text:p>60: 00</text:p>
          </table:table-cell>
          <table:table-cell office:value-type="string">
            <text:p>60: 5A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61: 00</text:p>
          </table:table-cell>
          <table:table-cell office:value-type="string">
            <text:p>61: FE</text:p>
          </table:table-cell>
          <table:table-cell table:number-columns-repeated="2"/>
          <table:table-cell office:value-type="string">
            <text:p>59: 00</text:p>
          </table:table-cell>
          <table:table-cell office:value-type="string">
            <text:p>59: 7F</text:p>
          </table:table-cell>
          <table:table-cell office:value-type="string">
            <text:p>70: 00</text:p>
          </table:table-cell>
          <table:table-cell office:value-type="string">
            <text:p>70: FF</text:p>
          </table:table-cell>
          <table:table-cell office:value-type="string">
            <text:p>59: 00</text:p>
          </table:table-cell>
          <table:table-cell office:value-type="string">
            <text:p>59: FE</text:p>
          </table:table-cell>
          <table:table-cell/>
          <table:table-cell office:value-type="string">
            <text:p>61: 00</text:p>
          </table:table-cell>
          <table:table-cell office:value-type="string">
            <text:p>61: FE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62: 00</text:p>
          </table:table-cell>
          <table:table-cell office:value-type="string">
            <text:p>62: FF</text:p>
          </table:table-cell>
          <table:table-cell table:number-columns-repeated="2"/>
          <table:table-cell office:value-type="string">
            <text:p>60: 00</text:p>
          </table:table-cell>
          <table:table-cell office:value-type="string">
            <text:p>60: FF</text:p>
          </table:table-cell>
          <table:table-cell office:value-type="string">
            <text:p>71: 00</text:p>
          </table:table-cell>
          <table:table-cell office:value-type="string">
            <text:p>71: FF</text:p>
          </table:table-cell>
          <table:table-cell office:value-type="string">
            <text:p>60: 00</text:p>
          </table:table-cell>
          <table:table-cell office:value-type="string">
            <text:p>60: FF</text:p>
          </table:table-cell>
          <table:table-cell/>
          <table:table-cell office:value-type="string">
            <text:p>62: 00</text:p>
          </table:table-cell>
          <table:table-cell office:value-type="string">
            <text:p>62: FF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63: 01</text:p>
          </table:table-cell>
          <table:table-cell office:value-type="string">
            <text:p>63: FF</text:p>
          </table:table-cell>
          <table:table-cell table:number-columns-repeated="2"/>
          <table:table-cell office:value-type="string">
            <text:p>61: 01</text:p>
          </table:table-cell>
          <table:table-cell office:value-type="string">
            <text:p>61: FF</text:p>
          </table:table-cell>
          <table:table-cell office:value-type="string">
            <text:p>72: 01</text:p>
          </table:table-cell>
          <table:table-cell office:value-type="string">
            <text:p>72: FF</text:p>
          </table:table-cell>
          <table:table-cell office:value-type="string">
            <text:p>61: 01</text:p>
          </table:table-cell>
          <table:table-cell office:value-type="string">
            <text:p>61: FF</text:p>
          </table:table-cell>
          <table:table-cell/>
          <table:table-cell office:value-type="string">
            <text:p>63: 01</text:p>
          </table:table-cell>
          <table:table-cell office:value-type="string">
            <text:p>63: FF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64: 43</text:p>
          </table:table-cell>
          <table:table-cell office:value-type="string">
            <text:p>64: 41</text:p>
          </table:table-cell>
          <table:table-cell table:style-name="ce6" office:value-type="string">
            <text:p>config</text:p>
          </table:table-cell>
          <table:table-cell/>
          <table:table-cell table:style-name="ce3" office:value-type="string">
            <text:p>62: 43</text:p>
          </table:table-cell>
          <table:table-cell office:value-type="string">
            <text:p>62: 41</text:p>
          </table:table-cell>
          <table:table-cell table:style-name="ce3" office:value-type="string">
            <text:p>73: 43</text:p>
          </table:table-cell>
          <table:table-cell office:value-type="string">
            <text:p>73: 41</text:p>
          </table:table-cell>
          <table:table-cell table:style-name="ce3" office:value-type="string">
            <text:p>62: 43</text:p>
          </table:table-cell>
          <table:table-cell office:value-type="string">
            <text:p>62: 41</text:p>
          </table:table-cell>
          <table:table-cell/>
          <table:table-cell table:style-name="ce3" office:value-type="string">
            <text:p>64: 43</text:p>
          </table:table-cell>
          <table:table-cell office:value-type="string">
            <text:p>64: 41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65: 00</text:p>
          </table:table-cell>
          <table:table-cell office:value-type="string">
            <text:p>65: 5A</text:p>
          </table:table-cell>
          <table:table-cell table:number-columns-repeated="2"/>
          <table:table-cell office:value-type="string">
            <text:p>63: 00</text:p>
          </table:table-cell>
          <table:table-cell office:value-type="string">
            <text:p>63: 5A</text:p>
          </table:table-cell>
          <table:table-cell office:value-type="string">
            <text:p>74: 00</text:p>
          </table:table-cell>
          <table:table-cell office:value-type="string">
            <text:p>74: 5A</text:p>
          </table:table-cell>
          <table:table-cell office:value-type="string">
            <text:p>63: 00</text:p>
          </table:table-cell>
          <table:table-cell office:value-type="string">
            <text:p>63: 5A</text:p>
          </table:table-cell>
          <table:table-cell/>
          <table:table-cell office:value-type="string">
            <text:p>65: 00</text:p>
          </table:table-cell>
          <table:table-cell office:value-type="string">
            <text:p>65: 5A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66: 01</text:p>
          </table:table-cell>
          <table:table-cell office:value-type="string">
            <text:p>66: FE</text:p>
          </table:table-cell>
          <table:table-cell table:number-columns-repeated="2"/>
          <table:table-cell office:value-type="string">
            <text:p>64: 01</text:p>
          </table:table-cell>
          <table:table-cell office:value-type="string">
            <text:p>64: 7F</text:p>
          </table:table-cell>
          <table:table-cell office:value-type="string">
            <text:p>75: 01</text:p>
          </table:table-cell>
          <table:table-cell office:value-type="string">
            <text:p>75: FF</text:p>
          </table:table-cell>
          <table:table-cell office:value-type="string">
            <text:p>64: 01</text:p>
          </table:table-cell>
          <table:table-cell office:value-type="string">
            <text:p>64: FE</text:p>
          </table:table-cell>
          <table:table-cell/>
          <table:table-cell office:value-type="string">
            <text:p>66: 01</text:p>
          </table:table-cell>
          <table:table-cell office:value-type="string">
            <text:p>66: FE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67: 00</text:p>
          </table:table-cell>
          <table:table-cell office:value-type="string">
            <text:p>67: FF</text:p>
          </table:table-cell>
          <table:table-cell table:number-columns-repeated="2"/>
          <table:table-cell office:value-type="string">
            <text:p>65: 00</text:p>
          </table:table-cell>
          <table:table-cell office:value-type="string">
            <text:p>65: FF</text:p>
          </table:table-cell>
          <table:table-cell office:value-type="string">
            <text:p>76: 00</text:p>
          </table:table-cell>
          <table:table-cell office:value-type="string">
            <text:p>76: FF</text:p>
          </table:table-cell>
          <table:table-cell office:value-type="string">
            <text:p>65: 00</text:p>
          </table:table-cell>
          <table:table-cell office:value-type="string">
            <text:p>65: FF</text:p>
          </table:table-cell>
          <table:table-cell/>
          <table:table-cell office:value-type="string">
            <text:p>67: 00</text:p>
          </table:table-cell>
          <table:table-cell office:value-type="string">
            <text:p>67: FF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68: 01</text:p>
          </table:table-cell>
          <table:table-cell office:value-type="string">
            <text:p>68: FF</text:p>
          </table:table-cell>
          <table:table-cell table:number-columns-repeated="2"/>
          <table:table-cell office:value-type="string">
            <text:p>66: 01</text:p>
          </table:table-cell>
          <table:table-cell office:value-type="string">
            <text:p>66: FF</text:p>
          </table:table-cell>
          <table:table-cell office:value-type="string">
            <text:p>77: 01</text:p>
          </table:table-cell>
          <table:table-cell office:value-type="string">
            <text:p>77: FF</text:p>
          </table:table-cell>
          <table:table-cell office:value-type="string">
            <text:p>66: 01</text:p>
          </table:table-cell>
          <table:table-cell office:value-type="string">
            <text:p>66: FF</text:p>
          </table:table-cell>
          <table:table-cell/>
          <table:table-cell office:value-type="string">
            <text:p>68: 01</text:p>
          </table:table-cell>
          <table:table-cell office:value-type="string">
            <text:p>68: FF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69: 45</text:p>
          </table:table-cell>
          <table:table-cell office:value-type="string">
            <text:p>69: F3</text:p>
          </table:table-cell>
          <table:table-cell table:style-name="ce6" office:value-type="string">
            <text:p>query model</text:p>
          </table:table-cell>
          <table:table-cell/>
          <table:table-cell table:style-name="ce3" office:value-type="string">
            <text:p>67: 45</text:p>
          </table:table-cell>
          <table:table-cell office:value-type="string">
            <text:p>67: F3</text:p>
          </table:table-cell>
          <table:table-cell table:style-name="ce3" office:value-type="string">
            <text:p>78: 45</text:p>
          </table:table-cell>
          <table:table-cell office:value-type="string">
            <text:p>78: F3</text:p>
          </table:table-cell>
          <table:table-cell table:style-name="ce3" office:value-type="string">
            <text:p>67: 45</text:p>
          </table:table-cell>
          <table:table-cell office:value-type="string">
            <text:p>67: F3</text:p>
          </table:table-cell>
          <table:table-cell/>
          <table:table-cell table:style-name="ce3" office:value-type="string">
            <text:p>69: 45</text:p>
          </table:table-cell>
          <table:table-cell office:value-type="string">
            <text:p>69: F3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70: 00</text:p>
          </table:table-cell>
          <table:table-cell office:value-type="string">
            <text:p>70: 5A</text:p>
          </table:table-cell>
          <table:table-cell table:number-columns-repeated="2"/>
          <table:table-cell office:value-type="string">
            <text:p>68: 00</text:p>
          </table:table-cell>
          <table:table-cell office:value-type="string">
            <text:p>68: 5A</text:p>
          </table:table-cell>
          <table:table-cell office:value-type="string">
            <text:p>79: 00</text:p>
          </table:table-cell>
          <table:table-cell office:value-type="string">
            <text:p>79: 5A</text:p>
          </table:table-cell>
          <table:table-cell office:value-type="string">
            <text:p>68: 00</text:p>
          </table:table-cell>
          <table:table-cell office:value-type="string">
            <text:p>68: 5A</text:p>
          </table:table-cell>
          <table:table-cell/>
          <table:table-cell office:value-type="string">
            <text:p>70: 00</text:p>
          </table:table-cell>
          <table:table-cell office:value-type="string">
            <text:p>70: 5A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71: 5A</text:p>
          </table:table-cell>
          <table:table-cell office:value-type="string">
            <text:p>71: 02</text:p>
          </table:table-cell>
          <table:table-cell table:number-columns-repeated="2"/>
          <table:table-cell office:value-type="string">
            <text:p>69: 5A</text:p>
          </table:table-cell>
          <table:table-cell office:value-type="string">
            <text:p>69: 01</text:p>
          </table:table-cell>
          <table:table-cell office:value-type="string">
            <text:p>80: 5A</text:p>
          </table:table-cell>
          <table:table-cell office:value-type="string">
            <text:p>80: 03</text:p>
          </table:table-cell>
          <table:table-cell office:value-type="string">
            <text:p>69: 5A</text:p>
          </table:table-cell>
          <table:table-cell office:value-type="string">
            <text:p>69: 02</text:p>
          </table:table-cell>
          <table:table-cell/>
          <table:table-cell office:value-type="string">
            <text:p>71: 5A</text:p>
          </table:table-cell>
          <table:table-cell office:value-type="string">
            <text:p>71: 02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72: 5A</text:p>
          </table:table-cell>
          <table:table-cell office:value-type="string">
            <text:p>72: 02</text:p>
          </table:table-cell>
          <table:table-cell table:number-columns-repeated="2"/>
          <table:table-cell office:value-type="string">
            <text:p>70: 5A</text:p>
          </table:table-cell>
          <table:table-cell office:value-type="string">
            <text:p>70: 02</text:p>
          </table:table-cell>
          <table:table-cell office:value-type="string">
            <text:p>81: 5A</text:p>
          </table:table-cell>
          <table:table-cell office:value-type="string">
            <text:p>81: 02</text:p>
          </table:table-cell>
          <table:table-cell office:value-type="string">
            <text:p>70: 5A</text:p>
          </table:table-cell>
          <table:table-cell office:value-type="string">
            <text:p>70: 02</text:p>
          </table:table-cell>
          <table:table-cell/>
          <table:table-cell office:value-type="string">
            <text:p>72: 5A</text:p>
          </table:table-cell>
          <table:table-cell office:value-type="string">
            <text:p>72: 02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73: 5A</text:p>
          </table:table-cell>
          <table:table-cell office:value-type="string">
            <text:p>73: 00</text:p>
          </table:table-cell>
          <table:table-cell table:number-columns-repeated="2"/>
          <table:table-cell office:value-type="string">
            <text:p>71: 5A</text:p>
          </table:table-cell>
          <table:table-cell office:value-type="string">
            <text:p>71: 00</text:p>
          </table:table-cell>
          <table:table-cell office:value-type="string">
            <text:p>82: 5A</text:p>
          </table:table-cell>
          <table:table-cell office:value-type="string">
            <text:p>82: 00</text:p>
          </table:table-cell>
          <table:table-cell office:value-type="string">
            <text:p>71: 5A</text:p>
          </table:table-cell>
          <table:table-cell office:value-type="string">
            <text:p>71: 00</text:p>
          </table:table-cell>
          <table:table-cell/>
          <table:table-cell office:value-type="string">
            <text:p>73: 5A</text:p>
          </table:table-cell>
          <table:table-cell office:value-type="string">
            <text:p>73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74: 5A</text:p>
          </table:table-cell>
          <table:table-cell office:value-type="string">
            <text:p>74: 02</text:p>
          </table:table-cell>
          <table:table-cell table:number-columns-repeated="2"/>
          <table:table-cell office:value-type="string">
            <text:p>72: 5A</text:p>
          </table:table-cell>
          <table:table-cell office:value-type="string">
            <text:p>72: 02</text:p>
          </table:table-cell>
          <table:table-cell office:value-type="string">
            <text:p>83: 5A</text:p>
          </table:table-cell>
          <table:table-cell office:value-type="string">
            <text:p>83: 02</text:p>
          </table:table-cell>
          <table:table-cell office:value-type="string">
            <text:p>72: 5A</text:p>
          </table:table-cell>
          <table:table-cell office:value-type="string">
            <text:p>72: 02</text:p>
          </table:table-cell>
          <table:table-cell/>
          <table:table-cell office:value-type="string">
            <text:p>74: 5A</text:p>
          </table:table-cell>
          <table:table-cell office:value-type="string">
            <text:p>74: 02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75: 5A</text:p>
          </table:table-cell>
          <table:table-cell office:value-type="string">
            <text:p>75: 00</text:p>
          </table:table-cell>
          <table:table-cell table:number-columns-repeated="2"/>
          <table:table-cell office:value-type="string">
            <text:p>73: 5A</text:p>
          </table:table-cell>
          <table:table-cell office:value-type="string">
            <text:p>73: 01</text:p>
          </table:table-cell>
          <table:table-cell office:value-type="string">
            <text:p>84: 5A</text:p>
          </table:table-cell>
          <table:table-cell office:value-type="string">
            <text:p>84: 01</text:p>
          </table:table-cell>
          <table:table-cell office:value-type="string">
            <text:p>73: 5A</text:p>
          </table:table-cell>
          <table:table-cell office:value-type="string">
            <text:p>73: 00</text:p>
          </table:table-cell>
          <table:table-cell/>
          <table:table-cell office:value-type="string">
            <text:p>75: 5A</text:p>
          </table:table-cell>
          <table:table-cell office:value-type="string">
            <text:p>75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76: 5A</text:p>
          </table:table-cell>
          <table:table-cell office:value-type="string">
            <text:p>76: 00</text:p>
          </table:table-cell>
          <table:table-cell table:number-columns-repeated="2"/>
          <table:table-cell office:value-type="string">
            <text:p>74: 5A</text:p>
          </table:table-cell>
          <table:table-cell office:value-type="string">
            <text:p>74: 00</text:p>
          </table:table-cell>
          <table:table-cell office:value-type="string">
            <text:p>85: 5A</text:p>
          </table:table-cell>
          <table:table-cell office:value-type="string">
            <text:p>85: 00</text:p>
          </table:table-cell>
          <table:table-cell office:value-type="string">
            <text:p>74: 5A</text:p>
          </table:table-cell>
          <table:table-cell office:value-type="string">
            <text:p>74: 00</text:p>
          </table:table-cell>
          <table:table-cell/>
          <table:table-cell office:value-type="string">
            <text:p>76: 5A</text:p>
          </table:table-cell>
          <table:table-cell office:value-type="string">
            <text:p>76: 00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77: 01</text:p>
          </table:table-cell>
          <table:table-cell office:value-type="string">
            <text:p>77: FF</text:p>
          </table:table-cell>
          <table:table-cell table:number-columns-repeated="2"/>
          <table:table-cell office:value-type="string">
            <text:p>75: 01</text:p>
          </table:table-cell>
          <table:table-cell office:value-type="string">
            <text:p>75: FF</text:p>
          </table:table-cell>
          <table:table-cell office:value-type="string">
            <text:p>86: 01</text:p>
          </table:table-cell>
          <table:table-cell office:value-type="string">
            <text:p>86: FF</text:p>
          </table:table-cell>
          <table:table-cell office:value-type="string">
            <text:p>75: 01</text:p>
          </table:table-cell>
          <table:table-cell office:value-type="string">
            <text:p>75: FF</text:p>
          </table:table-cell>
          <table:table-cell/>
          <table:table-cell office:value-type="string">
            <text:p>77: 01</text:p>
          </table:table-cell>
          <table:table-cell office:value-type="string">
            <text:p>77: FF</text:p>
          </table:table-cell>
          <table:table-cell/>
          <table:table-cell office:value-type="float" office:value="42">
            <text:p>42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78: 46</text:p>
          </table:table-cell>
          <table:table-cell office:value-type="string">
            <text:p>78: F3</text:p>
          </table:table-cell>
          <table:table-cell table:style-name="ce6" office:value-type="string">
            <text:p>query stuff</text:p>
          </table:table-cell>
          <table:table-cell/>
          <table:table-cell table:style-name="ce3" office:value-type="string">
            <text:p>76: 46</text:p>
          </table:table-cell>
          <table:table-cell office:value-type="string">
            <text:p>76: F3</text:p>
          </table:table-cell>
          <table:table-cell table:style-name="ce3" office:value-type="string">
            <text:p>87: 46</text:p>
          </table:table-cell>
          <table:table-cell office:value-type="string">
            <text:p>87: F3</text:p>
          </table:table-cell>
          <table:table-cell table:style-name="ce3" office:value-type="string">
            <text:p>76: 46</text:p>
          </table:table-cell>
          <table:table-cell office:value-type="string">
            <text:p>76: F3</text:p>
          </table:table-cell>
          <table:table-cell/>
          <table:table-cell table:style-name="ce3" office:value-type="string">
            <text:p>78: 46</text:p>
          </table:table-cell>
          <table:table-cell office:value-type="string">
            <text:p>78: F3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79: 00</text:p>
          </table:table-cell>
          <table:table-cell office:value-type="string">
            <text:p>79: 5A</text:p>
          </table:table-cell>
          <table:table-cell table:number-columns-repeated="2"/>
          <table:table-cell office:value-type="string">
            <text:p>77: 00</text:p>
          </table:table-cell>
          <table:table-cell office:value-type="string">
            <text:p>77: 5A</text:p>
          </table:table-cell>
          <table:table-cell office:value-type="string">
            <text:p>88: 00</text:p>
          </table:table-cell>
          <table:table-cell office:value-type="string">
            <text:p>88: 5A</text:p>
          </table:table-cell>
          <table:table-cell office:value-type="string">
            <text:p>77: 00</text:p>
          </table:table-cell>
          <table:table-cell office:value-type="string">
            <text:p>77: 5A</text:p>
          </table:table-cell>
          <table:table-cell/>
          <table:table-cell office:value-type="string">
            <text:p>79: 00</text:p>
          </table:table-cell>
          <table:table-cell office:value-type="string">
            <text:p>79: 5A</text:p>
          </table:table-cell>
          <table:table-cell/>
          <table:table-cell office:value-type="string">
            <text:p>FF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80: 00</text:p>
          </table:table-cell>
          <table:table-cell table:number-columns-repeated="2"/>
          <table:table-cell table:number-columns-repeated="2" office:value-type="string">
            <text:p>78: 00</text:p>
          </table:table-cell>
          <table:table-cell table:number-columns-repeated="2" office:value-type="string">
            <text:p>89: 00</text:p>
          </table:table-cell>
          <table:table-cell table:number-columns-repeated="2" office:value-type="string">
            <text:p>78: 00</text:p>
          </table:table-cell>
          <table:table-cell/>
          <table:table-cell table:number-columns-repeated="2" office:value-type="string">
            <text:p>80: 00</text:p>
          </table:table-cell>
          <table:table-cell/>
          <table:table-cell office:value-type="string">
            <text:p>6F</text:p>
          </table:table-cell>
          <table:table-cell table:number-columns-repeated="1009"/>
        </table:table-row>
        <table:table-row table:style-name="ro1">
          <table:table-cell office:value-type="string">
            <text:p>81: 5A</text:p>
          </table:table-cell>
          <table:table-cell office:value-type="string">
            <text:p>81: 00</text:p>
          </table:table-cell>
          <table:table-cell table:number-columns-repeated="2"/>
          <table:table-cell office:value-type="string">
            <text:p>79: 5A</text:p>
          </table:table-cell>
          <table:table-cell office:value-type="string">
            <text:p>79: 00</text:p>
          </table:table-cell>
          <table:table-cell office:value-type="string">
            <text:p>90: 5A</text:p>
          </table:table-cell>
          <table:table-cell office:value-type="string">
            <text:p>90: 00</text:p>
          </table:table-cell>
          <table:table-cell office:value-type="string">
            <text:p>79: 5A</text:p>
          </table:table-cell>
          <table:table-cell office:value-type="string">
            <text:p>79: 00</text:p>
          </table:table-cell>
          <table:table-cell/>
          <table:table-cell office:value-type="string">
            <text:p>81: 5A</text:p>
          </table:table-cell>
          <table:table-cell office:value-type="string">
            <text:p>81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82: 5A</text:p>
          </table:table-cell>
          <table:table-cell office:value-type="string">
            <text:p>82: 00</text:p>
          </table:table-cell>
          <table:table-cell table:number-columns-repeated="2"/>
          <table:table-cell office:value-type="string">
            <text:p>80: 5A</text:p>
          </table:table-cell>
          <table:table-cell office:value-type="string">
            <text:p>80: 01</text:p>
          </table:table-cell>
          <table:table-cell office:value-type="string">
            <text:p>91: 5A</text:p>
          </table:table-cell>
          <table:table-cell office:value-type="string">
            <text:p>91: 01</text:p>
          </table:table-cell>
          <table:table-cell office:value-type="string">
            <text:p>80: 5A</text:p>
          </table:table-cell>
          <table:table-cell office:value-type="string">
            <text:p>80: 00</text:p>
          </table:table-cell>
          <table:table-cell/>
          <table:table-cell office:value-type="string">
            <text:p>82: 5A</text:p>
          </table:table-cell>
          <table:table-cell office:value-type="string">
            <text:p>82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83: 5A</text:p>
          </table:table-cell>
          <table:table-cell office:value-type="string">
            <text:p>83: 02</text:p>
          </table:table-cell>
          <table:table-cell table:number-columns-repeated="2"/>
          <table:table-cell office:value-type="string">
            <text:p>81: 5A</text:p>
          </table:table-cell>
          <table:table-cell office:value-type="string">
            <text:p>81: 02</text:p>
          </table:table-cell>
          <table:table-cell office:value-type="string">
            <text:p>92: 5A</text:p>
          </table:table-cell>
          <table:table-cell office:value-type="string">
            <text:p>92: 02</text:p>
          </table:table-cell>
          <table:table-cell office:value-type="string">
            <text:p>81: 5A</text:p>
          </table:table-cell>
          <table:table-cell office:value-type="string">
            <text:p>81: 02</text:p>
          </table:table-cell>
          <table:table-cell/>
          <table:table-cell office:value-type="string">
            <text:p>83: 5A</text:p>
          </table:table-cell>
          <table:table-cell office:value-type="string">
            <text:p>83: 02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84: 5A</text:p>
          </table:table-cell>
          <table:table-cell office:value-type="string">
            <text:p>84: 00</text:p>
          </table:table-cell>
          <table:table-cell table:number-columns-repeated="2"/>
          <table:table-cell office:value-type="string">
            <text:p>82: 5A</text:p>
          </table:table-cell>
          <table:table-cell office:value-type="string">
            <text:p>82: 00</text:p>
          </table:table-cell>
          <table:table-cell office:value-type="string">
            <text:p>93: 5A</text:p>
          </table:table-cell>
          <table:table-cell office:value-type="string">
            <text:p>93: 00</text:p>
          </table:table-cell>
          <table:table-cell office:value-type="string">
            <text:p>82: 5A</text:p>
          </table:table-cell>
          <table:table-cell office:value-type="string">
            <text:p>82: 00</text:p>
          </table:table-cell>
          <table:table-cell/>
          <table:table-cell office:value-type="string">
            <text:p>84: 5A</text:p>
          </table:table-cell>
          <table:table-cell office:value-type="string">
            <text:p>84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85: 5A</text:p>
          </table:table-cell>
          <table:table-cell office:value-type="string">
            <text:p>85: 0A</text:p>
          </table:table-cell>
          <table:table-cell table:number-columns-repeated="2"/>
          <table:table-cell office:value-type="string">
            <text:p>83: 5A</text:p>
          </table:table-cell>
          <table:table-cell office:value-type="string">
            <text:p>83: 0A</text:p>
          </table:table-cell>
          <table:table-cell office:value-type="string">
            <text:p>94: 5A</text:p>
          </table:table-cell>
          <table:table-cell office:value-type="string">
            <text:p>94: 0A</text:p>
          </table:table-cell>
          <table:table-cell office:value-type="string">
            <text:p>83: 5A</text:p>
          </table:table-cell>
          <table:table-cell office:value-type="string">
            <text:p>83: 0A</text:p>
          </table:table-cell>
          <table:table-cell/>
          <table:table-cell office:value-type="string">
            <text:p>85: 5A</text:p>
          </table:table-cell>
          <table:table-cell office:value-type="string">
            <text:p>85: 0A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86: 01</text:p>
          </table:table-cell>
          <table:table-cell office:value-type="string">
            <text:p>86: FF</text:p>
          </table:table-cell>
          <table:table-cell table:number-columns-repeated="2"/>
          <table:table-cell office:value-type="string">
            <text:p>84: 01</text:p>
          </table:table-cell>
          <table:table-cell office:value-type="string">
            <text:p>84: FF</text:p>
          </table:table-cell>
          <table:table-cell office:value-type="string">
            <text:p>95: 01</text:p>
          </table:table-cell>
          <table:table-cell office:value-type="string">
            <text:p>95: FF</text:p>
          </table:table-cell>
          <table:table-cell office:value-type="string">
            <text:p>84: 01</text:p>
          </table:table-cell>
          <table:table-cell office:value-type="string">
            <text:p>84: FF</text:p>
          </table:table-cell>
          <table:table-cell/>
          <table:table-cell office:value-type="string">
            <text:p>86: 01</text:p>
          </table:table-cell>
          <table:table-cell office:value-type="string">
            <text:p>86: FF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87: 46</text:p>
          </table:table-cell>
          <table:table-cell office:value-type="string">
            <text:p>87: F3</text:p>
          </table:table-cell>
          <table:table-cell table:style-name="ce6" office:value-type="string">
            <text:p>query more stuff</text:p>
          </table:table-cell>
          <table:table-cell/>
          <table:table-cell table:style-name="ce3" office:value-type="string">
            <text:p>85: 46</text:p>
          </table:table-cell>
          <table:table-cell office:value-type="string">
            <text:p>85: F3</text:p>
          </table:table-cell>
          <table:table-cell table:style-name="ce3" office:value-type="string">
            <text:p>96: 46</text:p>
          </table:table-cell>
          <table:table-cell office:value-type="string">
            <text:p>96: F3</text:p>
          </table:table-cell>
          <table:table-cell table:style-name="ce3" office:value-type="string">
            <text:p>85: 46</text:p>
          </table:table-cell>
          <table:table-cell office:value-type="string">
            <text:p>85: F3</text:p>
          </table:table-cell>
          <table:table-cell/>
          <table:table-cell table:style-name="ce3" office:value-type="string">
            <text:p>87: 46</text:p>
          </table:table-cell>
          <table:table-cell office:value-type="string">
            <text:p>87: F3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88: 00</text:p>
          </table:table-cell>
          <table:table-cell office:value-type="string">
            <text:p>88: 5A</text:p>
          </table:table-cell>
          <table:table-cell table:number-columns-repeated="2"/>
          <table:table-cell office:value-type="string">
            <text:p>86: 00</text:p>
          </table:table-cell>
          <table:table-cell office:value-type="string">
            <text:p>86: 5A</text:p>
          </table:table-cell>
          <table:table-cell office:value-type="string">
            <text:p>97: 00</text:p>
          </table:table-cell>
          <table:table-cell office:value-type="string">
            <text:p>97: 5A</text:p>
          </table:table-cell>
          <table:table-cell office:value-type="string">
            <text:p>86: 00</text:p>
          </table:table-cell>
          <table:table-cell office:value-type="string">
            <text:p>86: 5A</text:p>
          </table:table-cell>
          <table:table-cell/>
          <table:table-cell office:value-type="string">
            <text:p>88: 00</text:p>
          </table:table-cell>
          <table:table-cell office:value-type="string">
            <text:p>88: 5A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89: 01</text:p>
          </table:table-cell>
          <table:table-cell office:value-type="string">
            <text:p>89: 00</text:p>
          </table:table-cell>
          <table:table-cell table:number-columns-repeated="2"/>
          <table:table-cell office:value-type="string">
            <text:p>87: 01</text:p>
          </table:table-cell>
          <table:table-cell office:value-type="string">
            <text:p>87: 00</text:p>
          </table:table-cell>
          <table:table-cell office:value-type="string">
            <text:p>98: 01</text:p>
          </table:table-cell>
          <table:table-cell office:value-type="string">
            <text:p>98: 00</text:p>
          </table:table-cell>
          <table:table-cell office:value-type="string">
            <text:p>87: 01</text:p>
          </table:table-cell>
          <table:table-cell office:value-type="string">
            <text:p>87: 00</text:p>
          </table:table-cell>
          <table:table-cell/>
          <table:table-cell office:value-type="string">
            <text:p>89: 01</text:p>
          </table:table-cell>
          <table:table-cell office:value-type="string">
            <text:p>89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90: 5A</text:p>
          </table:table-cell>
          <table:table-cell office:value-type="string">
            <text:p>90: 00</text:p>
          </table:table-cell>
          <table:table-cell table:number-columns-repeated="2"/>
          <table:table-cell office:value-type="string">
            <text:p>88: 5A</text:p>
          </table:table-cell>
          <table:table-cell office:value-type="string">
            <text:p>88: 00</text:p>
          </table:table-cell>
          <table:table-cell office:value-type="string">
            <text:p>99: 5A</text:p>
          </table:table-cell>
          <table:table-cell office:value-type="string">
            <text:p>99: 00</text:p>
          </table:table-cell>
          <table:table-cell office:value-type="string">
            <text:p>88: 5A</text:p>
          </table:table-cell>
          <table:table-cell office:value-type="string">
            <text:p>88: 00</text:p>
          </table:table-cell>
          <table:table-cell/>
          <table:table-cell office:value-type="string">
            <text:p>90: 5A</text:p>
          </table:table-cell>
          <table:table-cell office:value-type="string">
            <text:p>90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91: 5A</text:p>
          </table:table-cell>
          <table:table-cell office:value-type="string">
            <text:p>91: 00</text:p>
          </table:table-cell>
          <table:table-cell table:number-columns-repeated="2"/>
          <table:table-cell office:value-type="string">
            <text:p>89: 5A</text:p>
          </table:table-cell>
          <table:table-cell office:value-type="string">
            <text:p>89: 01</text:p>
          </table:table-cell>
          <table:table-cell office:value-type="string">
            <text:p>100: 5A</text:p>
          </table:table-cell>
          <table:table-cell office:value-type="string">
            <text:p>100: 01</text:p>
          </table:table-cell>
          <table:table-cell office:value-type="string">
            <text:p>89: 5A</text:p>
          </table:table-cell>
          <table:table-cell office:value-type="string">
            <text:p>89: 00</text:p>
          </table:table-cell>
          <table:table-cell/>
          <table:table-cell office:value-type="string">
            <text:p>91: 5A</text:p>
          </table:table-cell>
          <table:table-cell office:value-type="string">
            <text:p>91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92: 5A</text:p>
          </table:table-cell>
          <table:table-cell office:value-type="string">
            <text:p>92: 00</text:p>
          </table:table-cell>
          <table:table-cell table:number-columns-repeated="2"/>
          <table:table-cell office:value-type="string">
            <text:p>90: 5A</text:p>
          </table:table-cell>
          <table:table-cell office:value-type="string">
            <text:p>90: 01</text:p>
          </table:table-cell>
          <table:table-cell office:value-type="string">
            <text:p>101: 5A</text:p>
          </table:table-cell>
          <table:table-cell office:value-type="string">
            <text:p>101: 01</text:p>
          </table:table-cell>
          <table:table-cell office:value-type="string">
            <text:p>90: 5A</text:p>
          </table:table-cell>
          <table:table-cell office:value-type="string">
            <text:p>90: 00</text:p>
          </table:table-cell>
          <table:table-cell/>
          <table:table-cell office:value-type="string">
            <text:p>92: 5A</text:p>
          </table:table-cell>
          <table:table-cell office:value-type="string">
            <text:p>92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93: 5A</text:p>
          </table:table-cell>
          <table:table-cell office:value-type="string">
            <text:p>93: 00</text:p>
          </table:table-cell>
          <table:table-cell table:number-columns-repeated="2"/>
          <table:table-cell office:value-type="string">
            <text:p>91: 5A</text:p>
          </table:table-cell>
          <table:table-cell office:value-type="string">
            <text:p>91: 01</text:p>
          </table:table-cell>
          <table:table-cell office:value-type="string">
            <text:p>102: 5A</text:p>
          </table:table-cell>
          <table:table-cell office:value-type="string">
            <text:p>102: 01</text:p>
          </table:table-cell>
          <table:table-cell office:value-type="string">
            <text:p>91: 5A</text:p>
          </table:table-cell>
          <table:table-cell office:value-type="string">
            <text:p>91: 00</text:p>
          </table:table-cell>
          <table:table-cell/>
          <table:table-cell office:value-type="string">
            <text:p>93: 5A</text:p>
          </table:table-cell>
          <table:table-cell office:value-type="string">
            <text:p>93: 0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94: 5A</text:p>
          </table:table-cell>
          <table:table-cell office:value-type="string">
            <text:p>94: 14</text:p>
          </table:table-cell>
          <table:table-cell table:number-columns-repeated="2"/>
          <table:table-cell office:value-type="string">
            <text:p>92: 5A</text:p>
          </table:table-cell>
          <table:table-cell office:value-type="string">
            <text:p>92: 14</text:p>
          </table:table-cell>
          <table:table-cell office:value-type="string">
            <text:p>103: 5A</text:p>
          </table:table-cell>
          <table:table-cell office:value-type="string">
            <text:p>103: 14</text:p>
          </table:table-cell>
          <table:table-cell office:value-type="string">
            <text:p>92: 5A</text:p>
          </table:table-cell>
          <table:table-cell office:value-type="string">
            <text:p>92: 14</text:p>
          </table:table-cell>
          <table:table-cell/>
          <table:table-cell office:value-type="string">
            <text:p>94: 5A</text:p>
          </table:table-cell>
          <table:table-cell office:value-type="string">
            <text:p>94: 14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95: 01</text:p>
          </table:table-cell>
          <table:table-cell office:value-type="string">
            <text:p>95: FF</text:p>
          </table:table-cell>
          <table:table-cell table:number-columns-repeated="2"/>
          <table:table-cell office:value-type="string">
            <text:p>93: 01</text:p>
          </table:table-cell>
          <table:table-cell office:value-type="string">
            <text:p>93: FF</text:p>
          </table:table-cell>
          <table:table-cell office:value-type="string">
            <text:p>104: 01</text:p>
          </table:table-cell>
          <table:table-cell office:value-type="string">
            <text:p>104: FF</text:p>
          </table:table-cell>
          <table:table-cell office:value-type="string">
            <text:p>93: 01</text:p>
          </table:table-cell>
          <table:table-cell office:value-type="string">
            <text:p>93: FF</text:p>
          </table:table-cell>
          <table:table-cell/>
          <table:table-cell office:value-type="string">
            <text:p>95: 01</text:p>
          </table:table-cell>
          <table:table-cell office:value-type="string">
            <text:p>95: FF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96: 47</text:p>
          </table:table-cell>
          <table:table-cell office:value-type="string">
            <text:p>96: F3</text:p>
          </table:table-cell>
          <table:table-cell table:style-name="ce6" office:value-type="string">
            <text:p>query more stuff</text:p>
          </table:table-cell>
          <table:table-cell/>
          <table:table-cell table:style-name="ce3" office:value-type="string">
            <text:p>94: 47</text:p>
          </table:table-cell>
          <table:table-cell office:value-type="string">
            <text:p>94: F3</text:p>
          </table:table-cell>
          <table:table-cell table:style-name="ce3" office:value-type="string">
            <text:p>105: 47</text:p>
          </table:table-cell>
          <table:table-cell office:value-type="string">
            <text:p>105: F3</text:p>
          </table:table-cell>
          <table:table-cell table:style-name="ce3" office:value-type="string">
            <text:p>94: 47</text:p>
          </table:table-cell>
          <table:table-cell office:value-type="string">
            <text:p>94: F3</text:p>
          </table:table-cell>
          <table:table-cell/>
          <table:table-cell table:style-name="ce3" office:value-type="string">
            <text:p>96: 47</text:p>
          </table:table-cell>
          <table:table-cell office:value-type="string">
            <text:p>96: F3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97: 00</text:p>
          </table:table-cell>
          <table:table-cell office:value-type="string">
            <text:p>97: 5A</text:p>
          </table:table-cell>
          <table:table-cell table:number-columns-repeated="2"/>
          <table:table-cell office:value-type="string">
            <text:p>95: 00</text:p>
          </table:table-cell>
          <table:table-cell office:value-type="string">
            <text:p>95: 5A</text:p>
          </table:table-cell>
          <table:table-cell office:value-type="string">
            <text:p>106: 00</text:p>
          </table:table-cell>
          <table:table-cell office:value-type="string">
            <text:p>106: 5A</text:p>
          </table:table-cell>
          <table:table-cell office:value-type="string">
            <text:p>95: 00</text:p>
          </table:table-cell>
          <table:table-cell office:value-type="string">
            <text:p>95: 5A</text:p>
          </table:table-cell>
          <table:table-cell/>
          <table:table-cell office:value-type="string">
            <text:p>97: 00</text:p>
          </table:table-cell>
          <table:table-cell office:value-type="string">
            <text:p>97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98: 00</text:p>
          </table:table-cell>
          <table:table-cell table:number-columns-repeated="2"/>
          <table:table-cell table:number-columns-repeated="2" office:value-type="string">
            <text:p>96: 00</text:p>
          </table:table-cell>
          <table:table-cell table:number-columns-repeated="2" office:value-type="string">
            <text:p>107: 00</text:p>
          </table:table-cell>
          <table:table-cell table:number-columns-repeated="2" office:value-type="string">
            <text:p>96: 00</text:p>
          </table:table-cell>
          <table:table-cell/>
          <table:table-cell table:number-columns-repeated="2" office:value-type="string">
            <text:p>98: 00</text:p>
          </table:table-cell>
          <table:table-cell table:number-columns-repeated="1011"/>
        </table:table-row>
        <table:table-row table:style-name="ro1">
          <table:table-cell office:value-type="string">
            <text:p>99: 5A</text:p>
          </table:table-cell>
          <table:table-cell office:value-type="string">
            <text:p>99: 00</text:p>
          </table:table-cell>
          <table:table-cell table:number-columns-repeated="2"/>
          <table:table-cell office:value-type="string">
            <text:p>97: 5A</text:p>
          </table:table-cell>
          <table:table-cell office:value-type="string">
            <text:p>97: 00</text:p>
          </table:table-cell>
          <table:table-cell office:value-type="string">
            <text:p>108: 5A</text:p>
          </table:table-cell>
          <table:table-cell office:value-type="string">
            <text:p>108: 00</text:p>
          </table:table-cell>
          <table:table-cell office:value-type="string">
            <text:p>97: 5A</text:p>
          </table:table-cell>
          <table:table-cell office:value-type="string">
            <text:p>97: 00</text:p>
          </table:table-cell>
          <table:table-cell/>
          <table:table-cell office:value-type="string">
            <text:p>99: 5A</text:p>
          </table:table-cell>
          <table:table-cell office:value-type="string">
            <text:p>99: 00</text:p>
          </table:table-cell>
          <table:table-cell table:number-columns-repeated="1011"/>
        </table:table-row>
        <table:table-row table:style-name="ro1">
          <table:table-cell office:value-type="string">
            <text:p>100: 5A</text:p>
          </table:table-cell>
          <table:table-cell office:value-type="string">
            <text:p>100: 02</text:p>
          </table:table-cell>
          <table:table-cell table:number-columns-repeated="2"/>
          <table:table-cell office:value-type="string">
            <text:p>98: 5A</text:p>
          </table:table-cell>
          <table:table-cell office:value-type="string">
            <text:p>98: 02</text:p>
          </table:table-cell>
          <table:table-cell office:value-type="string">
            <text:p>109: 5A</text:p>
          </table:table-cell>
          <table:table-cell office:value-type="string">
            <text:p>109: 02</text:p>
          </table:table-cell>
          <table:table-cell office:value-type="string">
            <text:p>98: 5A</text:p>
          </table:table-cell>
          <table:table-cell office:value-type="string">
            <text:p>98: 02</text:p>
          </table:table-cell>
          <table:table-cell/>
          <table:table-cell office:value-type="string">
            <text:p>100: 5A</text:p>
          </table:table-cell>
          <table:table-cell office:value-type="string">
            <text:p>100: 02</text:p>
          </table:table-cell>
          <table:table-cell table:number-columns-repeated="1011"/>
        </table:table-row>
        <table:table-row table:style-name="ro1">
          <table:table-cell office:value-type="string">
            <text:p>101: 5A</text:p>
          </table:table-cell>
          <table:table-cell office:value-type="string">
            <text:p>101: 00</text:p>
          </table:table-cell>
          <table:table-cell table:number-columns-repeated="2"/>
          <table:table-cell office:value-type="string">
            <text:p>99: 5A</text:p>
          </table:table-cell>
          <table:table-cell office:value-type="string">
            <text:p>99: 00</text:p>
          </table:table-cell>
          <table:table-cell office:value-type="string">
            <text:p>110: 5A</text:p>
          </table:table-cell>
          <table:table-cell office:value-type="string">
            <text:p>110: 00</text:p>
          </table:table-cell>
          <table:table-cell office:value-type="string">
            <text:p>99: 5A</text:p>
          </table:table-cell>
          <table:table-cell office:value-type="string">
            <text:p>99: 00</text:p>
          </table:table-cell>
          <table:table-cell/>
          <table:table-cell office:value-type="string">
            <text:p>101: 5A</text:p>
          </table:table-cell>
          <table:table-cell office:value-type="string">
            <text:p>101: 00</text:p>
          </table:table-cell>
          <table:table-cell table:number-columns-repeated="1011"/>
        </table:table-row>
        <table:table-row table:style-name="ro1">
          <table:table-cell office:value-type="string">
            <text:p>102: 5A</text:p>
          </table:table-cell>
          <table:table-cell office:value-type="string">
            <text:p>102: 00</text:p>
          </table:table-cell>
          <table:table-cell table:number-columns-repeated="2"/>
          <table:table-cell office:value-type="string">
            <text:p>100: 5A</text:p>
          </table:table-cell>
          <table:table-cell office:value-type="string">
            <text:p>100: 01</text:p>
          </table:table-cell>
          <table:table-cell office:value-type="string">
            <text:p>111: 5A</text:p>
          </table:table-cell>
          <table:table-cell office:value-type="string">
            <text:p>111: 01</text:p>
          </table:table-cell>
          <table:table-cell office:value-type="string">
            <text:p>100: 5A</text:p>
          </table:table-cell>
          <table:table-cell office:value-type="string">
            <text:p>100: 00</text:p>
          </table:table-cell>
          <table:table-cell/>
          <table:table-cell office:value-type="string">
            <text:p>102: 5A</text:p>
          </table:table-cell>
          <table:table-cell office:value-type="string">
            <text:p>102: 00</text:p>
          </table:table-cell>
          <table:table-cell table:number-columns-repeated="1011"/>
        </table:table-row>
        <table:table-row table:style-name="ro1">
          <table:table-cell office:value-type="string">
            <text:p>103: 5A</text:p>
          </table:table-cell>
          <table:table-cell office:value-type="string">
            <text:p>103: 00</text:p>
          </table:table-cell>
          <table:table-cell table:number-columns-repeated="2"/>
          <table:table-cell office:value-type="string">
            <text:p>101: 5A</text:p>
          </table:table-cell>
          <table:table-cell office:value-type="string">
            <text:p>101: 00</text:p>
          </table:table-cell>
          <table:table-cell office:value-type="string">
            <text:p>112: 5A</text:p>
          </table:table-cell>
          <table:table-cell office:value-type="string">
            <text:p>112: 00</text:p>
          </table:table-cell>
          <table:table-cell office:value-type="string">
            <text:p>101: 5A</text:p>
          </table:table-cell>
          <table:table-cell office:value-type="string">
            <text:p>101: 00</text:p>
          </table:table-cell>
          <table:table-cell/>
          <table:table-cell office:value-type="string">
            <text:p>103: 5A</text:p>
          </table:table-cell>
          <table:table-cell office:value-type="string">
            <text:p>103: 00</text:p>
          </table:table-cell>
          <table:table-cell table:number-columns-repeated="1011"/>
        </table:table-row>
        <table:table-row table:style-name="ro1">
          <table:table-cell office:value-type="string">
            <text:p>104: 01</text:p>
          </table:table-cell>
          <table:table-cell office:value-type="string">
            <text:p>104: FF</text:p>
          </table:table-cell>
          <table:table-cell table:number-columns-repeated="2"/>
          <table:table-cell office:value-type="string">
            <text:p>102: 01</text:p>
          </table:table-cell>
          <table:table-cell office:value-type="string">
            <text:p>102: FF</text:p>
          </table:table-cell>
          <table:table-cell office:value-type="string">
            <text:p>113: 01</text:p>
          </table:table-cell>
          <table:table-cell office:value-type="string">
            <text:p>113: FF</text:p>
          </table:table-cell>
          <table:table-cell office:value-type="string">
            <text:p>102: 01</text:p>
          </table:table-cell>
          <table:table-cell office:value-type="string">
            <text:p>102: FF</text:p>
          </table:table-cell>
          <table:table-cell/>
          <table:table-cell office:value-type="string">
            <text:p>104: 01</text:p>
          </table:table-cell>
          <table:table-cell office:value-type="string">
            <text:p>104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05: 4C</text:p>
          </table:table-cell>
          <table:table-cell office:value-type="string">
            <text:p>105: F3</text:p>
          </table:table-cell>
          <table:table-cell table:style-name="ce6" office:value-type="string">
            <text:p>query more stuff</text:p>
          </table:table-cell>
          <table:table-cell/>
          <table:table-cell table:style-name="ce3" office:value-type="string">
            <text:p>103: 4C</text:p>
          </table:table-cell>
          <table:table-cell office:value-type="string">
            <text:p>103: F3</text:p>
          </table:table-cell>
          <table:table-cell table:style-name="ce3" office:value-type="string">
            <text:p>114: 4C</text:p>
          </table:table-cell>
          <table:table-cell office:value-type="string">
            <text:p>114: F3</text:p>
          </table:table-cell>
          <table:table-cell table:style-name="ce3" office:value-type="string">
            <text:p>103: 4C</text:p>
          </table:table-cell>
          <table:table-cell office:value-type="string">
            <text:p>103: F3</text:p>
          </table:table-cell>
          <table:table-cell/>
          <table:table-cell table:style-name="ce3" office:value-type="string">
            <text:p>105: 4C</text:p>
          </table:table-cell>
          <table:table-cell office:value-type="string">
            <text:p>105: F3</text:p>
          </table:table-cell>
          <table:table-cell table:number-columns-repeated="1011"/>
        </table:table-row>
        <table:table-row table:style-name="ro1">
          <table:table-cell office:value-type="string">
            <text:p>106: 00</text:p>
          </table:table-cell>
          <table:table-cell office:value-type="string">
            <text:p>106: 5A</text:p>
          </table:table-cell>
          <table:table-cell table:number-columns-repeated="2"/>
          <table:table-cell office:value-type="string">
            <text:p>104: 00</text:p>
          </table:table-cell>
          <table:table-cell office:value-type="string">
            <text:p>104: 5A</text:p>
          </table:table-cell>
          <table:table-cell office:value-type="string">
            <text:p>115: 00</text:p>
          </table:table-cell>
          <table:table-cell office:value-type="string">
            <text:p>115: 5A</text:p>
          </table:table-cell>
          <table:table-cell office:value-type="string">
            <text:p>104: 00</text:p>
          </table:table-cell>
          <table:table-cell office:value-type="string">
            <text:p>104: 5A</text:p>
          </table:table-cell>
          <table:table-cell/>
          <table:table-cell office:value-type="string">
            <text:p>106: 00</text:p>
          </table:table-cell>
          <table:table-cell office:value-type="string">
            <text:p>106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07: 00</text:p>
          </table:table-cell>
          <table:table-cell table:number-columns-repeated="2"/>
          <table:table-cell table:number-columns-repeated="2" office:value-type="string">
            <text:p>105: 00</text:p>
          </table:table-cell>
          <table:table-cell table:number-columns-repeated="2" office:value-type="string">
            <text:p>116: 00</text:p>
          </table:table-cell>
          <table:table-cell table:number-columns-repeated="2" office:value-type="string">
            <text:p>105: 00</text:p>
          </table:table-cell>
          <table:table-cell/>
          <table:table-cell table:number-columns-repeated="2" office:value-type="string">
            <text:p>107: 00</text:p>
          </table:table-cell>
          <table:table-cell table:number-columns-repeated="1011"/>
        </table:table-row>
        <table:table-row table:style-name="ro1">
          <table:table-cell office:value-type="string">
            <text:p>108: 5A</text:p>
          </table:table-cell>
          <table:table-cell office:value-type="string">
            <text:p>108: 00</text:p>
          </table:table-cell>
          <table:table-cell table:number-columns-repeated="2"/>
          <table:table-cell office:value-type="string">
            <text:p>106: 5A</text:p>
          </table:table-cell>
          <table:table-cell office:value-type="string">
            <text:p>106: 00</text:p>
          </table:table-cell>
          <table:table-cell office:value-type="string">
            <text:p>117: 5A</text:p>
          </table:table-cell>
          <table:table-cell office:value-type="string">
            <text:p>117: 00</text:p>
          </table:table-cell>
          <table:table-cell office:value-type="string">
            <text:p>106: 5A</text:p>
          </table:table-cell>
          <table:table-cell office:value-type="string">
            <text:p>106: 00</text:p>
          </table:table-cell>
          <table:table-cell/>
          <table:table-cell office:value-type="string">
            <text:p>108: 5A</text:p>
          </table:table-cell>
          <table:table-cell office:value-type="string">
            <text:p>108: 00</text:p>
          </table:table-cell>
          <table:table-cell table:number-columns-repeated="1011"/>
        </table:table-row>
        <table:table-row table:style-name="ro1">
          <table:table-cell office:value-type="string">
            <text:p>109: 5A</text:p>
          </table:table-cell>
          <table:table-cell office:value-type="string">
            <text:p>109: 00</text:p>
          </table:table-cell>
          <table:table-cell table:number-columns-repeated="2"/>
          <table:table-cell office:value-type="string">
            <text:p>107: 5A</text:p>
          </table:table-cell>
          <table:table-cell office:value-type="string">
            <text:p>107: 00</text:p>
          </table:table-cell>
          <table:table-cell office:value-type="string">
            <text:p>118: 5A</text:p>
          </table:table-cell>
          <table:table-cell office:value-type="string">
            <text:p>118: 00</text:p>
          </table:table-cell>
          <table:table-cell office:value-type="string">
            <text:p>107: 5A</text:p>
          </table:table-cell>
          <table:table-cell office:value-type="string">
            <text:p>107: 00</text:p>
          </table:table-cell>
          <table:table-cell/>
          <table:table-cell office:value-type="string">
            <text:p>109: 5A</text:p>
          </table:table-cell>
          <table:table-cell office:value-type="string">
            <text:p>109: 00</text:p>
          </table:table-cell>
          <table:table-cell table:number-columns-repeated="1011"/>
        </table:table-row>
        <table:table-row table:style-name="ro1">
          <table:table-cell office:value-type="string">
            <text:p>110: 5A</text:p>
          </table:table-cell>
          <table:table-cell office:value-type="string">
            <text:p>110: 04</text:p>
          </table:table-cell>
          <table:table-cell table:number-columns-repeated="2"/>
          <table:table-cell office:value-type="string">
            <text:p>108: 5A</text:p>
          </table:table-cell>
          <table:table-cell office:value-type="string">
            <text:p>108: 04</text:p>
          </table:table-cell>
          <table:table-cell office:value-type="string">
            <text:p>119: 5A</text:p>
          </table:table-cell>
          <table:table-cell office:value-type="string">
            <text:p>119: 04</text:p>
          </table:table-cell>
          <table:table-cell office:value-type="string">
            <text:p>108: 5A</text:p>
          </table:table-cell>
          <table:table-cell office:value-type="string">
            <text:p>108: 04</text:p>
          </table:table-cell>
          <table:table-cell/>
          <table:table-cell office:value-type="string">
            <text:p>110: 5A</text:p>
          </table:table-cell>
          <table:table-cell office:value-type="string">
            <text:p>110: 04</text:p>
          </table:table-cell>
          <table:table-cell table:number-columns-repeated="1011"/>
        </table:table-row>
        <table:table-row table:style-name="ro1">
          <table:table-cell office:value-type="string">
            <text:p>111: 5A</text:p>
          </table:table-cell>
          <table:table-cell office:value-type="string">
            <text:p>111: 00</text:p>
          </table:table-cell>
          <table:table-cell table:number-columns-repeated="2"/>
          <table:table-cell office:value-type="string">
            <text:p>109: 5A</text:p>
          </table:table-cell>
          <table:table-cell office:value-type="string">
            <text:p>109: 00</text:p>
          </table:table-cell>
          <table:table-cell office:value-type="string">
            <text:p>120: 5A</text:p>
          </table:table-cell>
          <table:table-cell office:value-type="string">
            <text:p>120: 00</text:p>
          </table:table-cell>
          <table:table-cell office:value-type="string">
            <text:p>109: 5A</text:p>
          </table:table-cell>
          <table:table-cell office:value-type="string">
            <text:p>109: 00</text:p>
          </table:table-cell>
          <table:table-cell/>
          <table:table-cell office:value-type="string">
            <text:p>111: 5A</text:p>
          </table:table-cell>
          <table:table-cell office:value-type="string">
            <text:p>111: 00</text:p>
          </table:table-cell>
          <table:table-cell table:number-columns-repeated="1011"/>
        </table:table-row>
        <table:table-row table:style-name="ro1">
          <table:table-cell office:value-type="string">
            <text:p>112: 5A</text:p>
          </table:table-cell>
          <table:table-cell office:value-type="string">
            <text:p>112: 00</text:p>
          </table:table-cell>
          <table:table-cell table:number-columns-repeated="2"/>
          <table:table-cell office:value-type="string">
            <text:p>110: 5A</text:p>
          </table:table-cell>
          <table:table-cell office:value-type="string">
            <text:p>110: 00</text:p>
          </table:table-cell>
          <table:table-cell office:value-type="string">
            <text:p>121: 5A</text:p>
          </table:table-cell>
          <table:table-cell office:value-type="string">
            <text:p>121: 00</text:p>
          </table:table-cell>
          <table:table-cell office:value-type="string">
            <text:p>110: 5A</text:p>
          </table:table-cell>
          <table:table-cell office:value-type="string">
            <text:p>110: 00</text:p>
          </table:table-cell>
          <table:table-cell/>
          <table:table-cell office:value-type="string">
            <text:p>112: 5A</text:p>
          </table:table-cell>
          <table:table-cell office:value-type="string">
            <text:p>112: 00</text:p>
          </table:table-cell>
          <table:table-cell table:number-columns-repeated="1011"/>
        </table:table-row>
        <table:table-row table:style-name="ro1">
          <table:table-cell office:value-type="string">
            <text:p>113: 01</text:p>
          </table:table-cell>
          <table:table-cell office:value-type="string">
            <text:p>113: FF</text:p>
          </table:table-cell>
          <table:table-cell table:number-columns-repeated="2"/>
          <table:table-cell office:value-type="string">
            <text:p>111: 01</text:p>
          </table:table-cell>
          <table:table-cell office:value-type="string">
            <text:p>111: FF</text:p>
          </table:table-cell>
          <table:table-cell office:value-type="string">
            <text:p>122: 01</text:p>
          </table:table-cell>
          <table:table-cell office:value-type="string">
            <text:p>122: FF</text:p>
          </table:table-cell>
          <table:table-cell office:value-type="string">
            <text:p>111: 01</text:p>
          </table:table-cell>
          <table:table-cell office:value-type="string">
            <text:p>111: FF</text:p>
          </table:table-cell>
          <table:table-cell/>
          <table:table-cell office:value-type="string">
            <text:p>113: 01</text:p>
          </table:table-cell>
          <table:table-cell office:value-type="string">
            <text:p>113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14: 4C</text:p>
          </table:table-cell>
          <table:table-cell office:value-type="string">
            <text:p>114: F3</text:p>
          </table:table-cell>
          <table:table-cell table:style-name="ce6" office:value-type="string">
            <text:p>query more stuff</text:p>
          </table:table-cell>
          <table:table-cell/>
          <table:table-cell table:style-name="ce3" office:value-type="string">
            <text:p>112: 4C</text:p>
          </table:table-cell>
          <table:table-cell office:value-type="string">
            <text:p>112: F3</text:p>
          </table:table-cell>
          <table:table-cell table:style-name="ce3" office:value-type="string">
            <text:p>123: 4C</text:p>
          </table:table-cell>
          <table:table-cell office:value-type="string">
            <text:p>123: F3</text:p>
          </table:table-cell>
          <table:table-cell table:style-name="ce3" office:value-type="string">
            <text:p>112: 4C</text:p>
          </table:table-cell>
          <table:table-cell office:value-type="string">
            <text:p>112: F3</text:p>
          </table:table-cell>
          <table:table-cell/>
          <table:table-cell table:style-name="ce3" office:value-type="string">
            <text:p>114: 4C</text:p>
          </table:table-cell>
          <table:table-cell office:value-type="string">
            <text:p>114: F3</text:p>
          </table:table-cell>
          <table:table-cell table:number-columns-repeated="1011"/>
        </table:table-row>
        <table:table-row table:style-name="ro1">
          <table:table-cell office:value-type="string">
            <text:p>115: 00</text:p>
          </table:table-cell>
          <table:table-cell office:value-type="string">
            <text:p>115: 5A</text:p>
          </table:table-cell>
          <table:table-cell table:number-columns-repeated="2"/>
          <table:table-cell office:value-type="string">
            <text:p>113: 00</text:p>
          </table:table-cell>
          <table:table-cell office:value-type="string">
            <text:p>113: 5A</text:p>
          </table:table-cell>
          <table:table-cell office:value-type="string">
            <text:p>124: 00</text:p>
          </table:table-cell>
          <table:table-cell office:value-type="string">
            <text:p>124: 5A</text:p>
          </table:table-cell>
          <table:table-cell office:value-type="string">
            <text:p>113: 00</text:p>
          </table:table-cell>
          <table:table-cell office:value-type="string">
            <text:p>113: 5A</text:p>
          </table:table-cell>
          <table:table-cell/>
          <table:table-cell office:value-type="string">
            <text:p>115: 00</text:p>
          </table:table-cell>
          <table:table-cell office:value-type="string">
            <text:p>115: 5A</text:p>
          </table:table-cell>
          <table:table-cell table:number-columns-repeated="1011"/>
        </table:table-row>
        <table:table-row table:style-name="ro1">
          <table:table-cell office:value-type="string">
            <text:p>116: 01</text:p>
          </table:table-cell>
          <table:table-cell office:value-type="string">
            <text:p>116: 00</text:p>
          </table:table-cell>
          <table:table-cell table:number-columns-repeated="2"/>
          <table:table-cell office:value-type="string">
            <text:p>114: 01</text:p>
          </table:table-cell>
          <table:table-cell office:value-type="string">
            <text:p>114: 00</text:p>
          </table:table-cell>
          <table:table-cell office:value-type="string">
            <text:p>125: 01</text:p>
          </table:table-cell>
          <table:table-cell office:value-type="string">
            <text:p>125: 00</text:p>
          </table:table-cell>
          <table:table-cell office:value-type="string">
            <text:p>114: 01</text:p>
          </table:table-cell>
          <table:table-cell office:value-type="string">
            <text:p>114: 00</text:p>
          </table:table-cell>
          <table:table-cell/>
          <table:table-cell office:value-type="string">
            <text:p>116: 01</text:p>
          </table:table-cell>
          <table:table-cell office:value-type="string">
            <text:p>116: 00</text:p>
          </table:table-cell>
          <table:table-cell table:number-columns-repeated="1011"/>
        </table:table-row>
        <table:table-row table:style-name="ro1">
          <table:table-cell office:value-type="string">
            <text:p>117: 5A</text:p>
          </table:table-cell>
          <table:table-cell office:value-type="string">
            <text:p>117: 00</text:p>
          </table:table-cell>
          <table:table-cell table:number-columns-repeated="2"/>
          <table:table-cell office:value-type="string">
            <text:p>115: 5A</text:p>
          </table:table-cell>
          <table:table-cell office:value-type="string">
            <text:p>115: 00</text:p>
          </table:table-cell>
          <table:table-cell office:value-type="string">
            <text:p>126: 5A</text:p>
          </table:table-cell>
          <table:table-cell office:value-type="string">
            <text:p>126: 00</text:p>
          </table:table-cell>
          <table:table-cell office:value-type="string">
            <text:p>115: 5A</text:p>
          </table:table-cell>
          <table:table-cell office:value-type="string">
            <text:p>115: 00</text:p>
          </table:table-cell>
          <table:table-cell/>
          <table:table-cell office:value-type="string">
            <text:p>117: 5A</text:p>
          </table:table-cell>
          <table:table-cell office:value-type="string">
            <text:p>117: 00</text:p>
          </table:table-cell>
          <table:table-cell table:number-columns-repeated="1011"/>
        </table:table-row>
        <table:table-row table:style-name="ro1">
          <table:table-cell office:value-type="string">
            <text:p>118: 5A</text:p>
          </table:table-cell>
          <table:table-cell office:value-type="string">
            <text:p>118: 00</text:p>
          </table:table-cell>
          <table:table-cell table:number-columns-repeated="2"/>
          <table:table-cell office:value-type="string">
            <text:p>116: 5A</text:p>
          </table:table-cell>
          <table:table-cell office:value-type="string">
            <text:p>116: 00</text:p>
          </table:table-cell>
          <table:table-cell office:value-type="string">
            <text:p>127: 5A</text:p>
          </table:table-cell>
          <table:table-cell office:value-type="string">
            <text:p>127: 00</text:p>
          </table:table-cell>
          <table:table-cell office:value-type="string">
            <text:p>116: 5A</text:p>
          </table:table-cell>
          <table:table-cell office:value-type="string">
            <text:p>116: 00</text:p>
          </table:table-cell>
          <table:table-cell/>
          <table:table-cell office:value-type="string">
            <text:p>118: 5A</text:p>
          </table:table-cell>
          <table:table-cell office:value-type="string">
            <text:p>118: 00</text:p>
          </table:table-cell>
          <table:table-cell table:number-columns-repeated="1011"/>
        </table:table-row>
        <table:table-row table:style-name="ro1">
          <table:table-cell office:value-type="string">
            <text:p>119: 5A</text:p>
          </table:table-cell>
          <table:table-cell office:value-type="string">
            <text:p>119: 06</text:p>
          </table:table-cell>
          <table:table-cell table:number-columns-repeated="2"/>
          <table:table-cell office:value-type="string">
            <text:p>117: 5A</text:p>
          </table:table-cell>
          <table:table-cell office:value-type="string">
            <text:p>117: 07</text:p>
          </table:table-cell>
          <table:table-cell office:value-type="string">
            <text:p>128: 5A</text:p>
          </table:table-cell>
          <table:table-cell office:value-type="string">
            <text:p>128: 07</text:p>
          </table:table-cell>
          <table:table-cell office:value-type="string">
            <text:p>117: 5A</text:p>
          </table:table-cell>
          <table:table-cell office:value-type="string">
            <text:p>117: 06</text:p>
          </table:table-cell>
          <table:table-cell/>
          <table:table-cell office:value-type="string">
            <text:p>119: 5A</text:p>
          </table:table-cell>
          <table:table-cell office:value-type="string">
            <text:p>119: 06</text:p>
          </table:table-cell>
          <table:table-cell table:number-columns-repeated="1011"/>
        </table:table-row>
        <table:table-row table:style-name="ro1">
          <table:table-cell office:value-type="string">
            <text:p>120: 5A</text:p>
          </table:table-cell>
          <table:table-cell office:value-type="string">
            <text:p>120: 00</text:p>
          </table:table-cell>
          <table:table-cell table:number-columns-repeated="2"/>
          <table:table-cell office:value-type="string">
            <text:p>118: 5A</text:p>
          </table:table-cell>
          <table:table-cell office:value-type="string">
            <text:p>118: 00</text:p>
          </table:table-cell>
          <table:table-cell office:value-type="string">
            <text:p>129: 5A</text:p>
          </table:table-cell>
          <table:table-cell office:value-type="string">
            <text:p>129: 00</text:p>
          </table:table-cell>
          <table:table-cell office:value-type="string">
            <text:p>118: 5A</text:p>
          </table:table-cell>
          <table:table-cell office:value-type="string">
            <text:p>118: 00</text:p>
          </table:table-cell>
          <table:table-cell/>
          <table:table-cell office:value-type="string">
            <text:p>120: 5A</text:p>
          </table:table-cell>
          <table:table-cell office:value-type="string">
            <text:p>120: 00</text:p>
          </table:table-cell>
          <table:table-cell table:number-columns-repeated="1011"/>
        </table:table-row>
        <table:table-row table:style-name="ro1">
          <table:table-cell office:value-type="string">
            <text:p>121: 5A</text:p>
          </table:table-cell>
          <table:table-cell office:value-type="string">
            <text:p>121: 00</text:p>
          </table:table-cell>
          <table:table-cell table:number-columns-repeated="2"/>
          <table:table-cell office:value-type="string">
            <text:p>119: 5A</text:p>
          </table:table-cell>
          <table:table-cell office:value-type="string">
            <text:p>119: 00</text:p>
          </table:table-cell>
          <table:table-cell office:value-type="string">
            <text:p>130: 5A</text:p>
          </table:table-cell>
          <table:table-cell office:value-type="string">
            <text:p>130: 00</text:p>
          </table:table-cell>
          <table:table-cell office:value-type="string">
            <text:p>119: 5A</text:p>
          </table:table-cell>
          <table:table-cell office:value-type="string">
            <text:p>119: 00</text:p>
          </table:table-cell>
          <table:table-cell/>
          <table:table-cell office:value-type="string">
            <text:p>121: 5A</text:p>
          </table:table-cell>
          <table:table-cell office:value-type="string">
            <text:p>121: 00</text:p>
          </table:table-cell>
          <table:table-cell table:number-columns-repeated="1011"/>
        </table:table-row>
        <table:table-row table:style-name="ro1">
          <table:table-cell office:value-type="string">
            <text:p>122: 01</text:p>
          </table:table-cell>
          <table:table-cell office:value-type="string">
            <text:p>122: FF</text:p>
          </table:table-cell>
          <table:table-cell table:number-columns-repeated="2"/>
          <table:table-cell office:value-type="string">
            <text:p>120: 01</text:p>
          </table:table-cell>
          <table:table-cell office:value-type="string">
            <text:p>120: FF</text:p>
          </table:table-cell>
          <table:table-cell office:value-type="string">
            <text:p>131: 01</text:p>
          </table:table-cell>
          <table:table-cell office:value-type="string">
            <text:p>131: FF</text:p>
          </table:table-cell>
          <table:table-cell office:value-type="string">
            <text:p>120: 01</text:p>
          </table:table-cell>
          <table:table-cell office:value-type="string">
            <text:p>120: FF</text:p>
          </table:table-cell>
          <table:table-cell/>
          <table:table-cell office:value-type="string">
            <text:p>122: 01</text:p>
          </table:table-cell>
          <table:table-cell office:value-type="string">
            <text:p>122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23: 4D</text:p>
          </table:table-cell>
          <table:table-cell office:value-type="string">
            <text:p>123: F3</text:p>
          </table:table-cell>
          <table:table-cell table:style-name="ce6" office:value-type="string">
            <text:p>setup motors</text:p>
          </table:table-cell>
          <table:table-cell/>
          <table:table-cell table:style-name="ce3" office:value-type="string">
            <text:p>121: 4D</text:p>
          </table:table-cell>
          <table:table-cell office:value-type="string">
            <text:p>121: F3</text:p>
          </table:table-cell>
          <table:table-cell table:style-name="ce3" office:value-type="string">
            <text:p>132: 4D</text:p>
          </table:table-cell>
          <table:table-cell office:value-type="string">
            <text:p>132: F3</text:p>
          </table:table-cell>
          <table:table-cell table:style-name="ce3" office:value-type="string">
            <text:p>121: 4D</text:p>
          </table:table-cell>
          <table:table-cell office:value-type="string">
            <text:p>121: F3</text:p>
          </table:table-cell>
          <table:table-cell/>
          <table:table-cell table:style-name="ce3" office:value-type="string">
            <text:p>123: 4D</text:p>
          </table:table-cell>
          <table:table-cell office:value-type="string">
            <text:p>123: F3</text:p>
          </table:table-cell>
          <table:table-cell table:number-columns-repeated="1011"/>
        </table:table-row>
        <table:table-row table:style-name="ro1">
          <table:table-cell office:value-type="string">
            <text:p>124: 00</text:p>
          </table:table-cell>
          <table:table-cell office:value-type="string">
            <text:p>124: 5A</text:p>
          </table:table-cell>
          <table:table-cell table:number-columns-repeated="2"/>
          <table:table-cell office:value-type="string">
            <text:p>122: 00</text:p>
          </table:table-cell>
          <table:table-cell office:value-type="string">
            <text:p>122: 5A</text:p>
          </table:table-cell>
          <table:table-cell office:value-type="string">
            <text:p>133: 00</text:p>
          </table:table-cell>
          <table:table-cell office:value-type="string">
            <text:p>133: 5A</text:p>
          </table:table-cell>
          <table:table-cell office:value-type="string">
            <text:p>122: 00</text:p>
          </table:table-cell>
          <table:table-cell office:value-type="string">
            <text:p>122: 5A</text:p>
          </table:table-cell>
          <table:table-cell/>
          <table:table-cell office:value-type="string">
            <text:p>124: 00</text:p>
          </table:table-cell>
          <table:table-cell office:value-type="string">
            <text:p>124: 5A</text:p>
          </table:table-cell>
          <table:table-cell table:number-columns-repeated="1011"/>
        </table:table-row>
        <table:table-row table:style-name="ro1">
          <table:table-cell office:value-type="string">
            <text:p>125: FF</text:p>
          </table:table-cell>
          <table:table-cell office:value-type="string">
            <text:p>125: FE</text:p>
          </table:table-cell>
          <table:table-cell table:number-columns-repeated="2"/>
          <table:table-cell table:number-columns-repeated="2" office:value-type="string">
            <text:p>123: FF</text:p>
          </table:table-cell>
          <table:table-cell table:number-columns-repeated="2" office:value-type="string">
            <text:p>134: FF</text:p>
          </table:table-cell>
          <table:table-cell office:value-type="string">
            <text:p>123: FF</text:p>
          </table:table-cell>
          <table:table-cell office:value-type="string">
            <text:p>123: FE</text:p>
          </table:table-cell>
          <table:table-cell/>
          <table:table-cell office:value-type="string">
            <text:p>125: FF</text:p>
          </table:table-cell>
          <table:table-cell office:value-type="string">
            <text:p>125: FE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26: FF</text:p>
          </table:table-cell>
          <table:table-cell table:number-columns-repeated="2"/>
          <table:table-cell table:number-columns-repeated="2" office:value-type="string">
            <text:p>124: FF</text:p>
          </table:table-cell>
          <table:table-cell table:number-columns-repeated="2" office:value-type="string">
            <text:p>135: FF</text:p>
          </table:table-cell>
          <table:table-cell table:number-columns-repeated="2" office:value-type="string">
            <text:p>124: FF</text:p>
          </table:table-cell>
          <table:table-cell/>
          <table:table-cell table:number-columns-repeated="2" office:value-type="string">
            <text:p>126: F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27: FF</text:p>
          </table:table-cell>
          <table:table-cell table:number-columns-repeated="2"/>
          <table:table-cell table:number-columns-repeated="2" office:value-type="string">
            <text:p>125: FF</text:p>
          </table:table-cell>
          <table:table-cell table:number-columns-repeated="2" office:value-type="string">
            <text:p>136: FF</text:p>
          </table:table-cell>
          <table:table-cell table:number-columns-repeated="2" office:value-type="string">
            <text:p>125: FF</text:p>
          </table:table-cell>
          <table:table-cell/>
          <table:table-cell table:number-columns-repeated="2" office:value-type="string">
            <text:p>127: F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28: FF</text:p>
          </table:table-cell>
          <table:table-cell table:number-columns-repeated="2"/>
          <table:table-cell table:number-columns-repeated="2" office:value-type="string">
            <text:p>126: FF</text:p>
          </table:table-cell>
          <table:table-cell table:number-columns-repeated="2" office:value-type="string">
            <text:p>137: FF</text:p>
          </table:table-cell>
          <table:table-cell table:number-columns-repeated="2" office:value-type="string">
            <text:p>126: FF</text:p>
          </table:table-cell>
          <table:table-cell/>
          <table:table-cell table:number-columns-repeated="2" office:value-type="string">
            <text:p>128: F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29: FF</text:p>
          </table:table-cell>
          <table:table-cell table:number-columns-repeated="2"/>
          <table:table-cell table:number-columns-repeated="2" office:value-type="string">
            <text:p>127: FF</text:p>
          </table:table-cell>
          <table:table-cell table:number-columns-repeated="2" office:value-type="string">
            <text:p>138: FF</text:p>
          </table:table-cell>
          <table:table-cell table:number-columns-repeated="2" office:value-type="string">
            <text:p>127: FF</text:p>
          </table:table-cell>
          <table:table-cell/>
          <table:table-cell table:number-columns-repeated="2" office:value-type="string">
            <text:p>129: F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30: FF</text:p>
          </table:table-cell>
          <table:table-cell table:number-columns-repeated="2"/>
          <table:table-cell table:number-columns-repeated="2" office:value-type="string">
            <text:p>128: FF</text:p>
          </table:table-cell>
          <table:table-cell table:number-columns-repeated="2" office:value-type="string">
            <text:p>139: FF</text:p>
          </table:table-cell>
          <table:table-cell table:number-columns-repeated="2" office:value-type="string">
            <text:p>128: FF</text:p>
          </table:table-cell>
          <table:table-cell/>
          <table:table-cell table:number-columns-repeated="2" office:value-type="string">
            <text:p>130: FF</text:p>
          </table:table-cell>
          <table:table-cell table:number-columns-repeated="1011"/>
        </table:table-row>
        <table:table-row table:style-name="ro1">
          <table:table-cell office:value-type="string">
            <text:p>131: 01</text:p>
          </table:table-cell>
          <table:table-cell office:value-type="string">
            <text:p>131: FF</text:p>
          </table:table-cell>
          <table:table-cell table:number-columns-repeated="2"/>
          <table:table-cell office:value-type="string">
            <text:p>129: 01</text:p>
          </table:table-cell>
          <table:table-cell office:value-type="string">
            <text:p>129: FF</text:p>
          </table:table-cell>
          <table:table-cell office:value-type="string">
            <text:p>140: 01</text:p>
          </table:table-cell>
          <table:table-cell office:value-type="string">
            <text:p>140: FF</text:p>
          </table:table-cell>
          <table:table-cell office:value-type="string">
            <text:p>129: 01</text:p>
          </table:table-cell>
          <table:table-cell office:value-type="string">
            <text:p>129: FF</text:p>
          </table:table-cell>
          <table:table-cell/>
          <table:table-cell office:value-type="string">
            <text:p>131: 01</text:p>
          </table:table-cell>
          <table:table-cell office:value-type="string">
            <text:p>131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32: 41</text:p>
          </table:table-cell>
          <table:table-cell office:value-type="string">
            <text:p>132: F3</text:p>
          </table:table-cell>
          <table:table-cell table:style-name="ce6" office:value-type="string">
            <text:p>check response data</text:p>
          </table:table-cell>
          <table:table-cell/>
          <table:table-cell table:style-name="ce3" office:value-type="string">
            <text:p>130: 43</text:p>
          </table:table-cell>
          <table:table-cell office:value-type="string">
            <text:p>130: F3</text:p>
          </table:table-cell>
          <table:table-cell table:style-name="ce3" office:value-type="string">
            <text:p>141: 41</text:p>
          </table:table-cell>
          <table:table-cell office:value-type="string">
            <text:p>141: F3</text:p>
          </table:table-cell>
          <table:table-cell table:style-name="ce3" office:value-type="string">
            <text:p>130: 41</text:p>
          </table:table-cell>
          <table:table-cell office:value-type="string">
            <text:p>130: F3</text:p>
          </table:table-cell>
          <table:table-cell/>
          <table:table-cell table:style-name="ce3" office:value-type="string">
            <text:p>132: 41</text:p>
          </table:table-cell>
          <table:table-cell office:value-type="string">
            <text:p>132: F3</text:p>
          </table:table-cell>
          <table:table-cell table:number-columns-repeated="1011"/>
        </table:table-row>
        <table:table-row table:style-name="ro1">
          <table:table-cell office:value-type="string">
            <text:p>133: 00</text:p>
          </table:table-cell>
          <table:table-cell office:value-type="string">
            <text:p>133: 5A</text:p>
          </table:table-cell>
          <table:table-cell table:number-columns-repeated="2"/>
          <table:table-cell office:value-type="string">
            <text:p>131: 00</text:p>
          </table:table-cell>
          <table:table-cell office:value-type="string">
            <text:p>131: 5A</text:p>
          </table:table-cell>
          <table:table-cell office:value-type="string">
            <text:p>142: 00</text:p>
          </table:table-cell>
          <table:table-cell office:value-type="string">
            <text:p>142: 5A</text:p>
          </table:table-cell>
          <table:table-cell office:value-type="string">
            <text:p>131: 00</text:p>
          </table:table-cell>
          <table:table-cell office:value-type="string">
            <text:p>131: 5A</text:p>
          </table:table-cell>
          <table:table-cell/>
          <table:table-cell office:value-type="string">
            <text:p>133: 00</text:p>
          </table:table-cell>
          <table:table-cell office:value-type="string">
            <text:p>133: 5A</text:p>
          </table:table-cell>
          <table:table-cell table:number-columns-repeated="1011"/>
        </table:table-row>
        <table:table-row table:style-name="ro1">
          <table:table-cell office:value-type="string">
            <text:p>134: 5A</text:p>
          </table:table-cell>
          <table:table-cell office:value-type="string">
            <text:p>134: 00</text:p>
          </table:table-cell>
          <table:table-cell table:number-columns-repeated="2"/>
          <table:table-cell table:number-columns-repeated="2" office:value-type="string">
            <text:p>132: 00</text:p>
          </table:table-cell>
          <table:table-cell office:value-type="string">
            <text:p>143: 5A</text:p>
          </table:table-cell>
          <table:table-cell office:value-type="string">
            <text:p>143: 00</text:p>
          </table:table-cell>
          <table:table-cell office:value-type="string">
            <text:p>132: 5A</text:p>
          </table:table-cell>
          <table:table-cell office:value-type="string">
            <text:p>132: 00</text:p>
          </table:table-cell>
          <table:table-cell/>
          <table:table-cell office:value-type="string">
            <text:p>134: 5A</text:p>
          </table:table-cell>
          <table:table-cell office:value-type="string">
            <text:p>134: 00</text:p>
          </table:table-cell>
          <table:table-cell table:number-columns-repeated="1011"/>
        </table:table-row>
        <table:table-row table:style-name="ro1">
          <table:table-cell office:value-type="string">
            <text:p>135: 5A</text:p>
          </table:table-cell>
          <table:table-cell office:value-type="string">
            <text:p>135: 00</text:p>
          </table:table-cell>
          <table:table-cell table:number-columns-repeated="2"/>
          <table:table-cell office:value-type="string">
            <text:p>133: 5A</text:p>
          </table:table-cell>
          <table:table-cell office:value-type="string">
            <text:p>133: 00</text:p>
          </table:table-cell>
          <table:table-cell office:value-type="string">
            <text:p>144: 5A</text:p>
          </table:table-cell>
          <table:table-cell office:value-type="string">
            <text:p>144: 00</text:p>
          </table:table-cell>
          <table:table-cell office:value-type="string">
            <text:p>133: 5A</text:p>
          </table:table-cell>
          <table:table-cell office:value-type="string">
            <text:p>133: 00</text:p>
          </table:table-cell>
          <table:table-cell/>
          <table:table-cell office:value-type="string">
            <text:p>135: 5A</text:p>
          </table:table-cell>
          <table:table-cell office:value-type="string">
            <text:p>135: 00</text:p>
          </table:table-cell>
          <table:table-cell table:number-columns-repeated="1011"/>
        </table:table-row>
        <table:table-row table:style-name="ro1">
          <table:table-cell office:value-type="string">
            <text:p>136: 5A</text:p>
          </table:table-cell>
          <table:table-cell office:value-type="string">
            <text:p>136: 00</text:p>
          </table:table-cell>
          <table:table-cell table:number-columns-repeated="2"/>
          <table:table-cell office:value-type="string">
            <text:p>134: 5A</text:p>
          </table:table-cell>
          <table:table-cell office:value-type="string">
            <text:p>134: 00</text:p>
          </table:table-cell>
          <table:table-cell office:value-type="string">
            <text:p>145: 5A</text:p>
          </table:table-cell>
          <table:table-cell office:value-type="string">
            <text:p>145: 00</text:p>
          </table:table-cell>
          <table:table-cell office:value-type="string">
            <text:p>134: 5A</text:p>
          </table:table-cell>
          <table:table-cell office:value-type="string">
            <text:p>134: 00</text:p>
          </table:table-cell>
          <table:table-cell/>
          <table:table-cell office:value-type="string">
            <text:p>136: 5A</text:p>
          </table:table-cell>
          <table:table-cell office:value-type="string">
            <text:p>136: 00</text:p>
          </table:table-cell>
          <table:table-cell table:number-columns-repeated="1011"/>
        </table:table-row>
        <table:table-row table:style-name="ro1">
          <table:table-cell office:value-type="string">
            <text:p>137: 5A</text:p>
          </table:table-cell>
          <table:table-cell office:value-type="string">
            <text:p>137: 00</text:p>
          </table:table-cell>
          <table:table-cell table:number-columns-repeated="2"/>
          <table:table-cell office:value-type="string">
            <text:p>135: 5A</text:p>
          </table:table-cell>
          <table:table-cell office:value-type="string">
            <text:p>135: 00</text:p>
          </table:table-cell>
          <table:table-cell office:value-type="string">
            <text:p>146: 5A</text:p>
          </table:table-cell>
          <table:table-cell office:value-type="string">
            <text:p>146: 00</text:p>
          </table:table-cell>
          <table:table-cell office:value-type="string">
            <text:p>135: 5A</text:p>
          </table:table-cell>
          <table:table-cell office:value-type="string">
            <text:p>135: 00</text:p>
          </table:table-cell>
          <table:table-cell/>
          <table:table-cell office:value-type="string">
            <text:p>137: 5A</text:p>
          </table:table-cell>
          <table:table-cell office:value-type="string">
            <text:p>137: 00</text:p>
          </table:table-cell>
          <table:table-cell table:number-columns-repeated="1011"/>
        </table:table-row>
        <table:table-row table:style-name="ro1">
          <table:table-cell office:value-type="string">
            <text:p>138: 5A</text:p>
          </table:table-cell>
          <table:table-cell office:value-type="string">
            <text:p>138: 00</text:p>
          </table:table-cell>
          <table:table-cell table:number-columns-repeated="2"/>
          <table:table-cell office:value-type="string">
            <text:p>136: 5A</text:p>
          </table:table-cell>
          <table:table-cell office:value-type="string">
            <text:p>136: 00</text:p>
          </table:table-cell>
          <table:table-cell office:value-type="string">
            <text:p>147: 5A</text:p>
          </table:table-cell>
          <table:table-cell office:value-type="string">
            <text:p>147: 00</text:p>
          </table:table-cell>
          <table:table-cell office:value-type="string">
            <text:p>136: 5A</text:p>
          </table:table-cell>
          <table:table-cell office:value-type="string">
            <text:p>136: 00</text:p>
          </table:table-cell>
          <table:table-cell/>
          <table:table-cell office:value-type="string">
            <text:p>138: 5A</text:p>
          </table:table-cell>
          <table:table-cell office:value-type="string">
            <text:p>138: 00</text:p>
          </table:table-cell>
          <table:table-cell table:number-columns-repeated="1011"/>
        </table:table-row>
        <table:table-row table:style-name="ro1">
          <table:table-cell office:value-type="string">
            <text:p>139: 5A</text:p>
          </table:table-cell>
          <table:table-cell office:value-type="string">
            <text:p>139: 00</text:p>
          </table:table-cell>
          <table:table-cell table:number-columns-repeated="2"/>
          <table:table-cell office:value-type="string">
            <text:p>137: 5A</text:p>
          </table:table-cell>
          <table:table-cell office:value-type="string">
            <text:p>137: 00</text:p>
          </table:table-cell>
          <table:table-cell office:value-type="string">
            <text:p>148: 5A</text:p>
          </table:table-cell>
          <table:table-cell office:value-type="string">
            <text:p>148: 00</text:p>
          </table:table-cell>
          <table:table-cell office:value-type="string">
            <text:p>137: 5A</text:p>
          </table:table-cell>
          <table:table-cell office:value-type="string">
            <text:p>137: 00</text:p>
          </table:table-cell>
          <table:table-cell/>
          <table:table-cell office:value-type="string">
            <text:p>139: 5A</text:p>
          </table:table-cell>
          <table:table-cell office:value-type="string">
            <text:p>139: 00</text:p>
          </table:table-cell>
          <table:table-cell table:number-columns-repeated="1011"/>
        </table:table-row>
        <table:table-row table:style-name="ro1">
          <table:table-cell office:value-type="string">
            <text:p>140: 01</text:p>
          </table:table-cell>
          <table:table-cell office:value-type="string">
            <text:p>140: FF</text:p>
          </table:table-cell>
          <table:table-cell table:number-columns-repeated="2"/>
          <table:table-cell office:value-type="string">
            <text:p>138: 01</text:p>
          </table:table-cell>
          <table:table-cell office:value-type="string">
            <text:p>138: FF</text:p>
          </table:table-cell>
          <table:table-cell office:value-type="string">
            <text:p>149: 01</text:p>
          </table:table-cell>
          <table:table-cell office:value-type="string">
            <text:p>149: FF</text:p>
          </table:table-cell>
          <table:table-cell office:value-type="string">
            <text:p>138: 01</text:p>
          </table:table-cell>
          <table:table-cell office:value-type="string">
            <text:p>138: FF</text:p>
          </table:table-cell>
          <table:table-cell/>
          <table:table-cell office:value-type="string">
            <text:p>140: 01</text:p>
          </table:table-cell>
          <table:table-cell office:value-type="string">
            <text:p>140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41: 43</text:p>
          </table:table-cell>
          <table:table-cell office:value-type="string">
            <text:p>141: F3</text:p>
          </table:table-cell>
          <table:table-cell table:style-name="ce6" office:value-type="string">
            <text:p>exit config mode</text:p>
          </table:table-cell>
          <table:table-cell/>
          <table:table-cell table:style-name="ce3" office:value-type="string">
            <text:p>139: 42</text:p>
          </table:table-cell>
          <table:table-cell office:value-type="string">
            <text:p>139: 41</text:p>
          </table:table-cell>
          <table:table-cell table:style-name="ce3" office:value-type="string">
            <text:p>150: 43</text:p>
          </table:table-cell>
          <table:table-cell office:value-type="string">
            <text:p>150: F3</text:p>
          </table:table-cell>
          <table:table-cell table:style-name="ce3" office:value-type="string">
            <text:p>139: 43</text:p>
          </table:table-cell>
          <table:table-cell office:value-type="string">
            <text:p>139: F3</text:p>
          </table:table-cell>
          <table:table-cell/>
          <table:table-cell table:style-name="ce3" office:value-type="string">
            <text:p>141: 43</text:p>
          </table:table-cell>
          <table:table-cell office:value-type="string">
            <text:p>141: F3</text:p>
          </table:table-cell>
          <table:table-cell table:number-columns-repeated="1011"/>
        </table:table-row>
        <table:table-row table:style-name="ro1">
          <table:table-cell office:value-type="string">
            <text:p>142: 00</text:p>
          </table:table-cell>
          <table:table-cell office:value-type="string">
            <text:p>142: 5A</text:p>
          </table:table-cell>
          <table:table-cell table:number-columns-repeated="2"/>
          <table:table-cell office:value-type="string">
            <text:p>140: 00</text:p>
          </table:table-cell>
          <table:table-cell office:value-type="string">
            <text:p>140: 5A</text:p>
          </table:table-cell>
          <table:table-cell office:value-type="string">
            <text:p>151: 00</text:p>
          </table:table-cell>
          <table:table-cell office:value-type="string">
            <text:p>151: 5A</text:p>
          </table:table-cell>
          <table:table-cell office:value-type="string">
            <text:p>140: 00</text:p>
          </table:table-cell>
          <table:table-cell office:value-type="string">
            <text:p>140: 5A</text:p>
          </table:table-cell>
          <table:table-cell/>
          <table:table-cell office:value-type="string">
            <text:p>142: 00</text:p>
          </table:table-cell>
          <table:table-cell office:value-type="string">
            <text:p>142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43: 00</text:p>
          </table:table-cell>
          <table:table-cell table:number-columns-repeated="2"/>
          <table:table-cell office:value-type="string">
            <text:p>141: 00</text:p>
          </table:table-cell>
          <table:table-cell office:value-type="string">
            <text:p>141: 7F</text:p>
          </table:table-cell>
          <table:table-cell table:number-columns-repeated="2" office:value-type="string">
            <text:p>152: 00</text:p>
          </table:table-cell>
          <table:table-cell table:number-columns-repeated="2" office:value-type="string">
            <text:p>141: 00</text:p>
          </table:table-cell>
          <table:table-cell/>
          <table:table-cell table:number-columns-repeated="2" office:value-type="string">
            <text:p>143: 00</text:p>
          </table:table-cell>
          <table:table-cell table:number-columns-repeated="1011"/>
        </table:table-row>
        <table:table-row table:style-name="ro1">
          <table:table-cell office:value-type="string">
            <text:p>144: 5A</text:p>
          </table:table-cell>
          <table:table-cell office:value-type="string">
            <text:p>144: 00</text:p>
          </table:table-cell>
          <table:table-cell table:number-columns-repeated="2"/>
          <table:table-cell office:value-type="string">
            <text:p>142: 00</text:p>
          </table:table-cell>
          <table:table-cell office:value-type="string">
            <text:p>142: FF</text:p>
          </table:table-cell>
          <table:table-cell office:value-type="string">
            <text:p>153: 5A</text:p>
          </table:table-cell>
          <table:table-cell office:value-type="string">
            <text:p>153: 00</text:p>
          </table:table-cell>
          <table:table-cell office:value-type="string">
            <text:p>142: 5A</text:p>
          </table:table-cell>
          <table:table-cell office:value-type="string">
            <text:p>142: 00</text:p>
          </table:table-cell>
          <table:table-cell/>
          <table:table-cell office:value-type="string">
            <text:p>144: 5A</text:p>
          </table:table-cell>
          <table:table-cell office:value-type="string">
            <text:p>144: 00</text:p>
          </table:table-cell>
          <table:table-cell table:number-columns-repeated="1011"/>
        </table:table-row>
        <table:table-row table:style-name="ro1">
          <table:table-cell office:value-type="string">
            <text:p>145: 5A</text:p>
          </table:table-cell>
          <table:table-cell office:value-type="string">
            <text:p>145: 00</text:p>
          </table:table-cell>
          <table:table-cell table:number-columns-repeated="2"/>
          <table:table-cell office:value-type="string">
            <text:p>143: 01</text:p>
          </table:table-cell>
          <table:table-cell office:value-type="string">
            <text:p>143: FF</text:p>
          </table:table-cell>
          <table:table-cell office:value-type="string">
            <text:p>154: 5A</text:p>
          </table:table-cell>
          <table:table-cell office:value-type="string">
            <text:p>154: 00</text:p>
          </table:table-cell>
          <table:table-cell office:value-type="string">
            <text:p>143: 5A</text:p>
          </table:table-cell>
          <table:table-cell office:value-type="string">
            <text:p>143: 00</text:p>
          </table:table-cell>
          <table:table-cell/>
          <table:table-cell office:value-type="string">
            <text:p>145: 5A</text:p>
          </table:table-cell>
          <table:table-cell office:value-type="string">
            <text:p>145: 00</text:p>
          </table:table-cell>
          <table:table-cell table:number-columns-repeated="1011"/>
        </table:table-row>
        <table:table-row table:style-name="ro2">
          <table:table-cell office:value-type="string">
            <text:p>146: 5A</text:p>
          </table:table-cell>
          <table:table-cell office:value-type="string">
            <text:p>146: 00</text:p>
          </table:table-cell>
          <table:table-cell table:number-columns-repeated="2"/>
          <table:table-cell table:style-name="ce3" office:value-type="string">
            <text:p>144: 42</text:p>
          </table:table-cell>
          <table:table-cell office:value-type="string">
            <text:p>144: 41</text:p>
          </table:table-cell>
          <table:table-cell office:value-type="string">
            <text:p>155: 5A</text:p>
          </table:table-cell>
          <table:table-cell office:value-type="string">
            <text:p>155: 00</text:p>
          </table:table-cell>
          <table:table-cell office:value-type="string">
            <text:p>144: 5A</text:p>
          </table:table-cell>
          <table:table-cell office:value-type="string">
            <text:p>144: 00</text:p>
          </table:table-cell>
          <table:table-cell/>
          <table:table-cell office:value-type="string">
            <text:p>146: 5A</text:p>
          </table:table-cell>
          <table:table-cell office:value-type="string">
            <text:p>146: 00</text:p>
          </table:table-cell>
          <table:table-cell table:number-columns-repeated="1011"/>
        </table:table-row>
        <table:table-row table:style-name="ro1">
          <table:table-cell office:value-type="string">
            <text:p>147: 5A</text:p>
          </table:table-cell>
          <table:table-cell office:value-type="string">
            <text:p>147: 00</text:p>
          </table:table-cell>
          <table:table-cell table:number-columns-repeated="2"/>
          <table:table-cell office:value-type="string">
            <text:p>145: 00</text:p>
          </table:table-cell>
          <table:table-cell office:value-type="string">
            <text:p>145: 5A</text:p>
          </table:table-cell>
          <table:table-cell office:value-type="string">
            <text:p>156: 5A</text:p>
          </table:table-cell>
          <table:table-cell office:value-type="string">
            <text:p>156: 00</text:p>
          </table:table-cell>
          <table:table-cell office:value-type="string">
            <text:p>145: 5A</text:p>
          </table:table-cell>
          <table:table-cell office:value-type="string">
            <text:p>145: 00</text:p>
          </table:table-cell>
          <table:table-cell/>
          <table:table-cell office:value-type="string">
            <text:p>147: 5A</text:p>
          </table:table-cell>
          <table:table-cell office:value-type="string">
            <text:p>147: 00</text:p>
          </table:table-cell>
          <table:table-cell table:number-columns-repeated="1011"/>
        </table:table-row>
        <table:table-row table:style-name="ro1">
          <table:table-cell office:value-type="string">
            <text:p>148: 5A</text:p>
          </table:table-cell>
          <table:table-cell office:value-type="string">
            <text:p>148: 00</text:p>
          </table:table-cell>
          <table:table-cell table:number-columns-repeated="2"/>
          <table:table-cell office:value-type="string">
            <text:p>146: 00</text:p>
          </table:table-cell>
          <table:table-cell office:value-type="string">
            <text:p>146: 7F</text:p>
          </table:table-cell>
          <table:table-cell office:value-type="string">
            <text:p>157: 5A</text:p>
          </table:table-cell>
          <table:table-cell office:value-type="string">
            <text:p>157: 00</text:p>
          </table:table-cell>
          <table:table-cell office:value-type="string">
            <text:p>146: 5A</text:p>
          </table:table-cell>
          <table:table-cell office:value-type="string">
            <text:p>146: 00</text:p>
          </table:table-cell>
          <table:table-cell/>
          <table:table-cell office:value-type="string">
            <text:p>148: 5A</text:p>
          </table:table-cell>
          <table:table-cell office:value-type="string">
            <text:p>148: 00</text:p>
          </table:table-cell>
          <table:table-cell table:number-columns-repeated="1011"/>
        </table:table-row>
        <table:table-row table:style-name="ro1">
          <table:table-cell office:value-type="string">
            <text:p>149: 01</text:p>
          </table:table-cell>
          <table:table-cell office:value-type="string">
            <text:p>149: FF</text:p>
          </table:table-cell>
          <table:table-cell table:number-columns-repeated="2"/>
          <table:table-cell office:value-type="string">
            <text:p>147: 00</text:p>
          </table:table-cell>
          <table:table-cell office:value-type="string">
            <text:p>147: FF</text:p>
          </table:table-cell>
          <table:table-cell office:value-type="string">
            <text:p>158: 01</text:p>
          </table:table-cell>
          <table:table-cell office:value-type="string">
            <text:p>158: FF</text:p>
          </table:table-cell>
          <table:table-cell office:value-type="string">
            <text:p>147: 01</text:p>
          </table:table-cell>
          <table:table-cell office:value-type="string">
            <text:p>147: FF</text:p>
          </table:table-cell>
          <table:table-cell/>
          <table:table-cell office:value-type="string">
            <text:p>149: 01</text:p>
          </table:table-cell>
          <table:table-cell office:value-type="string">
            <text:p>149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50: 42</text:p>
          </table:table-cell>
          <table:table-cell office:value-type="string">
            <text:p>150: 41</text:p>
          </table:table-cell>
          <table:table-cell table:style-name="ce6" office:value-type="string">
            <text:p>pole</text:p>
          </table:table-cell>
          <table:table-cell/>
          <table:table-cell office:value-type="string">
            <text:p>148: 01</text:p>
          </table:table-cell>
          <table:table-cell office:value-type="string">
            <text:p>148: FF</text:p>
          </table:table-cell>
          <table:table-cell table:style-name="ce3" office:value-type="string">
            <text:p>159: 42</text:p>
          </table:table-cell>
          <table:table-cell office:value-type="string">
            <text:p>159: 41</text:p>
          </table:table-cell>
          <table:table-cell table:style-name="ce3" office:value-type="string">
            <text:p>148: 42</text:p>
          </table:table-cell>
          <table:table-cell office:value-type="string">
            <text:p>148: 41</text:p>
          </table:table-cell>
          <table:table-cell/>
          <table:table-cell table:style-name="ce3" office:value-type="string">
            <text:p>150: 42</text:p>
          </table:table-cell>
          <table:table-cell office:value-type="string">
            <text:p>150: 41</text:p>
          </table:table-cell>
          <table:table-cell table:number-columns-repeated="1011"/>
        </table:table-row>
        <table:table-row table:style-name="ro2">
          <table:table-cell office:value-type="string">
            <text:p>151: 00</text:p>
          </table:table-cell>
          <table:table-cell office:value-type="string">
            <text:p>151: 5A</text:p>
          </table:table-cell>
          <table:table-cell table:number-columns-repeated="2"/>
          <table:table-cell table:style-name="ce3" office:value-type="string">
            <text:p>149: 42</text:p>
          </table:table-cell>
          <table:table-cell office:value-type="string">
            <text:p>149: 41</text:p>
          </table:table-cell>
          <table:table-cell office:value-type="string">
            <text:p>160: 00</text:p>
          </table:table-cell>
          <table:table-cell office:value-type="string">
            <text:p>160: 5A</text:p>
          </table:table-cell>
          <table:table-cell office:value-type="string">
            <text:p>149: 00</text:p>
          </table:table-cell>
          <table:table-cell office:value-type="string">
            <text:p>149: 5A</text:p>
          </table:table-cell>
          <table:table-cell/>
          <table:table-cell office:value-type="string">
            <text:p>151: 00</text:p>
          </table:table-cell>
          <table:table-cell office:value-type="string">
            <text:p>151: 5A</text:p>
          </table:table-cell>
          <table:table-cell table:number-columns-repeated="1011"/>
        </table:table-row>
        <table:table-row table:style-name="ro1">
          <table:table-cell office:value-type="string">
            <text:p>152: 00</text:p>
          </table:table-cell>
          <table:table-cell office:value-type="string">
            <text:p>152: FE</text:p>
          </table:table-cell>
          <table:table-cell table:number-columns-repeated="2"/>
          <table:table-cell office:value-type="string">
            <text:p>150: 00</text:p>
          </table:table-cell>
          <table:table-cell office:value-type="string">
            <text:p>150: 5A</text:p>
          </table:table-cell>
          <table:table-cell office:value-type="string">
            <text:p>161: 00</text:p>
          </table:table-cell>
          <table:table-cell office:value-type="string">
            <text:p>161: FF</text:p>
          </table:table-cell>
          <table:table-cell office:value-type="string">
            <text:p>150: 00</text:p>
          </table:table-cell>
          <table:table-cell office:value-type="string">
            <text:p>150: FE</text:p>
          </table:table-cell>
          <table:table-cell/>
          <table:table-cell office:value-type="string">
            <text:p>152: 00</text:p>
          </table:table-cell>
          <table:table-cell office:value-type="string">
            <text:p>152: FE</text:p>
          </table:table-cell>
          <table:table-cell table:number-columns-repeated="1011"/>
        </table:table-row>
        <table:table-row table:style-name="ro1">
          <table:table-cell office:value-type="string">
            <text:p>153: 00</text:p>
          </table:table-cell>
          <table:table-cell office:value-type="string">
            <text:p>153: FF</text:p>
          </table:table-cell>
          <table:table-cell table:number-columns-repeated="2"/>
          <table:table-cell office:value-type="string">
            <text:p>151: 00</text:p>
          </table:table-cell>
          <table:table-cell office:value-type="string">
            <text:p>151: 7F</text:p>
          </table:table-cell>
          <table:table-cell office:value-type="string">
            <text:p>162: 00</text:p>
          </table:table-cell>
          <table:table-cell office:value-type="string">
            <text:p>162: FF</text:p>
          </table:table-cell>
          <table:table-cell office:value-type="string">
            <text:p>151: 00</text:p>
          </table:table-cell>
          <table:table-cell office:value-type="string">
            <text:p>151: FF</text:p>
          </table:table-cell>
          <table:table-cell/>
          <table:table-cell office:value-type="string">
            <text:p>153: 00</text:p>
          </table:table-cell>
          <table:table-cell office:value-type="string">
            <text:p>153: FF</text:p>
          </table:table-cell>
          <table:table-cell table:number-columns-repeated="1011"/>
        </table:table-row>
        <table:table-row table:style-name="ro1">
          <table:table-cell office:value-type="string">
            <text:p>154: 01</text:p>
          </table:table-cell>
          <table:table-cell office:value-type="string">
            <text:p>154: FF</text:p>
          </table:table-cell>
          <table:table-cell table:number-columns-repeated="2"/>
          <table:table-cell office:value-type="string">
            <text:p>152: 00</text:p>
          </table:table-cell>
          <table:table-cell office:value-type="string">
            <text:p>152: FF</text:p>
          </table:table-cell>
          <table:table-cell office:value-type="string">
            <text:p>163: 01</text:p>
          </table:table-cell>
          <table:table-cell office:value-type="string">
            <text:p>163: FF</text:p>
          </table:table-cell>
          <table:table-cell office:value-type="string">
            <text:p>152: 01</text:p>
          </table:table-cell>
          <table:table-cell office:value-type="string">
            <text:p>152: FF</text:p>
          </table:table-cell>
          <table:table-cell/>
          <table:table-cell office:value-type="string">
            <text:p>154: 01</text:p>
          </table:table-cell>
          <table:table-cell office:value-type="string">
            <text:p>154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55: 42</text:p>
          </table:table-cell>
          <table:table-cell office:value-type="string">
            <text:p>155: 41</text:p>
          </table:table-cell>
          <table:table-cell table:style-name="ce6" office:value-type="string">
            <text:p>pole</text:p>
          </table:table-cell>
          <table:table-cell/>
          <table:table-cell office:value-type="string">
            <text:p>153: 01</text:p>
          </table:table-cell>
          <table:table-cell office:value-type="string">
            <text:p>153: FF</text:p>
          </table:table-cell>
          <table:table-cell table:style-name="ce3" office:value-type="string">
            <text:p>164: 42</text:p>
          </table:table-cell>
          <table:table-cell office:value-type="string">
            <text:p>164: 41</text:p>
          </table:table-cell>
          <table:table-cell table:style-name="ce3" office:value-type="string">
            <text:p>153: 42</text:p>
          </table:table-cell>
          <table:table-cell office:value-type="string">
            <text:p>153: 41</text:p>
          </table:table-cell>
          <table:table-cell/>
          <table:table-cell table:style-name="ce3" office:value-type="string">
            <text:p>155: 42</text:p>
          </table:table-cell>
          <table:table-cell office:value-type="string">
            <text:p>155: 41</text:p>
          </table:table-cell>
          <table:table-cell table:number-columns-repeated="1011"/>
        </table:table-row>
        <table:table-row table:style-name="ro2">
          <table:table-cell office:value-type="string">
            <text:p>156: 00</text:p>
          </table:table-cell>
          <table:table-cell office:value-type="string">
            <text:p>156: 5A</text:p>
          </table:table-cell>
          <table:table-cell table:number-columns-repeated="2"/>
          <table:table-cell table:style-name="ce3" office:value-type="string">
            <text:p>154: 42</text:p>
          </table:table-cell>
          <table:table-cell office:value-type="string">
            <text:p>154: 41</text:p>
          </table:table-cell>
          <table:table-cell office:value-type="string">
            <text:p>165: 00</text:p>
          </table:table-cell>
          <table:table-cell office:value-type="string">
            <text:p>165: 5A</text:p>
          </table:table-cell>
          <table:table-cell office:value-type="string">
            <text:p>154: 00</text:p>
          </table:table-cell>
          <table:table-cell office:value-type="string">
            <text:p>154: 5A</text:p>
          </table:table-cell>
          <table:table-cell/>
          <table:table-cell office:value-type="string">
            <text:p>156: 00</text:p>
          </table:table-cell>
          <table:table-cell office:value-type="string">
            <text:p>156: 5A</text:p>
          </table:table-cell>
          <table:table-cell table:number-columns-repeated="1011"/>
        </table:table-row>
        <table:table-row table:style-name="ro1">
          <table:table-cell office:value-type="string">
            <text:p>157: 00</text:p>
          </table:table-cell>
          <table:table-cell office:value-type="string">
            <text:p>157: FE</text:p>
          </table:table-cell>
          <table:table-cell table:number-columns-repeated="2"/>
          <table:table-cell office:value-type="string">
            <text:p>155: 00</text:p>
          </table:table-cell>
          <table:table-cell office:value-type="string">
            <text:p>155: 5A</text:p>
          </table:table-cell>
          <table:table-cell office:value-type="string">
            <text:p>166: 00</text:p>
          </table:table-cell>
          <table:table-cell office:value-type="string">
            <text:p>166: FF</text:p>
          </table:table-cell>
          <table:table-cell office:value-type="string">
            <text:p>155: 00</text:p>
          </table:table-cell>
          <table:table-cell office:value-type="string">
            <text:p>155: FE</text:p>
          </table:table-cell>
          <table:table-cell/>
          <table:table-cell office:value-type="string">
            <text:p>157: 00</text:p>
          </table:table-cell>
          <table:table-cell office:value-type="string">
            <text:p>157: FE</text:p>
          </table:table-cell>
          <table:table-cell table:number-columns-repeated="1011"/>
        </table:table-row>
        <table:table-row table:style-name="ro1">
          <table:table-cell office:value-type="string">
            <text:p>158: 00</text:p>
          </table:table-cell>
          <table:table-cell office:value-type="string">
            <text:p>158: FF</text:p>
          </table:table-cell>
          <table:table-cell table:number-columns-repeated="2"/>
          <table:table-cell office:value-type="string">
            <text:p>156: 00</text:p>
          </table:table-cell>
          <table:table-cell office:value-type="string">
            <text:p>156: 7F</text:p>
          </table:table-cell>
          <table:table-cell office:value-type="string">
            <text:p>167: 00</text:p>
          </table:table-cell>
          <table:table-cell office:value-type="string">
            <text:p>167: FF</text:p>
          </table:table-cell>
          <table:table-cell office:value-type="string">
            <text:p>156: 00</text:p>
          </table:table-cell>
          <table:table-cell office:value-type="string">
            <text:p>156: FF</text:p>
          </table:table-cell>
          <table:table-cell/>
          <table:table-cell office:value-type="string">
            <text:p>158: 00</text:p>
          </table:table-cell>
          <table:table-cell office:value-type="string">
            <text:p>158: FF</text:p>
          </table:table-cell>
          <table:table-cell table:number-columns-repeated="1011"/>
        </table:table-row>
        <table:table-row table:style-name="ro1">
          <table:table-cell office:value-type="string">
            <text:p>159: 01</text:p>
          </table:table-cell>
          <table:table-cell office:value-type="string">
            <text:p>159: FF</text:p>
          </table:table-cell>
          <table:table-cell table:number-columns-repeated="2"/>
          <table:table-cell office:value-type="string">
            <text:p>157: 00</text:p>
          </table:table-cell>
          <table:table-cell office:value-type="string">
            <text:p>157: FF</text:p>
          </table:table-cell>
          <table:table-cell office:value-type="string">
            <text:p>168: 01</text:p>
          </table:table-cell>
          <table:table-cell office:value-type="string">
            <text:p>168: FF</text:p>
          </table:table-cell>
          <table:table-cell office:value-type="string">
            <text:p>157: 01</text:p>
          </table:table-cell>
          <table:table-cell office:value-type="string">
            <text:p>157: FF</text:p>
          </table:table-cell>
          <table:table-cell/>
          <table:table-cell office:value-type="string">
            <text:p>159: 01</text:p>
          </table:table-cell>
          <table:table-cell office:value-type="string">
            <text:p>159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60: 42</text:p>
          </table:table-cell>
          <table:table-cell office:value-type="string">
            <text:p>160: 41</text:p>
          </table:table-cell>
          <table:table-cell table:style-name="ce6" office:value-type="string">
            <text:p>pole</text:p>
          </table:table-cell>
          <table:table-cell/>
          <table:table-cell office:value-type="string">
            <text:p>158: 01</text:p>
          </table:table-cell>
          <table:table-cell office:value-type="string">
            <text:p>158: FF</text:p>
          </table:table-cell>
          <table:table-cell table:style-name="ce3" office:value-type="string">
            <text:p>169: 42</text:p>
          </table:table-cell>
          <table:table-cell office:value-type="string">
            <text:p>169: 41</text:p>
          </table:table-cell>
          <table:table-cell table:style-name="ce3" office:value-type="string">
            <text:p>158: 42</text:p>
          </table:table-cell>
          <table:table-cell office:value-type="string">
            <text:p>158: 41</text:p>
          </table:table-cell>
          <table:table-cell/>
          <table:table-cell table:style-name="ce3" office:value-type="string">
            <text:p>160: 42</text:p>
          </table:table-cell>
          <table:table-cell office:value-type="string">
            <text:p>160: 41</text:p>
          </table:table-cell>
          <table:table-cell table:number-columns-repeated="1011"/>
        </table:table-row>
        <table:table-row table:style-name="ro2">
          <table:table-cell office:value-type="string">
            <text:p>161: 00</text:p>
          </table:table-cell>
          <table:table-cell office:value-type="string">
            <text:p>161: 5A</text:p>
          </table:table-cell>
          <table:table-cell table:number-columns-repeated="2"/>
          <table:table-cell table:style-name="ce3" office:value-type="string">
            <text:p>159: 43</text:p>
          </table:table-cell>
          <table:table-cell office:value-type="string">
            <text:p>159: 41</text:p>
          </table:table-cell>
          <table:table-cell office:value-type="string">
            <text:p>170: 00</text:p>
          </table:table-cell>
          <table:table-cell office:value-type="string">
            <text:p>170: 5A</text:p>
          </table:table-cell>
          <table:table-cell office:value-type="string">
            <text:p>159: 00</text:p>
          </table:table-cell>
          <table:table-cell office:value-type="string">
            <text:p>159: 5A</text:p>
          </table:table-cell>
          <table:table-cell/>
          <table:table-cell office:value-type="string">
            <text:p>161: 00</text:p>
          </table:table-cell>
          <table:table-cell office:value-type="string">
            <text:p>161: 5A</text:p>
          </table:table-cell>
          <table:table-cell table:number-columns-repeated="1011"/>
        </table:table-row>
        <table:table-row table:style-name="ro1">
          <table:table-cell office:value-type="string">
            <text:p>162: 00</text:p>
          </table:table-cell>
          <table:table-cell office:value-type="string">
            <text:p>162: FE</text:p>
          </table:table-cell>
          <table:table-cell table:number-columns-repeated="2"/>
          <table:table-cell office:value-type="string">
            <text:p>160: 00</text:p>
          </table:table-cell>
          <table:table-cell office:value-type="string">
            <text:p>160: 5A</text:p>
          </table:table-cell>
          <table:table-cell office:value-type="string">
            <text:p>171: 00</text:p>
          </table:table-cell>
          <table:table-cell office:value-type="string">
            <text:p>171: FF</text:p>
          </table:table-cell>
          <table:table-cell office:value-type="string">
            <text:p>160: 00</text:p>
          </table:table-cell>
          <table:table-cell office:value-type="string">
            <text:p>160: FE</text:p>
          </table:table-cell>
          <table:table-cell/>
          <table:table-cell office:value-type="string">
            <text:p>162: 00</text:p>
          </table:table-cell>
          <table:table-cell office:value-type="string">
            <text:p>162: FE</text:p>
          </table:table-cell>
          <table:table-cell table:number-columns-repeated="1011"/>
        </table:table-row>
        <table:table-row table:style-name="ro1">
          <table:table-cell office:value-type="string">
            <text:p>163: 00</text:p>
          </table:table-cell>
          <table:table-cell office:value-type="string">
            <text:p>163: FF</text:p>
          </table:table-cell>
          <table:table-cell table:number-columns-repeated="2"/>
          <table:table-cell office:value-type="string">
            <text:p>161: 01</text:p>
          </table:table-cell>
          <table:table-cell office:value-type="string">
            <text:p>161: 7F</text:p>
          </table:table-cell>
          <table:table-cell office:value-type="string">
            <text:p>172: 00</text:p>
          </table:table-cell>
          <table:table-cell office:value-type="string">
            <text:p>172: FF</text:p>
          </table:table-cell>
          <table:table-cell office:value-type="string">
            <text:p>161: 00</text:p>
          </table:table-cell>
          <table:table-cell office:value-type="string">
            <text:p>161: FF</text:p>
          </table:table-cell>
          <table:table-cell/>
          <table:table-cell office:value-type="string">
            <text:p>163: 00</text:p>
          </table:table-cell>
          <table:table-cell office:value-type="string">
            <text:p>163: FF</text:p>
          </table:table-cell>
          <table:table-cell table:number-columns-repeated="1011"/>
        </table:table-row>
        <table:table-row table:style-name="ro1">
          <table:table-cell office:value-type="string">
            <text:p>164: 01</text:p>
          </table:table-cell>
          <table:table-cell office:value-type="string">
            <text:p>164: FF</text:p>
          </table:table-cell>
          <table:table-cell table:number-columns-repeated="2"/>
          <table:table-cell office:value-type="string">
            <text:p>162: 00</text:p>
          </table:table-cell>
          <table:table-cell office:value-type="string">
            <text:p>162: FF</text:p>
          </table:table-cell>
          <table:table-cell office:value-type="string">
            <text:p>173: 01</text:p>
          </table:table-cell>
          <table:table-cell office:value-type="string">
            <text:p>173: FF</text:p>
          </table:table-cell>
          <table:table-cell office:value-type="string">
            <text:p>162: 01</text:p>
          </table:table-cell>
          <table:table-cell office:value-type="string">
            <text:p>162: FF</text:p>
          </table:table-cell>
          <table:table-cell/>
          <table:table-cell office:value-type="string">
            <text:p>164: 01</text:p>
          </table:table-cell>
          <table:table-cell office:value-type="string">
            <text:p>164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65: 42</text:p>
          </table:table-cell>
          <table:table-cell office:value-type="string">
            <text:p>165: 41</text:p>
          </table:table-cell>
          <table:table-cell table:style-name="ce6" office:value-type="string">
            <text:p>pole</text:p>
          </table:table-cell>
          <table:table-cell/>
          <table:table-cell office:value-type="string">
            <text:p>163: 01</text:p>
          </table:table-cell>
          <table:table-cell office:value-type="string">
            <text:p>163: FF</text:p>
          </table:table-cell>
          <table:table-cell table:style-name="ce3" office:value-type="string">
            <text:p>174: 42</text:p>
          </table:table-cell>
          <table:table-cell office:value-type="string">
            <text:p>174: 41</text:p>
          </table:table-cell>
          <table:table-cell table:style-name="ce3" office:value-type="string">
            <text:p>163: 42</text:p>
          </table:table-cell>
          <table:table-cell office:value-type="string">
            <text:p>163: 41</text:p>
          </table:table-cell>
          <table:table-cell/>
          <table:table-cell table:style-name="ce3" office:value-type="string">
            <text:p>165: 43</text:p>
          </table:table-cell>
          <table:table-cell office:value-type="string">
            <text:p>165: 41</text:p>
          </table:table-cell>
          <table:table-cell table:number-columns-repeated="1011"/>
        </table:table-row>
        <table:table-row table:style-name="ro2">
          <table:table-cell office:value-type="string">
            <text:p>166: 00</text:p>
          </table:table-cell>
          <table:table-cell office:value-type="string">
            <text:p>166: 5A</text:p>
          </table:table-cell>
          <table:table-cell table:number-columns-repeated="2"/>
          <table:table-cell table:style-name="ce3" office:value-type="string">
            <text:p>164: 44</text:p>
          </table:table-cell>
          <table:table-cell office:value-type="string">
            <text:p>164: F3</text:p>
          </table:table-cell>
          <table:table-cell office:value-type="string">
            <text:p>175: 00</text:p>
          </table:table-cell>
          <table:table-cell office:value-type="string">
            <text:p>175: 5A</text:p>
          </table:table-cell>
          <table:table-cell office:value-type="string">
            <text:p>164: 00</text:p>
          </table:table-cell>
          <table:table-cell office:value-type="string">
            <text:p>164: 5A</text:p>
          </table:table-cell>
          <table:table-cell/>
          <table:table-cell office:value-type="string">
            <text:p>166: 00</text:p>
          </table:table-cell>
          <table:table-cell office:value-type="string">
            <text:p>166: 5A</text:p>
          </table:table-cell>
          <table:table-cell table:number-columns-repeated="1011"/>
        </table:table-row>
        <table:table-row table:style-name="ro1">
          <table:table-cell office:value-type="string">
            <text:p>167: 00</text:p>
          </table:table-cell>
          <table:table-cell office:value-type="string">
            <text:p>167: FE</text:p>
          </table:table-cell>
          <table:table-cell table:number-columns-repeated="2"/>
          <table:table-cell office:value-type="string">
            <text:p>165: 00</text:p>
          </table:table-cell>
          <table:table-cell office:value-type="string">
            <text:p>165: 5A</text:p>
          </table:table-cell>
          <table:table-cell office:value-type="string">
            <text:p>176: 00</text:p>
          </table:table-cell>
          <table:table-cell office:value-type="string">
            <text:p>176: FF</text:p>
          </table:table-cell>
          <table:table-cell office:value-type="string">
            <text:p>165: 00</text:p>
          </table:table-cell>
          <table:table-cell office:value-type="string">
            <text:p>165: FE</text:p>
          </table:table-cell>
          <table:table-cell/>
          <table:table-cell office:value-type="string">
            <text:p>167: 01</text:p>
          </table:table-cell>
          <table:table-cell office:value-type="string">
            <text:p>167: FE</text:p>
          </table:table-cell>
          <table:table-cell table:number-columns-repeated="1011"/>
        </table:table-row>
        <table:table-row table:style-name="ro1">
          <table:table-cell office:value-type="string">
            <text:p>168: 00</text:p>
          </table:table-cell>
          <table:table-cell office:value-type="string">
            <text:p>168: FF</text:p>
          </table:table-cell>
          <table:table-cell table:number-columns-repeated="2"/>
          <table:table-cell office:value-type="string">
            <text:p>166: 01</text:p>
          </table:table-cell>
          <table:table-cell office:value-type="string">
            <text:p>166: 00</text:p>
          </table:table-cell>
          <table:table-cell office:value-type="string">
            <text:p>177: 00</text:p>
          </table:table-cell>
          <table:table-cell office:value-type="string">
            <text:p>177: FF</text:p>
          </table:table-cell>
          <table:table-cell office:value-type="string">
            <text:p>166: 00</text:p>
          </table:table-cell>
          <table:table-cell office:value-type="string">
            <text:p>166: FF</text:p>
          </table:table-cell>
          <table:table-cell/>
          <table:table-cell office:value-type="string">
            <text:p>168: 00</text:p>
          </table:table-cell>
          <table:table-cell office:value-type="string">
            <text:p>168: FF</text:p>
          </table:table-cell>
          <table:table-cell table:number-columns-repeated="1011"/>
        </table:table-row>
        <table:table-row table:style-name="ro1">
          <table:table-cell office:value-type="string">
            <text:p>169: 01</text:p>
          </table:table-cell>
          <table:table-cell office:value-type="string">
            <text:p>169: FF</text:p>
          </table:table-cell>
          <table:table-cell table:number-columns-repeated="2"/>
          <table:table-cell office:value-type="string">
            <text:p>167: 03</text:p>
          </table:table-cell>
          <table:table-cell office:value-type="string">
            <text:p>167: 00</text:p>
          </table:table-cell>
          <table:table-cell office:value-type="string">
            <text:p>178: 01</text:p>
          </table:table-cell>
          <table:table-cell office:value-type="string">
            <text:p>178: FF</text:p>
          </table:table-cell>
          <table:table-cell office:value-type="string">
            <text:p>167: 01</text:p>
          </table:table-cell>
          <table:table-cell office:value-type="string">
            <text:p>167: FF</text:p>
          </table:table-cell>
          <table:table-cell/>
          <table:table-cell office:value-type="string">
            <text:p>169: 01</text:p>
          </table:table-cell>
          <table:table-cell office:value-type="string">
            <text:p>169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70: 43</text:p>
          </table:table-cell>
          <table:table-cell office:value-type="string">
            <text:p>170: 41</text:p>
          </table:table-cell>
          <table:table-cell table:style-name="ce6" office:value-type="string">
            <text:p>enter config mode</text:p>
          </table:table-cell>
          <table:table-cell/>
          <table:table-cell table:number-columns-repeated="2" office:value-type="string">
            <text:p>168: 00</text:p>
          </table:table-cell>
          <table:table-cell table:style-name="ce3" office:value-type="string">
            <text:p>179: 43</text:p>
          </table:table-cell>
          <table:table-cell office:value-type="string">
            <text:p>179: 41</text:p>
          </table:table-cell>
          <table:table-cell table:style-name="ce3" office:value-type="string">
            <text:p>168: 43</text:p>
          </table:table-cell>
          <table:table-cell office:value-type="string">
            <text:p>168: 41</text:p>
          </table:table-cell>
          <table:table-cell/>
          <table:table-cell table:style-name="ce3" office:value-type="string">
            <text:p>170: 44</text:p>
          </table:table-cell>
          <table:table-cell office:value-type="string">
            <text:p>170: F3</text:p>
          </table:table-cell>
          <table:table-cell table:number-columns-repeated="1011"/>
        </table:table-row>
        <table:table-row table:style-name="ro1">
          <table:table-cell office:value-type="string">
            <text:p>171: 00</text:p>
          </table:table-cell>
          <table:table-cell office:value-type="string">
            <text:p>171: 5A</text:p>
          </table:table-cell>
          <table:table-cell table:number-columns-repeated="2"/>
          <table:table-cell table:number-columns-repeated="2" office:value-type="string">
            <text:p>169: 00</text:p>
          </table:table-cell>
          <table:table-cell office:value-type="string">
            <text:p>180: 00</text:p>
          </table:table-cell>
          <table:table-cell office:value-type="string">
            <text:p>180: 5A</text:p>
          </table:table-cell>
          <table:table-cell office:value-type="string">
            <text:p>169: 00</text:p>
          </table:table-cell>
          <table:table-cell office:value-type="string">
            <text:p>169: 5A</text:p>
          </table:table-cell>
          <table:table-cell/>
          <table:table-cell office:value-type="string">
            <text:p>171: 00</text:p>
          </table:table-cell>
          <table:table-cell office:value-type="string">
            <text:p>171: 5A</text:p>
          </table:table-cell>
          <table:table-cell table:number-columns-repeated="1011"/>
        </table:table-row>
        <table:table-row table:style-name="ro1">
          <table:table-cell office:value-type="string">
            <text:p>172: 01</text:p>
          </table:table-cell>
          <table:table-cell office:value-type="string">
            <text:p>172: FE</text:p>
          </table:table-cell>
          <table:table-cell table:number-columns-repeated="2"/>
          <table:table-cell table:number-columns-repeated="2" office:value-type="string">
            <text:p>170: 00</text:p>
          </table:table-cell>
          <table:table-cell office:value-type="string">
            <text:p>181: 01</text:p>
          </table:table-cell>
          <table:table-cell office:value-type="string">
            <text:p>181: FF</text:p>
          </table:table-cell>
          <table:table-cell office:value-type="string">
            <text:p>170: 01</text:p>
          </table:table-cell>
          <table:table-cell office:value-type="string">
            <text:p>170: FE</text:p>
          </table:table-cell>
          <table:table-cell/>
          <table:table-cell office:value-type="string">
            <text:p>172: 01</text:p>
          </table:table-cell>
          <table:table-cell office:value-type="string">
            <text:p>172: 00</text:p>
          </table:table-cell>
          <table:table-cell table:number-columns-repeated="1011"/>
        </table:table-row>
        <table:table-row table:style-name="ro1">
          <table:table-cell office:value-type="string">
            <text:p>173: 00</text:p>
          </table:table-cell>
          <table:table-cell office:value-type="string">
            <text:p>173: FF</text:p>
          </table:table-cell>
          <table:table-cell table:number-columns-repeated="2"/>
          <table:table-cell table:number-columns-repeated="2" office:value-type="string">
            <text:p>171: 00</text:p>
          </table:table-cell>
          <table:table-cell office:value-type="string">
            <text:p>182: 00</text:p>
          </table:table-cell>
          <table:table-cell office:value-type="string">
            <text:p>182: FF</text:p>
          </table:table-cell>
          <table:table-cell office:value-type="string">
            <text:p>171: 00</text:p>
          </table:table-cell>
          <table:table-cell office:value-type="string">
            <text:p>171: FF</text:p>
          </table:table-cell>
          <table:table-cell/>
          <table:table-cell office:value-type="string">
            <text:p>173: 03</text:p>
          </table:table-cell>
          <table:table-cell office:value-type="string">
            <text:p>173: 00</text:p>
          </table:table-cell>
          <table:table-cell table:number-columns-repeated="1011"/>
        </table:table-row>
        <table:table-row table:style-name="ro1">
          <table:table-cell office:value-type="string">
            <text:p>174: 01</text:p>
          </table:table-cell>
          <table:table-cell office:value-type="string">
            <text:p>174: FF</text:p>
          </table:table-cell>
          <table:table-cell table:number-columns-repeated="2"/>
          <table:table-cell office:value-type="string">
            <text:p>172: 01</text:p>
          </table:table-cell>
          <table:table-cell office:value-type="string">
            <text:p>172: FF</text:p>
          </table:table-cell>
          <table:table-cell office:value-type="string">
            <text:p>183: 01</text:p>
          </table:table-cell>
          <table:table-cell office:value-type="string">
            <text:p>183: FF</text:p>
          </table:table-cell>
          <table:table-cell office:value-type="string">
            <text:p>172: 01</text:p>
          </table:table-cell>
          <table:table-cell office:value-type="string">
            <text:p>172: FF</text:p>
          </table:table-cell>
          <table:table-cell/>
          <table:table-cell table:number-columns-repeated="2" office:value-type="string">
            <text:p>174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75: 44</text:p>
          </table:table-cell>
          <table:table-cell office:value-type="string">
            <text:p>175: F3</text:p>
          </table:table-cell>
          <table:table-cell table:style-name="ce6" office:value-type="string">
            <text:p>turn on analog mode</text:p>
          </table:table-cell>
          <table:table-cell/>
          <table:table-cell table:style-name="ce3" office:value-type="string">
            <text:p>173: 43</text:p>
          </table:table-cell>
          <table:table-cell office:value-type="string">
            <text:p>173: F3</text:p>
          </table:table-cell>
          <table:table-cell table:style-name="ce3" office:value-type="string">
            <text:p>184: 44</text:p>
          </table:table-cell>
          <table:table-cell office:value-type="string">
            <text:p>184: F3</text:p>
          </table:table-cell>
          <table:table-cell table:style-name="ce3" office:value-type="string">
            <text:p>173: 44</text:p>
          </table:table-cell>
          <table:table-cell office:value-type="string">
            <text:p>173: F3</text:p>
          </table:table-cell>
          <table:table-cell/>
          <table:table-cell table:number-columns-repeated="2" office:value-type="string">
            <text:p>175: 00</text:p>
          </table:table-cell>
          <table:table-cell table:number-columns-repeated="1011"/>
        </table:table-row>
        <table:table-row table:style-name="ro1">
          <table:table-cell office:value-type="string">
            <text:p>176: 00</text:p>
          </table:table-cell>
          <table:table-cell office:value-type="string">
            <text:p>176: 5A</text:p>
          </table:table-cell>
          <table:table-cell table:number-columns-repeated="2"/>
          <table:table-cell office:value-type="string">
            <text:p>174: 00</text:p>
          </table:table-cell>
          <table:table-cell office:value-type="string">
            <text:p>174: 5A</text:p>
          </table:table-cell>
          <table:table-cell office:value-type="string">
            <text:p>185: 00</text:p>
          </table:table-cell>
          <table:table-cell office:value-type="string">
            <text:p>185: 5A</text:p>
          </table:table-cell>
          <table:table-cell office:value-type="string">
            <text:p>174: 00</text:p>
          </table:table-cell>
          <table:table-cell office:value-type="string">
            <text:p>174: 5A</text:p>
          </table:table-cell>
          <table:table-cell/>
          <table:table-cell table:number-columns-repeated="2" office:value-type="string">
            <text:p>176: 00</text:p>
          </table:table-cell>
          <table:table-cell table:number-columns-repeated="1011"/>
        </table:table-row>
        <table:table-row table:style-name="ro1">
          <table:table-cell office:value-type="string">
            <text:p>177: 01</text:p>
          </table:table-cell>
          <table:table-cell office:value-type="string">
            <text:p>177: 00</text:p>
          </table:table-cell>
          <table:table-cell table:number-columns-repeated="2"/>
          <table:table-cell table:number-columns-repeated="2" office:value-type="string">
            <text:p>175: 00</text:p>
          </table:table-cell>
          <table:table-cell office:value-type="string">
            <text:p>186: 01</text:p>
          </table:table-cell>
          <table:table-cell office:value-type="string">
            <text:p>186: 00</text:p>
          </table:table-cell>
          <table:table-cell office:value-type="string">
            <text:p>175: 01</text:p>
          </table:table-cell>
          <table:table-cell office:value-type="string">
            <text:p>175: 00</text:p>
          </table:table-cell>
          <table:table-cell/>
          <table:table-cell table:number-columns-repeated="2" office:value-type="string">
            <text:p>177: 00</text:p>
          </table:table-cell>
          <table:table-cell table:number-columns-repeated="1011"/>
        </table:table-row>
        <table:table-row table:style-name="ro1">
          <table:table-cell office:value-type="string">
            <text:p>178: 03</text:p>
          </table:table-cell>
          <table:table-cell office:value-type="string">
            <text:p>178: 00</text:p>
          </table:table-cell>
          <table:table-cell table:number-columns-repeated="2"/>
          <table:table-cell office:value-type="string">
            <text:p>176: 5A</text:p>
          </table:table-cell>
          <table:table-cell office:value-type="string">
            <text:p>176: 00</text:p>
          </table:table-cell>
          <table:table-cell office:value-type="string">
            <text:p>187: 03</text:p>
          </table:table-cell>
          <table:table-cell office:value-type="string">
            <text:p>187: 00</text:p>
          </table:table-cell>
          <table:table-cell office:value-type="string">
            <text:p>176: 03</text:p>
          </table:table-cell>
          <table:table-cell office:value-type="string">
            <text:p>176: 00</text:p>
          </table:table-cell>
          <table:table-cell/>
          <table:table-cell office:value-type="string">
            <text:p>178: 01</text:p>
          </table:table-cell>
          <table:table-cell office:value-type="string">
            <text:p>178: FF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179: 00</text:p>
          </table:table-cell>
          <table:table-cell table:number-columns-repeated="2"/>
          <table:table-cell office:value-type="string">
            <text:p>177: 5A</text:p>
          </table:table-cell>
          <table:table-cell office:value-type="string">
            <text:p>177: 00</text:p>
          </table:table-cell>
          <table:table-cell table:number-columns-repeated="2" office:value-type="string">
            <text:p>188: 00</text:p>
          </table:table-cell>
          <table:table-cell table:number-columns-repeated="2" office:value-type="string">
            <text:p>177: 00</text:p>
          </table:table-cell>
          <table:table-cell/>
          <table:table-cell table:style-name="ce3" office:value-type="string">
            <text:p>179: 43</text:p>
          </table:table-cell>
          <table:table-cell office:value-type="string">
            <text:p>179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80: 00</text:p>
          </table:table-cell>
          <table:table-cell table:number-columns-repeated="2"/>
          <table:table-cell office:value-type="string">
            <text:p>178: 5A</text:p>
          </table:table-cell>
          <table:table-cell office:value-type="string">
            <text:p>178: 00</text:p>
          </table:table-cell>
          <table:table-cell table:number-columns-repeated="2" office:value-type="string">
            <text:p>189: 00</text:p>
          </table:table-cell>
          <table:table-cell table:number-columns-repeated="2" office:value-type="string">
            <text:p>178: 00</text:p>
          </table:table-cell>
          <table:table-cell/>
          <table:table-cell office:value-type="string">
            <text:p>180: 00</text:p>
          </table:table-cell>
          <table:table-cell office:value-type="string">
            <text:p>180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81: 00</text:p>
          </table:table-cell>
          <table:table-cell table:number-columns-repeated="2"/>
          <table:table-cell office:value-type="string">
            <text:p>179: 5A</text:p>
          </table:table-cell>
          <table:table-cell office:value-type="string">
            <text:p>179: 00</text:p>
          </table:table-cell>
          <table:table-cell table:number-columns-repeated="2" office:value-type="string">
            <text:p>190: 00</text:p>
          </table:table-cell>
          <table:table-cell table:number-columns-repeated="2" office:value-type="string">
            <text:p>179: 00</text:p>
          </table:table-cell>
          <table:table-cell/>
          <table:table-cell table:number-columns-repeated="2" office:value-type="string">
            <text:p>181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82: 00</text:p>
          </table:table-cell>
          <table:table-cell table:number-columns-repeated="2"/>
          <table:table-cell office:value-type="string">
            <text:p>180: 5A</text:p>
          </table:table-cell>
          <table:table-cell office:value-type="string">
            <text:p>180: 00</text:p>
          </table:table-cell>
          <table:table-cell table:number-columns-repeated="2" office:value-type="string">
            <text:p>191: 00</text:p>
          </table:table-cell>
          <table:table-cell table:number-columns-repeated="2" office:value-type="string">
            <text:p>180: 00</text:p>
          </table:table-cell>
          <table:table-cell/>
          <table:table-cell office:value-type="string">
            <text:p>182: 5A</text:p>
          </table:table-cell>
          <table:table-cell office:value-type="string">
            <text:p>182: 00</text:p>
          </table:table-cell>
          <table:table-cell table:number-columns-repeated="1011"/>
        </table:table-row>
        <table:table-row table:style-name="ro1">
          <table:table-cell office:value-type="string">
            <text:p>183: 01</text:p>
          </table:table-cell>
          <table:table-cell office:value-type="string">
            <text:p>183: FF</text:p>
          </table:table-cell>
          <table:table-cell table:number-columns-repeated="2"/>
          <table:table-cell office:value-type="string">
            <text:p>181: 01</text:p>
          </table:table-cell>
          <table:table-cell office:value-type="string">
            <text:p>181: FF</text:p>
          </table:table-cell>
          <table:table-cell office:value-type="string">
            <text:p>192: 01</text:p>
          </table:table-cell>
          <table:table-cell office:value-type="string">
            <text:p>192: FF</text:p>
          </table:table-cell>
          <table:table-cell office:value-type="string">
            <text:p>181: 01</text:p>
          </table:table-cell>
          <table:table-cell office:value-type="string">
            <text:p>181: FF</text:p>
          </table:table-cell>
          <table:table-cell/>
          <table:table-cell office:value-type="string">
            <text:p>183: 5A</text:p>
          </table:table-cell>
          <table:table-cell office:value-type="string">
            <text:p>183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84: 43</text:p>
          </table:table-cell>
          <table:table-cell office:value-type="string">
            <text:p>184: F3</text:p>
          </table:table-cell>
          <table:table-cell table:style-name="ce6" office:value-type="string">
            <text:p>exit config</text:p>
          </table:table-cell>
          <table:table-cell/>
          <table:table-cell table:style-name="ce3" office:value-type="string">
            <text:p>182: 42</text:p>
          </table:table-cell>
          <table:table-cell office:value-type="string">
            <text:p>182: 73</text:p>
          </table:table-cell>
          <table:table-cell table:style-name="ce3" office:value-type="string">
            <text:p>193: 43</text:p>
          </table:table-cell>
          <table:table-cell office:value-type="string">
            <text:p>193: F3</text:p>
          </table:table-cell>
          <table:table-cell table:style-name="ce3" office:value-type="string">
            <text:p>182: 43</text:p>
          </table:table-cell>
          <table:table-cell office:value-type="string">
            <text:p>182: F3</text:p>
          </table:table-cell>
          <table:table-cell/>
          <table:table-cell office:value-type="string">
            <text:p>184: 5A</text:p>
          </table:table-cell>
          <table:table-cell office:value-type="string">
            <text:p>184: 00</text:p>
          </table:table-cell>
          <table:table-cell table:number-columns-repeated="1011"/>
        </table:table-row>
        <table:table-row table:style-name="ro1">
          <table:table-cell office:value-type="string">
            <text:p>185: 00</text:p>
          </table:table-cell>
          <table:table-cell office:value-type="string">
            <text:p>185: 5A</text:p>
          </table:table-cell>
          <table:table-cell table:number-columns-repeated="2"/>
          <table:table-cell office:value-type="string">
            <text:p>183: 00</text:p>
          </table:table-cell>
          <table:table-cell office:value-type="string">
            <text:p>183: 5A</text:p>
          </table:table-cell>
          <table:table-cell office:value-type="string">
            <text:p>194: 00</text:p>
          </table:table-cell>
          <table:table-cell office:value-type="string">
            <text:p>194: 5A</text:p>
          </table:table-cell>
          <table:table-cell office:value-type="string">
            <text:p>183: 00</text:p>
          </table:table-cell>
          <table:table-cell office:value-type="string">
            <text:p>183: 5A</text:p>
          </table:table-cell>
          <table:table-cell/>
          <table:table-cell office:value-type="string">
            <text:p>185: 5A</text:p>
          </table:table-cell>
          <table:table-cell office:value-type="string">
            <text:p>185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186: 00</text:p>
          </table:table-cell>
          <table:table-cell table:number-columns-repeated="2"/>
          <table:table-cell office:value-type="string">
            <text:p>184: 00</text:p>
          </table:table-cell>
          <table:table-cell office:value-type="string">
            <text:p>184: 7F</text:p>
          </table:table-cell>
          <table:table-cell table:number-columns-repeated="2" office:value-type="string">
            <text:p>195: 00</text:p>
          </table:table-cell>
          <table:table-cell table:number-columns-repeated="2" office:value-type="string">
            <text:p>184: 00</text:p>
          </table:table-cell>
          <table:table-cell/>
          <table:table-cell office:value-type="string">
            <text:p>186: 5A</text:p>
          </table:table-cell>
          <table:table-cell office:value-type="string">
            <text:p>186: 00</text:p>
          </table:table-cell>
          <table:table-cell table:number-columns-repeated="1011"/>
        </table:table-row>
        <table:table-row table:style-name="ro1">
          <table:table-cell office:value-type="string">
            <text:p>187: 5A</text:p>
          </table:table-cell>
          <table:table-cell office:value-type="string">
            <text:p>187: 00</text:p>
          </table:table-cell>
          <table:table-cell table:number-columns-repeated="2"/>
          <table:table-cell office:value-type="string">
            <text:p>185: 00</text:p>
          </table:table-cell>
          <table:table-cell office:value-type="string">
            <text:p>185: FF</text:p>
          </table:table-cell>
          <table:table-cell office:value-type="string">
            <text:p>196: 5A</text:p>
          </table:table-cell>
          <table:table-cell office:value-type="string">
            <text:p>196: 00</text:p>
          </table:table-cell>
          <table:table-cell office:value-type="string">
            <text:p>185: 5A</text:p>
          </table:table-cell>
          <table:table-cell office:value-type="string">
            <text:p>185: 00</text:p>
          </table:table-cell>
          <table:table-cell/>
          <table:table-cell office:value-type="string">
            <text:p>187: 01</text:p>
          </table:table-cell>
          <table:table-cell office:value-type="string">
            <text:p>187: FF</text:p>
          </table:table-cell>
          <table:table-cell table:number-columns-repeated="1011"/>
        </table:table-row>
        <table:table-row table:style-name="ro2">
          <table:table-cell office:value-type="string">
            <text:p>188: 5A</text:p>
          </table:table-cell>
          <table:table-cell office:value-type="string">
            <text:p>188: 00</text:p>
          </table:table-cell>
          <table:table-cell table:number-columns-repeated="2"/>
          <table:table-cell office:value-type="string">
            <text:p>186: 01</text:p>
          </table:table-cell>
          <table:table-cell office:value-type="string">
            <text:p>186: FF</text:p>
          </table:table-cell>
          <table:table-cell office:value-type="string">
            <text:p>197: 5A</text:p>
          </table:table-cell>
          <table:table-cell office:value-type="string">
            <text:p>197: 00</text:p>
          </table:table-cell>
          <table:table-cell office:value-type="string">
            <text:p>186: 5A</text:p>
          </table:table-cell>
          <table:table-cell office:value-type="string">
            <text:p>186: 00</text:p>
          </table:table-cell>
          <table:table-cell/>
          <table:table-cell table:style-name="ce3" office:value-type="string">
            <text:p>188: 42</text:p>
          </table:table-cell>
          <table:table-cell office:value-type="string">
            <text:p>188: 73</text:p>
          </table:table-cell>
          <table:table-cell table:number-columns-repeated="1011"/>
        </table:table-row>
        <table:table-row table:style-name="ro2">
          <table:table-cell office:value-type="string">
            <text:p>189: 5A</text:p>
          </table:table-cell>
          <table:table-cell office:value-type="string">
            <text:p>189: 00</text:p>
          </table:table-cell>
          <table:table-cell table:number-columns-repeated="2"/>
          <table:table-cell table:style-name="ce3" office:value-type="string">
            <text:p>187: 42</text:p>
          </table:table-cell>
          <table:table-cell office:value-type="string">
            <text:p>187: 73</text:p>
          </table:table-cell>
          <table:table-cell office:value-type="string">
            <text:p>198: 5A</text:p>
          </table:table-cell>
          <table:table-cell office:value-type="string">
            <text:p>198: 00</text:p>
          </table:table-cell>
          <table:table-cell office:value-type="string">
            <text:p>187: 5A</text:p>
          </table:table-cell>
          <table:table-cell office:value-type="string">
            <text:p>187: 00</text:p>
          </table:table-cell>
          <table:table-cell/>
          <table:table-cell office:value-type="string">
            <text:p>189: 00</text:p>
          </table:table-cell>
          <table:table-cell office:value-type="string">
            <text:p>189: 5A</text:p>
          </table:table-cell>
          <table:table-cell table:number-columns-repeated="1011"/>
        </table:table-row>
        <table:table-row table:style-name="ro1">
          <table:table-cell office:value-type="string">
            <text:p>190: 5A</text:p>
          </table:table-cell>
          <table:table-cell office:value-type="string">
            <text:p>190: 00</text:p>
          </table:table-cell>
          <table:table-cell table:number-columns-repeated="2"/>
          <table:table-cell office:value-type="string">
            <text:p>188: 00</text:p>
          </table:table-cell>
          <table:table-cell office:value-type="string">
            <text:p>188: 5A</text:p>
          </table:table-cell>
          <table:table-cell office:value-type="string">
            <text:p>199: 5A</text:p>
          </table:table-cell>
          <table:table-cell office:value-type="string">
            <text:p>199: 00</text:p>
          </table:table-cell>
          <table:table-cell office:value-type="string">
            <text:p>188: 5A</text:p>
          </table:table-cell>
          <table:table-cell office:value-type="string">
            <text:p>188: 00</text:p>
          </table:table-cell>
          <table:table-cell/>
          <table:table-cell office:value-type="string">
            <text:p>190: 00</text:p>
          </table:table-cell>
          <table:table-cell office:value-type="string">
            <text:p>190: FE</text:p>
          </table:table-cell>
          <table:table-cell table:number-columns-repeated="1011"/>
        </table:table-row>
        <table:table-row table:style-name="ro1">
          <table:table-cell office:value-type="string">
            <text:p>191: 5A</text:p>
          </table:table-cell>
          <table:table-cell office:value-type="string">
            <text:p>191: 00</text:p>
          </table:table-cell>
          <table:table-cell table:number-columns-repeated="2"/>
          <table:table-cell office:value-type="string">
            <text:p>189: 00</text:p>
          </table:table-cell>
          <table:table-cell office:value-type="string">
            <text:p>189: 7F</text:p>
          </table:table-cell>
          <table:table-cell office:value-type="string">
            <text:p>200: 5A</text:p>
          </table:table-cell>
          <table:table-cell office:value-type="string">
            <text:p>200: 00</text:p>
          </table:table-cell>
          <table:table-cell office:value-type="string">
            <text:p>189: 5A</text:p>
          </table:table-cell>
          <table:table-cell office:value-type="string">
            <text:p>189: 00</text:p>
          </table:table-cell>
          <table:table-cell/>
          <table:table-cell office:value-type="string">
            <text:p>191: 00</text:p>
          </table:table-cell>
          <table:table-cell office:value-type="string">
            <text:p>191: FF</text:p>
          </table:table-cell>
          <table:table-cell table:number-columns-repeated="1011"/>
        </table:table-row>
        <table:table-row table:style-name="ro1">
          <table:table-cell office:value-type="string">
            <text:p>192: 01</text:p>
          </table:table-cell>
          <table:table-cell office:value-type="string">
            <text:p>192: FF</text:p>
          </table:table-cell>
          <table:table-cell table:number-columns-repeated="2"/>
          <table:table-cell office:value-type="string">
            <text:p>190: 00</text:p>
          </table:table-cell>
          <table:table-cell office:value-type="string">
            <text:p>190: FF</text:p>
          </table:table-cell>
          <table:table-cell office:value-type="string">
            <text:p>201: 01</text:p>
          </table:table-cell>
          <table:table-cell office:value-type="string">
            <text:p>201: FF</text:p>
          </table:table-cell>
          <table:table-cell office:value-type="string">
            <text:p>190: 01</text:p>
          </table:table-cell>
          <table:table-cell office:value-type="string">
            <text:p>190: FF</text:p>
          </table:table-cell>
          <table:table-cell/>
          <table:table-cell office:value-type="string">
            <text:p>192: 01</text:p>
          </table:table-cell>
          <table:table-cell office:value-type="string">
            <text:p>192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93: 42</text:p>
          </table:table-cell>
          <table:table-cell office:value-type="string">
            <text:p>193: 73</text:p>
          </table:table-cell>
          <table:table-cell table:style-name="ce6" office:value-type="string">
            <text:p>pole</text:p>
          </table:table-cell>
          <table:table-cell/>
          <table:table-cell office:value-type="string">
            <text:p>191: 01</text:p>
          </table:table-cell>
          <table:table-cell office:value-type="string">
            <text:p>191: FF</text:p>
          </table:table-cell>
          <table:table-cell table:style-name="ce3" office:value-type="string">
            <text:p>202: 42</text:p>
          </table:table-cell>
          <table:table-cell office:value-type="string">
            <text:p>202: 73</text:p>
          </table:table-cell>
          <table:table-cell table:style-name="ce3" office:value-type="string">
            <text:p>191: 42</text:p>
          </table:table-cell>
          <table:table-cell office:value-type="string">
            <text:p>191: 73</text:p>
          </table:table-cell>
          <table:table-cell/>
          <table:table-cell table:style-name="ce3" office:value-type="string">
            <text:p>193: 42</text:p>
          </table:table-cell>
          <table:table-cell office:value-type="string">
            <text:p>193: 73</text:p>
          </table:table-cell>
          <table:table-cell table:number-columns-repeated="1011"/>
        </table:table-row>
        <table:table-row table:style-name="ro2">
          <table:table-cell office:value-type="string">
            <text:p>194: 00</text:p>
          </table:table-cell>
          <table:table-cell office:value-type="string">
            <text:p>194: 5A</text:p>
          </table:table-cell>
          <table:table-cell table:number-columns-repeated="2"/>
          <table:table-cell table:style-name="ce3" office:value-type="string">
            <text:p>192: 43</text:p>
          </table:table-cell>
          <table:table-cell office:value-type="string">
            <text:p>192: 73</text:p>
          </table:table-cell>
          <table:table-cell table:style-name="ce5" office:value-type="string">
            <text:p>203: 00</text:p>
          </table:table-cell>
          <table:table-cell office:value-type="string">
            <text:p>203: 5A</text:p>
          </table:table-cell>
          <table:table-cell office:value-type="string">
            <text:p>192: 00</text:p>
          </table:table-cell>
          <table:table-cell office:value-type="string">
            <text:p>192: 5A</text:p>
          </table:table-cell>
          <table:table-cell/>
          <table:table-cell office:value-type="string">
            <text:p>194: 00</text:p>
          </table:table-cell>
          <table:table-cell office:value-type="string">
            <text:p>194: 5A</text:p>
          </table:table-cell>
          <table:table-cell table:number-columns-repeated="1011"/>
        </table:table-row>
        <table:table-row table:style-name="ro1">
          <table:table-cell office:value-type="string">
            <text:p>195: 00</text:p>
          </table:table-cell>
          <table:table-cell office:value-type="string">
            <text:p>195: FE</text:p>
          </table:table-cell>
          <table:table-cell table:number-columns-repeated="2"/>
          <table:table-cell office:value-type="string">
            <text:p>193: 00</text:p>
          </table:table-cell>
          <table:table-cell office:value-type="string">
            <text:p>193: 5A</text:p>
          </table:table-cell>
          <table:table-cell office:value-type="string">
            <text:p>204: 00</text:p>
          </table:table-cell>
          <table:table-cell office:value-type="string">
            <text:p>204: FF</text:p>
          </table:table-cell>
          <table:table-cell office:value-type="string">
            <text:p>193: 00</text:p>
          </table:table-cell>
          <table:table-cell office:value-type="string">
            <text:p>193: FE</text:p>
          </table:table-cell>
          <table:table-cell/>
          <table:table-cell office:value-type="string">
            <text:p>195: 00</text:p>
          </table:table-cell>
          <table:table-cell office:value-type="string">
            <text:p>195: FE</text:p>
          </table:table-cell>
          <table:table-cell table:number-columns-repeated="1011"/>
        </table:table-row>
        <table:table-row table:style-name="ro1">
          <table:table-cell office:value-type="string">
            <text:p>196: 00</text:p>
          </table:table-cell>
          <table:table-cell office:value-type="string">
            <text:p>196: FF</text:p>
          </table:table-cell>
          <table:table-cell table:number-columns-repeated="2"/>
          <table:table-cell office:value-type="string">
            <text:p>194: 01</text:p>
          </table:table-cell>
          <table:table-cell office:value-type="string">
            <text:p>194: 7F</text:p>
          </table:table-cell>
          <table:table-cell office:value-type="string">
            <text:p>205: 00</text:p>
          </table:table-cell>
          <table:table-cell office:value-type="string">
            <text:p>205: FF</text:p>
          </table:table-cell>
          <table:table-cell office:value-type="string">
            <text:p>194: 00</text:p>
          </table:table-cell>
          <table:table-cell office:value-type="string">
            <text:p>194: FF</text:p>
          </table:table-cell>
          <table:table-cell/>
          <table:table-cell office:value-type="string">
            <text:p>196: 00</text:p>
          </table:table-cell>
          <table:table-cell office:value-type="string">
            <text:p>196: FF</text:p>
          </table:table-cell>
          <table:table-cell table:number-columns-repeated="1011"/>
        </table:table-row>
        <table:table-row table:style-name="ro1">
          <table:table-cell office:value-type="string">
            <text:p>197: 01</text:p>
          </table:table-cell>
          <table:table-cell office:value-type="string">
            <text:p>197: FF</text:p>
          </table:table-cell>
          <table:table-cell table:number-columns-repeated="2"/>
          <table:table-cell office:value-type="string">
            <text:p>195: 00</text:p>
          </table:table-cell>
          <table:table-cell office:value-type="string">
            <text:p>195: FF</text:p>
          </table:table-cell>
          <table:table-cell office:value-type="string">
            <text:p>206: 01</text:p>
          </table:table-cell>
          <table:table-cell office:value-type="string">
            <text:p>206: FF</text:p>
          </table:table-cell>
          <table:table-cell office:value-type="string">
            <text:p>195: 01</text:p>
          </table:table-cell>
          <table:table-cell office:value-type="string">
            <text:p>195: FF</text:p>
          </table:table-cell>
          <table:table-cell/>
          <table:table-cell office:value-type="string">
            <text:p>197: 01</text:p>
          </table:table-cell>
          <table:table-cell office:value-type="string">
            <text:p>197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198: 42</text:p>
          </table:table-cell>
          <table:table-cell office:value-type="string">
            <text:p>198: 73</text:p>
          </table:table-cell>
          <table:table-cell table:style-name="ce6" office:value-type="string">
            <text:p>pole</text:p>
          </table:table-cell>
          <table:table-cell/>
          <table:table-cell office:value-type="string">
            <text:p>196: 00</text:p>
          </table:table-cell>
          <table:table-cell office:value-type="string">
            <text:p>196: 7F</text:p>
          </table:table-cell>
          <table:table-cell table:style-name="ce3" office:value-type="string">
            <text:p>207: 42</text:p>
          </table:table-cell>
          <table:table-cell office:value-type="string">
            <text:p>207: 73</text:p>
          </table:table-cell>
          <table:table-cell table:style-name="ce3" office:value-type="string">
            <text:p>196: 42</text:p>
          </table:table-cell>
          <table:table-cell office:value-type="string">
            <text:p>196: 73</text:p>
          </table:table-cell>
          <table:table-cell/>
          <table:table-cell table:style-name="ce3" office:value-type="string">
            <text:p>198: 43</text:p>
          </table:table-cell>
          <table:table-cell office:value-type="string">
            <text:p>198: 73</text:p>
          </table:table-cell>
          <table:table-cell table:number-columns-repeated="1011"/>
        </table:table-row>
        <table:table-row table:style-name="ro1">
          <table:table-cell office:value-type="string">
            <text:p>199: 00</text:p>
          </table:table-cell>
          <table:table-cell office:value-type="string">
            <text:p>199: 5A</text:p>
          </table:table-cell>
          <table:table-cell table:number-columns-repeated="2"/>
          <table:table-cell office:value-type="string">
            <text:p>197: 00</text:p>
          </table:table-cell>
          <table:table-cell office:value-type="string">
            <text:p>197: 7F</text:p>
          </table:table-cell>
          <table:table-cell office:value-type="string">
            <text:p>208: 00</text:p>
          </table:table-cell>
          <table:table-cell office:value-type="string">
            <text:p>208: 5A</text:p>
          </table:table-cell>
          <table:table-cell office:value-type="string">
            <text:p>197: 00</text:p>
          </table:table-cell>
          <table:table-cell office:value-type="string">
            <text:p>197: 5A</text:p>
          </table:table-cell>
          <table:table-cell/>
          <table:table-cell office:value-type="string">
            <text:p>199: 00</text:p>
          </table:table-cell>
          <table:table-cell office:value-type="string">
            <text:p>199: 5A</text:p>
          </table:table-cell>
          <table:table-cell table:number-columns-repeated="1011"/>
        </table:table-row>
        <table:table-row table:style-name="ro1">
          <table:table-cell office:value-type="string">
            <text:p>200: 00</text:p>
          </table:table-cell>
          <table:table-cell office:value-type="string">
            <text:p>200: FE</text:p>
          </table:table-cell>
          <table:table-cell table:number-columns-repeated="2"/>
          <table:table-cell office:value-type="string">
            <text:p>198: 00</text:p>
          </table:table-cell>
          <table:table-cell office:value-type="string">
            <text:p>198: 7F</text:p>
          </table:table-cell>
          <table:table-cell office:value-type="string">
            <text:p>209: 00</text:p>
          </table:table-cell>
          <table:table-cell office:value-type="string">
            <text:p>209: FF</text:p>
          </table:table-cell>
          <table:table-cell office:value-type="string">
            <text:p>198: 00</text:p>
          </table:table-cell>
          <table:table-cell office:value-type="string">
            <text:p>198: FE</text:p>
          </table:table-cell>
          <table:table-cell/>
          <table:table-cell office:value-type="string">
            <text:p>200: 01</text:p>
          </table:table-cell>
          <table:table-cell office:value-type="string">
            <text:p>200: FE</text:p>
          </table:table-cell>
          <table:table-cell table:number-columns-repeated="1011"/>
        </table:table-row>
        <table:table-row table:style-name="ro1">
          <table:table-cell office:value-type="string">
            <text:p>201: 00</text:p>
          </table:table-cell>
          <table:table-cell office:value-type="string">
            <text:p>201: FF</text:p>
          </table:table-cell>
          <table:table-cell table:number-columns-repeated="2"/>
          <table:table-cell office:value-type="string">
            <text:p>199: 00</text:p>
          </table:table-cell>
          <table:table-cell office:value-type="string">
            <text:p>199: 7F</text:p>
          </table:table-cell>
          <table:table-cell office:value-type="string">
            <text:p>210: 00</text:p>
          </table:table-cell>
          <table:table-cell office:value-type="string">
            <text:p>210: FF</text:p>
          </table:table-cell>
          <table:table-cell office:value-type="string">
            <text:p>199: 00</text:p>
          </table:table-cell>
          <table:table-cell office:value-type="string">
            <text:p>199: FF</text:p>
          </table:table-cell>
          <table:table-cell/>
          <table:table-cell office:value-type="string">
            <text:p>201: 00</text:p>
          </table:table-cell>
          <table:table-cell office:value-type="string">
            <text:p>201: FF</text:p>
          </table:table-cell>
          <table:table-cell table:number-columns-repeated="1011"/>
        </table:table-row>
        <table:table-row table:style-name="ro1">
          <table:table-cell office:value-type="string">
            <text:p>202: 01</text:p>
          </table:table-cell>
          <table:table-cell office:value-type="string">
            <text:p>202: FF</text:p>
          </table:table-cell>
          <table:table-cell table:number-columns-repeated="2"/>
          <table:table-cell office:value-type="string">
            <text:p>200: 01</text:p>
          </table:table-cell>
          <table:table-cell office:value-type="string">
            <text:p>200: FF</text:p>
          </table:table-cell>
          <table:table-cell office:value-type="string">
            <text:p>211: 01</text:p>
          </table:table-cell>
          <table:table-cell office:value-type="string">
            <text:p>211: FF</text:p>
          </table:table-cell>
          <table:table-cell office:value-type="string">
            <text:p>200: 01</text:p>
          </table:table-cell>
          <table:table-cell office:value-type="string">
            <text:p>200: FF</text:p>
          </table:table-cell>
          <table:table-cell/>
          <table:table-cell office:value-type="string">
            <text:p>202: 00</text:p>
          </table:table-cell>
          <table:table-cell office:value-type="string">
            <text:p>202: 7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03: 43</text:p>
          </table:table-cell>
          <table:table-cell office:value-type="string">
            <text:p>203: 73</text:p>
          </table:table-cell>
          <table:table-cell table:style-name="ce6" office:value-type="string">
            <text:p>enter config mode</text:p>
          </table:table-cell>
          <table:table-cell/>
          <table:table-cell table:style-name="ce3" office:value-type="string">
            <text:p>201: 45</text:p>
          </table:table-cell>
          <table:table-cell office:value-type="string">
            <text:p>201: F3</text:p>
          </table:table-cell>
          <table:table-cell table:style-name="ce3" office:value-type="string">
            <text:p>212: 43</text:p>
          </table:table-cell>
          <table:table-cell office:value-type="string">
            <text:p>212: 73</text:p>
          </table:table-cell>
          <table:table-cell table:style-name="ce3" office:value-type="string">
            <text:p>201: 43</text:p>
          </table:table-cell>
          <table:table-cell office:value-type="string">
            <text:p>201: 73</text:p>
          </table:table-cell>
          <table:table-cell/>
          <table:table-cell office:value-type="string">
            <text:p>203: 00</text:p>
          </table:table-cell>
          <table:table-cell office:value-type="string">
            <text:p>203: 86</text:p>
          </table:table-cell>
          <table:table-cell table:number-columns-repeated="1011"/>
        </table:table-row>
        <table:table-row table:style-name="ro1">
          <table:table-cell office:value-type="string">
            <text:p>204: 00</text:p>
          </table:table-cell>
          <table:table-cell office:value-type="string">
            <text:p>204: 5A</text:p>
          </table:table-cell>
          <table:table-cell table:number-columns-repeated="2"/>
          <table:table-cell office:value-type="string">
            <text:p>202: 00</text:p>
          </table:table-cell>
          <table:table-cell office:value-type="string">
            <text:p>202: 5A</text:p>
          </table:table-cell>
          <table:table-cell office:value-type="string">
            <text:p>213: 00</text:p>
          </table:table-cell>
          <table:table-cell office:value-type="string">
            <text:p>213: 5A</text:p>
          </table:table-cell>
          <table:table-cell office:value-type="string">
            <text:p>202: 00</text:p>
          </table:table-cell>
          <table:table-cell office:value-type="string">
            <text:p>202: 5A</text:p>
          </table:table-cell>
          <table:table-cell/>
          <table:table-cell office:value-type="string">
            <text:p>204: 00</text:p>
          </table:table-cell>
          <table:table-cell office:value-type="string">
            <text:p>204: 8F</text:p>
          </table:table-cell>
          <table:table-cell table:number-columns-repeated="1011"/>
        </table:table-row>
        <table:table-row table:style-name="ro1">
          <table:table-cell office:value-type="string">
            <text:p>205: 01</text:p>
          </table:table-cell>
          <table:table-cell office:value-type="string">
            <text:p>205: FE</text:p>
          </table:table-cell>
          <table:table-cell table:number-columns-repeated="2"/>
          <table:table-cell office:value-type="string">
            <text:p>203: 5A</text:p>
          </table:table-cell>
          <table:table-cell office:value-type="string">
            <text:p>203: 01</text:p>
          </table:table-cell>
          <table:table-cell office:value-type="string">
            <text:p>214: 01</text:p>
          </table:table-cell>
          <table:table-cell office:value-type="string">
            <text:p>214: FF</text:p>
          </table:table-cell>
          <table:table-cell office:value-type="string">
            <text:p>203: 01</text:p>
          </table:table-cell>
          <table:table-cell office:value-type="string">
            <text:p>203: FE</text:p>
          </table:table-cell>
          <table:table-cell/>
          <table:table-cell office:value-type="string">
            <text:p>205: 00</text:p>
          </table:table-cell>
          <table:table-cell office:value-type="string">
            <text:p>205: 7F</text:p>
          </table:table-cell>
          <table:table-cell table:number-columns-repeated="1011"/>
        </table:table-row>
        <table:table-row table:style-name="ro1">
          <table:table-cell office:value-type="string">
            <text:p>206: 00</text:p>
          </table:table-cell>
          <table:table-cell office:value-type="string">
            <text:p>206: FF</text:p>
          </table:table-cell>
          <table:table-cell table:number-columns-repeated="2"/>
          <table:table-cell office:value-type="string">
            <text:p>204: 5A</text:p>
          </table:table-cell>
          <table:table-cell office:value-type="string">
            <text:p>204: 02</text:p>
          </table:table-cell>
          <table:table-cell office:value-type="string">
            <text:p>215: 00</text:p>
          </table:table-cell>
          <table:table-cell office:value-type="string">
            <text:p>215: FF</text:p>
          </table:table-cell>
          <table:table-cell office:value-type="string">
            <text:p>204: 00</text:p>
          </table:table-cell>
          <table:table-cell office:value-type="string">
            <text:p>204: FF</text:p>
          </table:table-cell>
          <table:table-cell/>
          <table:table-cell office:value-type="string">
            <text:p>206: 01</text:p>
          </table:table-cell>
          <table:table-cell office:value-type="string">
            <text:p>206: FF</text:p>
          </table:table-cell>
          <table:table-cell table:number-columns-repeated="1011"/>
        </table:table-row>
        <table:table-row table:style-name="ro2">
          <table:table-cell office:value-type="string">
            <text:p>207: 00</text:p>
          </table:table-cell>
          <table:table-cell office:value-type="string">
            <text:p>207: 7F</text:p>
          </table:table-cell>
          <table:table-cell table:number-columns-repeated="2"/>
          <table:table-cell office:value-type="string">
            <text:p>205: 5A</text:p>
          </table:table-cell>
          <table:table-cell office:value-type="string">
            <text:p>205: 01</text:p>
          </table:table-cell>
          <table:table-cell office:value-type="string">
            <text:p>216: 00</text:p>
          </table:table-cell>
          <table:table-cell office:value-type="string">
            <text:p>216: 6B</text:p>
          </table:table-cell>
          <table:table-cell office:value-type="string">
            <text:p>205: 00</text:p>
          </table:table-cell>
          <table:table-cell office:value-type="string">
            <text:p>205: 7B</text:p>
          </table:table-cell>
          <table:table-cell/>
          <table:table-cell table:style-name="ce3" office:value-type="string">
            <text:p>207: 45</text:p>
          </table:table-cell>
          <table:table-cell office:value-type="string">
            <text:p>207: F3</text:p>
          </table:table-cell>
          <table:table-cell table:number-columns-repeated="1011"/>
        </table:table-row>
        <table:table-row table:style-name="ro1">
          <table:table-cell office:value-type="string">
            <text:p>208: 00</text:p>
          </table:table-cell>
          <table:table-cell office:value-type="string">
            <text:p>208: 86</text:p>
          </table:table-cell>
          <table:table-cell table:number-columns-repeated="2"/>
          <table:table-cell office:value-type="string">
            <text:p>206: 5A</text:p>
          </table:table-cell>
          <table:table-cell office:value-type="string">
            <text:p>206: 02</text:p>
          </table:table-cell>
          <table:table-cell office:value-type="string">
            <text:p>217: 00</text:p>
          </table:table-cell>
          <table:table-cell office:value-type="string">
            <text:p>217: 80</text:p>
          </table:table-cell>
          <table:table-cell office:value-type="string">
            <text:p>206: 00</text:p>
          </table:table-cell>
          <table:table-cell office:value-type="string">
            <text:p>206: 84</text:p>
          </table:table-cell>
          <table:table-cell/>
          <table:table-cell office:value-type="string">
            <text:p>208: 00</text:p>
          </table:table-cell>
          <table:table-cell office:value-type="string">
            <text:p>208: 5A</text:p>
          </table:table-cell>
          <table:table-cell table:number-columns-repeated="1011"/>
        </table:table-row>
        <table:table-row table:style-name="ro1">
          <table:table-cell office:value-type="string">
            <text:p>209: 00</text:p>
          </table:table-cell>
          <table:table-cell office:value-type="string">
            <text:p>209: 7F</text:p>
          </table:table-cell>
          <table:table-cell table:number-columns-repeated="2"/>
          <table:table-cell office:value-type="string">
            <text:p>207: 5A</text:p>
          </table:table-cell>
          <table:table-cell office:value-type="string">
            <text:p>207: 01</text:p>
          </table:table-cell>
          <table:table-cell office:value-type="string">
            <text:p>218: 00</text:p>
          </table:table-cell>
          <table:table-cell office:value-type="string">
            <text:p>218: 75</text:p>
          </table:table-cell>
          <table:table-cell office:value-type="string">
            <text:p>207: 00</text:p>
          </table:table-cell>
          <table:table-cell office:value-type="string">
            <text:p>207: 7B</text:p>
          </table:table-cell>
          <table:table-cell/>
          <table:table-cell office:value-type="string">
            <text:p>209: 5A</text:p>
          </table:table-cell>
          <table:table-cell office:value-type="string">
            <text:p>209: 02</text:p>
          </table:table-cell>
          <table:table-cell table:number-columns-repeated="1011"/>
        </table:table-row>
        <table:table-row table:style-name="ro1">
          <table:table-cell office:value-type="string">
            <text:p>210: 00</text:p>
          </table:table-cell>
          <table:table-cell office:value-type="string">
            <text:p>210: 7E</text:p>
          </table:table-cell>
          <table:table-cell table:number-columns-repeated="2"/>
          <table:table-cell office:value-type="string">
            <text:p>208: 5A</text:p>
          </table:table-cell>
          <table:table-cell office:value-type="string">
            <text:p>208: 00</text:p>
          </table:table-cell>
          <table:table-cell office:value-type="string">
            <text:p>219: 00</text:p>
          </table:table-cell>
          <table:table-cell office:value-type="string">
            <text:p>219: 80</text:p>
          </table:table-cell>
          <table:table-cell office:value-type="string">
            <text:p>208: 00</text:p>
          </table:table-cell>
          <table:table-cell office:value-type="string">
            <text:p>208: 7A</text:p>
          </table:table-cell>
          <table:table-cell/>
          <table:table-cell office:value-type="string">
            <text:p>210: 5A</text:p>
          </table:table-cell>
          <table:table-cell office:value-type="string">
            <text:p>210: 02</text:p>
          </table:table-cell>
          <table:table-cell table:number-columns-repeated="1011"/>
        </table:table-row>
        <table:table-row table:style-name="ro1">
          <table:table-cell office:value-type="string">
            <text:p>211: 01</text:p>
          </table:table-cell>
          <table:table-cell office:value-type="string">
            <text:p>211: FF</text:p>
          </table:table-cell>
          <table:table-cell table:number-columns-repeated="2"/>
          <table:table-cell office:value-type="string">
            <text:p>209: 01</text:p>
          </table:table-cell>
          <table:table-cell office:value-type="string">
            <text:p>209: FF</text:p>
          </table:table-cell>
          <table:table-cell office:value-type="string">
            <text:p>220: 01</text:p>
          </table:table-cell>
          <table:table-cell office:value-type="string">
            <text:p>220: FF</text:p>
          </table:table-cell>
          <table:table-cell office:value-type="string">
            <text:p>209: 01</text:p>
          </table:table-cell>
          <table:table-cell office:value-type="string">
            <text:p>209: FF</text:p>
          </table:table-cell>
          <table:table-cell/>
          <table:table-cell office:value-type="string">
            <text:p>211: 5A</text:p>
          </table:table-cell>
          <table:table-cell office:value-type="string">
            <text:p>211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12: 45</text:p>
          </table:table-cell>
          <table:table-cell office:value-type="string">
            <text:p>212: F3</text:p>
          </table:table-cell>
          <table:table-cell table:number-columns-repeated="2"/>
          <table:table-cell table:style-name="ce3" office:value-type="string">
            <text:p>210: 46</text:p>
          </table:table-cell>
          <table:table-cell office:value-type="string">
            <text:p>210: F3</text:p>
          </table:table-cell>
          <table:table-cell table:style-name="ce3" office:value-type="string">
            <text:p>221: 45</text:p>
          </table:table-cell>
          <table:table-cell office:value-type="string">
            <text:p>221: F3</text:p>
          </table:table-cell>
          <table:table-cell table:style-name="ce3" office:value-type="string">
            <text:p>210: 45</text:p>
          </table:table-cell>
          <table:table-cell office:value-type="string">
            <text:p>210: F3</text:p>
          </table:table-cell>
          <table:table-cell/>
          <table:table-cell office:value-type="string">
            <text:p>212: 5A</text:p>
          </table:table-cell>
          <table:table-cell office:value-type="string">
            <text:p>212: 02</text:p>
          </table:table-cell>
          <table:table-cell table:number-columns-repeated="1011"/>
        </table:table-row>
        <table:table-row table:style-name="ro1">
          <table:table-cell office:value-type="string">
            <text:p>213: 00</text:p>
          </table:table-cell>
          <table:table-cell office:value-type="string">
            <text:p>213: 5A</text:p>
          </table:table-cell>
          <table:table-cell table:number-columns-repeated="2"/>
          <table:table-cell office:value-type="string">
            <text:p>211: 00</text:p>
          </table:table-cell>
          <table:table-cell office:value-type="string">
            <text:p>211: 5A</text:p>
          </table:table-cell>
          <table:table-cell office:value-type="string">
            <text:p>222: 00</text:p>
          </table:table-cell>
          <table:table-cell office:value-type="string">
            <text:p>222: 5A</text:p>
          </table:table-cell>
          <table:table-cell office:value-type="string">
            <text:p>211: 00</text:p>
          </table:table-cell>
          <table:table-cell office:value-type="string">
            <text:p>211: 5A</text:p>
          </table:table-cell>
          <table:table-cell/>
          <table:table-cell office:value-type="string">
            <text:p>213: 5A</text:p>
          </table:table-cell>
          <table:table-cell office:value-type="string">
            <text:p>213: 00</text:p>
          </table:table-cell>
          <table:table-cell table:number-columns-repeated="1011"/>
        </table:table-row>
        <table:table-row table:style-name="ro1">
          <table:table-cell office:value-type="string">
            <text:p>214: 5A</text:p>
          </table:table-cell>
          <table:table-cell office:value-type="string">
            <text:p>214: 02</text:p>
          </table:table-cell>
          <table:table-cell table:number-columns-repeated="2"/>
          <table:table-cell table:number-columns-repeated="2" office:value-type="string">
            <text:p>212: 00</text:p>
          </table:table-cell>
          <table:table-cell office:value-type="string">
            <text:p>223: 5A</text:p>
          </table:table-cell>
          <table:table-cell office:value-type="string">
            <text:p>223: 03</text:p>
          </table:table-cell>
          <table:table-cell office:value-type="string">
            <text:p>212: 5A</text:p>
          </table:table-cell>
          <table:table-cell office:value-type="string">
            <text:p>212: 02</text:p>
          </table:table-cell>
          <table:table-cell/>
          <table:table-cell office:value-type="string">
            <text:p>214: 5A</text:p>
          </table:table-cell>
          <table:table-cell office:value-type="string">
            <text:p>214: 00</text:p>
          </table:table-cell>
          <table:table-cell table:number-columns-repeated="1011"/>
        </table:table-row>
        <table:table-row table:style-name="ro1">
          <table:table-cell office:value-type="string">
            <text:p>215: 5A</text:p>
          </table:table-cell>
          <table:table-cell office:value-type="string">
            <text:p>215: 02</text:p>
          </table:table-cell>
          <table:table-cell table:number-columns-repeated="2"/>
          <table:table-cell office:value-type="string">
            <text:p>213: 5A</text:p>
          </table:table-cell>
          <table:table-cell office:value-type="string">
            <text:p>213: 00</text:p>
          </table:table-cell>
          <table:table-cell office:value-type="string">
            <text:p>224: 5A</text:p>
          </table:table-cell>
          <table:table-cell office:value-type="string">
            <text:p>224: 02</text:p>
          </table:table-cell>
          <table:table-cell office:value-type="string">
            <text:p>213: 5A</text:p>
          </table:table-cell>
          <table:table-cell office:value-type="string">
            <text:p>213: 02</text:p>
          </table:table-cell>
          <table:table-cell/>
          <table:table-cell office:value-type="string">
            <text:p>215: 01</text:p>
          </table:table-cell>
          <table:table-cell office:value-type="string">
            <text:p>215: FF</text:p>
          </table:table-cell>
          <table:table-cell table:number-columns-repeated="1011"/>
        </table:table-row>
        <table:table-row table:style-name="ro2">
          <table:table-cell office:value-type="string">
            <text:p>216: 5A</text:p>
          </table:table-cell>
          <table:table-cell office:value-type="string">
            <text:p>216: 00</text:p>
          </table:table-cell>
          <table:table-cell table:number-columns-repeated="2"/>
          <table:table-cell office:value-type="string">
            <text:p>214: 5A</text:p>
          </table:table-cell>
          <table:table-cell office:value-type="string">
            <text:p>214: 01</text:p>
          </table:table-cell>
          <table:table-cell office:value-type="string">
            <text:p>225: 5A</text:p>
          </table:table-cell>
          <table:table-cell office:value-type="string">
            <text:p>225: 01</text:p>
          </table:table-cell>
          <table:table-cell office:value-type="string">
            <text:p>214: 5A</text:p>
          </table:table-cell>
          <table:table-cell office:value-type="string">
            <text:p>214: 00</text:p>
          </table:table-cell>
          <table:table-cell/>
          <table:table-cell table:style-name="ce3" office:value-type="string">
            <text:p>216: 46</text:p>
          </table:table-cell>
          <table:table-cell office:value-type="string">
            <text:p>216: F3</text:p>
          </table:table-cell>
          <table:table-cell table:number-columns-repeated="1011"/>
        </table:table-row>
        <table:table-row table:style-name="ro1">
          <table:table-cell office:value-type="string">
            <text:p>217: 5A</text:p>
          </table:table-cell>
          <table:table-cell office:value-type="string">
            <text:p>217: 02</text:p>
          </table:table-cell>
          <table:table-cell table:number-columns-repeated="2"/>
          <table:table-cell office:value-type="string">
            <text:p>215: 5A</text:p>
          </table:table-cell>
          <table:table-cell office:value-type="string">
            <text:p>215: 02</text:p>
          </table:table-cell>
          <table:table-cell office:value-type="string">
            <text:p>226: 5A</text:p>
          </table:table-cell>
          <table:table-cell office:value-type="string">
            <text:p>226: 02</text:p>
          </table:table-cell>
          <table:table-cell office:value-type="string">
            <text:p>215: 5A</text:p>
          </table:table-cell>
          <table:table-cell office:value-type="string">
            <text:p>215: 02</text:p>
          </table:table-cell>
          <table:table-cell/>
          <table:table-cell office:value-type="string">
            <text:p>217: 00</text:p>
          </table:table-cell>
          <table:table-cell office:value-type="string">
            <text:p>217: 5A</text:p>
          </table:table-cell>
          <table:table-cell table:number-columns-repeated="1011"/>
        </table:table-row>
        <table:table-row table:style-name="ro1">
          <table:table-cell office:value-type="string">
            <text:p>218: 5A</text:p>
          </table:table-cell>
          <table:table-cell office:value-type="string">
            <text:p>218: 00</text:p>
          </table:table-cell>
          <table:table-cell table:number-columns-repeated="2"/>
          <table:table-cell office:value-type="string">
            <text:p>216: 5A</text:p>
          </table:table-cell>
          <table:table-cell office:value-type="string">
            <text:p>216: 00</text:p>
          </table:table-cell>
          <table:table-cell office:value-type="string">
            <text:p>227: 5A</text:p>
          </table:table-cell>
          <table:table-cell office:value-type="string">
            <text:p>227: 01</text:p>
          </table:table-cell>
          <table:table-cell office:value-type="string">
            <text:p>216: 5A</text:p>
          </table:table-cell>
          <table:table-cell office:value-type="string">
            <text:p>216: 00</text:p>
          </table:table-cell>
          <table:table-cell/>
          <table:table-cell table:number-columns-repeated="2" office:value-type="string">
            <text:p>218: 00</text:p>
          </table:table-cell>
          <table:table-cell table:number-columns-repeated="1011"/>
        </table:table-row>
        <table:table-row table:style-name="ro1">
          <table:table-cell office:value-type="string">
            <text:p>219: 5A</text:p>
          </table:table-cell>
          <table:table-cell office:value-type="string">
            <text:p>219: 00</text:p>
          </table:table-cell>
          <table:table-cell table:number-columns-repeated="2"/>
          <table:table-cell office:value-type="string">
            <text:p>217: 5A</text:p>
          </table:table-cell>
          <table:table-cell office:value-type="string">
            <text:p>217: 0A</text:p>
          </table:table-cell>
          <table:table-cell office:value-type="string">
            <text:p>228: 5A</text:p>
          </table:table-cell>
          <table:table-cell office:value-type="string">
            <text:p>228: 00</text:p>
          </table:table-cell>
          <table:table-cell office:value-type="string">
            <text:p>217: 5A</text:p>
          </table:table-cell>
          <table:table-cell office:value-type="string">
            <text:p>217: 00</text:p>
          </table:table-cell>
          <table:table-cell/>
          <table:table-cell office:value-type="string">
            <text:p>219: 5A</text:p>
          </table:table-cell>
          <table:table-cell office:value-type="string">
            <text:p>219: 00</text:p>
          </table:table-cell>
          <table:table-cell table:number-columns-repeated="1011"/>
        </table:table-row>
        <table:table-row table:style-name="ro1">
          <table:table-cell office:value-type="string">
            <text:p>220: 01</text:p>
          </table:table-cell>
          <table:table-cell office:value-type="string">
            <text:p>220: FF</text:p>
          </table:table-cell>
          <table:table-cell table:number-columns-repeated="2"/>
          <table:table-cell office:value-type="string">
            <text:p>218: 01</text:p>
          </table:table-cell>
          <table:table-cell office:value-type="string">
            <text:p>218: FF</text:p>
          </table:table-cell>
          <table:table-cell office:value-type="string">
            <text:p>229: 01</text:p>
          </table:table-cell>
          <table:table-cell office:value-type="string">
            <text:p>229: FF</text:p>
          </table:table-cell>
          <table:table-cell office:value-type="string">
            <text:p>218: 01</text:p>
          </table:table-cell>
          <table:table-cell office:value-type="string">
            <text:p>218: FF</text:p>
          </table:table-cell>
          <table:table-cell/>
          <table:table-cell office:value-type="string">
            <text:p>220: 5A</text:p>
          </table:table-cell>
          <table:table-cell office:value-type="string">
            <text:p>220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21: 46</text:p>
          </table:table-cell>
          <table:table-cell office:value-type="string">
            <text:p>221: F3</text:p>
          </table:table-cell>
          <table:table-cell table:number-columns-repeated="2"/>
          <table:table-cell table:style-name="ce3" office:value-type="string">
            <text:p>219: 46</text:p>
          </table:table-cell>
          <table:table-cell office:value-type="string">
            <text:p>219: F3</text:p>
          </table:table-cell>
          <table:table-cell table:style-name="ce3" office:value-type="string">
            <text:p>230: 46</text:p>
          </table:table-cell>
          <table:table-cell office:value-type="string">
            <text:p>230: F3</text:p>
          </table:table-cell>
          <table:table-cell table:style-name="ce3" office:value-type="string">
            <text:p>219: 46</text:p>
          </table:table-cell>
          <table:table-cell office:value-type="string">
            <text:p>219: F3</text:p>
          </table:table-cell>
          <table:table-cell/>
          <table:table-cell office:value-type="string">
            <text:p>221: 5A</text:p>
          </table:table-cell>
          <table:table-cell office:value-type="string">
            <text:p>221: 02</text:p>
          </table:table-cell>
          <table:table-cell table:number-columns-repeated="1011"/>
        </table:table-row>
        <table:table-row table:style-name="ro1">
          <table:table-cell office:value-type="string">
            <text:p>222: 00</text:p>
          </table:table-cell>
          <table:table-cell office:value-type="string">
            <text:p>222: 5A</text:p>
          </table:table-cell>
          <table:table-cell table:number-columns-repeated="2"/>
          <table:table-cell office:value-type="string">
            <text:p>220: 00</text:p>
          </table:table-cell>
          <table:table-cell office:value-type="string">
            <text:p>220: 5A</text:p>
          </table:table-cell>
          <table:table-cell office:value-type="string">
            <text:p>231: 00</text:p>
          </table:table-cell>
          <table:table-cell office:value-type="string">
            <text:p>231: 5A</text:p>
          </table:table-cell>
          <table:table-cell office:value-type="string">
            <text:p>220: 00</text:p>
          </table:table-cell>
          <table:table-cell office:value-type="string">
            <text:p>220: 5A</text:p>
          </table:table-cell>
          <table:table-cell/>
          <table:table-cell office:value-type="string">
            <text:p>222: 5A</text:p>
          </table:table-cell>
          <table:table-cell office:value-type="string">
            <text:p>222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223: 00</text:p>
          </table:table-cell>
          <table:table-cell table:number-columns-repeated="2"/>
          <table:table-cell office:value-type="string">
            <text:p>221: 01</text:p>
          </table:table-cell>
          <table:table-cell office:value-type="string">
            <text:p>221: 00</text:p>
          </table:table-cell>
          <table:table-cell table:number-columns-repeated="2" office:value-type="string">
            <text:p>232: 00</text:p>
          </table:table-cell>
          <table:table-cell table:number-columns-repeated="2" office:value-type="string">
            <text:p>221: 00</text:p>
          </table:table-cell>
          <table:table-cell/>
          <table:table-cell office:value-type="string">
            <text:p>223: 5A</text:p>
          </table:table-cell>
          <table:table-cell office:value-type="string">
            <text:p>223: 0A</text:p>
          </table:table-cell>
          <table:table-cell table:number-columns-repeated="1011"/>
        </table:table-row>
        <table:table-row table:style-name="ro1">
          <table:table-cell office:value-type="string">
            <text:p>224: 5A</text:p>
          </table:table-cell>
          <table:table-cell office:value-type="string">
            <text:p>224: 00</text:p>
          </table:table-cell>
          <table:table-cell table:number-columns-repeated="2"/>
          <table:table-cell office:value-type="string">
            <text:p>222: 5A</text:p>
          </table:table-cell>
          <table:table-cell office:value-type="string">
            <text:p>222: 00</text:p>
          </table:table-cell>
          <table:table-cell office:value-type="string">
            <text:p>233: 5A</text:p>
          </table:table-cell>
          <table:table-cell office:value-type="string">
            <text:p>233: 00</text:p>
          </table:table-cell>
          <table:table-cell office:value-type="string">
            <text:p>222: 5A</text:p>
          </table:table-cell>
          <table:table-cell office:value-type="string">
            <text:p>222: 00</text:p>
          </table:table-cell>
          <table:table-cell/>
          <table:table-cell office:value-type="string">
            <text:p>224: 01</text:p>
          </table:table-cell>
          <table:table-cell office:value-type="string">
            <text:p>224: FF</text:p>
          </table:table-cell>
          <table:table-cell table:number-columns-repeated="1011"/>
        </table:table-row>
        <table:table-row table:style-name="ro2">
          <table:table-cell office:value-type="string">
            <text:p>225: 5A</text:p>
          </table:table-cell>
          <table:table-cell office:value-type="string">
            <text:p>225: 00</text:p>
          </table:table-cell>
          <table:table-cell table:number-columns-repeated="2"/>
          <table:table-cell office:value-type="string">
            <text:p>223: 5A</text:p>
          </table:table-cell>
          <table:table-cell office:value-type="string">
            <text:p>223: 01</text:p>
          </table:table-cell>
          <table:table-cell office:value-type="string">
            <text:p>234: 5A</text:p>
          </table:table-cell>
          <table:table-cell office:value-type="string">
            <text:p>234: 01</text:p>
          </table:table-cell>
          <table:table-cell office:value-type="string">
            <text:p>223: 5A</text:p>
          </table:table-cell>
          <table:table-cell office:value-type="string">
            <text:p>223: 00</text:p>
          </table:table-cell>
          <table:table-cell/>
          <table:table-cell table:style-name="ce3" office:value-type="string">
            <text:p>225: 46</text:p>
          </table:table-cell>
          <table:table-cell office:value-type="string">
            <text:p>225: F3</text:p>
          </table:table-cell>
          <table:table-cell table:number-columns-repeated="1011"/>
        </table:table-row>
        <table:table-row table:style-name="ro1">
          <table:table-cell office:value-type="string">
            <text:p>226: 5A</text:p>
          </table:table-cell>
          <table:table-cell office:value-type="string">
            <text:p>226: 02</text:p>
          </table:table-cell>
          <table:table-cell table:number-columns-repeated="2"/>
          <table:table-cell office:value-type="string">
            <text:p>224: 5A</text:p>
          </table:table-cell>
          <table:table-cell office:value-type="string">
            <text:p>224: 01</text:p>
          </table:table-cell>
          <table:table-cell office:value-type="string">
            <text:p>235: 5A</text:p>
          </table:table-cell>
          <table:table-cell office:value-type="string">
            <text:p>235: 02</text:p>
          </table:table-cell>
          <table:table-cell office:value-type="string">
            <text:p>224: 5A</text:p>
          </table:table-cell>
          <table:table-cell office:value-type="string">
            <text:p>224: 02</text:p>
          </table:table-cell>
          <table:table-cell/>
          <table:table-cell office:value-type="string">
            <text:p>226: 00</text:p>
          </table:table-cell>
          <table:table-cell office:value-type="string">
            <text:p>226: 5A</text:p>
          </table:table-cell>
          <table:table-cell table:number-columns-repeated="1011"/>
        </table:table-row>
        <table:table-row table:style-name="ro1">
          <table:table-cell office:value-type="string">
            <text:p>227: 5A</text:p>
          </table:table-cell>
          <table:table-cell office:value-type="string">
            <text:p>227: 00</text:p>
          </table:table-cell>
          <table:table-cell table:number-columns-repeated="2"/>
          <table:table-cell office:value-type="string">
            <text:p>225: 5A</text:p>
          </table:table-cell>
          <table:table-cell office:value-type="string">
            <text:p>225: 01</text:p>
          </table:table-cell>
          <table:table-cell office:value-type="string">
            <text:p>236: 5A</text:p>
          </table:table-cell>
          <table:table-cell office:value-type="string">
            <text:p>236: 00</text:p>
          </table:table-cell>
          <table:table-cell office:value-type="string">
            <text:p>225: 5A</text:p>
          </table:table-cell>
          <table:table-cell office:value-type="string">
            <text:p>225: 00</text:p>
          </table:table-cell>
          <table:table-cell/>
          <table:table-cell office:value-type="string">
            <text:p>227: 01</text:p>
          </table:table-cell>
          <table:table-cell office:value-type="string">
            <text:p>227: 00</text:p>
          </table:table-cell>
          <table:table-cell table:number-columns-repeated="1011"/>
        </table:table-row>
        <table:table-row table:style-name="ro1">
          <table:table-cell office:value-type="string">
            <text:p>228: 5A</text:p>
          </table:table-cell>
          <table:table-cell office:value-type="string">
            <text:p>228: 0A</text:p>
          </table:table-cell>
          <table:table-cell table:number-columns-repeated="2"/>
          <table:table-cell office:value-type="string">
            <text:p>226: 5A</text:p>
          </table:table-cell>
          <table:table-cell office:value-type="string">
            <text:p>226: 14</text:p>
          </table:table-cell>
          <table:table-cell office:value-type="string">
            <text:p>237: 5A</text:p>
          </table:table-cell>
          <table:table-cell office:value-type="string">
            <text:p>237: 0A</text:p>
          </table:table-cell>
          <table:table-cell office:value-type="string">
            <text:p>226: 5A</text:p>
          </table:table-cell>
          <table:table-cell office:value-type="string">
            <text:p>226: 0A</text:p>
          </table:table-cell>
          <table:table-cell/>
          <table:table-cell office:value-type="string">
            <text:p>228: 5A</text:p>
          </table:table-cell>
          <table:table-cell office:value-type="string">
            <text:p>228: 00</text:p>
          </table:table-cell>
          <table:table-cell table:number-columns-repeated="1011"/>
        </table:table-row>
        <table:table-row table:style-name="ro1">
          <table:table-cell office:value-type="string">
            <text:p>229: 01</text:p>
          </table:table-cell>
          <table:table-cell office:value-type="string">
            <text:p>229: FF</text:p>
          </table:table-cell>
          <table:table-cell table:number-columns-repeated="2"/>
          <table:table-cell office:value-type="string">
            <text:p>227: 01</text:p>
          </table:table-cell>
          <table:table-cell office:value-type="string">
            <text:p>227: FF</text:p>
          </table:table-cell>
          <table:table-cell office:value-type="string">
            <text:p>238: 01</text:p>
          </table:table-cell>
          <table:table-cell office:value-type="string">
            <text:p>238: FF</text:p>
          </table:table-cell>
          <table:table-cell office:value-type="string">
            <text:p>227: 01</text:p>
          </table:table-cell>
          <table:table-cell office:value-type="string">
            <text:p>227: FF</text:p>
          </table:table-cell>
          <table:table-cell/>
          <table:table-cell office:value-type="string">
            <text:p>229: 5A</text:p>
          </table:table-cell>
          <table:table-cell office:value-type="string">
            <text:p>229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30: 46</text:p>
          </table:table-cell>
          <table:table-cell office:value-type="string">
            <text:p>230: F3</text:p>
          </table:table-cell>
          <table:table-cell table:number-columns-repeated="2"/>
          <table:table-cell table:style-name="ce3" office:value-type="string">
            <text:p>228: 47</text:p>
          </table:table-cell>
          <table:table-cell office:value-type="string">
            <text:p>228: F3</text:p>
          </table:table-cell>
          <table:table-cell table:style-name="ce3" office:value-type="string">
            <text:p>239: 46</text:p>
          </table:table-cell>
          <table:table-cell office:value-type="string">
            <text:p>239: F3</text:p>
          </table:table-cell>
          <table:table-cell table:style-name="ce3" office:value-type="string">
            <text:p>228: 46</text:p>
          </table:table-cell>
          <table:table-cell office:value-type="string">
            <text:p>228: F3</text:p>
          </table:table-cell>
          <table:table-cell/>
          <table:table-cell office:value-type="string">
            <text:p>230: 5A</text:p>
          </table:table-cell>
          <table:table-cell office:value-type="string">
            <text:p>230: 00</text:p>
          </table:table-cell>
          <table:table-cell table:number-columns-repeated="1011"/>
        </table:table-row>
        <table:table-row table:style-name="ro1">
          <table:table-cell office:value-type="string">
            <text:p>231: 00</text:p>
          </table:table-cell>
          <table:table-cell office:value-type="string">
            <text:p>231: 5A</text:p>
          </table:table-cell>
          <table:table-cell table:number-columns-repeated="2"/>
          <table:table-cell office:value-type="string">
            <text:p>229: 00</text:p>
          </table:table-cell>
          <table:table-cell office:value-type="string">
            <text:p>229: 5A</text:p>
          </table:table-cell>
          <table:table-cell office:value-type="string">
            <text:p>240: 00</text:p>
          </table:table-cell>
          <table:table-cell office:value-type="string">
            <text:p>240: 5A</text:p>
          </table:table-cell>
          <table:table-cell office:value-type="string">
            <text:p>229: 00</text:p>
          </table:table-cell>
          <table:table-cell office:value-type="string">
            <text:p>229: 5A</text:p>
          </table:table-cell>
          <table:table-cell/>
          <table:table-cell office:value-type="string">
            <text:p>231: 5A</text:p>
          </table:table-cell>
          <table:table-cell office:value-type="string">
            <text:p>231: 00</text:p>
          </table:table-cell>
          <table:table-cell table:number-columns-repeated="1011"/>
        </table:table-row>
        <table:table-row table:style-name="ro1">
          <table:table-cell office:value-type="string">
            <text:p>232: 01</text:p>
          </table:table-cell>
          <table:table-cell office:value-type="string">
            <text:p>232: 00</text:p>
          </table:table-cell>
          <table:table-cell table:number-columns-repeated="2"/>
          <table:table-cell table:number-columns-repeated="2" office:value-type="string">
            <text:p>230: 00</text:p>
          </table:table-cell>
          <table:table-cell office:value-type="string">
            <text:p>241: 01</text:p>
          </table:table-cell>
          <table:table-cell office:value-type="string">
            <text:p>241: 00</text:p>
          </table:table-cell>
          <table:table-cell office:value-type="string">
            <text:p>230: 01</text:p>
          </table:table-cell>
          <table:table-cell office:value-type="string">
            <text:p>230: 00</text:p>
          </table:table-cell>
          <table:table-cell/>
          <table:table-cell office:value-type="string">
            <text:p>232: 5A</text:p>
          </table:table-cell>
          <table:table-cell office:value-type="string">
            <text:p>232: 14</text:p>
          </table:table-cell>
          <table:table-cell table:number-columns-repeated="1011"/>
        </table:table-row>
        <table:table-row table:style-name="ro1">
          <table:table-cell office:value-type="string">
            <text:p>233: 5A</text:p>
          </table:table-cell>
          <table:table-cell office:value-type="string">
            <text:p>233: 00</text:p>
          </table:table-cell>
          <table:table-cell table:number-columns-repeated="2"/>
          <table:table-cell office:value-type="string">
            <text:p>231: 5A</text:p>
          </table:table-cell>
          <table:table-cell office:value-type="string">
            <text:p>231: 00</text:p>
          </table:table-cell>
          <table:table-cell office:value-type="string">
            <text:p>242: 5A</text:p>
          </table:table-cell>
          <table:table-cell office:value-type="string">
            <text:p>242: 00</text:p>
          </table:table-cell>
          <table:table-cell office:value-type="string">
            <text:p>231: 5A</text:p>
          </table:table-cell>
          <table:table-cell office:value-type="string">
            <text:p>231: 00</text:p>
          </table:table-cell>
          <table:table-cell/>
          <table:table-cell office:value-type="string">
            <text:p>233: 01</text:p>
          </table:table-cell>
          <table:table-cell office:value-type="string">
            <text:p>233: FF</text:p>
          </table:table-cell>
          <table:table-cell table:number-columns-repeated="1011"/>
        </table:table-row>
        <table:table-row table:style-name="ro2">
          <table:table-cell office:value-type="string">
            <text:p>234: 5A</text:p>
          </table:table-cell>
          <table:table-cell office:value-type="string">
            <text:p>234: 00</text:p>
          </table:table-cell>
          <table:table-cell table:number-columns-repeated="2"/>
          <table:table-cell office:value-type="string">
            <text:p>232: 5A</text:p>
          </table:table-cell>
          <table:table-cell office:value-type="string">
            <text:p>232: 02</text:p>
          </table:table-cell>
          <table:table-cell office:value-type="string">
            <text:p>243: 5A</text:p>
          </table:table-cell>
          <table:table-cell office:value-type="string">
            <text:p>243: 01</text:p>
          </table:table-cell>
          <table:table-cell office:value-type="string">
            <text:p>232: 5A</text:p>
          </table:table-cell>
          <table:table-cell office:value-type="string">
            <text:p>232: 00</text:p>
          </table:table-cell>
          <table:table-cell/>
          <table:table-cell table:style-name="ce3" office:value-type="string">
            <text:p>234: 47</text:p>
          </table:table-cell>
          <table:table-cell office:value-type="string">
            <text:p>234: F3</text:p>
          </table:table-cell>
          <table:table-cell table:number-columns-repeated="1011"/>
        </table:table-row>
        <table:table-row table:style-name="ro1">
          <table:table-cell office:value-type="string">
            <text:p>235: 5A</text:p>
          </table:table-cell>
          <table:table-cell office:value-type="string">
            <text:p>235: 00</text:p>
          </table:table-cell>
          <table:table-cell table:number-columns-repeated="2"/>
          <table:table-cell office:value-type="string">
            <text:p>233: 5A</text:p>
          </table:table-cell>
          <table:table-cell office:value-type="string">
            <text:p>233: 00</text:p>
          </table:table-cell>
          <table:table-cell office:value-type="string">
            <text:p>244: 5A</text:p>
          </table:table-cell>
          <table:table-cell office:value-type="string">
            <text:p>244: 01</text:p>
          </table:table-cell>
          <table:table-cell office:value-type="string">
            <text:p>233: 5A</text:p>
          </table:table-cell>
          <table:table-cell office:value-type="string">
            <text:p>233: 00</text:p>
          </table:table-cell>
          <table:table-cell/>
          <table:table-cell office:value-type="string">
            <text:p>235: 00</text:p>
          </table:table-cell>
          <table:table-cell office:value-type="string">
            <text:p>235: 5A</text:p>
          </table:table-cell>
          <table:table-cell table:number-columns-repeated="1011"/>
        </table:table-row>
        <table:table-row table:style-name="ro1">
          <table:table-cell office:value-type="string">
            <text:p>236: 5A</text:p>
          </table:table-cell>
          <table:table-cell office:value-type="string">
            <text:p>236: 00</text:p>
          </table:table-cell>
          <table:table-cell table:number-columns-repeated="2"/>
          <table:table-cell office:value-type="string">
            <text:p>234: 5A</text:p>
          </table:table-cell>
          <table:table-cell office:value-type="string">
            <text:p>234: 01</text:p>
          </table:table-cell>
          <table:table-cell office:value-type="string">
            <text:p>245: 5A</text:p>
          </table:table-cell>
          <table:table-cell office:value-type="string">
            <text:p>245: 01</text:p>
          </table:table-cell>
          <table:table-cell office:value-type="string">
            <text:p>234: 5A</text:p>
          </table:table-cell>
          <table:table-cell office:value-type="string">
            <text:p>234: 00</text:p>
          </table:table-cell>
          <table:table-cell/>
          <table:table-cell table:number-columns-repeated="2" office:value-type="string">
            <text:p>236: 00</text:p>
          </table:table-cell>
          <table:table-cell table:number-columns-repeated="1011"/>
        </table:table-row>
        <table:table-row table:style-name="ro1">
          <table:table-cell office:value-type="string">
            <text:p>237: 5A</text:p>
          </table:table-cell>
          <table:table-cell office:value-type="string">
            <text:p>237: 14</text:p>
          </table:table-cell>
          <table:table-cell table:number-columns-repeated="2"/>
          <table:table-cell office:value-type="string">
            <text:p>235: 5A</text:p>
          </table:table-cell>
          <table:table-cell office:value-type="string">
            <text:p>235: 00</text:p>
          </table:table-cell>
          <table:table-cell office:value-type="string">
            <text:p>246: 5A</text:p>
          </table:table-cell>
          <table:table-cell office:value-type="string">
            <text:p>246: 14</text:p>
          </table:table-cell>
          <table:table-cell office:value-type="string">
            <text:p>235: 5A</text:p>
          </table:table-cell>
          <table:table-cell office:value-type="string">
            <text:p>235: 14</text:p>
          </table:table-cell>
          <table:table-cell/>
          <table:table-cell office:value-type="string">
            <text:p>237: 5A</text:p>
          </table:table-cell>
          <table:table-cell office:value-type="string">
            <text:p>237: 00</text:p>
          </table:table-cell>
          <table:table-cell table:number-columns-repeated="1011"/>
        </table:table-row>
        <table:table-row table:style-name="ro1">
          <table:table-cell office:value-type="string">
            <text:p>238: 01</text:p>
          </table:table-cell>
          <table:table-cell office:value-type="string">
            <text:p>238: FF</text:p>
          </table:table-cell>
          <table:table-cell table:number-columns-repeated="2"/>
          <table:table-cell office:value-type="string">
            <text:p>236: 01</text:p>
          </table:table-cell>
          <table:table-cell office:value-type="string">
            <text:p>236: FF</text:p>
          </table:table-cell>
          <table:table-cell office:value-type="string">
            <text:p>247: 01</text:p>
          </table:table-cell>
          <table:table-cell office:value-type="string">
            <text:p>247: FF</text:p>
          </table:table-cell>
          <table:table-cell office:value-type="string">
            <text:p>236: 01</text:p>
          </table:table-cell>
          <table:table-cell office:value-type="string">
            <text:p>236: FF</text:p>
          </table:table-cell>
          <table:table-cell/>
          <table:table-cell office:value-type="string">
            <text:p>238: 5A</text:p>
          </table:table-cell>
          <table:table-cell office:value-type="string">
            <text:p>238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39: 47</text:p>
          </table:table-cell>
          <table:table-cell office:value-type="string">
            <text:p>239: F3</text:p>
          </table:table-cell>
          <table:table-cell table:number-columns-repeated="2"/>
          <table:table-cell table:style-name="ce3" office:value-type="string">
            <text:p>237: 4C</text:p>
          </table:table-cell>
          <table:table-cell office:value-type="string">
            <text:p>237: F3</text:p>
          </table:table-cell>
          <table:table-cell table:style-name="ce3" office:value-type="string">
            <text:p>248: 47</text:p>
          </table:table-cell>
          <table:table-cell office:value-type="string">
            <text:p>248: F3</text:p>
          </table:table-cell>
          <table:table-cell table:style-name="ce3" office:value-type="string">
            <text:p>237: 47</text:p>
          </table:table-cell>
          <table:table-cell office:value-type="string">
            <text:p>237: F3</text:p>
          </table:table-cell>
          <table:table-cell/>
          <table:table-cell office:value-type="string">
            <text:p>239: 5A</text:p>
          </table:table-cell>
          <table:table-cell office:value-type="string">
            <text:p>239: 00</text:p>
          </table:table-cell>
          <table:table-cell table:number-columns-repeated="1011"/>
        </table:table-row>
        <table:table-row table:style-name="ro1">
          <table:table-cell office:value-type="string">
            <text:p>240: 00</text:p>
          </table:table-cell>
          <table:table-cell office:value-type="string">
            <text:p>240: 5A</text:p>
          </table:table-cell>
          <table:table-cell table:number-columns-repeated="2"/>
          <table:table-cell office:value-type="string">
            <text:p>238: 00</text:p>
          </table:table-cell>
          <table:table-cell office:value-type="string">
            <text:p>238: 5A</text:p>
          </table:table-cell>
          <table:table-cell office:value-type="string">
            <text:p>249: 00</text:p>
          </table:table-cell>
          <table:table-cell office:value-type="string">
            <text:p>249: 5A</text:p>
          </table:table-cell>
          <table:table-cell office:value-type="string">
            <text:p>238: 00</text:p>
          </table:table-cell>
          <table:table-cell office:value-type="string">
            <text:p>238: 5A</text:p>
          </table:table-cell>
          <table:table-cell/>
          <table:table-cell office:value-type="string">
            <text:p>240: 5A</text:p>
          </table:table-cell>
          <table:table-cell office:value-type="string">
            <text:p>240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241: 00</text:p>
          </table:table-cell>
          <table:table-cell table:number-columns-repeated="2"/>
          <table:table-cell table:number-columns-repeated="2" office:value-type="string">
            <text:p>239: 00</text:p>
          </table:table-cell>
          <table:table-cell table:number-columns-repeated="2" office:value-type="string">
            <text:p>250: 00</text:p>
          </table:table-cell>
          <table:table-cell table:number-columns-repeated="2" office:value-type="string">
            <text:p>239: 00</text:p>
          </table:table-cell>
          <table:table-cell/>
          <table:table-cell office:value-type="string">
            <text:p>241: 5A</text:p>
          </table:table-cell>
          <table:table-cell office:value-type="string">
            <text:p>241: 00</text:p>
          </table:table-cell>
          <table:table-cell table:number-columns-repeated="1011"/>
        </table:table-row>
        <table:table-row table:style-name="ro1">
          <table:table-cell office:value-type="string">
            <text:p>242: 5A</text:p>
          </table:table-cell>
          <table:table-cell office:value-type="string">
            <text:p>242: 00</text:p>
          </table:table-cell>
          <table:table-cell table:number-columns-repeated="2"/>
          <table:table-cell office:value-type="string">
            <text:p>240: 5A</text:p>
          </table:table-cell>
          <table:table-cell office:value-type="string">
            <text:p>240: 00</text:p>
          </table:table-cell>
          <table:table-cell office:value-type="string">
            <text:p>251: 5A</text:p>
          </table:table-cell>
          <table:table-cell office:value-type="string">
            <text:p>251: 00</text:p>
          </table:table-cell>
          <table:table-cell office:value-type="string">
            <text:p>240: 5A</text:p>
          </table:table-cell>
          <table:table-cell office:value-type="string">
            <text:p>240: 00</text:p>
          </table:table-cell>
          <table:table-cell/>
          <table:table-cell office:value-type="string">
            <text:p>242: 01</text:p>
          </table:table-cell>
          <table:table-cell office:value-type="string">
            <text:p>242: FF</text:p>
          </table:table-cell>
          <table:table-cell table:number-columns-repeated="1011"/>
        </table:table-row>
        <table:table-row table:style-name="ro2">
          <table:table-cell office:value-type="string">
            <text:p>243: 5A</text:p>
          </table:table-cell>
          <table:table-cell office:value-type="string">
            <text:p>243: 02</text:p>
          </table:table-cell>
          <table:table-cell table:number-columns-repeated="2"/>
          <table:table-cell office:value-type="string">
            <text:p>241: 5A</text:p>
          </table:table-cell>
          <table:table-cell office:value-type="string">
            <text:p>241: 00</text:p>
          </table:table-cell>
          <table:table-cell office:value-type="string">
            <text:p>252: 5A</text:p>
          </table:table-cell>
          <table:table-cell office:value-type="string">
            <text:p>252: 02</text:p>
          </table:table-cell>
          <table:table-cell office:value-type="string">
            <text:p>241: 5A</text:p>
          </table:table-cell>
          <table:table-cell office:value-type="string">
            <text:p>241: 02</text:p>
          </table:table-cell>
          <table:table-cell/>
          <table:table-cell table:style-name="ce3" office:value-type="string">
            <text:p>243: 4C</text:p>
          </table:table-cell>
          <table:table-cell office:value-type="string">
            <text:p>243: F3</text:p>
          </table:table-cell>
          <table:table-cell table:number-columns-repeated="1011"/>
        </table:table-row>
        <table:table-row table:style-name="ro1">
          <table:table-cell office:value-type="string">
            <text:p>244: 5A</text:p>
          </table:table-cell>
          <table:table-cell office:value-type="string">
            <text:p>244: 00</text:p>
          </table:table-cell>
          <table:table-cell table:number-columns-repeated="2"/>
          <table:table-cell office:value-type="string">
            <text:p>242: 5A</text:p>
          </table:table-cell>
          <table:table-cell office:value-type="string">
            <text:p>242: 04</text:p>
          </table:table-cell>
          <table:table-cell office:value-type="string">
            <text:p>253: 5A</text:p>
          </table:table-cell>
          <table:table-cell office:value-type="string">
            <text:p>253: 00</text:p>
          </table:table-cell>
          <table:table-cell office:value-type="string">
            <text:p>242: 5A</text:p>
          </table:table-cell>
          <table:table-cell office:value-type="string">
            <text:p>242: 00</text:p>
          </table:table-cell>
          <table:table-cell/>
          <table:table-cell office:value-type="string">
            <text:p>244: 00</text:p>
          </table:table-cell>
          <table:table-cell office:value-type="string">
            <text:p>244: 5A</text:p>
          </table:table-cell>
          <table:table-cell table:number-columns-repeated="1011"/>
        </table:table-row>
        <table:table-row table:style-name="ro1">
          <table:table-cell office:value-type="string">
            <text:p>245: 5A</text:p>
          </table:table-cell>
          <table:table-cell office:value-type="string">
            <text:p>245: 00</text:p>
          </table:table-cell>
          <table:table-cell table:number-columns-repeated="2"/>
          <table:table-cell office:value-type="string">
            <text:p>243: 5A</text:p>
          </table:table-cell>
          <table:table-cell office:value-type="string">
            <text:p>243: 00</text:p>
          </table:table-cell>
          <table:table-cell office:value-type="string">
            <text:p>254: 5A</text:p>
          </table:table-cell>
          <table:table-cell office:value-type="string">
            <text:p>254: 01</text:p>
          </table:table-cell>
          <table:table-cell office:value-type="string">
            <text:p>243: 5A</text:p>
          </table:table-cell>
          <table:table-cell office:value-type="string">
            <text:p>243: 00</text:p>
          </table:table-cell>
          <table:table-cell/>
          <table:table-cell table:number-columns-repeated="2" office:value-type="string">
            <text:p>245: 00</text:p>
          </table:table-cell>
          <table:table-cell table:number-columns-repeated="1011"/>
        </table:table-row>
        <table:table-row table:style-name="ro1">
          <table:table-cell office:value-type="string">
            <text:p>246: 5A</text:p>
          </table:table-cell>
          <table:table-cell office:value-type="string">
            <text:p>246: 00</text:p>
          </table:table-cell>
          <table:table-cell table:number-columns-repeated="2"/>
          <table:table-cell office:value-type="string">
            <text:p>244: 5A</text:p>
          </table:table-cell>
          <table:table-cell office:value-type="string">
            <text:p>244: 00</text:p>
          </table:table-cell>
          <table:table-cell office:value-type="string">
            <text:p>255: 5A</text:p>
          </table:table-cell>
          <table:table-cell office:value-type="string">
            <text:p>255: 00</text:p>
          </table:table-cell>
          <table:table-cell office:value-type="string">
            <text:p>244: 5A</text:p>
          </table:table-cell>
          <table:table-cell office:value-type="string">
            <text:p>244: 00</text:p>
          </table:table-cell>
          <table:table-cell/>
          <table:table-cell office:value-type="string">
            <text:p>246: 5A</text:p>
          </table:table-cell>
          <table:table-cell office:value-type="string">
            <text:p>246: 00</text:p>
          </table:table-cell>
          <table:table-cell table:number-columns-repeated="1011"/>
        </table:table-row>
        <table:table-row table:style-name="ro1">
          <table:table-cell office:value-type="string">
            <text:p>247: 01</text:p>
          </table:table-cell>
          <table:table-cell office:value-type="string">
            <text:p>247: FF</text:p>
          </table:table-cell>
          <table:table-cell table:number-columns-repeated="2"/>
          <table:table-cell office:value-type="string">
            <text:p>245: 01</text:p>
          </table:table-cell>
          <table:table-cell office:value-type="string">
            <text:p>245: FF</text:p>
          </table:table-cell>
          <table:table-cell office:value-type="string">
            <text:p>256: 01</text:p>
          </table:table-cell>
          <table:table-cell office:value-type="string">
            <text:p>256: FF</text:p>
          </table:table-cell>
          <table:table-cell office:value-type="string">
            <text:p>245: 01</text:p>
          </table:table-cell>
          <table:table-cell office:value-type="string">
            <text:p>245: FF</text:p>
          </table:table-cell>
          <table:table-cell/>
          <table:table-cell office:value-type="string">
            <text:p>247: 5A</text:p>
          </table:table-cell>
          <table:table-cell office:value-type="string">
            <text:p>247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48: 4C</text:p>
          </table:table-cell>
          <table:table-cell office:value-type="string">
            <text:p>248: F3</text:p>
          </table:table-cell>
          <table:table-cell table:number-columns-repeated="2"/>
          <table:table-cell table:style-name="ce3" office:value-type="string">
            <text:p>246: 4C</text:p>
          </table:table-cell>
          <table:table-cell office:value-type="string">
            <text:p>246: F3</text:p>
          </table:table-cell>
          <table:table-cell table:style-name="ce3" office:value-type="string">
            <text:p>257: 4C</text:p>
          </table:table-cell>
          <table:table-cell office:value-type="string">
            <text:p>257: F3</text:p>
          </table:table-cell>
          <table:table-cell table:style-name="ce3" office:value-type="string">
            <text:p>246: 4C</text:p>
          </table:table-cell>
          <table:table-cell office:value-type="string">
            <text:p>246: F3</text:p>
          </table:table-cell>
          <table:table-cell/>
          <table:table-cell office:value-type="string">
            <text:p>248: 5A</text:p>
          </table:table-cell>
          <table:table-cell office:value-type="string">
            <text:p>248: 04</text:p>
          </table:table-cell>
          <table:table-cell table:number-columns-repeated="1011"/>
        </table:table-row>
        <table:table-row table:style-name="ro1">
          <table:table-cell office:value-type="string">
            <text:p>249: 00</text:p>
          </table:table-cell>
          <table:table-cell office:value-type="string">
            <text:p>249: 5A</text:p>
          </table:table-cell>
          <table:table-cell table:number-columns-repeated="2"/>
          <table:table-cell office:value-type="string">
            <text:p>247: 00</text:p>
          </table:table-cell>
          <table:table-cell office:value-type="string">
            <text:p>247: 5A</text:p>
          </table:table-cell>
          <table:table-cell office:value-type="string">
            <text:p>258: 00</text:p>
          </table:table-cell>
          <table:table-cell office:value-type="string">
            <text:p>258: 5A</text:p>
          </table:table-cell>
          <table:table-cell office:value-type="string">
            <text:p>247: 00</text:p>
          </table:table-cell>
          <table:table-cell office:value-type="string">
            <text:p>247: 5A</text:p>
          </table:table-cell>
          <table:table-cell/>
          <table:table-cell office:value-type="string">
            <text:p>249: 5A</text:p>
          </table:table-cell>
          <table:table-cell office:value-type="string">
            <text:p>249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250: 00</text:p>
          </table:table-cell>
          <table:table-cell table:number-columns-repeated="2"/>
          <table:table-cell office:value-type="string">
            <text:p>248: 01</text:p>
          </table:table-cell>
          <table:table-cell office:value-type="string">
            <text:p>248: 00</text:p>
          </table:table-cell>
          <table:table-cell table:number-columns-repeated="2" office:value-type="string">
            <text:p>259: 00</text:p>
          </table:table-cell>
          <table:table-cell table:number-columns-repeated="2" office:value-type="string">
            <text:p>248: 00</text:p>
          </table:table-cell>
          <table:table-cell/>
          <table:table-cell office:value-type="string">
            <text:p>250: 5A</text:p>
          </table:table-cell>
          <table:table-cell office:value-type="string">
            <text:p>250: 00</text:p>
          </table:table-cell>
          <table:table-cell table:number-columns-repeated="1011"/>
        </table:table-row>
        <table:table-row table:style-name="ro1">
          <table:table-cell office:value-type="string">
            <text:p>251: 5A</text:p>
          </table:table-cell>
          <table:table-cell office:value-type="string">
            <text:p>251: 00</text:p>
          </table:table-cell>
          <table:table-cell table:number-columns-repeated="2"/>
          <table:table-cell office:value-type="string">
            <text:p>249: 5A</text:p>
          </table:table-cell>
          <table:table-cell office:value-type="string">
            <text:p>249: 00</text:p>
          </table:table-cell>
          <table:table-cell office:value-type="string">
            <text:p>260: 5A</text:p>
          </table:table-cell>
          <table:table-cell office:value-type="string">
            <text:p>260: 00</text:p>
          </table:table-cell>
          <table:table-cell office:value-type="string">
            <text:p>249: 5A</text:p>
          </table:table-cell>
          <table:table-cell office:value-type="string">
            <text:p>249: 00</text:p>
          </table:table-cell>
          <table:table-cell/>
          <table:table-cell office:value-type="string">
            <text:p>251: 01</text:p>
          </table:table-cell>
          <table:table-cell office:value-type="string">
            <text:p>251: FF</text:p>
          </table:table-cell>
          <table:table-cell table:number-columns-repeated="1011"/>
        </table:table-row>
        <table:table-row table:style-name="ro2">
          <table:table-cell office:value-type="string">
            <text:p>252: 5A</text:p>
          </table:table-cell>
          <table:table-cell office:value-type="string">
            <text:p>252: 00</text:p>
          </table:table-cell>
          <table:table-cell table:number-columns-repeated="2"/>
          <table:table-cell office:value-type="string">
            <text:p>250: 5A</text:p>
          </table:table-cell>
          <table:table-cell office:value-type="string">
            <text:p>250: 00</text:p>
          </table:table-cell>
          <table:table-cell office:value-type="string">
            <text:p>261: 5A</text:p>
          </table:table-cell>
          <table:table-cell office:value-type="string">
            <text:p>261: 00</text:p>
          </table:table-cell>
          <table:table-cell office:value-type="string">
            <text:p>250: 5A</text:p>
          </table:table-cell>
          <table:table-cell office:value-type="string">
            <text:p>250: 00</text:p>
          </table:table-cell>
          <table:table-cell/>
          <table:table-cell table:style-name="ce3" office:value-type="string">
            <text:p>252: 4C</text:p>
          </table:table-cell>
          <table:table-cell office:value-type="string">
            <text:p>252: F3</text:p>
          </table:table-cell>
          <table:table-cell table:number-columns-repeated="1011"/>
        </table:table-row>
        <table:table-row table:style-name="ro1">
          <table:table-cell office:value-type="string">
            <text:p>253: 5A</text:p>
          </table:table-cell>
          <table:table-cell office:value-type="string">
            <text:p>253: 04</text:p>
          </table:table-cell>
          <table:table-cell table:number-columns-repeated="2"/>
          <table:table-cell office:value-type="string">
            <text:p>251: 5A</text:p>
          </table:table-cell>
          <table:table-cell office:value-type="string">
            <text:p>251: 07</text:p>
          </table:table-cell>
          <table:table-cell office:value-type="string">
            <text:p>262: 5A</text:p>
          </table:table-cell>
          <table:table-cell office:value-type="string">
            <text:p>262: 04</text:p>
          </table:table-cell>
          <table:table-cell office:value-type="string">
            <text:p>251: 5A</text:p>
          </table:table-cell>
          <table:table-cell office:value-type="string">
            <text:p>251: 04</text:p>
          </table:table-cell>
          <table:table-cell/>
          <table:table-cell office:value-type="string">
            <text:p>253: 00</text:p>
          </table:table-cell>
          <table:table-cell office:value-type="string">
            <text:p>253: 5A</text:p>
          </table:table-cell>
          <table:table-cell table:number-columns-repeated="1011"/>
        </table:table-row>
        <table:table-row table:style-name="ro1">
          <table:table-cell office:value-type="string">
            <text:p>254: 5A</text:p>
          </table:table-cell>
          <table:table-cell office:value-type="string">
            <text:p>254: 00</text:p>
          </table:table-cell>
          <table:table-cell table:number-columns-repeated="2"/>
          <table:table-cell office:value-type="string">
            <text:p>252: 5A</text:p>
          </table:table-cell>
          <table:table-cell office:value-type="string">
            <text:p>252: 00</text:p>
          </table:table-cell>
          <table:table-cell office:value-type="string">
            <text:p>263: 5A</text:p>
          </table:table-cell>
          <table:table-cell office:value-type="string">
            <text:p>263: 00</text:p>
          </table:table-cell>
          <table:table-cell office:value-type="string">
            <text:p>252: 5A</text:p>
          </table:table-cell>
          <table:table-cell office:value-type="string">
            <text:p>252: 00</text:p>
          </table:table-cell>
          <table:table-cell/>
          <table:table-cell office:value-type="string">
            <text:p>254: 01</text:p>
          </table:table-cell>
          <table:table-cell office:value-type="string">
            <text:p>254: 00</text:p>
          </table:table-cell>
          <table:table-cell table:number-columns-repeated="1011"/>
        </table:table-row>
        <table:table-row table:style-name="ro1">
          <table:table-cell office:value-type="string">
            <text:p>255: 5A</text:p>
          </table:table-cell>
          <table:table-cell office:value-type="string">
            <text:p>255: 00</text:p>
          </table:table-cell>
          <table:table-cell table:number-columns-repeated="2"/>
          <table:table-cell office:value-type="string">
            <text:p>253: 5A</text:p>
          </table:table-cell>
          <table:table-cell office:value-type="string">
            <text:p>253: 00</text:p>
          </table:table-cell>
          <table:table-cell office:value-type="string">
            <text:p>264: 5A</text:p>
          </table:table-cell>
          <table:table-cell office:value-type="string">
            <text:p>264: 00</text:p>
          </table:table-cell>
          <table:table-cell office:value-type="string">
            <text:p>253: 5A</text:p>
          </table:table-cell>
          <table:table-cell office:value-type="string">
            <text:p>253: 00</text:p>
          </table:table-cell>
          <table:table-cell/>
          <table:table-cell office:value-type="string">
            <text:p>255: 5A</text:p>
          </table:table-cell>
          <table:table-cell office:value-type="string">
            <text:p>255: 00</text:p>
          </table:table-cell>
          <table:table-cell table:number-columns-repeated="1011"/>
        </table:table-row>
        <table:table-row table:style-name="ro1">
          <table:table-cell office:value-type="string">
            <text:p>256: 01</text:p>
          </table:table-cell>
          <table:table-cell office:value-type="string">
            <text:p>256: FF</text:p>
          </table:table-cell>
          <table:table-cell table:number-columns-repeated="2"/>
          <table:table-cell office:value-type="string">
            <text:p>254: 01</text:p>
          </table:table-cell>
          <table:table-cell office:value-type="string">
            <text:p>254: FF</text:p>
          </table:table-cell>
          <table:table-cell office:value-type="string">
            <text:p>265: 01</text:p>
          </table:table-cell>
          <table:table-cell office:value-type="string">
            <text:p>265: FF</text:p>
          </table:table-cell>
          <table:table-cell office:value-type="string">
            <text:p>254: 01</text:p>
          </table:table-cell>
          <table:table-cell office:value-type="string">
            <text:p>254: FF</text:p>
          </table:table-cell>
          <table:table-cell/>
          <table:table-cell office:value-type="string">
            <text:p>256: 5A</text:p>
          </table:table-cell>
          <table:table-cell office:value-type="string">
            <text:p>256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57: 4C</text:p>
          </table:table-cell>
          <table:table-cell office:value-type="string">
            <text:p>257: F3</text:p>
          </table:table-cell>
          <table:table-cell table:number-columns-repeated="2"/>
          <table:table-cell table:style-name="ce3" office:value-type="string">
            <text:p>255: 4D</text:p>
          </table:table-cell>
          <table:table-cell office:value-type="string">
            <text:p>255: F3</text:p>
          </table:table-cell>
          <table:table-cell table:style-name="ce3" office:value-type="string">
            <text:p>266: 4C</text:p>
          </table:table-cell>
          <table:table-cell office:value-type="string">
            <text:p>266: F3</text:p>
          </table:table-cell>
          <table:table-cell table:style-name="ce3" office:value-type="string">
            <text:p>255: 4C</text:p>
          </table:table-cell>
          <table:table-cell office:value-type="string">
            <text:p>255: F3</text:p>
          </table:table-cell>
          <table:table-cell/>
          <table:table-cell office:value-type="string">
            <text:p>257: 5A</text:p>
          </table:table-cell>
          <table:table-cell office:value-type="string">
            <text:p>257: 06</text:p>
          </table:table-cell>
          <table:table-cell table:number-columns-repeated="1011"/>
        </table:table-row>
        <table:table-row table:style-name="ro1">
          <table:table-cell office:value-type="string">
            <text:p>258: 00</text:p>
          </table:table-cell>
          <table:table-cell office:value-type="string">
            <text:p>258: 5A</text:p>
          </table:table-cell>
          <table:table-cell table:number-columns-repeated="2"/>
          <table:table-cell office:value-type="string">
            <text:p>256: 00</text:p>
          </table:table-cell>
          <table:table-cell office:value-type="string">
            <text:p>256: 5A</text:p>
          </table:table-cell>
          <table:table-cell office:value-type="string">
            <text:p>267: 00</text:p>
          </table:table-cell>
          <table:table-cell office:value-type="string">
            <text:p>267: 5A</text:p>
          </table:table-cell>
          <table:table-cell office:value-type="string">
            <text:p>256: 00</text:p>
          </table:table-cell>
          <table:table-cell office:value-type="string">
            <text:p>256: 5A</text:p>
          </table:table-cell>
          <table:table-cell/>
          <table:table-cell office:value-type="string">
            <text:p>258: 5A</text:p>
          </table:table-cell>
          <table:table-cell office:value-type="string">
            <text:p>258: 00</text:p>
          </table:table-cell>
          <table:table-cell table:number-columns-repeated="1011"/>
        </table:table-row>
        <table:table-row table:style-name="ro1">
          <table:table-cell office:value-type="string">
            <text:p>259: 01</text:p>
          </table:table-cell>
          <table:table-cell office:value-type="string">
            <text:p>259: 00</text:p>
          </table:table-cell>
          <table:table-cell table:number-columns-repeated="2"/>
          <table:table-cell office:value-type="string">
            <text:p>257: 00</text:p>
          </table:table-cell>
          <table:table-cell office:value-type="string">
            <text:p>257: FF</text:p>
          </table:table-cell>
          <table:table-cell office:value-type="string">
            <text:p>268: 01</text:p>
          </table:table-cell>
          <table:table-cell office:value-type="string">
            <text:p>268: 00</text:p>
          </table:table-cell>
          <table:table-cell office:value-type="string">
            <text:p>257: 01</text:p>
          </table:table-cell>
          <table:table-cell office:value-type="string">
            <text:p>257: 00</text:p>
          </table:table-cell>
          <table:table-cell/>
          <table:table-cell office:value-type="string">
            <text:p>259: 5A</text:p>
          </table:table-cell>
          <table:table-cell office:value-type="string">
            <text:p>259: 00</text:p>
          </table:table-cell>
          <table:table-cell table:number-columns-repeated="1011"/>
        </table:table-row>
        <table:table-row table:style-name="ro1">
          <table:table-cell office:value-type="string">
            <text:p>260: 5A</text:p>
          </table:table-cell>
          <table:table-cell office:value-type="string">
            <text:p>260: 00</text:p>
          </table:table-cell>
          <table:table-cell table:number-columns-repeated="2"/>
          <table:table-cell office:value-type="string">
            <text:p>258: 01</text:p>
          </table:table-cell>
          <table:table-cell office:value-type="string">
            <text:p>258: FF</text:p>
          </table:table-cell>
          <table:table-cell office:value-type="string">
            <text:p>269: 5A</text:p>
          </table:table-cell>
          <table:table-cell office:value-type="string">
            <text:p>269: 00</text:p>
          </table:table-cell>
          <table:table-cell office:value-type="string">
            <text:p>258: 5A</text:p>
          </table:table-cell>
          <table:table-cell office:value-type="string">
            <text:p>258: 00</text:p>
          </table:table-cell>
          <table:table-cell/>
          <table:table-cell office:value-type="string">
            <text:p>260: 01</text:p>
          </table:table-cell>
          <table:table-cell office:value-type="string">
            <text:p>260: FF</text:p>
          </table:table-cell>
          <table:table-cell table:number-columns-repeated="1011"/>
        </table:table-row>
        <table:table-row table:style-name="ro2">
          <table:table-cell office:value-type="string">
            <text:p>261: 5A</text:p>
          </table:table-cell>
          <table:table-cell office:value-type="string">
            <text:p>261: 00</text:p>
          </table:table-cell>
          <table:table-cell table:number-columns-repeated="2"/>
          <table:table-cell table:number-columns-repeated="2" office:value-type="string">
            <text:p>259: FF</text:p>
          </table:table-cell>
          <table:table-cell office:value-type="string">
            <text:p>270: 5A</text:p>
          </table:table-cell>
          <table:table-cell office:value-type="string">
            <text:p>270: 00</text:p>
          </table:table-cell>
          <table:table-cell office:value-type="string">
            <text:p>259: 5A</text:p>
          </table:table-cell>
          <table:table-cell office:value-type="string">
            <text:p>259: 00</text:p>
          </table:table-cell>
          <table:table-cell/>
          <table:table-cell table:style-name="ce3" office:value-type="string">
            <text:p>261: 4D</text:p>
          </table:table-cell>
          <table:table-cell office:value-type="string">
            <text:p>261: F3</text:p>
          </table:table-cell>
          <table:table-cell table:number-columns-repeated="1011"/>
        </table:table-row>
        <table:table-row table:style-name="ro1">
          <table:table-cell office:value-type="string">
            <text:p>262: 5A</text:p>
          </table:table-cell>
          <table:table-cell office:value-type="string">
            <text:p>262: 06</text:p>
          </table:table-cell>
          <table:table-cell table:number-columns-repeated="2"/>
          <table:table-cell table:number-columns-repeated="2" office:value-type="string">
            <text:p>260: FF</text:p>
          </table:table-cell>
          <table:table-cell office:value-type="string">
            <text:p>271: 5A</text:p>
          </table:table-cell>
          <table:table-cell office:value-type="string">
            <text:p>271: 07</text:p>
          </table:table-cell>
          <table:table-cell office:value-type="string">
            <text:p>260: 5A</text:p>
          </table:table-cell>
          <table:table-cell office:value-type="string">
            <text:p>260: 06</text:p>
          </table:table-cell>
          <table:table-cell/>
          <table:table-cell office:value-type="string">
            <text:p>262: 00</text:p>
          </table:table-cell>
          <table:table-cell office:value-type="string">
            <text:p>262: 5A</text:p>
          </table:table-cell>
          <table:table-cell table:number-columns-repeated="1011"/>
        </table:table-row>
        <table:table-row table:style-name="ro1">
          <table:table-cell office:value-type="string">
            <text:p>263: 5A</text:p>
          </table:table-cell>
          <table:table-cell office:value-type="string">
            <text:p>263: 00</text:p>
          </table:table-cell>
          <table:table-cell table:number-columns-repeated="2"/>
          <table:table-cell table:number-columns-repeated="2" office:value-type="string">
            <text:p>261: FF</text:p>
          </table:table-cell>
          <table:table-cell office:value-type="string">
            <text:p>272: 5A</text:p>
          </table:table-cell>
          <table:table-cell office:value-type="string">
            <text:p>272: 00</text:p>
          </table:table-cell>
          <table:table-cell office:value-type="string">
            <text:p>261: 5A</text:p>
          </table:table-cell>
          <table:table-cell office:value-type="string">
            <text:p>261: 00</text:p>
          </table:table-cell>
          <table:table-cell/>
          <table:table-cell office:value-type="string">
            <text:p>263: 00</text:p>
          </table:table-cell>
          <table:table-cell office:value-type="string">
            <text:p>263: FE</text:p>
          </table:table-cell>
          <table:table-cell table:number-columns-repeated="1011"/>
        </table:table-row>
        <table:table-row table:style-name="ro1">
          <table:table-cell office:value-type="string">
            <text:p>264: 5A</text:p>
          </table:table-cell>
          <table:table-cell office:value-type="string">
            <text:p>264: 00</text:p>
          </table:table-cell>
          <table:table-cell table:number-columns-repeated="2"/>
          <table:table-cell table:number-columns-repeated="2" office:value-type="string">
            <text:p>262: FF</text:p>
          </table:table-cell>
          <table:table-cell office:value-type="string">
            <text:p>273: 5A</text:p>
          </table:table-cell>
          <table:table-cell office:value-type="string">
            <text:p>273: 00</text:p>
          </table:table-cell>
          <table:table-cell office:value-type="string">
            <text:p>262: 5A</text:p>
          </table:table-cell>
          <table:table-cell office:value-type="string">
            <text:p>262: 00</text:p>
          </table:table-cell>
          <table:table-cell/>
          <table:table-cell office:value-type="string">
            <text:p>264: 01</text:p>
          </table:table-cell>
          <table:table-cell office:value-type="string">
            <text:p>264: FF</text:p>
          </table:table-cell>
          <table:table-cell table:number-columns-repeated="1011"/>
        </table:table-row>
        <table:table-row table:style-name="ro1">
          <table:table-cell office:value-type="string">
            <text:p>265: 01</text:p>
          </table:table-cell>
          <table:table-cell office:value-type="string">
            <text:p>265: FF</text:p>
          </table:table-cell>
          <table:table-cell table:number-columns-repeated="2"/>
          <table:table-cell office:value-type="string">
            <text:p>263: 01</text:p>
          </table:table-cell>
          <table:table-cell office:value-type="string">
            <text:p>263: FF</text:p>
          </table:table-cell>
          <table:table-cell office:value-type="string">
            <text:p>274: 01</text:p>
          </table:table-cell>
          <table:table-cell office:value-type="string">
            <text:p>274: FF</text:p>
          </table:table-cell>
          <table:table-cell office:value-type="string">
            <text:p>263: 01</text:p>
          </table:table-cell>
          <table:table-cell office:value-type="string">
            <text:p>263: FF</text:p>
          </table:table-cell>
          <table:table-cell/>
          <table:table-cell table:number-columns-repeated="2" office:value-type="string">
            <text:p>265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66: 4D</text:p>
          </table:table-cell>
          <table:table-cell office:value-type="string">
            <text:p>266: F3</text:p>
          </table:table-cell>
          <table:table-cell table:style-name="ce6" office:value-type="string">
            <text:p>setup motors</text:p>
          </table:table-cell>
          <table:table-cell/>
          <table:table-cell table:style-name="ce3" office:value-type="string">
            <text:p>264: 43</text:p>
          </table:table-cell>
          <table:table-cell office:value-type="string">
            <text:p>264: F3</text:p>
          </table:table-cell>
          <table:table-cell table:style-name="ce3" office:value-type="string">
            <text:p>275: 4D</text:p>
          </table:table-cell>
          <table:table-cell office:value-type="string">
            <text:p>275: F3</text:p>
          </table:table-cell>
          <table:table-cell table:style-name="ce3" office:value-type="string">
            <text:p>264: 4D</text:p>
          </table:table-cell>
          <table:table-cell office:value-type="string">
            <text:p>264: F3</text:p>
          </table:table-cell>
          <table:table-cell/>
          <table:table-cell table:number-columns-repeated="2" office:value-type="string">
            <text:p>266: FF</text:p>
          </table:table-cell>
          <table:table-cell table:number-columns-repeated="1011"/>
        </table:table-row>
        <table:table-row table:style-name="ro1">
          <table:table-cell office:value-type="string">
            <text:p>267: 00</text:p>
          </table:table-cell>
          <table:table-cell office:value-type="string">
            <text:p>267: 5A</text:p>
          </table:table-cell>
          <table:table-cell table:number-columns-repeated="2"/>
          <table:table-cell office:value-type="string">
            <text:p>265: 00</text:p>
          </table:table-cell>
          <table:table-cell office:value-type="string">
            <text:p>265: 5A</text:p>
          </table:table-cell>
          <table:table-cell office:value-type="string">
            <text:p>276: 00</text:p>
          </table:table-cell>
          <table:table-cell office:value-type="string">
            <text:p>276: 5A</text:p>
          </table:table-cell>
          <table:table-cell office:value-type="string">
            <text:p>265: 00</text:p>
          </table:table-cell>
          <table:table-cell office:value-type="string">
            <text:p>265: 5A</text:p>
          </table:table-cell>
          <table:table-cell/>
          <table:table-cell table:number-columns-repeated="2" office:value-type="string">
            <text:p>267: FF</text:p>
          </table:table-cell>
          <table:table-cell table:number-columns-repeated="1011"/>
        </table:table-row>
        <table:table-row table:style-name="ro1">
          <table:table-cell office:value-type="string">
            <text:p>268: 00</text:p>
          </table:table-cell>
          <table:table-cell office:value-type="string">
            <text:p>268: FE</text:p>
          </table:table-cell>
          <table:table-cell table:number-columns-repeated="2"/>
          <table:table-cell table:number-columns-repeated="2" office:value-type="string">
            <text:p>266: 00</text:p>
          </table:table-cell>
          <table:table-cell office:value-type="string">
            <text:p>277: 00</text:p>
          </table:table-cell>
          <table:table-cell office:value-type="string">
            <text:p>277: FF</text:p>
          </table:table-cell>
          <table:table-cell office:value-type="string">
            <text:p>266: 00</text:p>
          </table:table-cell>
          <table:table-cell office:value-type="string">
            <text:p>266: FE</text:p>
          </table:table-cell>
          <table:table-cell/>
          <table:table-cell table:number-columns-repeated="2" office:value-type="string">
            <text:p>268: FF</text:p>
          </table:table-cell>
          <table:table-cell table:number-columns-repeated="1011"/>
        </table:table-row>
        <table:table-row table:style-name="ro1">
          <table:table-cell office:value-type="string">
            <text:p>269: 01</text:p>
          </table:table-cell>
          <table:table-cell office:value-type="string">
            <text:p>269: FF</text:p>
          </table:table-cell>
          <table:table-cell table:number-columns-repeated="2"/>
          <table:table-cell office:value-type="string">
            <text:p>267: 5A</text:p>
          </table:table-cell>
          <table:table-cell office:value-type="string">
            <text:p>267: 00</text:p>
          </table:table-cell>
          <table:table-cell office:value-type="string">
            <text:p>278: 01</text:p>
          </table:table-cell>
          <table:table-cell office:value-type="string">
            <text:p>278: FF</text:p>
          </table:table-cell>
          <table:table-cell office:value-type="string">
            <text:p>267: 01</text:p>
          </table:table-cell>
          <table:table-cell office:value-type="string">
            <text:p>267: FF</text:p>
          </table:table-cell>
          <table:table-cell/>
          <table:table-cell office:value-type="string">
            <text:p>269: 01</text:p>
          </table:table-cell>
          <table:table-cell office:value-type="string">
            <text:p>269: FF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270: FF</text:p>
          </table:table-cell>
          <table:table-cell table:number-columns-repeated="2"/>
          <table:table-cell office:value-type="string">
            <text:p>268: 5A</text:p>
          </table:table-cell>
          <table:table-cell office:value-type="string">
            <text:p>268: 00</text:p>
          </table:table-cell>
          <table:table-cell table:number-columns-repeated="2" office:value-type="string">
            <text:p>279: FF</text:p>
          </table:table-cell>
          <table:table-cell table:number-columns-repeated="2" office:value-type="string">
            <text:p>268: FF</text:p>
          </table:table-cell>
          <table:table-cell/>
          <table:table-cell table:style-name="ce3" office:value-type="string">
            <text:p>270: 41</text:p>
          </table:table-cell>
          <table:table-cell office:value-type="string">
            <text:p>270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271: FF</text:p>
          </table:table-cell>
          <table:table-cell table:number-columns-repeated="2"/>
          <table:table-cell office:value-type="string">
            <text:p>269: 5A</text:p>
          </table:table-cell>
          <table:table-cell office:value-type="string">
            <text:p>269: 00</text:p>
          </table:table-cell>
          <table:table-cell table:number-columns-repeated="2" office:value-type="string">
            <text:p>280: FF</text:p>
          </table:table-cell>
          <table:table-cell table:number-columns-repeated="2" office:value-type="string">
            <text:p>269: FF</text:p>
          </table:table-cell>
          <table:table-cell/>
          <table:table-cell office:value-type="string">
            <text:p>271: 00</text:p>
          </table:table-cell>
          <table:table-cell office:value-type="string">
            <text:p>271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272: FF</text:p>
          </table:table-cell>
          <table:table-cell table:number-columns-repeated="2"/>
          <table:table-cell office:value-type="string">
            <text:p>270: 5A</text:p>
          </table:table-cell>
          <table:table-cell office:value-type="string">
            <text:p>270: 00</text:p>
          </table:table-cell>
          <table:table-cell table:number-columns-repeated="2" office:value-type="string">
            <text:p>281: FF</text:p>
          </table:table-cell>
          <table:table-cell table:number-columns-repeated="2" office:value-type="string">
            <text:p>270: FF</text:p>
          </table:table-cell>
          <table:table-cell/>
          <table:table-cell office:value-type="string">
            <text:p>272: 5A</text:p>
          </table:table-cell>
          <table:table-cell office:value-type="string">
            <text:p>272: FE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273: FF</text:p>
          </table:table-cell>
          <table:table-cell table:number-columns-repeated="2"/>
          <table:table-cell office:value-type="string">
            <text:p>271: 5A</text:p>
          </table:table-cell>
          <table:table-cell office:value-type="string">
            <text:p>271: 00</text:p>
          </table:table-cell>
          <table:table-cell table:number-columns-repeated="2" office:value-type="string">
            <text:p>282: FF</text:p>
          </table:table-cell>
          <table:table-cell table:number-columns-repeated="2" office:value-type="string">
            <text:p>271: FF</text:p>
          </table:table-cell>
          <table:table-cell/>
          <table:table-cell office:value-type="string">
            <text:p>273: 5A</text:p>
          </table:table-cell>
          <table:table-cell office:value-type="string">
            <text:p>273: FF</text:p>
          </table:table-cell>
          <table:table-cell table:number-columns-repeated="1011"/>
        </table:table-row>
        <table:table-row table:style-name="ro1">
          <table:table-cell office:value-type="string">
            <text:p>274: 01</text:p>
          </table:table-cell>
          <table:table-cell office:value-type="string">
            <text:p>274: FF</text:p>
          </table:table-cell>
          <table:table-cell table:number-columns-repeated="2"/>
          <table:table-cell office:value-type="string">
            <text:p>272: 01</text:p>
          </table:table-cell>
          <table:table-cell office:value-type="string">
            <text:p>272: FF</text:p>
          </table:table-cell>
          <table:table-cell office:value-type="string">
            <text:p>283: 01</text:p>
          </table:table-cell>
          <table:table-cell office:value-type="string">
            <text:p>283: FF</text:p>
          </table:table-cell>
          <table:table-cell office:value-type="string">
            <text:p>272: 01</text:p>
          </table:table-cell>
          <table:table-cell office:value-type="string">
            <text:p>272: FF</text:p>
          </table:table-cell>
          <table:table-cell/>
          <table:table-cell office:value-type="string">
            <text:p>274: 5A</text:p>
          </table:table-cell>
          <table:table-cell office:value-type="string">
            <text:p>274: 03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75: 41</text:p>
          </table:table-cell>
          <table:table-cell office:value-type="string">
            <text:p>275: F3</text:p>
          </table:table-cell>
          <table:table-cell table:number-columns-repeated="2"/>
          <table:table-cell table:style-name="ce3" office:value-type="string">
            <text:p>273: 42</text:p>
          </table:table-cell>
          <table:table-cell office:value-type="string">
            <text:p>273: 73</text:p>
          </table:table-cell>
          <table:table-cell table:style-name="ce3" office:value-type="string">
            <text:p>284: 41</text:p>
          </table:table-cell>
          <table:table-cell office:value-type="string">
            <text:p>284: F3</text:p>
          </table:table-cell>
          <table:table-cell table:style-name="ce3" office:value-type="string">
            <text:p>273: 41</text:p>
          </table:table-cell>
          <table:table-cell office:value-type="string">
            <text:p>273: F3</text:p>
          </table:table-cell>
          <table:table-cell/>
          <table:table-cell office:value-type="string">
            <text:p>275: 5A</text:p>
          </table:table-cell>
          <table:table-cell office:value-type="string">
            <text:p>275: 00</text:p>
          </table:table-cell>
          <table:table-cell table:number-columns-repeated="1011"/>
        </table:table-row>
        <table:table-row table:style-name="ro1">
          <table:table-cell office:value-type="string">
            <text:p>276: 00</text:p>
          </table:table-cell>
          <table:table-cell office:value-type="string">
            <text:p>276: 5A</text:p>
          </table:table-cell>
          <table:table-cell table:number-columns-repeated="2"/>
          <table:table-cell office:value-type="string">
            <text:p>274: 00</text:p>
          </table:table-cell>
          <table:table-cell office:value-type="string">
            <text:p>274: 5A</text:p>
          </table:table-cell>
          <table:table-cell office:value-type="string">
            <text:p>285: 00</text:p>
          </table:table-cell>
          <table:table-cell office:value-type="string">
            <text:p>285: 5A</text:p>
          </table:table-cell>
          <table:table-cell office:value-type="string">
            <text:p>274: 00</text:p>
          </table:table-cell>
          <table:table-cell office:value-type="string">
            <text:p>274: 5A</text:p>
          </table:table-cell>
          <table:table-cell/>
          <table:table-cell office:value-type="string">
            <text:p>276: 5A</text:p>
          </table:table-cell>
          <table:table-cell office:value-type="string">
            <text:p>276: 00</text:p>
          </table:table-cell>
          <table:table-cell table:number-columns-repeated="1011"/>
        </table:table-row>
        <table:table-row table:style-name="ro1">
          <table:table-cell office:value-type="string">
            <text:p>277: 5A</text:p>
          </table:table-cell>
          <table:table-cell office:value-type="string">
            <text:p>277: FE</text:p>
          </table:table-cell>
          <table:table-cell table:number-columns-repeated="2"/>
          <table:table-cell office:value-type="string">
            <text:p>275: 00</text:p>
          </table:table-cell>
          <table:table-cell office:value-type="string">
            <text:p>275: 7F</text:p>
          </table:table-cell>
          <table:table-cell office:value-type="string">
            <text:p>286: 5A</text:p>
          </table:table-cell>
          <table:table-cell office:value-type="string">
            <text:p>286: FF</text:p>
          </table:table-cell>
          <table:table-cell office:value-type="string">
            <text:p>275: 5A</text:p>
          </table:table-cell>
          <table:table-cell office:value-type="string">
            <text:p>275: FE</text:p>
          </table:table-cell>
          <table:table-cell/>
          <table:table-cell table:number-columns-repeated="2" office:value-type="string">
            <text:p>277: 5A</text:p>
          </table:table-cell>
          <table:table-cell table:number-columns-repeated="1011"/>
        </table:table-row>
        <table:table-row table:style-name="ro1">
          <table:table-cell office:value-type="string">
            <text:p>278: 5A</text:p>
          </table:table-cell>
          <table:table-cell office:value-type="string">
            <text:p>278: FF</text:p>
          </table:table-cell>
          <table:table-cell table:number-columns-repeated="2"/>
          <table:table-cell office:value-type="string">
            <text:p>276: 00</text:p>
          </table:table-cell>
          <table:table-cell office:value-type="string">
            <text:p>276: FF</text:p>
          </table:table-cell>
          <table:table-cell office:value-type="string">
            <text:p>287: 5A</text:p>
          </table:table-cell>
          <table:table-cell office:value-type="string">
            <text:p>287: FF</text:p>
          </table:table-cell>
          <table:table-cell office:value-type="string">
            <text:p>276: 5A</text:p>
          </table:table-cell>
          <table:table-cell office:value-type="string">
            <text:p>276: FF</text:p>
          </table:table-cell>
          <table:table-cell/>
          <table:table-cell office:value-type="string">
            <text:p>278: 01</text:p>
          </table:table-cell>
          <table:table-cell office:value-type="string">
            <text:p>278: FF</text:p>
          </table:table-cell>
          <table:table-cell table:number-columns-repeated="1011"/>
        </table:table-row>
        <table:table-row table:style-name="ro2">
          <table:table-cell office:value-type="string">
            <text:p>279: 5A</text:p>
          </table:table-cell>
          <table:table-cell office:value-type="string">
            <text:p>279: 03</text:p>
          </table:table-cell>
          <table:table-cell table:number-columns-repeated="2"/>
          <table:table-cell office:value-type="string">
            <text:p>277: 01</text:p>
          </table:table-cell>
          <table:table-cell office:value-type="string">
            <text:p>277: FF</text:p>
          </table:table-cell>
          <table:table-cell office:value-type="string">
            <text:p>288: 5A</text:p>
          </table:table-cell>
          <table:table-cell office:value-type="string">
            <text:p>288: 03</text:p>
          </table:table-cell>
          <table:table-cell office:value-type="string">
            <text:p>277: 5A</text:p>
          </table:table-cell>
          <table:table-cell office:value-type="string">
            <text:p>277: 03</text:p>
          </table:table-cell>
          <table:table-cell/>
          <table:table-cell table:style-name="ce3" office:value-type="string">
            <text:p>279: 43</text:p>
          </table:table-cell>
          <table:table-cell office:value-type="string">
            <text:p>279: F3</text:p>
          </table:table-cell>
          <table:table-cell table:number-columns-repeated="1011"/>
        </table:table-row>
        <table:table-row table:style-name="ro2">
          <table:table-cell office:value-type="string">
            <text:p>280: 5A</text:p>
          </table:table-cell>
          <table:table-cell office:value-type="string">
            <text:p>280: 00</text:p>
          </table:table-cell>
          <table:table-cell table:number-columns-repeated="2"/>
          <table:table-cell table:style-name="ce3" office:value-type="string">
            <text:p>278: 42</text:p>
          </table:table-cell>
          <table:table-cell office:value-type="string">
            <text:p>278: 73</text:p>
          </table:table-cell>
          <table:table-cell office:value-type="string">
            <text:p>289: 5A</text:p>
          </table:table-cell>
          <table:table-cell office:value-type="string">
            <text:p>289: 00</text:p>
          </table:table-cell>
          <table:table-cell office:value-type="string">
            <text:p>278: 5A</text:p>
          </table:table-cell>
          <table:table-cell office:value-type="string">
            <text:p>278: 00</text:p>
          </table:table-cell>
          <table:table-cell/>
          <table:table-cell office:value-type="string">
            <text:p>280: 00</text:p>
          </table:table-cell>
          <table:table-cell office:value-type="string">
            <text:p>280: 5A</text:p>
          </table:table-cell>
          <table:table-cell table:number-columns-repeated="1011"/>
        </table:table-row>
        <table:table-row table:style-name="ro1">
          <table:table-cell office:value-type="string">
            <text:p>281: 5A</text:p>
          </table:table-cell>
          <table:table-cell office:value-type="string">
            <text:p>281: 00</text:p>
          </table:table-cell>
          <table:table-cell table:number-columns-repeated="2"/>
          <table:table-cell office:value-type="string">
            <text:p>279: 00</text:p>
          </table:table-cell>
          <table:table-cell office:value-type="string">
            <text:p>279: 5A</text:p>
          </table:table-cell>
          <table:table-cell office:value-type="string">
            <text:p>290: 5A</text:p>
          </table:table-cell>
          <table:table-cell office:value-type="string">
            <text:p>290: 00</text:p>
          </table:table-cell>
          <table:table-cell office:value-type="string">
            <text:p>279: 5A</text:p>
          </table:table-cell>
          <table:table-cell office:value-type="string">
            <text:p>279: 00</text:p>
          </table:table-cell>
          <table:table-cell/>
          <table:table-cell table:number-columns-repeated="2" office:value-type="string">
            <text:p>281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282: 5A</text:p>
          </table:table-cell>
          <table:table-cell table:number-columns-repeated="2"/>
          <table:table-cell office:value-type="string">
            <text:p>280: 00</text:p>
          </table:table-cell>
          <table:table-cell office:value-type="string">
            <text:p>280: 7F</text:p>
          </table:table-cell>
          <table:table-cell table:number-columns-repeated="2" office:value-type="string">
            <text:p>291: 5A</text:p>
          </table:table-cell>
          <table:table-cell table:number-columns-repeated="2" office:value-type="string">
            <text:p>280: 5A</text:p>
          </table:table-cell>
          <table:table-cell/>
          <table:table-cell office:value-type="string">
            <text:p>282: 5A</text:p>
          </table:table-cell>
          <table:table-cell office:value-type="string">
            <text:p>282: 00</text:p>
          </table:table-cell>
          <table:table-cell table:number-columns-repeated="1011"/>
        </table:table-row>
        <table:table-row table:style-name="ro1">
          <table:table-cell office:value-type="string">
            <text:p>283: 01</text:p>
          </table:table-cell>
          <table:table-cell office:value-type="string">
            <text:p>283: FF</text:p>
          </table:table-cell>
          <table:table-cell table:number-columns-repeated="2"/>
          <table:table-cell office:value-type="string">
            <text:p>281: 00</text:p>
          </table:table-cell>
          <table:table-cell office:value-type="string">
            <text:p>281: FF</text:p>
          </table:table-cell>
          <table:table-cell office:value-type="string">
            <text:p>292: 01</text:p>
          </table:table-cell>
          <table:table-cell office:value-type="string">
            <text:p>292: FF</text:p>
          </table:table-cell>
          <table:table-cell office:value-type="string">
            <text:p>281: 01</text:p>
          </table:table-cell>
          <table:table-cell office:value-type="string">
            <text:p>281: FF</text:p>
          </table:table-cell>
          <table:table-cell/>
          <table:table-cell office:value-type="string">
            <text:p>283: 5A</text:p>
          </table:table-cell>
          <table:table-cell office:value-type="string">
            <text:p>283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84: 43</text:p>
          </table:table-cell>
          <table:table-cell office:value-type="string">
            <text:p>284: F3</text:p>
          </table:table-cell>
          <table:table-cell table:style-name="ce6" office:value-type="string">
            <text:p>exit config</text:p>
          </table:table-cell>
          <table:table-cell/>
          <table:table-cell office:value-type="string">
            <text:p>282: 00</text:p>
          </table:table-cell>
          <table:table-cell office:value-type="string">
            <text:p>282: 7F</text:p>
          </table:table-cell>
          <table:table-cell table:style-name="ce3" office:value-type="string">
            <text:p>293: 43</text:p>
          </table:table-cell>
          <table:table-cell office:value-type="string">
            <text:p>293: F3</text:p>
          </table:table-cell>
          <table:table-cell table:style-name="ce3" office:value-type="string">
            <text:p>282: 43</text:p>
          </table:table-cell>
          <table:table-cell office:value-type="string">
            <text:p>282: F3</text:p>
          </table:table-cell>
          <table:table-cell/>
          <table:table-cell office:value-type="string">
            <text:p>284: 5A</text:p>
          </table:table-cell>
          <table:table-cell office:value-type="string">
            <text:p>284: 00</text:p>
          </table:table-cell>
          <table:table-cell table:number-columns-repeated="1011"/>
        </table:table-row>
        <table:table-row table:style-name="ro1">
          <table:table-cell office:value-type="string">
            <text:p>285: 00</text:p>
          </table:table-cell>
          <table:table-cell office:value-type="string">
            <text:p>285: 5A</text:p>
          </table:table-cell>
          <table:table-cell table:number-columns-repeated="2"/>
          <table:table-cell office:value-type="string">
            <text:p>283: 00</text:p>
          </table:table-cell>
          <table:table-cell office:value-type="string">
            <text:p>283: 7F</text:p>
          </table:table-cell>
          <table:table-cell office:value-type="string">
            <text:p>294: 00</text:p>
          </table:table-cell>
          <table:table-cell office:value-type="string">
            <text:p>294: 5A</text:p>
          </table:table-cell>
          <table:table-cell office:value-type="string">
            <text:p>283: 00</text:p>
          </table:table-cell>
          <table:table-cell office:value-type="string">
            <text:p>283: 5A</text:p>
          </table:table-cell>
          <table:table-cell/>
          <table:table-cell office:value-type="string">
            <text:p>285: 5A</text:p>
          </table:table-cell>
          <table:table-cell office:value-type="string">
            <text:p>285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286: 00</text:p>
          </table:table-cell>
          <table:table-cell table:number-columns-repeated="2"/>
          <table:table-cell office:value-type="string">
            <text:p>284: 00</text:p>
          </table:table-cell>
          <table:table-cell office:value-type="string">
            <text:p>284: 7F</text:p>
          </table:table-cell>
          <table:table-cell table:number-columns-repeated="2" office:value-type="string">
            <text:p>295: 00</text:p>
          </table:table-cell>
          <table:table-cell table:number-columns-repeated="2" office:value-type="string">
            <text:p>284: 00</text:p>
          </table:table-cell>
          <table:table-cell/>
          <table:table-cell office:value-type="string">
            <text:p>286: 5A</text:p>
          </table:table-cell>
          <table:table-cell office:value-type="string">
            <text:p>286: 00</text:p>
          </table:table-cell>
          <table:table-cell table:number-columns-repeated="1011"/>
        </table:table-row>
        <table:table-row table:style-name="ro1">
          <table:table-cell office:value-type="string">
            <text:p>287: 5A</text:p>
          </table:table-cell>
          <table:table-cell office:value-type="string">
            <text:p>287: 00</text:p>
          </table:table-cell>
          <table:table-cell table:number-columns-repeated="2"/>
          <table:table-cell office:value-type="string">
            <text:p>285: 00</text:p>
          </table:table-cell>
          <table:table-cell office:value-type="string">
            <text:p>285: 7F</text:p>
          </table:table-cell>
          <table:table-cell office:value-type="string">
            <text:p>296: 5A</text:p>
          </table:table-cell>
          <table:table-cell office:value-type="string">
            <text:p>296: 00</text:p>
          </table:table-cell>
          <table:table-cell office:value-type="string">
            <text:p>285: 5A</text:p>
          </table:table-cell>
          <table:table-cell office:value-type="string">
            <text:p>285: 00</text:p>
          </table:table-cell>
          <table:table-cell/>
          <table:table-cell office:value-type="string">
            <text:p>287: 01</text:p>
          </table:table-cell>
          <table:table-cell office:value-type="string">
            <text:p>287: FF</text:p>
          </table:table-cell>
          <table:table-cell table:number-columns-repeated="1011"/>
        </table:table-row>
        <table:table-row table:style-name="ro2">
          <table:table-cell office:value-type="string">
            <text:p>288: 5A</text:p>
          </table:table-cell>
          <table:table-cell office:value-type="string">
            <text:p>288: 00</text:p>
          </table:table-cell>
          <table:table-cell table:number-columns-repeated="2"/>
          <table:table-cell office:value-type="string">
            <text:p>286: 01</text:p>
          </table:table-cell>
          <table:table-cell office:value-type="string">
            <text:p>286: FF</text:p>
          </table:table-cell>
          <table:table-cell office:value-type="string">
            <text:p>297: 5A</text:p>
          </table:table-cell>
          <table:table-cell office:value-type="string">
            <text:p>297: 00</text:p>
          </table:table-cell>
          <table:table-cell office:value-type="string">
            <text:p>286: 5A</text:p>
          </table:table-cell>
          <table:table-cell office:value-type="string">
            <text:p>286: 00</text:p>
          </table:table-cell>
          <table:table-cell/>
          <table:table-cell table:style-name="ce3" office:value-type="string">
            <text:p>288: 42</text:p>
          </table:table-cell>
          <table:table-cell office:value-type="string">
            <text:p>288: 73</text:p>
          </table:table-cell>
          <table:table-cell table:number-columns-repeated="1011"/>
        </table:table-row>
        <table:table-row table:style-name="ro2">
          <table:table-cell office:value-type="string">
            <text:p>289: 5A</text:p>
          </table:table-cell>
          <table:table-cell office:value-type="string">
            <text:p>289: 00</text:p>
          </table:table-cell>
          <table:table-cell table:number-columns-repeated="2"/>
          <table:table-cell table:style-name="ce3" office:value-type="string">
            <text:p>287: 42</text:p>
          </table:table-cell>
          <table:table-cell office:value-type="string">
            <text:p>287: 73</text:p>
          </table:table-cell>
          <table:table-cell office:value-type="string">
            <text:p>298: 5A</text:p>
          </table:table-cell>
          <table:table-cell office:value-type="string">
            <text:p>298: 00</text:p>
          </table:table-cell>
          <table:table-cell office:value-type="string">
            <text:p>287: 5A</text:p>
          </table:table-cell>
          <table:table-cell office:value-type="string">
            <text:p>287: 00</text:p>
          </table:table-cell>
          <table:table-cell/>
          <table:table-cell office:value-type="string">
            <text:p>289: 00</text:p>
          </table:table-cell>
          <table:table-cell office:value-type="string">
            <text:p>289: 5A</text:p>
          </table:table-cell>
          <table:table-cell table:number-columns-repeated="1011"/>
        </table:table-row>
        <table:table-row table:style-name="ro1">
          <table:table-cell office:value-type="string">
            <text:p>290: 5A</text:p>
          </table:table-cell>
          <table:table-cell office:value-type="string">
            <text:p>290: 00</text:p>
          </table:table-cell>
          <table:table-cell table:number-columns-repeated="2"/>
          <table:table-cell office:value-type="string">
            <text:p>288: 00</text:p>
          </table:table-cell>
          <table:table-cell office:value-type="string">
            <text:p>288: 5A</text:p>
          </table:table-cell>
          <table:table-cell office:value-type="string">
            <text:p>299: 5A</text:p>
          </table:table-cell>
          <table:table-cell office:value-type="string">
            <text:p>299: 00</text:p>
          </table:table-cell>
          <table:table-cell office:value-type="string">
            <text:p>288: 5A</text:p>
          </table:table-cell>
          <table:table-cell office:value-type="string">
            <text:p>288: 00</text:p>
          </table:table-cell>
          <table:table-cell/>
          <table:table-cell office:value-type="string">
            <text:p>290: 00</text:p>
          </table:table-cell>
          <table:table-cell office:value-type="string">
            <text:p>290: FE</text:p>
          </table:table-cell>
          <table:table-cell table:number-columns-repeated="1011"/>
        </table:table-row>
        <table:table-row table:style-name="ro1">
          <table:table-cell office:value-type="string">
            <text:p>291: 5A</text:p>
          </table:table-cell>
          <table:table-cell office:value-type="string">
            <text:p>291: 00</text:p>
          </table:table-cell>
          <table:table-cell table:number-columns-repeated="2"/>
          <table:table-cell office:value-type="string">
            <text:p>289: 00</text:p>
          </table:table-cell>
          <table:table-cell office:value-type="string">
            <text:p>289: 7F</text:p>
          </table:table-cell>
          <table:table-cell office:value-type="string">
            <text:p>300: 5A</text:p>
          </table:table-cell>
          <table:table-cell office:value-type="string">
            <text:p>300: 00</text:p>
          </table:table-cell>
          <table:table-cell office:value-type="string">
            <text:p>289: 5A</text:p>
          </table:table-cell>
          <table:table-cell office:value-type="string">
            <text:p>289: 00</text:p>
          </table:table-cell>
          <table:table-cell/>
          <table:table-cell office:value-type="string">
            <text:p>291: 00</text:p>
          </table:table-cell>
          <table:table-cell office:value-type="string">
            <text:p>291: FF</text:p>
          </table:table-cell>
          <table:table-cell table:number-columns-repeated="1011"/>
        </table:table-row>
        <table:table-row table:style-name="ro1">
          <table:table-cell office:value-type="string">
            <text:p>292: 01</text:p>
          </table:table-cell>
          <table:table-cell office:value-type="string">
            <text:p>292: FF</text:p>
          </table:table-cell>
          <table:table-cell table:number-columns-repeated="2"/>
          <table:table-cell office:value-type="string">
            <text:p>290: 00</text:p>
          </table:table-cell>
          <table:table-cell office:value-type="string">
            <text:p>290: FF</text:p>
          </table:table-cell>
          <table:table-cell office:value-type="string">
            <text:p>301: 01</text:p>
          </table:table-cell>
          <table:table-cell office:value-type="string">
            <text:p>301: FF</text:p>
          </table:table-cell>
          <table:table-cell office:value-type="string">
            <text:p>290: 01</text:p>
          </table:table-cell>
          <table:table-cell office:value-type="string">
            <text:p>290: FF</text:p>
          </table:table-cell>
          <table:table-cell/>
          <table:table-cell office:value-type="string">
            <text:p>292: 01</text:p>
          </table:table-cell>
          <table:table-cell office:value-type="string">
            <text:p>292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93: 42</text:p>
          </table:table-cell>
          <table:table-cell office:value-type="string">
            <text:p>293: 73</text:p>
          </table:table-cell>
          <table:table-cell table:number-columns-repeated="2"/>
          <table:table-cell office:value-type="string">
            <text:p>291: 00</text:p>
          </table:table-cell>
          <table:table-cell office:value-type="string">
            <text:p>291: 7F</text:p>
          </table:table-cell>
          <table:table-cell table:style-name="ce3" office:value-type="string">
            <text:p>302: 42</text:p>
          </table:table-cell>
          <table:table-cell office:value-type="string">
            <text:p>302: 73</text:p>
          </table:table-cell>
          <table:table-cell table:style-name="ce3" office:value-type="string">
            <text:p>291: 42</text:p>
          </table:table-cell>
          <table:table-cell office:value-type="string">
            <text:p>291: 73</text:p>
          </table:table-cell>
          <table:table-cell/>
          <table:table-cell table:style-name="ce3" office:value-type="string">
            <text:p>293: 42</text:p>
          </table:table-cell>
          <table:table-cell office:value-type="string">
            <text:p>293: 73</text:p>
          </table:table-cell>
          <table:table-cell table:number-columns-repeated="1011"/>
        </table:table-row>
        <table:table-row table:style-name="ro1">
          <table:table-cell office:value-type="string">
            <text:p>294: 00</text:p>
          </table:table-cell>
          <table:table-cell office:value-type="string">
            <text:p>294: 5A</text:p>
          </table:table-cell>
          <table:table-cell table:number-columns-repeated="2"/>
          <table:table-cell office:value-type="string">
            <text:p>292: 00</text:p>
          </table:table-cell>
          <table:table-cell office:value-type="string">
            <text:p>292: 7F</text:p>
          </table:table-cell>
          <table:table-cell office:value-type="string">
            <text:p>303: 00</text:p>
          </table:table-cell>
          <table:table-cell office:value-type="string">
            <text:p>303: 5A</text:p>
          </table:table-cell>
          <table:table-cell office:value-type="string">
            <text:p>292: 00</text:p>
          </table:table-cell>
          <table:table-cell office:value-type="string">
            <text:p>292: 5A</text:p>
          </table:table-cell>
          <table:table-cell/>
          <table:table-cell office:value-type="string">
            <text:p>294: 00</text:p>
          </table:table-cell>
          <table:table-cell office:value-type="string">
            <text:p>294: 5A</text:p>
          </table:table-cell>
          <table:table-cell table:number-columns-repeated="1011"/>
        </table:table-row>
        <table:table-row table:style-name="ro1">
          <table:table-cell office:value-type="string">
            <text:p>295: 00</text:p>
          </table:table-cell>
          <table:table-cell office:value-type="string">
            <text:p>295: FE</text:p>
          </table:table-cell>
          <table:table-cell table:number-columns-repeated="2"/>
          <table:table-cell office:value-type="string">
            <text:p>293: 00</text:p>
          </table:table-cell>
          <table:table-cell office:value-type="string">
            <text:p>293: 7F</text:p>
          </table:table-cell>
          <table:table-cell office:value-type="string">
            <text:p>304: 00</text:p>
          </table:table-cell>
          <table:table-cell office:value-type="string">
            <text:p>304: FF</text:p>
          </table:table-cell>
          <table:table-cell office:value-type="string">
            <text:p>293: 00</text:p>
          </table:table-cell>
          <table:table-cell office:value-type="string">
            <text:p>293: FE</text:p>
          </table:table-cell>
          <table:table-cell/>
          <table:table-cell office:value-type="string">
            <text:p>295: 00</text:p>
          </table:table-cell>
          <table:table-cell office:value-type="string">
            <text:p>295: FE</text:p>
          </table:table-cell>
          <table:table-cell table:number-columns-repeated="1011"/>
        </table:table-row>
        <table:table-row table:style-name="ro1">
          <table:table-cell office:value-type="string">
            <text:p>296: 00</text:p>
          </table:table-cell>
          <table:table-cell office:value-type="string">
            <text:p>296: FF</text:p>
          </table:table-cell>
          <table:table-cell table:number-columns-repeated="2"/>
          <table:table-cell office:value-type="string">
            <text:p>294: 00</text:p>
          </table:table-cell>
          <table:table-cell office:value-type="string">
            <text:p>294: 7F</text:p>
          </table:table-cell>
          <table:table-cell office:value-type="string">
            <text:p>305: 00</text:p>
          </table:table-cell>
          <table:table-cell office:value-type="string">
            <text:p>305: FF</text:p>
          </table:table-cell>
          <table:table-cell office:value-type="string">
            <text:p>294: 00</text:p>
          </table:table-cell>
          <table:table-cell office:value-type="string">
            <text:p>294: FF</text:p>
          </table:table-cell>
          <table:table-cell/>
          <table:table-cell office:value-type="string">
            <text:p>296: 00</text:p>
          </table:table-cell>
          <table:table-cell office:value-type="string">
            <text:p>296: FF</text:p>
          </table:table-cell>
          <table:table-cell table:number-columns-repeated="1011"/>
        </table:table-row>
        <table:table-row table:style-name="ro1">
          <table:table-cell office:value-type="string">
            <text:p>297: 01</text:p>
          </table:table-cell>
          <table:table-cell office:value-type="string">
            <text:p>297: FF</text:p>
          </table:table-cell>
          <table:table-cell table:number-columns-repeated="2"/>
          <table:table-cell office:value-type="string">
            <text:p>295: 01</text:p>
          </table:table-cell>
          <table:table-cell office:value-type="string">
            <text:p>295: FF</text:p>
          </table:table-cell>
          <table:table-cell office:value-type="string">
            <text:p>306: 01</text:p>
          </table:table-cell>
          <table:table-cell office:value-type="string">
            <text:p>306: FF</text:p>
          </table:table-cell>
          <table:table-cell office:value-type="string">
            <text:p>295: 01</text:p>
          </table:table-cell>
          <table:table-cell office:value-type="string">
            <text:p>295: FF</text:p>
          </table:table-cell>
          <table:table-cell/>
          <table:table-cell office:value-type="string">
            <text:p>297: 00</text:p>
          </table:table-cell>
          <table:table-cell office:value-type="string">
            <text:p>297: 7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298: 42</text:p>
          </table:table-cell>
          <table:table-cell office:value-type="string">
            <text:p>298: 73</text:p>
          </table:table-cell>
          <table:table-cell table:number-columns-repeated="2"/>
          <table:table-cell table:style-name="ce3" office:value-type="string">
            <text:p>296: 42</text:p>
          </table:table-cell>
          <table:table-cell office:value-type="string">
            <text:p>296: 73</text:p>
          </table:table-cell>
          <table:table-cell table:style-name="ce3" office:value-type="string">
            <text:p>307: 42</text:p>
          </table:table-cell>
          <table:table-cell office:value-type="string">
            <text:p>307: 73</text:p>
          </table:table-cell>
          <table:table-cell table:style-name="ce3" office:value-type="string">
            <text:p>296: 42</text:p>
          </table:table-cell>
          <table:table-cell office:value-type="string">
            <text:p>296: 73</text:p>
          </table:table-cell>
          <table:table-cell/>
          <table:table-cell office:value-type="string">
            <text:p>298: 00</text:p>
          </table:table-cell>
          <table:table-cell office:value-type="string">
            <text:p>298: 86</text:p>
          </table:table-cell>
          <table:table-cell table:number-columns-repeated="1011"/>
        </table:table-row>
        <table:table-row table:style-name="ro1">
          <table:table-cell office:value-type="string">
            <text:p>299: 00</text:p>
          </table:table-cell>
          <table:table-cell office:value-type="string">
            <text:p>299: 5A</text:p>
          </table:table-cell>
          <table:table-cell table:number-columns-repeated="2"/>
          <table:table-cell office:value-type="string">
            <text:p>297: 00</text:p>
          </table:table-cell>
          <table:table-cell office:value-type="string">
            <text:p>297: 5A</text:p>
          </table:table-cell>
          <table:table-cell office:value-type="string">
            <text:p>308: 00</text:p>
          </table:table-cell>
          <table:table-cell office:value-type="string">
            <text:p>308: 5A</text:p>
          </table:table-cell>
          <table:table-cell office:value-type="string">
            <text:p>297: 00</text:p>
          </table:table-cell>
          <table:table-cell office:value-type="string">
            <text:p>297: 5A</text:p>
          </table:table-cell>
          <table:table-cell/>
          <table:table-cell office:value-type="string">
            <text:p>299: 00</text:p>
          </table:table-cell>
          <table:table-cell office:value-type="string">
            <text:p>299: 8F</text:p>
          </table:table-cell>
          <table:table-cell table:number-columns-repeated="1011"/>
        </table:table-row>
        <table:table-row table:style-name="ro1">
          <table:table-cell office:value-type="string">
            <text:p>300: 00</text:p>
          </table:table-cell>
          <table:table-cell office:value-type="string">
            <text:p>300: FE</text:p>
          </table:table-cell>
          <table:table-cell table:number-columns-repeated="2"/>
          <table:table-cell office:value-type="string">
            <text:p>298: 00</text:p>
          </table:table-cell>
          <table:table-cell office:value-type="string">
            <text:p>298: 7F</text:p>
          </table:table-cell>
          <table:table-cell office:value-type="string">
            <text:p>309: 00</text:p>
          </table:table-cell>
          <table:table-cell office:value-type="string">
            <text:p>309: FF</text:p>
          </table:table-cell>
          <table:table-cell office:value-type="string">
            <text:p>298: 00</text:p>
          </table:table-cell>
          <table:table-cell office:value-type="string">
            <text:p>298: FE</text:p>
          </table:table-cell>
          <table:table-cell/>
          <table:table-cell office:value-type="string">
            <text:p>300: 00</text:p>
          </table:table-cell>
          <table:table-cell office:value-type="string">
            <text:p>300: 7F</text:p>
          </table:table-cell>
          <table:table-cell table:number-columns-repeated="1011"/>
        </table:table-row>
        <table:table-row table:style-name="ro1">
          <table:table-cell office:value-type="string">
            <text:p>301: 00</text:p>
          </table:table-cell>
          <table:table-cell office:value-type="string">
            <text:p>301: FF</text:p>
          </table:table-cell>
          <table:table-cell table:number-columns-repeated="2"/>
          <table:table-cell office:value-type="string">
            <text:p>299: 00</text:p>
          </table:table-cell>
          <table:table-cell office:value-type="string">
            <text:p>299: FF</text:p>
          </table:table-cell>
          <table:table-cell office:value-type="string">
            <text:p>310: 00</text:p>
          </table:table-cell>
          <table:table-cell office:value-type="string">
            <text:p>310: FF</text:p>
          </table:table-cell>
          <table:table-cell office:value-type="string">
            <text:p>299: 00</text:p>
          </table:table-cell>
          <table:table-cell office:value-type="string">
            <text:p>299: FF</text:p>
          </table:table-cell>
          <table:table-cell/>
          <table:table-cell office:value-type="string">
            <text:p>301: 01</text:p>
          </table:table-cell>
          <table:table-cell office:value-type="string">
            <text:p>301: FF</text:p>
          </table:table-cell>
          <table:table-cell table:number-columns-repeated="1011"/>
        </table:table-row>
        <table:table-row table:style-name="ro2">
          <table:table-cell office:value-type="string">
            <text:p>302: 00</text:p>
          </table:table-cell>
          <table:table-cell office:value-type="string">
            <text:p>302: 7F</text:p>
          </table:table-cell>
          <table:table-cell table:number-columns-repeated="2"/>
          <table:table-cell office:value-type="string">
            <text:p>300: 00</text:p>
          </table:table-cell>
          <table:table-cell office:value-type="string">
            <text:p>300: 7F</text:p>
          </table:table-cell>
          <table:table-cell office:value-type="string">
            <text:p>311: 00</text:p>
          </table:table-cell>
          <table:table-cell office:value-type="string">
            <text:p>311: 6B</text:p>
          </table:table-cell>
          <table:table-cell office:value-type="string">
            <text:p>300: 00</text:p>
          </table:table-cell>
          <table:table-cell office:value-type="string">
            <text:p>300: 7B</text:p>
          </table:table-cell>
          <table:table-cell/>
          <table:table-cell table:style-name="ce3" office:value-type="string">
            <text:p>302: 42</text:p>
          </table:table-cell>
          <table:table-cell office:value-type="string">
            <text:p>302: 73</text:p>
          </table:table-cell>
          <table:table-cell table:number-columns-repeated="1011"/>
        </table:table-row>
        <table:table-row table:style-name="ro1">
          <table:table-cell office:value-type="string">
            <text:p>303: 00</text:p>
          </table:table-cell>
          <table:table-cell office:value-type="string">
            <text:p>303: 86</text:p>
          </table:table-cell>
          <table:table-cell table:number-columns-repeated="2"/>
          <table:table-cell office:value-type="string">
            <text:p>301: 00</text:p>
          </table:table-cell>
          <table:table-cell office:value-type="string">
            <text:p>301: 7F</text:p>
          </table:table-cell>
          <table:table-cell office:value-type="string">
            <text:p>312: 00</text:p>
          </table:table-cell>
          <table:table-cell office:value-type="string">
            <text:p>312: 80</text:p>
          </table:table-cell>
          <table:table-cell office:value-type="string">
            <text:p>301: 00</text:p>
          </table:table-cell>
          <table:table-cell office:value-type="string">
            <text:p>301: 84</text:p>
          </table:table-cell>
          <table:table-cell/>
          <table:table-cell office:value-type="string">
            <text:p>303: 00</text:p>
          </table:table-cell>
          <table:table-cell office:value-type="string">
            <text:p>303: 5A</text:p>
          </table:table-cell>
          <table:table-cell table:number-columns-repeated="1011"/>
        </table:table-row>
        <table:table-row table:style-name="ro1">
          <table:table-cell office:value-type="string">
            <text:p>304: 00</text:p>
          </table:table-cell>
          <table:table-cell office:value-type="string">
            <text:p>304: 7F</text:p>
          </table:table-cell>
          <table:table-cell table:number-columns-repeated="2"/>
          <table:table-cell office:value-type="string">
            <text:p>302: 00</text:p>
          </table:table-cell>
          <table:table-cell office:value-type="string">
            <text:p>302: 7F</text:p>
          </table:table-cell>
          <table:table-cell office:value-type="string">
            <text:p>313: 00</text:p>
          </table:table-cell>
          <table:table-cell office:value-type="string">
            <text:p>313: 75</text:p>
          </table:table-cell>
          <table:table-cell office:value-type="string">
            <text:p>302: 00</text:p>
          </table:table-cell>
          <table:table-cell office:value-type="string">
            <text:p>302: 7B</text:p>
          </table:table-cell>
          <table:table-cell/>
          <table:table-cell office:value-type="string">
            <text:p>304: 00</text:p>
          </table:table-cell>
          <table:table-cell office:value-type="string">
            <text:p>304: FE</text:p>
          </table:table-cell>
          <table:table-cell table:number-columns-repeated="1011"/>
        </table:table-row>
        <table:table-row table:style-name="ro1">
          <table:table-cell office:value-type="string">
            <text:p>305: 00</text:p>
          </table:table-cell>
          <table:table-cell office:value-type="string">
            <text:p>305: 7E</text:p>
          </table:table-cell>
          <table:table-cell table:number-columns-repeated="2"/>
          <table:table-cell office:value-type="string">
            <text:p>303: 00</text:p>
          </table:table-cell>
          <table:table-cell office:value-type="string">
            <text:p>303: 7F</text:p>
          </table:table-cell>
          <table:table-cell office:value-type="string">
            <text:p>314: 00</text:p>
          </table:table-cell>
          <table:table-cell office:value-type="string">
            <text:p>314: 80</text:p>
          </table:table-cell>
          <table:table-cell office:value-type="string">
            <text:p>303: 00</text:p>
          </table:table-cell>
          <table:table-cell office:value-type="string">
            <text:p>303: 7A</text:p>
          </table:table-cell>
          <table:table-cell/>
          <table:table-cell office:value-type="string">
            <text:p>305: 00</text:p>
          </table:table-cell>
          <table:table-cell office:value-type="string">
            <text:p>305: FF</text:p>
          </table:table-cell>
          <table:table-cell table:number-columns-repeated="1011"/>
        </table:table-row>
        <table:table-row table:style-name="ro1">
          <table:table-cell office:value-type="string">
            <text:p>306: 01</text:p>
          </table:table-cell>
          <table:table-cell office:value-type="string">
            <text:p>306: FF</text:p>
          </table:table-cell>
          <table:table-cell table:number-columns-repeated="2"/>
          <table:table-cell office:value-type="string">
            <text:p>304: 01</text:p>
          </table:table-cell>
          <table:table-cell office:value-type="string">
            <text:p>304: FF</text:p>
          </table:table-cell>
          <table:table-cell office:value-type="string">
            <text:p>315: 01</text:p>
          </table:table-cell>
          <table:table-cell office:value-type="string">
            <text:p>315: FF</text:p>
          </table:table-cell>
          <table:table-cell office:value-type="string">
            <text:p>304: 01</text:p>
          </table:table-cell>
          <table:table-cell office:value-type="string">
            <text:p>304: FF</text:p>
          </table:table-cell>
          <table:table-cell/>
          <table:table-cell office:value-type="string">
            <text:p>306: 00</text:p>
          </table:table-cell>
          <table:table-cell office:value-type="string">
            <text:p>306: 7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07: 42</text:p>
          </table:table-cell>
          <table:table-cell office:value-type="string">
            <text:p>307: 73</text:p>
          </table:table-cell>
          <table:table-cell table:number-columns-repeated="2"/>
          <table:table-cell table:style-name="ce3" office:value-type="string">
            <text:p>305: 42</text:p>
          </table:table-cell>
          <table:table-cell office:value-type="string">
            <text:p>305: 73</text:p>
          </table:table-cell>
          <table:table-cell table:style-name="ce3" office:value-type="string">
            <text:p>316: 42</text:p>
          </table:table-cell>
          <table:table-cell office:value-type="string">
            <text:p>316: 73</text:p>
          </table:table-cell>
          <table:table-cell table:style-name="ce3" office:value-type="string">
            <text:p>305: 42</text:p>
          </table:table-cell>
          <table:table-cell office:value-type="string">
            <text:p>305: 73</text:p>
          </table:table-cell>
          <table:table-cell/>
          <table:table-cell office:value-type="string">
            <text:p>307: 00</text:p>
          </table:table-cell>
          <table:table-cell office:value-type="string">
            <text:p>307: 86</text:p>
          </table:table-cell>
          <table:table-cell table:number-columns-repeated="1011"/>
        </table:table-row>
        <table:table-row table:style-name="ro1">
          <table:table-cell office:value-type="string">
            <text:p>308: 00</text:p>
          </table:table-cell>
          <table:table-cell office:value-type="string">
            <text:p>308: 5A</text:p>
          </table:table-cell>
          <table:table-cell table:number-columns-repeated="2"/>
          <table:table-cell office:value-type="string">
            <text:p>306: 00</text:p>
          </table:table-cell>
          <table:table-cell office:value-type="string">
            <text:p>306: 5A</text:p>
          </table:table-cell>
          <table:table-cell office:value-type="string">
            <text:p>317: 00</text:p>
          </table:table-cell>
          <table:table-cell office:value-type="string">
            <text:p>317: 5A</text:p>
          </table:table-cell>
          <table:table-cell office:value-type="string">
            <text:p>306: 00</text:p>
          </table:table-cell>
          <table:table-cell office:value-type="string">
            <text:p>306: 5A</text:p>
          </table:table-cell>
          <table:table-cell/>
          <table:table-cell office:value-type="string">
            <text:p>308: 00</text:p>
          </table:table-cell>
          <table:table-cell office:value-type="string">
            <text:p>308: 8F</text:p>
          </table:table-cell>
          <table:table-cell table:number-columns-repeated="1011"/>
        </table:table-row>
        <table:table-row table:style-name="ro1">
          <table:table-cell office:value-type="string">
            <text:p>309: 00</text:p>
          </table:table-cell>
          <table:table-cell office:value-type="string">
            <text:p>309: FE</text:p>
          </table:table-cell>
          <table:table-cell table:number-columns-repeated="2"/>
          <table:table-cell office:value-type="string">
            <text:p>307: 00</text:p>
          </table:table-cell>
          <table:table-cell office:value-type="string">
            <text:p>307: 7F</text:p>
          </table:table-cell>
          <table:table-cell office:value-type="string">
            <text:p>318: 00</text:p>
          </table:table-cell>
          <table:table-cell office:value-type="string">
            <text:p>318: FF</text:p>
          </table:table-cell>
          <table:table-cell office:value-type="string">
            <text:p>307: 00</text:p>
          </table:table-cell>
          <table:table-cell office:value-type="string">
            <text:p>307: FE</text:p>
          </table:table-cell>
          <table:table-cell/>
          <table:table-cell office:value-type="string">
            <text:p>309: 00</text:p>
          </table:table-cell>
          <table:table-cell office:value-type="string">
            <text:p>309: 7F</text:p>
          </table:table-cell>
          <table:table-cell table:number-columns-repeated="1011"/>
        </table:table-row>
        <table:table-row table:style-name="ro1">
          <table:table-cell office:value-type="string">
            <text:p>310: 00</text:p>
          </table:table-cell>
          <table:table-cell office:value-type="string">
            <text:p>310: FF</text:p>
          </table:table-cell>
          <table:table-cell table:number-columns-repeated="2"/>
          <table:table-cell office:value-type="string">
            <text:p>308: 00</text:p>
          </table:table-cell>
          <table:table-cell office:value-type="string">
            <text:p>308: FF</text:p>
          </table:table-cell>
          <table:table-cell office:value-type="string">
            <text:p>319: 00</text:p>
          </table:table-cell>
          <table:table-cell office:value-type="string">
            <text:p>319: FF</text:p>
          </table:table-cell>
          <table:table-cell office:value-type="string">
            <text:p>308: 00</text:p>
          </table:table-cell>
          <table:table-cell office:value-type="string">
            <text:p>308: FF</text:p>
          </table:table-cell>
          <table:table-cell/>
          <table:table-cell office:value-type="string">
            <text:p>310: 01</text:p>
          </table:table-cell>
          <table:table-cell office:value-type="string">
            <text:p>310: FF</text:p>
          </table:table-cell>
          <table:table-cell table:number-columns-repeated="1011"/>
        </table:table-row>
        <table:table-row table:style-name="ro2">
          <table:table-cell office:value-type="string">
            <text:p>311: 00</text:p>
          </table:table-cell>
          <table:table-cell office:value-type="string">
            <text:p>311: 7F</text:p>
          </table:table-cell>
          <table:table-cell table:number-columns-repeated="2"/>
          <table:table-cell office:value-type="string">
            <text:p>309: 00</text:p>
          </table:table-cell>
          <table:table-cell office:value-type="string">
            <text:p>309: 7F</text:p>
          </table:table-cell>
          <table:table-cell office:value-type="string">
            <text:p>320: 00</text:p>
          </table:table-cell>
          <table:table-cell office:value-type="string">
            <text:p>320: 6B</text:p>
          </table:table-cell>
          <table:table-cell office:value-type="string">
            <text:p>309: 00</text:p>
          </table:table-cell>
          <table:table-cell office:value-type="string">
            <text:p>309: 7B</text:p>
          </table:table-cell>
          <table:table-cell/>
          <table:table-cell table:style-name="ce3" office:value-type="string">
            <text:p>311: 42</text:p>
          </table:table-cell>
          <table:table-cell office:value-type="string">
            <text:p>311: 73</text:p>
          </table:table-cell>
          <table:table-cell table:number-columns-repeated="1011"/>
        </table:table-row>
        <table:table-row table:style-name="ro1">
          <table:table-cell office:value-type="string">
            <text:p>312: 00</text:p>
          </table:table-cell>
          <table:table-cell office:value-type="string">
            <text:p>312: 86</text:p>
          </table:table-cell>
          <table:table-cell table:number-columns-repeated="2"/>
          <table:table-cell office:value-type="string">
            <text:p>310: 00</text:p>
          </table:table-cell>
          <table:table-cell office:value-type="string">
            <text:p>310: 7F</text:p>
          </table:table-cell>
          <table:table-cell office:value-type="string">
            <text:p>321: 00</text:p>
          </table:table-cell>
          <table:table-cell office:value-type="string">
            <text:p>321: 80</text:p>
          </table:table-cell>
          <table:table-cell office:value-type="string">
            <text:p>310: 00</text:p>
          </table:table-cell>
          <table:table-cell office:value-type="string">
            <text:p>310: 84</text:p>
          </table:table-cell>
          <table:table-cell/>
          <table:table-cell office:value-type="string">
            <text:p>312: 00</text:p>
          </table:table-cell>
          <table:table-cell office:value-type="string">
            <text:p>312: 5A</text:p>
          </table:table-cell>
          <table:table-cell table:number-columns-repeated="1011"/>
        </table:table-row>
        <table:table-row table:style-name="ro1">
          <table:table-cell office:value-type="string">
            <text:p>313: 00</text:p>
          </table:table-cell>
          <table:table-cell office:value-type="string">
            <text:p>313: 7F</text:p>
          </table:table-cell>
          <table:table-cell table:number-columns-repeated="2"/>
          <table:table-cell office:value-type="string">
            <text:p>311: 00</text:p>
          </table:table-cell>
          <table:table-cell office:value-type="string">
            <text:p>311: 7F</text:p>
          </table:table-cell>
          <table:table-cell office:value-type="string">
            <text:p>322: 00</text:p>
          </table:table-cell>
          <table:table-cell office:value-type="string">
            <text:p>322: 75</text:p>
          </table:table-cell>
          <table:table-cell office:value-type="string">
            <text:p>311: 00</text:p>
          </table:table-cell>
          <table:table-cell office:value-type="string">
            <text:p>311: 7B</text:p>
          </table:table-cell>
          <table:table-cell/>
          <table:table-cell office:value-type="string">
            <text:p>313: 00</text:p>
          </table:table-cell>
          <table:table-cell office:value-type="string">
            <text:p>313: FE</text:p>
          </table:table-cell>
          <table:table-cell table:number-columns-repeated="1011"/>
        </table:table-row>
        <table:table-row table:style-name="ro1">
          <table:table-cell office:value-type="string">
            <text:p>314: 00</text:p>
          </table:table-cell>
          <table:table-cell office:value-type="string">
            <text:p>314: 7E</text:p>
          </table:table-cell>
          <table:table-cell table:number-columns-repeated="2"/>
          <table:table-cell office:value-type="string">
            <text:p>312: 00</text:p>
          </table:table-cell>
          <table:table-cell office:value-type="string">
            <text:p>312: 7F</text:p>
          </table:table-cell>
          <table:table-cell office:value-type="string">
            <text:p>323: 00</text:p>
          </table:table-cell>
          <table:table-cell office:value-type="string">
            <text:p>323: 80</text:p>
          </table:table-cell>
          <table:table-cell office:value-type="string">
            <text:p>312: 00</text:p>
          </table:table-cell>
          <table:table-cell office:value-type="string">
            <text:p>312: 7A</text:p>
          </table:table-cell>
          <table:table-cell/>
          <table:table-cell office:value-type="string">
            <text:p>314: 00</text:p>
          </table:table-cell>
          <table:table-cell office:value-type="string">
            <text:p>314: FF</text:p>
          </table:table-cell>
          <table:table-cell table:number-columns-repeated="1011"/>
        </table:table-row>
        <table:table-row table:style-name="ro1">
          <table:table-cell office:value-type="string">
            <text:p>315: 01</text:p>
          </table:table-cell>
          <table:table-cell office:value-type="string">
            <text:p>315: FF</text:p>
          </table:table-cell>
          <table:table-cell table:number-columns-repeated="2"/>
          <table:table-cell office:value-type="string">
            <text:p>313: 01</text:p>
          </table:table-cell>
          <table:table-cell office:value-type="string">
            <text:p>313: FF</text:p>
          </table:table-cell>
          <table:table-cell office:value-type="string">
            <text:p>324: 01</text:p>
          </table:table-cell>
          <table:table-cell office:value-type="string">
            <text:p>324: FF</text:p>
          </table:table-cell>
          <table:table-cell office:value-type="string">
            <text:p>313: 01</text:p>
          </table:table-cell>
          <table:table-cell office:value-type="string">
            <text:p>313: FF</text:p>
          </table:table-cell>
          <table:table-cell/>
          <table:table-cell office:value-type="string">
            <text:p>315: 00</text:p>
          </table:table-cell>
          <table:table-cell office:value-type="string">
            <text:p>315: 7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16: 42</text:p>
          </table:table-cell>
          <table:table-cell office:value-type="string">
            <text:p>316: 73</text:p>
          </table:table-cell>
          <table:table-cell table:number-columns-repeated="2"/>
          <table:table-cell table:style-name="ce3" office:value-type="string">
            <text:p>314: 43</text:p>
          </table:table-cell>
          <table:table-cell office:value-type="string">
            <text:p>314: 73</text:p>
          </table:table-cell>
          <table:table-cell table:style-name="ce3" office:value-type="string">
            <text:p>325: 42</text:p>
          </table:table-cell>
          <table:table-cell office:value-type="string">
            <text:p>325: 73</text:p>
          </table:table-cell>
          <table:table-cell table:style-name="ce3" office:value-type="string">
            <text:p>314: 42</text:p>
          </table:table-cell>
          <table:table-cell office:value-type="string">
            <text:p>314: 73</text:p>
          </table:table-cell>
          <table:table-cell/>
          <table:table-cell office:value-type="string">
            <text:p>316: 00</text:p>
          </table:table-cell>
          <table:table-cell office:value-type="string">
            <text:p>316: 86</text:p>
          </table:table-cell>
          <table:table-cell table:number-columns-repeated="1011"/>
        </table:table-row>
        <table:table-row table:style-name="ro1">
          <table:table-cell office:value-type="string">
            <text:p>317: 00</text:p>
          </table:table-cell>
          <table:table-cell office:value-type="string">
            <text:p>317: 5A</text:p>
          </table:table-cell>
          <table:table-cell table:number-columns-repeated="2"/>
          <table:table-cell office:value-type="string">
            <text:p>315: 00</text:p>
          </table:table-cell>
          <table:table-cell office:value-type="string">
            <text:p>315: 5A</text:p>
          </table:table-cell>
          <table:table-cell office:value-type="string">
            <text:p>326: 00</text:p>
          </table:table-cell>
          <table:table-cell office:value-type="string">
            <text:p>326: 5A</text:p>
          </table:table-cell>
          <table:table-cell office:value-type="string">
            <text:p>315: 00</text:p>
          </table:table-cell>
          <table:table-cell office:value-type="string">
            <text:p>315: 5A</text:p>
          </table:table-cell>
          <table:table-cell/>
          <table:table-cell office:value-type="string">
            <text:p>317: 00</text:p>
          </table:table-cell>
          <table:table-cell office:value-type="string">
            <text:p>317: 8F</text:p>
          </table:table-cell>
          <table:table-cell table:number-columns-repeated="1011"/>
        </table:table-row>
        <table:table-row table:style-name="ro1">
          <table:table-cell office:value-type="string">
            <text:p>318: 00</text:p>
          </table:table-cell>
          <table:table-cell office:value-type="string">
            <text:p>318: FE</text:p>
          </table:table-cell>
          <table:table-cell table:number-columns-repeated="2"/>
          <table:table-cell office:value-type="string">
            <text:p>316: 01</text:p>
          </table:table-cell>
          <table:table-cell office:value-type="string">
            <text:p>316: 7F</text:p>
          </table:table-cell>
          <table:table-cell office:value-type="string">
            <text:p>327: 00</text:p>
          </table:table-cell>
          <table:table-cell office:value-type="string">
            <text:p>327: FF</text:p>
          </table:table-cell>
          <table:table-cell office:value-type="string">
            <text:p>316: 00</text:p>
          </table:table-cell>
          <table:table-cell office:value-type="string">
            <text:p>316: FE</text:p>
          </table:table-cell>
          <table:table-cell/>
          <table:table-cell office:value-type="string">
            <text:p>318: 00</text:p>
          </table:table-cell>
          <table:table-cell office:value-type="string">
            <text:p>318: 7F</text:p>
          </table:table-cell>
          <table:table-cell table:number-columns-repeated="1011"/>
        </table:table-row>
        <table:table-row table:style-name="ro1">
          <table:table-cell office:value-type="string">
            <text:p>319: 00</text:p>
          </table:table-cell>
          <table:table-cell office:value-type="string">
            <text:p>319: FF</text:p>
          </table:table-cell>
          <table:table-cell table:number-columns-repeated="2"/>
          <table:table-cell office:value-type="string">
            <text:p>317: 00</text:p>
          </table:table-cell>
          <table:table-cell office:value-type="string">
            <text:p>317: FF</text:p>
          </table:table-cell>
          <table:table-cell office:value-type="string">
            <text:p>328: 00</text:p>
          </table:table-cell>
          <table:table-cell office:value-type="string">
            <text:p>328: FF</text:p>
          </table:table-cell>
          <table:table-cell office:value-type="string">
            <text:p>317: 00</text:p>
          </table:table-cell>
          <table:table-cell office:value-type="string">
            <text:p>317: FF</text:p>
          </table:table-cell>
          <table:table-cell/>
          <table:table-cell office:value-type="string">
            <text:p>319: 01</text:p>
          </table:table-cell>
          <table:table-cell office:value-type="string">
            <text:p>319: FF</text:p>
          </table:table-cell>
          <table:table-cell table:number-columns-repeated="1011"/>
        </table:table-row>
        <table:table-row table:style-name="ro2">
          <table:table-cell office:value-type="string">
            <text:p>320: 00</text:p>
          </table:table-cell>
          <table:table-cell office:value-type="string">
            <text:p>320: 7F</text:p>
          </table:table-cell>
          <table:table-cell table:number-columns-repeated="2"/>
          <table:table-cell office:value-type="string">
            <text:p>318: 00</text:p>
          </table:table-cell>
          <table:table-cell office:value-type="string">
            <text:p>318: 7F</text:p>
          </table:table-cell>
          <table:table-cell office:value-type="string">
            <text:p>329: 00</text:p>
          </table:table-cell>
          <table:table-cell office:value-type="string">
            <text:p>329: 6B</text:p>
          </table:table-cell>
          <table:table-cell office:value-type="string">
            <text:p>318: 00</text:p>
          </table:table-cell>
          <table:table-cell office:value-type="string">
            <text:p>318: 7B</text:p>
          </table:table-cell>
          <table:table-cell/>
          <table:table-cell table:style-name="ce3" office:value-type="string">
            <text:p>320: 43</text:p>
          </table:table-cell>
          <table:table-cell office:value-type="string">
            <text:p>320: 73</text:p>
          </table:table-cell>
          <table:table-cell table:number-columns-repeated="1011"/>
        </table:table-row>
        <table:table-row table:style-name="ro1">
          <table:table-cell office:value-type="string">
            <text:p>321: 00</text:p>
          </table:table-cell>
          <table:table-cell office:value-type="string">
            <text:p>321: 86</text:p>
          </table:table-cell>
          <table:table-cell table:number-columns-repeated="2"/>
          <table:table-cell office:value-type="string">
            <text:p>319: 00</text:p>
          </table:table-cell>
          <table:table-cell office:value-type="string">
            <text:p>319: 7F</text:p>
          </table:table-cell>
          <table:table-cell office:value-type="string">
            <text:p>330: 00</text:p>
          </table:table-cell>
          <table:table-cell office:value-type="string">
            <text:p>330: 80</text:p>
          </table:table-cell>
          <table:table-cell office:value-type="string">
            <text:p>319: 00</text:p>
          </table:table-cell>
          <table:table-cell office:value-type="string">
            <text:p>319: 84</text:p>
          </table:table-cell>
          <table:table-cell/>
          <table:table-cell office:value-type="string">
            <text:p>321: 00</text:p>
          </table:table-cell>
          <table:table-cell office:value-type="string">
            <text:p>321: 5A</text:p>
          </table:table-cell>
          <table:table-cell table:number-columns-repeated="1011"/>
        </table:table-row>
        <table:table-row table:style-name="ro1">
          <table:table-cell office:value-type="string">
            <text:p>322: 00</text:p>
          </table:table-cell>
          <table:table-cell office:value-type="string">
            <text:p>322: 7F</text:p>
          </table:table-cell>
          <table:table-cell table:number-columns-repeated="2"/>
          <table:table-cell office:value-type="string">
            <text:p>320: 00</text:p>
          </table:table-cell>
          <table:table-cell office:value-type="string">
            <text:p>320: 7F</text:p>
          </table:table-cell>
          <table:table-cell office:value-type="string">
            <text:p>331: 00</text:p>
          </table:table-cell>
          <table:table-cell office:value-type="string">
            <text:p>331: 75</text:p>
          </table:table-cell>
          <table:table-cell office:value-type="string">
            <text:p>320: 00</text:p>
          </table:table-cell>
          <table:table-cell office:value-type="string">
            <text:p>320: 7B</text:p>
          </table:table-cell>
          <table:table-cell/>
          <table:table-cell office:value-type="string">
            <text:p>322: 01</text:p>
          </table:table-cell>
          <table:table-cell office:value-type="string">
            <text:p>322: FE</text:p>
          </table:table-cell>
          <table:table-cell table:number-columns-repeated="1011"/>
        </table:table-row>
        <table:table-row table:style-name="ro1">
          <table:table-cell office:value-type="string">
            <text:p>323: 00</text:p>
          </table:table-cell>
          <table:table-cell office:value-type="string">
            <text:p>323: 7E</text:p>
          </table:table-cell>
          <table:table-cell table:number-columns-repeated="2"/>
          <table:table-cell office:value-type="string">
            <text:p>321: 00</text:p>
          </table:table-cell>
          <table:table-cell office:value-type="string">
            <text:p>321: 7F</text:p>
          </table:table-cell>
          <table:table-cell office:value-type="string">
            <text:p>332: 00</text:p>
          </table:table-cell>
          <table:table-cell office:value-type="string">
            <text:p>332: 80</text:p>
          </table:table-cell>
          <table:table-cell office:value-type="string">
            <text:p>321: 00</text:p>
          </table:table-cell>
          <table:table-cell office:value-type="string">
            <text:p>321: 7A</text:p>
          </table:table-cell>
          <table:table-cell/>
          <table:table-cell office:value-type="string">
            <text:p>323: 00</text:p>
          </table:table-cell>
          <table:table-cell office:value-type="string">
            <text:p>323: FF</text:p>
          </table:table-cell>
          <table:table-cell table:number-columns-repeated="1011"/>
        </table:table-row>
        <table:table-row table:style-name="ro1">
          <table:table-cell office:value-type="string">
            <text:p>324: 01</text:p>
          </table:table-cell>
          <table:table-cell office:value-type="string">
            <text:p>324: FF</text:p>
          </table:table-cell>
          <table:table-cell table:number-columns-repeated="2"/>
          <table:table-cell office:value-type="string">
            <text:p>322: 01</text:p>
          </table:table-cell>
          <table:table-cell office:value-type="string">
            <text:p>322: FF</text:p>
          </table:table-cell>
          <table:table-cell office:value-type="string">
            <text:p>333: 01</text:p>
          </table:table-cell>
          <table:table-cell office:value-type="string">
            <text:p>333: FF</text:p>
          </table:table-cell>
          <table:table-cell office:value-type="string">
            <text:p>322: 01</text:p>
          </table:table-cell>
          <table:table-cell office:value-type="string">
            <text:p>322: FF</text:p>
          </table:table-cell>
          <table:table-cell/>
          <table:table-cell office:value-type="string">
            <text:p>324: 00</text:p>
          </table:table-cell>
          <table:table-cell office:value-type="string">
            <text:p>324: 7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25: 42</text:p>
          </table:table-cell>
          <table:table-cell office:value-type="string">
            <text:p>325: 73</text:p>
          </table:table-cell>
          <table:table-cell table:number-columns-repeated="2"/>
          <table:table-cell table:style-name="ce3" office:value-type="string">
            <text:p>323: 4D</text:p>
          </table:table-cell>
          <table:table-cell office:value-type="string">
            <text:p>323: F3</text:p>
          </table:table-cell>
          <table:table-cell table:style-name="ce3" office:value-type="string">
            <text:p>334: 42</text:p>
          </table:table-cell>
          <table:table-cell office:value-type="string">
            <text:p>334: 73</text:p>
          </table:table-cell>
          <table:table-cell table:style-name="ce3" office:value-type="string">
            <text:p>323: 42</text:p>
          </table:table-cell>
          <table:table-cell office:value-type="string">
            <text:p>323: 73</text:p>
          </table:table-cell>
          <table:table-cell/>
          <table:table-cell office:value-type="string">
            <text:p>325: 00</text:p>
          </table:table-cell>
          <table:table-cell office:value-type="string">
            <text:p>325: 86</text:p>
          </table:table-cell>
          <table:table-cell table:number-columns-repeated="1011"/>
        </table:table-row>
        <table:table-row table:style-name="ro1">
          <table:table-cell office:value-type="string">
            <text:p>326: 00</text:p>
          </table:table-cell>
          <table:table-cell office:value-type="string">
            <text:p>326: 5A</text:p>
          </table:table-cell>
          <table:table-cell table:number-columns-repeated="2"/>
          <table:table-cell office:value-type="string">
            <text:p>324: 00</text:p>
          </table:table-cell>
          <table:table-cell office:value-type="string">
            <text:p>324: 5A</text:p>
          </table:table-cell>
          <table:table-cell office:value-type="string">
            <text:p>335: 00</text:p>
          </table:table-cell>
          <table:table-cell office:value-type="string">
            <text:p>335: 5A</text:p>
          </table:table-cell>
          <table:table-cell office:value-type="string">
            <text:p>324: 00</text:p>
          </table:table-cell>
          <table:table-cell office:value-type="string">
            <text:p>324: 5A</text:p>
          </table:table-cell>
          <table:table-cell/>
          <table:table-cell office:value-type="string">
            <text:p>326: 00</text:p>
          </table:table-cell>
          <table:table-cell office:value-type="string">
            <text:p>326: 8F</text:p>
          </table:table-cell>
          <table:table-cell table:number-columns-repeated="1011"/>
        </table:table-row>
        <table:table-row table:style-name="ro1">
          <table:table-cell office:value-type="string">
            <text:p>327: 00</text:p>
          </table:table-cell>
          <table:table-cell office:value-type="string">
            <text:p>327: FE</text:p>
          </table:table-cell>
          <table:table-cell table:number-columns-repeated="2"/>
          <table:table-cell table:number-columns-repeated="2" office:value-type="string">
            <text:p>325: 00</text:p>
          </table:table-cell>
          <table:table-cell office:value-type="string">
            <text:p>336: 00</text:p>
          </table:table-cell>
          <table:table-cell office:value-type="string">
            <text:p>336: FF</text:p>
          </table:table-cell>
          <table:table-cell office:value-type="string">
            <text:p>325: 00</text:p>
          </table:table-cell>
          <table:table-cell office:value-type="string">
            <text:p>325: FE</text:p>
          </table:table-cell>
          <table:table-cell/>
          <table:table-cell office:value-type="string">
            <text:p>327: 00</text:p>
          </table:table-cell>
          <table:table-cell office:value-type="string">
            <text:p>327: 7F</text:p>
          </table:table-cell>
          <table:table-cell table:number-columns-repeated="1011"/>
        </table:table-row>
        <table:table-row table:style-name="ro1">
          <table:table-cell office:value-type="string">
            <text:p>328: 00</text:p>
          </table:table-cell>
          <table:table-cell office:value-type="string">
            <text:p>328: FF</text:p>
          </table:table-cell>
          <table:table-cell table:number-columns-repeated="2"/>
          <table:table-cell table:number-columns-repeated="2" office:value-type="string">
            <text:p>326: 01</text:p>
          </table:table-cell>
          <table:table-cell office:value-type="string">
            <text:p>337: 00</text:p>
          </table:table-cell>
          <table:table-cell office:value-type="string">
            <text:p>337: FF</text:p>
          </table:table-cell>
          <table:table-cell office:value-type="string">
            <text:p>326: 00</text:p>
          </table:table-cell>
          <table:table-cell office:value-type="string">
            <text:p>326: FF</text:p>
          </table:table-cell>
          <table:table-cell/>
          <table:table-cell office:value-type="string">
            <text:p>328: 01</text:p>
          </table:table-cell>
          <table:table-cell office:value-type="string">
            <text:p>328: FF</text:p>
          </table:table-cell>
          <table:table-cell table:number-columns-repeated="1011"/>
        </table:table-row>
        <table:table-row table:style-name="ro2">
          <table:table-cell office:value-type="string">
            <text:p>329: 00</text:p>
          </table:table-cell>
          <table:table-cell office:value-type="string">
            <text:p>329: 7F</text:p>
          </table:table-cell>
          <table:table-cell table:number-columns-repeated="2"/>
          <table:table-cell table:number-columns-repeated="2" office:value-type="string">
            <text:p>327: FF</text:p>
          </table:table-cell>
          <table:table-cell office:value-type="string">
            <text:p>338: 00</text:p>
          </table:table-cell>
          <table:table-cell office:value-type="string">
            <text:p>338: 6B</text:p>
          </table:table-cell>
          <table:table-cell office:value-type="string">
            <text:p>327: 00</text:p>
          </table:table-cell>
          <table:table-cell office:value-type="string">
            <text:p>327: 7B</text:p>
          </table:table-cell>
          <table:table-cell/>
          <table:table-cell table:style-name="ce3" office:value-type="string">
            <text:p>329: 4F</text:p>
          </table:table-cell>
          <table:table-cell office:value-type="string">
            <text:p>329: F3</text:p>
          </table:table-cell>
          <table:table-cell table:number-columns-repeated="1011"/>
        </table:table-row>
        <table:table-row table:style-name="ro1">
          <table:table-cell office:value-type="string">
            <text:p>330: 00</text:p>
          </table:table-cell>
          <table:table-cell office:value-type="string">
            <text:p>330: 86</text:p>
          </table:table-cell>
          <table:table-cell table:number-columns-repeated="2"/>
          <table:table-cell table:number-columns-repeated="2" office:value-type="string">
            <text:p>328: FF</text:p>
          </table:table-cell>
          <table:table-cell office:value-type="string">
            <text:p>339: 00</text:p>
          </table:table-cell>
          <table:table-cell office:value-type="string">
            <text:p>339: 80</text:p>
          </table:table-cell>
          <table:table-cell office:value-type="string">
            <text:p>328: 00</text:p>
          </table:table-cell>
          <table:table-cell office:value-type="string">
            <text:p>328: 84</text:p>
          </table:table-cell>
          <table:table-cell/>
          <table:table-cell office:value-type="string">
            <text:p>330: 00</text:p>
          </table:table-cell>
          <table:table-cell office:value-type="string">
            <text:p>330: 5A</text:p>
          </table:table-cell>
          <table:table-cell table:number-columns-repeated="1011"/>
        </table:table-row>
        <table:table-row table:style-name="ro1">
          <table:table-cell office:value-type="string">
            <text:p>331: 00</text:p>
          </table:table-cell>
          <table:table-cell office:value-type="string">
            <text:p>331: 7F</text:p>
          </table:table-cell>
          <table:table-cell table:number-columns-repeated="2"/>
          <table:table-cell table:number-columns-repeated="2" office:value-type="string">
            <text:p>329: FF</text:p>
          </table:table-cell>
          <table:table-cell office:value-type="string">
            <text:p>340: 00</text:p>
          </table:table-cell>
          <table:table-cell office:value-type="string">
            <text:p>340: 75</text:p>
          </table:table-cell>
          <table:table-cell office:value-type="string">
            <text:p>329: 00</text:p>
          </table:table-cell>
          <table:table-cell office:value-type="string">
            <text:p>329: 7B</text:p>
          </table:table-cell>
          <table:table-cell/>
          <table:table-cell office:value-type="string">
            <text:p>331: FF</text:p>
          </table:table-cell>
          <table:table-cell office:value-type="string">
            <text:p>331: 00</text:p>
          </table:table-cell>
          <table:table-cell table:number-columns-repeated="1011"/>
        </table:table-row>
        <table:table-row table:style-name="ro1">
          <table:table-cell office:value-type="string">
            <text:p>332: 00</text:p>
          </table:table-cell>
          <table:table-cell office:value-type="string">
            <text:p>332: 7E</text:p>
          </table:table-cell>
          <table:table-cell table:number-columns-repeated="2"/>
          <table:table-cell table:number-columns-repeated="2" office:value-type="string">
            <text:p>330: FF</text:p>
          </table:table-cell>
          <table:table-cell office:value-type="string">
            <text:p>341: 00</text:p>
          </table:table-cell>
          <table:table-cell office:value-type="string">
            <text:p>341: 80</text:p>
          </table:table-cell>
          <table:table-cell office:value-type="string">
            <text:p>330: 00</text:p>
          </table:table-cell>
          <table:table-cell office:value-type="string">
            <text:p>330: 7A</text:p>
          </table:table-cell>
          <table:table-cell/>
          <table:table-cell office:value-type="string">
            <text:p>332: FF</text:p>
          </table:table-cell>
          <table:table-cell office:value-type="string">
            <text:p>332: 00</text:p>
          </table:table-cell>
          <table:table-cell table:number-columns-repeated="1011"/>
        </table:table-row>
        <table:table-row table:style-name="ro1">
          <table:table-cell office:value-type="string">
            <text:p>333: 01</text:p>
          </table:table-cell>
          <table:table-cell office:value-type="string">
            <text:p>333: FF</text:p>
          </table:table-cell>
          <table:table-cell table:number-columns-repeated="2"/>
          <table:table-cell office:value-type="string">
            <text:p>331: 01</text:p>
          </table:table-cell>
          <table:table-cell office:value-type="string">
            <text:p>331: FF</text:p>
          </table:table-cell>
          <table:table-cell office:value-type="string">
            <text:p>342: 01</text:p>
          </table:table-cell>
          <table:table-cell office:value-type="string">
            <text:p>342: FF</text:p>
          </table:table-cell>
          <table:table-cell office:value-type="string">
            <text:p>331: 01</text:p>
          </table:table-cell>
          <table:table-cell office:value-type="string">
            <text:p>331: FF</text:p>
          </table:table-cell>
          <table:table-cell/>
          <table:table-cell office:value-type="string">
            <text:p>333: 03</text:p>
          </table:table-cell>
          <table:table-cell office:value-type="string">
            <text:p>333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34: 43</text:p>
          </table:table-cell>
          <table:table-cell office:value-type="string">
            <text:p>334: 73</text:p>
          </table:table-cell>
          <table:table-cell table:number-columns-repeated="2"/>
          <table:table-cell table:style-name="ce3" office:value-type="string">
            <text:p>332: 43</text:p>
          </table:table-cell>
          <table:table-cell office:value-type="string">
            <text:p>332: F3</text:p>
          </table:table-cell>
          <table:table-cell table:style-name="ce3" office:value-type="string">
            <text:p>343: 42</text:p>
          </table:table-cell>
          <table:table-cell office:value-type="string">
            <text:p>343: 73</text:p>
          </table:table-cell>
          <table:table-cell table:style-name="ce3" office:value-type="string">
            <text:p>332: 43</text:p>
          </table:table-cell>
          <table:table-cell office:value-type="string">
            <text:p>332: 73</text:p>
          </table:table-cell>
          <table:table-cell/>
          <table:table-cell table:number-columns-repeated="2" office:value-type="string">
            <text:p>334: 00</text:p>
          </table:table-cell>
          <table:table-cell table:number-columns-repeated="1011"/>
        </table:table-row>
        <table:table-row table:style-name="ro1">
          <table:table-cell office:value-type="string">
            <text:p>335: 00</text:p>
          </table:table-cell>
          <table:table-cell office:value-type="string">
            <text:p>335: 5A</text:p>
          </table:table-cell>
          <table:table-cell table:number-columns-repeated="2"/>
          <table:table-cell office:value-type="string">
            <text:p>333: 00</text:p>
          </table:table-cell>
          <table:table-cell office:value-type="string">
            <text:p>333: 5A</text:p>
          </table:table-cell>
          <table:table-cell office:value-type="string">
            <text:p>344: 00</text:p>
          </table:table-cell>
          <table:table-cell office:value-type="string">
            <text:p>344: 5A</text:p>
          </table:table-cell>
          <table:table-cell office:value-type="string">
            <text:p>333: 00</text:p>
          </table:table-cell>
          <table:table-cell office:value-type="string">
            <text:p>333: 5A</text:p>
          </table:table-cell>
          <table:table-cell/>
          <table:table-cell table:number-columns-repeated="2" office:value-type="string">
            <text:p>335: 00</text:p>
          </table:table-cell>
          <table:table-cell table:number-columns-repeated="1011"/>
        </table:table-row>
        <table:table-row table:style-name="ro1">
          <table:table-cell office:value-type="string">
            <text:p>336: 01</text:p>
          </table:table-cell>
          <table:table-cell office:value-type="string">
            <text:p>336: FE</text:p>
          </table:table-cell>
          <table:table-cell table:number-columns-repeated="2"/>
          <table:table-cell table:number-columns-repeated="2" office:value-type="string">
            <text:p>334: 00</text:p>
          </table:table-cell>
          <table:table-cell office:value-type="string">
            <text:p>345: 00</text:p>
          </table:table-cell>
          <table:table-cell office:value-type="string">
            <text:p>345: FF</text:p>
          </table:table-cell>
          <table:table-cell office:value-type="string">
            <text:p>334: 01</text:p>
          </table:table-cell>
          <table:table-cell office:value-type="string">
            <text:p>334: FE</text:p>
          </table:table-cell>
          <table:table-cell/>
          <table:table-cell office:value-type="string">
            <text:p>336: 00</text:p>
          </table:table-cell>
          <table:table-cell office:value-type="string">
            <text:p>336: 5A</text:p>
          </table:table-cell>
          <table:table-cell table:number-columns-repeated="1011"/>
        </table:table-row>
        <table:table-row table:style-name="ro1">
          <table:table-cell office:value-type="string">
            <text:p>337: 00</text:p>
          </table:table-cell>
          <table:table-cell office:value-type="string">
            <text:p>337: FF</text:p>
          </table:table-cell>
          <table:table-cell table:number-columns-repeated="2"/>
          <table:table-cell office:value-type="string">
            <text:p>335: 5A</text:p>
          </table:table-cell>
          <table:table-cell office:value-type="string">
            <text:p>335: 00</text:p>
          </table:table-cell>
          <table:table-cell office:value-type="string">
            <text:p>346: 00</text:p>
          </table:table-cell>
          <table:table-cell office:value-type="string">
            <text:p>346: FF</text:p>
          </table:table-cell>
          <table:table-cell office:value-type="string">
            <text:p>335: 00</text:p>
          </table:table-cell>
          <table:table-cell office:value-type="string">
            <text:p>335: FF</text:p>
          </table:table-cell>
          <table:table-cell/>
          <table:table-cell office:value-type="string">
            <text:p>337: 01</text:p>
          </table:table-cell>
          <table:table-cell office:value-type="string">
            <text:p>337: FF</text:p>
          </table:table-cell>
          <table:table-cell table:number-columns-repeated="1011"/>
        </table:table-row>
        <table:table-row table:style-name="ro2">
          <table:table-cell office:value-type="string">
            <text:p>338: 00</text:p>
          </table:table-cell>
          <table:table-cell office:value-type="string">
            <text:p>338: 7F</text:p>
          </table:table-cell>
          <table:table-cell table:number-columns-repeated="2"/>
          <table:table-cell office:value-type="string">
            <text:p>336: 5A</text:p>
          </table:table-cell>
          <table:table-cell office:value-type="string">
            <text:p>336: 00</text:p>
          </table:table-cell>
          <table:table-cell office:value-type="string">
            <text:p>347: 00</text:p>
          </table:table-cell>
          <table:table-cell office:value-type="string">
            <text:p>347: 6B</text:p>
          </table:table-cell>
          <table:table-cell office:value-type="string">
            <text:p>336: 00</text:p>
          </table:table-cell>
          <table:table-cell office:value-type="string">
            <text:p>336: 7B</text:p>
          </table:table-cell>
          <table:table-cell/>
          <table:table-cell table:style-name="ce3" office:value-type="string">
            <text:p>338: 40</text:p>
          </table:table-cell>
          <table:table-cell office:value-type="string">
            <text:p>338: F3</text:p>
          </table:table-cell>
          <table:table-cell table:number-columns-repeated="1011"/>
        </table:table-row>
        <table:table-row table:style-name="ro1">
          <table:table-cell office:value-type="string">
            <text:p>339: 00</text:p>
          </table:table-cell>
          <table:table-cell office:value-type="string">
            <text:p>339: 86</text:p>
          </table:table-cell>
          <table:table-cell table:number-columns-repeated="2"/>
          <table:table-cell office:value-type="string">
            <text:p>337: 5A</text:p>
          </table:table-cell>
          <table:table-cell office:value-type="string">
            <text:p>337: 00</text:p>
          </table:table-cell>
          <table:table-cell office:value-type="string">
            <text:p>348: 00</text:p>
          </table:table-cell>
          <table:table-cell office:value-type="string">
            <text:p>348: 80</text:p>
          </table:table-cell>
          <table:table-cell office:value-type="string">
            <text:p>337: 00</text:p>
          </table:table-cell>
          <table:table-cell office:value-type="string">
            <text:p>337: 84</text:p>
          </table:table-cell>
          <table:table-cell/>
          <table:table-cell office:value-type="string">
            <text:p>339: 00</text:p>
          </table:table-cell>
          <table:table-cell office:value-type="string">
            <text:p>339: 5A</text:p>
          </table:table-cell>
          <table:table-cell table:number-columns-repeated="1011"/>
        </table:table-row>
        <table:table-row table:style-name="ro1">
          <table:table-cell office:value-type="string">
            <text:p>340: 00</text:p>
          </table:table-cell>
          <table:table-cell office:value-type="string">
            <text:p>340: 7F</text:p>
          </table:table-cell>
          <table:table-cell table:number-columns-repeated="2"/>
          <table:table-cell office:value-type="string">
            <text:p>338: 5A</text:p>
          </table:table-cell>
          <table:table-cell office:value-type="string">
            <text:p>338: 00</text:p>
          </table:table-cell>
          <table:table-cell office:value-type="string">
            <text:p>349: 00</text:p>
          </table:table-cell>
          <table:table-cell office:value-type="string">
            <text:p>349: 75</text:p>
          </table:table-cell>
          <table:table-cell office:value-type="string">
            <text:p>338: 00</text:p>
          </table:table-cell>
          <table:table-cell office:value-type="string">
            <text:p>338: 7B</text:p>
          </table:table-cell>
          <table:table-cell/>
          <table:table-cell table:number-columns-repeated="2" office:value-type="string">
            <text:p>340: 00</text:p>
          </table:table-cell>
          <table:table-cell table:number-columns-repeated="1011"/>
        </table:table-row>
        <table:table-row table:style-name="ro1">
          <table:table-cell office:value-type="string">
            <text:p>341: 00</text:p>
          </table:table-cell>
          <table:table-cell office:value-type="string">
            <text:p>341: 7E</text:p>
          </table:table-cell>
          <table:table-cell table:number-columns-repeated="2"/>
          <table:table-cell office:value-type="string">
            <text:p>339: 5A</text:p>
          </table:table-cell>
          <table:table-cell office:value-type="string">
            <text:p>339: 00</text:p>
          </table:table-cell>
          <table:table-cell office:value-type="string">
            <text:p>350: 00</text:p>
          </table:table-cell>
          <table:table-cell office:value-type="string">
            <text:p>350: 80</text:p>
          </table:table-cell>
          <table:table-cell office:value-type="string">
            <text:p>339: 00</text:p>
          </table:table-cell>
          <table:table-cell office:value-type="string">
            <text:p>339: 7A</text:p>
          </table:table-cell>
          <table:table-cell/>
          <table:table-cell office:value-type="string">
            <text:p>341: 02</text:p>
          </table:table-cell>
          <table:table-cell office:value-type="string">
            <text:p>341: 00</text:p>
          </table:table-cell>
          <table:table-cell table:number-columns-repeated="1011"/>
        </table:table-row>
        <table:table-row table:style-name="ro1">
          <table:table-cell office:value-type="string">
            <text:p>342: 01</text:p>
          </table:table-cell>
          <table:table-cell office:value-type="string">
            <text:p>342: FF</text:p>
          </table:table-cell>
          <table:table-cell table:number-columns-repeated="2"/>
          <table:table-cell office:value-type="string">
            <text:p>340: 01</text:p>
          </table:table-cell>
          <table:table-cell office:value-type="string">
            <text:p>340: FF</text:p>
          </table:table-cell>
          <table:table-cell office:value-type="string">
            <text:p>351: 01</text:p>
          </table:table-cell>
          <table:table-cell office:value-type="string">
            <text:p>351: FF</text:p>
          </table:table-cell>
          <table:table-cell office:value-type="string">
            <text:p>340: 01</text:p>
          </table:table-cell>
          <table:table-cell office:value-type="string">
            <text:p>340: FF</text:p>
          </table:table-cell>
          <table:table-cell/>
          <table:table-cell office:value-type="string">
            <text:p>342: 00</text:p>
          </table:table-cell>
          <table:table-cell office:value-type="string">
            <text:p>342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43: 4D</text:p>
          </table:table-cell>
          <table:table-cell office:value-type="string">
            <text:p>343: F3</text:p>
          </table:table-cell>
          <table:table-cell table:number-columns-repeated="2"/>
          <table:table-cell table:style-name="ce3" office:value-type="string">
            <text:p>341: 42</text:p>
          </table:table-cell>
          <table:table-cell office:value-type="string">
            <text:p>341: 73</text:p>
          </table:table-cell>
          <table:table-cell table:style-name="ce3" office:value-type="string">
            <text:p>352: 43</text:p>
          </table:table-cell>
          <table:table-cell office:value-type="string">
            <text:p>352: 73</text:p>
          </table:table-cell>
          <table:table-cell table:style-name="ce3" office:value-type="string">
            <text:p>341: 4D</text:p>
          </table:table-cell>
          <table:table-cell office:value-type="string">
            <text:p>341: F3</text:p>
          </table:table-cell>
          <table:table-cell/>
          <table:table-cell table:number-columns-repeated="2" office:value-type="string">
            <text:p>343: 00</text:p>
          </table:table-cell>
          <table:table-cell table:number-columns-repeated="1011"/>
        </table:table-row>
        <table:table-row table:style-name="ro1">
          <table:table-cell office:value-type="string">
            <text:p>344: 00</text:p>
          </table:table-cell>
          <table:table-cell office:value-type="string">
            <text:p>344: 5A</text:p>
          </table:table-cell>
          <table:table-cell table:number-columns-repeated="2"/>
          <table:table-cell office:value-type="string">
            <text:p>342: 00</text:p>
          </table:table-cell>
          <table:table-cell office:value-type="string">
            <text:p>342: 5A</text:p>
          </table:table-cell>
          <table:table-cell office:value-type="string">
            <text:p>353: 00</text:p>
          </table:table-cell>
          <table:table-cell office:value-type="string">
            <text:p>353: 5A</text:p>
          </table:table-cell>
          <table:table-cell office:value-type="string">
            <text:p>342: 00</text:p>
          </table:table-cell>
          <table:table-cell office:value-type="string">
            <text:p>342: 5A</text:p>
          </table:table-cell>
          <table:table-cell/>
          <table:table-cell table:number-columns-repeated="2" office:value-type="string">
            <text:p>344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345: 00</text:p>
          </table:table-cell>
          <table:table-cell table:number-columns-repeated="2"/>
          <table:table-cell office:value-type="string">
            <text:p>343: 00</text:p>
          </table:table-cell>
          <table:table-cell office:value-type="string">
            <text:p>343: 7F</text:p>
          </table:table-cell>
          <table:table-cell office:value-type="string">
            <text:p>354: 01</text:p>
          </table:table-cell>
          <table:table-cell office:value-type="string">
            <text:p>354: FF</text:p>
          </table:table-cell>
          <table:table-cell table:number-columns-repeated="2" office:value-type="string">
            <text:p>343: 00</text:p>
          </table:table-cell>
          <table:table-cell/>
          <table:table-cell office:value-type="string">
            <text:p>345: 00</text:p>
          </table:table-cell>
          <table:table-cell office:value-type="string">
            <text:p>345: 5A</text:p>
          </table:table-cell>
          <table:table-cell table:number-columns-repeated="1011"/>
        </table:table-row>
        <table:table-row table:style-name="ro1">
          <table:table-cell office:value-type="string">
            <text:p>346: 01</text:p>
          </table:table-cell>
          <table:table-cell office:value-type="string">
            <text:p>346: 00</text:p>
          </table:table-cell>
          <table:table-cell table:number-columns-repeated="2"/>
          <table:table-cell office:value-type="string">
            <text:p>344: 00</text:p>
          </table:table-cell>
          <table:table-cell office:value-type="string">
            <text:p>344: FF</text:p>
          </table:table-cell>
          <table:table-cell office:value-type="string">
            <text:p>355: 00</text:p>
          </table:table-cell>
          <table:table-cell office:value-type="string">
            <text:p>355: FF</text:p>
          </table:table-cell>
          <table:table-cell office:value-type="string">
            <text:p>344: 01</text:p>
          </table:table-cell>
          <table:table-cell office:value-type="string">
            <text:p>344: 00</text:p>
          </table:table-cell>
          <table:table-cell/>
          <table:table-cell office:value-type="string">
            <text:p>346: 01</text:p>
          </table:table-cell>
          <table:table-cell office:value-type="string">
            <text:p>346: FF</text:p>
          </table:table-cell>
          <table:table-cell table:number-columns-repeated="1011"/>
        </table:table-row>
        <table:table-row table:style-name="ro2">
          <table:table-cell office:value-type="string">
            <text:p>347: FF</text:p>
          </table:table-cell>
          <table:table-cell office:value-type="string">
            <text:p>347: FE</text:p>
          </table:table-cell>
          <table:table-cell table:number-columns-repeated="2"/>
          <table:table-cell office:value-type="string">
            <text:p>345: 00</text:p>
          </table:table-cell>
          <table:table-cell office:value-type="string">
            <text:p>345: 7F</text:p>
          </table:table-cell>
          <table:table-cell office:value-type="string">
            <text:p>356: 00</text:p>
          </table:table-cell>
          <table:table-cell office:value-type="string">
            <text:p>356: 6B</text:p>
          </table:table-cell>
          <table:table-cell office:value-type="string">
            <text:p>345: FF</text:p>
          </table:table-cell>
          <table:table-cell office:value-type="string">
            <text:p>345: FE</text:p>
          </table:table-cell>
          <table:table-cell/>
          <table:table-cell table:style-name="ce3" office:value-type="string">
            <text:p>347: 40</text:p>
          </table:table-cell>
          <table:table-cell office:value-type="string">
            <text:p>347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348: FF</text:p>
          </table:table-cell>
          <table:table-cell table:number-columns-repeated="2"/>
          <table:table-cell office:value-type="string">
            <text:p>346: 00</text:p>
          </table:table-cell>
          <table:table-cell office:value-type="string">
            <text:p>346: 7F</text:p>
          </table:table-cell>
          <table:table-cell office:value-type="string">
            <text:p>357: 00</text:p>
          </table:table-cell>
          <table:table-cell office:value-type="string">
            <text:p>357: 80</text:p>
          </table:table-cell>
          <table:table-cell table:number-columns-repeated="2" office:value-type="string">
            <text:p>346: FF</text:p>
          </table:table-cell>
          <table:table-cell/>
          <table:table-cell office:value-type="string">
            <text:p>348: 00</text:p>
          </table:table-cell>
          <table:table-cell office:value-type="string">
            <text:p>348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349: FF</text:p>
          </table:table-cell>
          <table:table-cell table:number-columns-repeated="2"/>
          <table:table-cell office:value-type="string">
            <text:p>347: 00</text:p>
          </table:table-cell>
          <table:table-cell office:value-type="string">
            <text:p>347: 7F</text:p>
          </table:table-cell>
          <table:table-cell office:value-type="string">
            <text:p>358: 00</text:p>
          </table:table-cell>
          <table:table-cell office:value-type="string">
            <text:p>358: 75</text:p>
          </table:table-cell>
          <table:table-cell table:number-columns-repeated="2" office:value-type="string">
            <text:p>347: FF</text:p>
          </table:table-cell>
          <table:table-cell/>
          <table:table-cell office:value-type="string">
            <text:p>349: 01</text:p>
          </table:table-cell>
          <table:table-cell office:value-type="string">
            <text:p>349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350: FF</text:p>
          </table:table-cell>
          <table:table-cell table:number-columns-repeated="2"/>
          <table:table-cell office:value-type="string">
            <text:p>348: 00</text:p>
          </table:table-cell>
          <table:table-cell office:value-type="string">
            <text:p>348: 7F</text:p>
          </table:table-cell>
          <table:table-cell office:value-type="string">
            <text:p>359: 00</text:p>
          </table:table-cell>
          <table:table-cell office:value-type="string">
            <text:p>359: 80</text:p>
          </table:table-cell>
          <table:table-cell table:number-columns-repeated="2" office:value-type="string">
            <text:p>348: FF</text:p>
          </table:table-cell>
          <table:table-cell/>
          <table:table-cell office:value-type="string">
            <text:p>350: 02</text:p>
          </table:table-cell>
          <table:table-cell office:value-type="string">
            <text:p>350: 00</text:p>
          </table:table-cell>
          <table:table-cell table:number-columns-repeated="1011"/>
        </table:table-row>
        <table:table-row table:style-name="ro1">
          <table:table-cell office:value-type="string">
            <text:p>351: 01</text:p>
          </table:table-cell>
          <table:table-cell office:value-type="string">
            <text:p>351: FF</text:p>
          </table:table-cell>
          <table:table-cell table:number-columns-repeated="2"/>
          <table:table-cell office:value-type="string">
            <text:p>349: 01</text:p>
          </table:table-cell>
          <table:table-cell office:value-type="string">
            <text:p>349: FF</text:p>
          </table:table-cell>
          <table:table-cell office:value-type="string">
            <text:p>360: 01</text:p>
          </table:table-cell>
          <table:table-cell office:value-type="string">
            <text:p>360: FF</text:p>
          </table:table-cell>
          <table:table-cell office:value-type="string">
            <text:p>349: 01</text:p>
          </table:table-cell>
          <table:table-cell office:value-type="string">
            <text:p>349: FF</text:p>
          </table:table-cell>
          <table:table-cell/>
          <table:table-cell office:value-type="string">
            <text:p>351: 00</text:p>
          </table:table-cell>
          <table:table-cell office:value-type="string">
            <text:p>351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52: 43</text:p>
          </table:table-cell>
          <table:table-cell office:value-type="string">
            <text:p>352: F3</text:p>
          </table:table-cell>
          <table:table-cell table:number-columns-repeated="2"/>
          <table:table-cell table:style-name="ce3" office:value-type="string">
            <text:p>350: 42</text:p>
          </table:table-cell>
          <table:table-cell office:value-type="string">
            <text:p>350: 73</text:p>
          </table:table-cell>
          <table:table-cell table:style-name="ce3" office:value-type="string">
            <text:p>361: 4D</text:p>
          </table:table-cell>
          <table:table-cell office:value-type="string">
            <text:p>361: F3</text:p>
          </table:table-cell>
          <table:table-cell table:style-name="ce3" office:value-type="string">
            <text:p>350: 43</text:p>
          </table:table-cell>
          <table:table-cell office:value-type="string">
            <text:p>350: F3</text:p>
          </table:table-cell>
          <table:table-cell/>
          <table:table-cell table:number-columns-repeated="2" office:value-type="string">
            <text:p>352: 00</text:p>
          </table:table-cell>
          <table:table-cell table:number-columns-repeated="1011"/>
        </table:table-row>
        <table:table-row table:style-name="ro1">
          <table:table-cell office:value-type="string">
            <text:p>353: 00</text:p>
          </table:table-cell>
          <table:table-cell office:value-type="string">
            <text:p>353: 5A</text:p>
          </table:table-cell>
          <table:table-cell table:number-columns-repeated="2"/>
          <table:table-cell office:value-type="string">
            <text:p>351: 00</text:p>
          </table:table-cell>
          <table:table-cell office:value-type="string">
            <text:p>351: 5A</text:p>
          </table:table-cell>
          <table:table-cell office:value-type="string">
            <text:p>362: 00</text:p>
          </table:table-cell>
          <table:table-cell office:value-type="string">
            <text:p>362: 5A</text:p>
          </table:table-cell>
          <table:table-cell office:value-type="string">
            <text:p>351: 00</text:p>
          </table:table-cell>
          <table:table-cell office:value-type="string">
            <text:p>351: 5A</text:p>
          </table:table-cell>
          <table:table-cell/>
          <table:table-cell table:number-columns-repeated="2" office:value-type="string">
            <text:p>353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354: 00</text:p>
          </table:table-cell>
          <table:table-cell table:number-columns-repeated="2"/>
          <table:table-cell office:value-type="string">
            <text:p>352: 00</text:p>
          </table:table-cell>
          <table:table-cell office:value-type="string">
            <text:p>352: 7F</text:p>
          </table:table-cell>
          <table:table-cell table:number-columns-repeated="2" office:value-type="string">
            <text:p>363: 00</text:p>
          </table:table-cell>
          <table:table-cell table:number-columns-repeated="2" office:value-type="string">
            <text:p>352: 00</text:p>
          </table:table-cell>
          <table:table-cell/>
          <table:table-cell office:value-type="string">
            <text:p>354: 00</text:p>
          </table:table-cell>
          <table:table-cell office:value-type="string">
            <text:p>354: 5A</text:p>
          </table:table-cell>
          <table:table-cell table:number-columns-repeated="1011"/>
        </table:table-row>
        <table:table-row table:style-name="ro1">
          <table:table-cell office:value-type="string">
            <text:p>355: 5A</text:p>
          </table:table-cell>
          <table:table-cell office:value-type="string">
            <text:p>355: 00</text:p>
          </table:table-cell>
          <table:table-cell table:number-columns-repeated="2"/>
          <table:table-cell office:value-type="string">
            <text:p>353: 00</text:p>
          </table:table-cell>
          <table:table-cell office:value-type="string">
            <text:p>353: FF</text:p>
          </table:table-cell>
          <table:table-cell table:number-columns-repeated="2" office:value-type="string">
            <text:p>364: 01</text:p>
          </table:table-cell>
          <table:table-cell office:value-type="string">
            <text:p>353: 5A</text:p>
          </table:table-cell>
          <table:table-cell office:value-type="string">
            <text:p>353: 00</text:p>
          </table:table-cell>
          <table:table-cell/>
          <table:table-cell office:value-type="string">
            <text:p>355: 01</text:p>
          </table:table-cell>
          <table:table-cell office:value-type="string">
            <text:p>355: FF</text:p>
          </table:table-cell>
          <table:table-cell table:number-columns-repeated="1011"/>
        </table:table-row>
        <table:table-row table:style-name="ro2">
          <table:table-cell office:value-type="string">
            <text:p>356: 5A</text:p>
          </table:table-cell>
          <table:table-cell office:value-type="string">
            <text:p>356: 00</text:p>
          </table:table-cell>
          <table:table-cell table:number-columns-repeated="2"/>
          <table:table-cell office:value-type="string">
            <text:p>354: 00</text:p>
          </table:table-cell>
          <table:table-cell office:value-type="string">
            <text:p>354: 7F</text:p>
          </table:table-cell>
          <table:table-cell table:number-columns-repeated="2" office:value-type="string">
            <text:p>365: FF</text:p>
          </table:table-cell>
          <table:table-cell office:value-type="string">
            <text:p>354: 5A</text:p>
          </table:table-cell>
          <table:table-cell office:value-type="string">
            <text:p>354: 00</text:p>
          </table:table-cell>
          <table:table-cell/>
          <table:table-cell table:style-name="ce3" office:value-type="string">
            <text:p>356: 40</text:p>
          </table:table-cell>
          <table:table-cell office:value-type="string">
            <text:p>356: F3</text:p>
          </table:table-cell>
          <table:table-cell table:number-columns-repeated="1011"/>
        </table:table-row>
        <table:table-row table:style-name="ro1">
          <table:table-cell office:value-type="string">
            <text:p>357: 5A</text:p>
          </table:table-cell>
          <table:table-cell office:value-type="string">
            <text:p>357: 00</text:p>
          </table:table-cell>
          <table:table-cell table:number-columns-repeated="2"/>
          <table:table-cell office:value-type="string">
            <text:p>355: 00</text:p>
          </table:table-cell>
          <table:table-cell office:value-type="string">
            <text:p>355: 7F</text:p>
          </table:table-cell>
          <table:table-cell table:number-columns-repeated="2" office:value-type="string">
            <text:p>366: FF</text:p>
          </table:table-cell>
          <table:table-cell office:value-type="string">
            <text:p>355: 5A</text:p>
          </table:table-cell>
          <table:table-cell office:value-type="string">
            <text:p>355: 00</text:p>
          </table:table-cell>
          <table:table-cell/>
          <table:table-cell office:value-type="string">
            <text:p>357: 00</text:p>
          </table:table-cell>
          <table:table-cell office:value-type="string">
            <text:p>357: 5A</text:p>
          </table:table-cell>
          <table:table-cell table:number-columns-repeated="1011"/>
        </table:table-row>
        <table:table-row table:style-name="ro1">
          <table:table-cell office:value-type="string">
            <text:p>358: 5A</text:p>
          </table:table-cell>
          <table:table-cell office:value-type="string">
            <text:p>358: 00</text:p>
          </table:table-cell>
          <table:table-cell table:number-columns-repeated="2"/>
          <table:table-cell office:value-type="string">
            <text:p>356: 00</text:p>
          </table:table-cell>
          <table:table-cell office:value-type="string">
            <text:p>356: 7F</text:p>
          </table:table-cell>
          <table:table-cell table:number-columns-repeated="2" office:value-type="string">
            <text:p>367: FF</text:p>
          </table:table-cell>
          <table:table-cell office:value-type="string">
            <text:p>356: 5A</text:p>
          </table:table-cell>
          <table:table-cell office:value-type="string">
            <text:p>356: 00</text:p>
          </table:table-cell>
          <table:table-cell/>
          <table:table-cell office:value-type="string">
            <text:p>358: 02</text:p>
          </table:table-cell>
          <table:table-cell office:value-type="string">
            <text:p>358: 00</text:p>
          </table:table-cell>
          <table:table-cell table:number-columns-repeated="1011"/>
        </table:table-row>
        <table:table-row table:style-name="ro1">
          <table:table-cell office:value-type="string">
            <text:p>359: 5A</text:p>
          </table:table-cell>
          <table:table-cell office:value-type="string">
            <text:p>359: 00</text:p>
          </table:table-cell>
          <table:table-cell table:number-columns-repeated="2"/>
          <table:table-cell office:value-type="string">
            <text:p>357: 00</text:p>
          </table:table-cell>
          <table:table-cell office:value-type="string">
            <text:p>357: 7F</text:p>
          </table:table-cell>
          <table:table-cell table:number-columns-repeated="2" office:value-type="string">
            <text:p>368: FF</text:p>
          </table:table-cell>
          <table:table-cell office:value-type="string">
            <text:p>357: 5A</text:p>
          </table:table-cell>
          <table:table-cell office:value-type="string">
            <text:p>357: 00</text:p>
          </table:table-cell>
          <table:table-cell/>
          <table:table-cell office:value-type="string">
            <text:p>359: 02</text:p>
          </table:table-cell>
          <table:table-cell office:value-type="string">
            <text:p>359: 00</text:p>
          </table:table-cell>
          <table:table-cell table:number-columns-repeated="1011"/>
        </table:table-row>
        <table:table-row table:style-name="ro1">
          <table:table-cell office:value-type="string">
            <text:p>360: 01</text:p>
          </table:table-cell>
          <table:table-cell office:value-type="string">
            <text:p>360: FF</text:p>
          </table:table-cell>
          <table:table-cell table:number-columns-repeated="2"/>
          <table:table-cell office:value-type="string">
            <text:p>358: 01</text:p>
          </table:table-cell>
          <table:table-cell office:value-type="string">
            <text:p>358: FF</text:p>
          </table:table-cell>
          <table:table-cell office:value-type="string">
            <text:p>369: 01</text:p>
          </table:table-cell>
          <table:table-cell office:value-type="string">
            <text:p>369: FF</text:p>
          </table:table-cell>
          <table:table-cell office:value-type="string">
            <text:p>358: 01</text:p>
          </table:table-cell>
          <table:table-cell office:value-type="string">
            <text:p>358: FF</text:p>
          </table:table-cell>
          <table:table-cell/>
          <table:table-cell office:value-type="string">
            <text:p>360: 00</text:p>
          </table:table-cell>
          <table:table-cell office:value-type="string">
            <text:p>360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61: 42</text:p>
          </table:table-cell>
          <table:table-cell office:value-type="string">
            <text:p>361: 73</text:p>
          </table:table-cell>
          <table:table-cell table:number-columns-repeated="2"/>
          <table:table-cell table:style-name="ce3" office:value-type="string">
            <text:p>359: 42</text:p>
          </table:table-cell>
          <table:table-cell office:value-type="string">
            <text:p>359: 73</text:p>
          </table:table-cell>
          <table:table-cell table:style-name="ce3" office:value-type="string">
            <text:p>370: 43</text:p>
          </table:table-cell>
          <table:table-cell office:value-type="string">
            <text:p>370: F3</text:p>
          </table:table-cell>
          <table:table-cell table:style-name="ce3" office:value-type="string">
            <text:p>359: 42</text:p>
          </table:table-cell>
          <table:table-cell office:value-type="string">
            <text:p>359: 73</text:p>
          </table:table-cell>
          <table:table-cell/>
          <table:table-cell table:number-columns-repeated="2" office:value-type="string">
            <text:p>361: 00</text:p>
          </table:table-cell>
          <table:table-cell table:number-columns-repeated="1011"/>
        </table:table-row>
        <table:table-row table:style-name="ro1">
          <table:table-cell office:value-type="string">
            <text:p>362: 00</text:p>
          </table:table-cell>
          <table:table-cell office:value-type="string">
            <text:p>362: 5A</text:p>
          </table:table-cell>
          <table:table-cell table:number-columns-repeated="2"/>
          <table:table-cell office:value-type="string">
            <text:p>360: 00</text:p>
          </table:table-cell>
          <table:table-cell office:value-type="string">
            <text:p>360: 5A</text:p>
          </table:table-cell>
          <table:table-cell office:value-type="string">
            <text:p>371: 00</text:p>
          </table:table-cell>
          <table:table-cell office:value-type="string">
            <text:p>371: 5A</text:p>
          </table:table-cell>
          <table:table-cell office:value-type="string">
            <text:p>360: 00</text:p>
          </table:table-cell>
          <table:table-cell office:value-type="string">
            <text:p>360: 5A</text:p>
          </table:table-cell>
          <table:table-cell/>
          <table:table-cell table:number-columns-repeated="2" office:value-type="string">
            <text:p>362: 00</text:p>
          </table:table-cell>
          <table:table-cell table:number-columns-repeated="1011"/>
        </table:table-row>
        <table:table-row table:style-name="ro1">
          <table:table-cell office:value-type="string">
            <text:p>363: 00</text:p>
          </table:table-cell>
          <table:table-cell office:value-type="string">
            <text:p>363: FE</text:p>
          </table:table-cell>
          <table:table-cell table:number-columns-repeated="2"/>
          <table:table-cell office:value-type="string">
            <text:p>361: 00</text:p>
          </table:table-cell>
          <table:table-cell office:value-type="string">
            <text:p>361: 7F</text:p>
          </table:table-cell>
          <table:table-cell table:number-columns-repeated="2" office:value-type="string">
            <text:p>372: 00</text:p>
          </table:table-cell>
          <table:table-cell office:value-type="string">
            <text:p>361: 00</text:p>
          </table:table-cell>
          <table:table-cell office:value-type="string">
            <text:p>361: FE</text:p>
          </table:table-cell>
          <table:table-cell/>
          <table:table-cell office:value-type="string">
            <text:p>363: 00</text:p>
          </table:table-cell>
          <table:table-cell office:value-type="string">
            <text:p>363: 5A</text:p>
          </table:table-cell>
          <table:table-cell table:number-columns-repeated="1011"/>
        </table:table-row>
        <table:table-row table:style-name="ro1">
          <table:table-cell office:value-type="string">
            <text:p>364: 00</text:p>
          </table:table-cell>
          <table:table-cell office:value-type="string">
            <text:p>364: FF</text:p>
          </table:table-cell>
          <table:table-cell table:number-columns-repeated="2"/>
          <table:table-cell office:value-type="string">
            <text:p>362: 00</text:p>
          </table:table-cell>
          <table:table-cell office:value-type="string">
            <text:p>362: FF</text:p>
          </table:table-cell>
          <table:table-cell office:value-type="string">
            <text:p>373: 5A</text:p>
          </table:table-cell>
          <table:table-cell office:value-type="string">
            <text:p>373: 00</text:p>
          </table:table-cell>
          <table:table-cell office:value-type="string">
            <text:p>362: 00</text:p>
          </table:table-cell>
          <table:table-cell office:value-type="string">
            <text:p>362: FF</text:p>
          </table:table-cell>
          <table:table-cell/>
          <table:table-cell office:value-type="string">
            <text:p>364: 01</text:p>
          </table:table-cell>
          <table:table-cell office:value-type="string">
            <text:p>364: FF</text:p>
          </table:table-cell>
          <table:table-cell table:number-columns-repeated="1011"/>
        </table:table-row>
        <table:table-row table:style-name="ro2">
          <table:table-cell office:value-type="string">
            <text:p>365: 00</text:p>
          </table:table-cell>
          <table:table-cell office:value-type="string">
            <text:p>365: 7F</text:p>
          </table:table-cell>
          <table:table-cell table:number-columns-repeated="2"/>
          <table:table-cell office:value-type="string">
            <text:p>363: 00</text:p>
          </table:table-cell>
          <table:table-cell office:value-type="string">
            <text:p>363: 7F</text:p>
          </table:table-cell>
          <table:table-cell office:value-type="string">
            <text:p>374: 5A</text:p>
          </table:table-cell>
          <table:table-cell office:value-type="string">
            <text:p>374: 00</text:p>
          </table:table-cell>
          <table:table-cell office:value-type="string">
            <text:p>363: 00</text:p>
          </table:table-cell>
          <table:table-cell office:value-type="string">
            <text:p>363: 7B</text:p>
          </table:table-cell>
          <table:table-cell/>
          <table:table-cell table:style-name="ce3" office:value-type="string">
            <text:p>365: 40</text:p>
          </table:table-cell>
          <table:table-cell office:value-type="string">
            <text:p>365: F3</text:p>
          </table:table-cell>
          <table:table-cell table:number-columns-repeated="1011"/>
        </table:table-row>
        <table:table-row table:style-name="ro1">
          <table:table-cell office:value-type="string">
            <text:p>366: 00</text:p>
          </table:table-cell>
          <table:table-cell office:value-type="string">
            <text:p>366: 86</text:p>
          </table:table-cell>
          <table:table-cell table:number-columns-repeated="2"/>
          <table:table-cell office:value-type="string">
            <text:p>364: 00</text:p>
          </table:table-cell>
          <table:table-cell office:value-type="string">
            <text:p>364: 7F</text:p>
          </table:table-cell>
          <table:table-cell office:value-type="string">
            <text:p>375: 5A</text:p>
          </table:table-cell>
          <table:table-cell office:value-type="string">
            <text:p>375: 00</text:p>
          </table:table-cell>
          <table:table-cell office:value-type="string">
            <text:p>364: 00</text:p>
          </table:table-cell>
          <table:table-cell office:value-type="string">
            <text:p>364: 84</text:p>
          </table:table-cell>
          <table:table-cell/>
          <table:table-cell office:value-type="string">
            <text:p>366: 00</text:p>
          </table:table-cell>
          <table:table-cell office:value-type="string">
            <text:p>366: 5A</text:p>
          </table:table-cell>
          <table:table-cell table:number-columns-repeated="1011"/>
        </table:table-row>
        <table:table-row table:style-name="ro1">
          <table:table-cell office:value-type="string">
            <text:p>367: 00</text:p>
          </table:table-cell>
          <table:table-cell office:value-type="string">
            <text:p>367: 7F</text:p>
          </table:table-cell>
          <table:table-cell table:number-columns-repeated="2"/>
          <table:table-cell office:value-type="string">
            <text:p>365: 00</text:p>
          </table:table-cell>
          <table:table-cell office:value-type="string">
            <text:p>365: 7F</text:p>
          </table:table-cell>
          <table:table-cell office:value-type="string">
            <text:p>376: 5A</text:p>
          </table:table-cell>
          <table:table-cell office:value-type="string">
            <text:p>376: 00</text:p>
          </table:table-cell>
          <table:table-cell office:value-type="string">
            <text:p>365: 00</text:p>
          </table:table-cell>
          <table:table-cell office:value-type="string">
            <text:p>365: 7B</text:p>
          </table:table-cell>
          <table:table-cell/>
          <table:table-cell office:value-type="string">
            <text:p>367: 03</text:p>
          </table:table-cell>
          <table:table-cell office:value-type="string">
            <text:p>367: 00</text:p>
          </table:table-cell>
          <table:table-cell table:number-columns-repeated="1011"/>
        </table:table-row>
        <table:table-row table:style-name="ro1">
          <table:table-cell office:value-type="string">
            <text:p>368: 00</text:p>
          </table:table-cell>
          <table:table-cell office:value-type="string">
            <text:p>368: 7E</text:p>
          </table:table-cell>
          <table:table-cell table:number-columns-repeated="2"/>
          <table:table-cell office:value-type="string">
            <text:p>366: 00</text:p>
          </table:table-cell>
          <table:table-cell office:value-type="string">
            <text:p>366: 7F</text:p>
          </table:table-cell>
          <table:table-cell office:value-type="string">
            <text:p>377: 5A</text:p>
          </table:table-cell>
          <table:table-cell office:value-type="string">
            <text:p>377: 00</text:p>
          </table:table-cell>
          <table:table-cell office:value-type="string">
            <text:p>366: 00</text:p>
          </table:table-cell>
          <table:table-cell office:value-type="string">
            <text:p>366: 7A</text:p>
          </table:table-cell>
          <table:table-cell/>
          <table:table-cell office:value-type="string">
            <text:p>368: 02</text:p>
          </table:table-cell>
          <table:table-cell office:value-type="string">
            <text:p>368: 00</text:p>
          </table:table-cell>
          <table:table-cell table:number-columns-repeated="1011"/>
        </table:table-row>
        <table:table-row table:style-name="ro1">
          <table:table-cell office:value-type="string">
            <text:p>369: 01</text:p>
          </table:table-cell>
          <table:table-cell office:value-type="string">
            <text:p>369: FF</text:p>
          </table:table-cell>
          <table:table-cell table:number-columns-repeated="2"/>
          <table:table-cell office:value-type="string">
            <text:p>367: 01</text:p>
          </table:table-cell>
          <table:table-cell office:value-type="string">
            <text:p>367: FF</text:p>
          </table:table-cell>
          <table:table-cell office:value-type="string">
            <text:p>378: 01</text:p>
          </table:table-cell>
          <table:table-cell office:value-type="string">
            <text:p>378: FF</text:p>
          </table:table-cell>
          <table:table-cell office:value-type="string">
            <text:p>367: 01</text:p>
          </table:table-cell>
          <table:table-cell office:value-type="string">
            <text:p>367: FF</text:p>
          </table:table-cell>
          <table:table-cell/>
          <table:table-cell office:value-type="string">
            <text:p>369: 00</text:p>
          </table:table-cell>
          <table:table-cell office:value-type="string">
            <text:p>369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70: 42</text:p>
          </table:table-cell>
          <table:table-cell office:value-type="string">
            <text:p>370: 73</text:p>
          </table:table-cell>
          <table:table-cell table:number-columns-repeated="2"/>
          <table:table-cell table:style-name="ce3" office:value-type="string">
            <text:p>368: 42</text:p>
          </table:table-cell>
          <table:table-cell office:value-type="string">
            <text:p>368: 73</text:p>
          </table:table-cell>
          <table:table-cell table:style-name="ce3" office:value-type="string">
            <text:p>379: 42</text:p>
          </table:table-cell>
          <table:table-cell office:value-type="string">
            <text:p>379: 73</text:p>
          </table:table-cell>
          <table:table-cell table:style-name="ce3" office:value-type="string">
            <text:p>368: 42</text:p>
          </table:table-cell>
          <table:table-cell office:value-type="string">
            <text:p>368: 73</text:p>
          </table:table-cell>
          <table:table-cell/>
          <table:table-cell table:number-columns-repeated="2" office:value-type="string">
            <text:p>370: 00</text:p>
          </table:table-cell>
          <table:table-cell table:number-columns-repeated="1011"/>
        </table:table-row>
        <table:table-row table:style-name="ro1">
          <table:table-cell office:value-type="string">
            <text:p>371: 00</text:p>
          </table:table-cell>
          <table:table-cell office:value-type="string">
            <text:p>371: 5A</text:p>
          </table:table-cell>
          <table:table-cell table:number-columns-repeated="2"/>
          <table:table-cell office:value-type="string">
            <text:p>369: 00</text:p>
          </table:table-cell>
          <table:table-cell office:value-type="string">
            <text:p>369: 5A</text:p>
          </table:table-cell>
          <table:table-cell office:value-type="string">
            <text:p>380: 00</text:p>
          </table:table-cell>
          <table:table-cell office:value-type="string">
            <text:p>380: 5A</text:p>
          </table:table-cell>
          <table:table-cell office:value-type="string">
            <text:p>369: 00</text:p>
          </table:table-cell>
          <table:table-cell office:value-type="string">
            <text:p>369: 5A</text:p>
          </table:table-cell>
          <table:table-cell/>
          <table:table-cell table:number-columns-repeated="2" office:value-type="string">
            <text:p>371: 00</text:p>
          </table:table-cell>
          <table:table-cell table:number-columns-repeated="1011"/>
        </table:table-row>
        <table:table-row table:style-name="ro1">
          <table:table-cell office:value-type="string">
            <text:p>372: 00</text:p>
          </table:table-cell>
          <table:table-cell office:value-type="string">
            <text:p>372: FE</text:p>
          </table:table-cell>
          <table:table-cell table:number-columns-repeated="2"/>
          <table:table-cell office:value-type="string">
            <text:p>370: 00</text:p>
          </table:table-cell>
          <table:table-cell office:value-type="string">
            <text:p>370: 7F</text:p>
          </table:table-cell>
          <table:table-cell office:value-type="string">
            <text:p>381: 00</text:p>
          </table:table-cell>
          <table:table-cell office:value-type="string">
            <text:p>381: FF</text:p>
          </table:table-cell>
          <table:table-cell office:value-type="string">
            <text:p>370: 00</text:p>
          </table:table-cell>
          <table:table-cell office:value-type="string">
            <text:p>370: FE</text:p>
          </table:table-cell>
          <table:table-cell/>
          <table:table-cell office:value-type="string">
            <text:p>372: 00</text:p>
          </table:table-cell>
          <table:table-cell office:value-type="string">
            <text:p>372: 5A</text:p>
          </table:table-cell>
          <table:table-cell table:number-columns-repeated="1011"/>
        </table:table-row>
        <table:table-row table:style-name="ro1">
          <table:table-cell office:value-type="string">
            <text:p>373: 00</text:p>
          </table:table-cell>
          <table:table-cell office:value-type="string">
            <text:p>373: FF</text:p>
          </table:table-cell>
          <table:table-cell table:number-columns-repeated="2"/>
          <table:table-cell office:value-type="string">
            <text:p>371: 00</text:p>
          </table:table-cell>
          <table:table-cell office:value-type="string">
            <text:p>371: FF</text:p>
          </table:table-cell>
          <table:table-cell office:value-type="string">
            <text:p>382: 00</text:p>
          </table:table-cell>
          <table:table-cell office:value-type="string">
            <text:p>382: FF</text:p>
          </table:table-cell>
          <table:table-cell office:value-type="string">
            <text:p>371: 00</text:p>
          </table:table-cell>
          <table:table-cell office:value-type="string">
            <text:p>371: FF</text:p>
          </table:table-cell>
          <table:table-cell/>
          <table:table-cell office:value-type="string">
            <text:p>373: 01</text:p>
          </table:table-cell>
          <table:table-cell office:value-type="string">
            <text:p>373: FF</text:p>
          </table:table-cell>
          <table:table-cell table:number-columns-repeated="1011"/>
        </table:table-row>
        <table:table-row table:style-name="ro2">
          <table:table-cell office:value-type="string">
            <text:p>374: 00</text:p>
          </table:table-cell>
          <table:table-cell office:value-type="string">
            <text:p>374: 7F</text:p>
          </table:table-cell>
          <table:table-cell table:number-columns-repeated="2"/>
          <table:table-cell office:value-type="string">
            <text:p>372: 00</text:p>
          </table:table-cell>
          <table:table-cell office:value-type="string">
            <text:p>372: 7F</text:p>
          </table:table-cell>
          <table:table-cell office:value-type="string">
            <text:p>383: 00</text:p>
          </table:table-cell>
          <table:table-cell office:value-type="string">
            <text:p>383: 6B</text:p>
          </table:table-cell>
          <table:table-cell office:value-type="string">
            <text:p>372: 00</text:p>
          </table:table-cell>
          <table:table-cell office:value-type="string">
            <text:p>372: 7B</text:p>
          </table:table-cell>
          <table:table-cell/>
          <table:table-cell table:style-name="ce3" office:value-type="string">
            <text:p>374: 40</text:p>
          </table:table-cell>
          <table:table-cell office:value-type="string">
            <text:p>374: F3</text:p>
          </table:table-cell>
          <table:table-cell table:number-columns-repeated="1011"/>
        </table:table-row>
        <table:table-row table:style-name="ro1">
          <table:table-cell office:value-type="string">
            <text:p>375: 00</text:p>
          </table:table-cell>
          <table:table-cell office:value-type="string">
            <text:p>375: 86</text:p>
          </table:table-cell>
          <table:table-cell table:number-columns-repeated="2"/>
          <table:table-cell office:value-type="string">
            <text:p>373: 00</text:p>
          </table:table-cell>
          <table:table-cell office:value-type="string">
            <text:p>373: 7F</text:p>
          </table:table-cell>
          <table:table-cell office:value-type="string">
            <text:p>384: 00</text:p>
          </table:table-cell>
          <table:table-cell office:value-type="string">
            <text:p>384: 80</text:p>
          </table:table-cell>
          <table:table-cell office:value-type="string">
            <text:p>373: 00</text:p>
          </table:table-cell>
          <table:table-cell office:value-type="string">
            <text:p>373: 84</text:p>
          </table:table-cell>
          <table:table-cell/>
          <table:table-cell office:value-type="string">
            <text:p>375: 00</text:p>
          </table:table-cell>
          <table:table-cell office:value-type="string">
            <text:p>375: 5A</text:p>
          </table:table-cell>
          <table:table-cell table:number-columns-repeated="1011"/>
        </table:table-row>
        <table:table-row table:style-name="ro1">
          <table:table-cell office:value-type="string">
            <text:p>376: 00</text:p>
          </table:table-cell>
          <table:table-cell office:value-type="string">
            <text:p>376: 7F</text:p>
          </table:table-cell>
          <table:table-cell table:number-columns-repeated="2"/>
          <table:table-cell office:value-type="string">
            <text:p>374: 00</text:p>
          </table:table-cell>
          <table:table-cell office:value-type="string">
            <text:p>374: 7F</text:p>
          </table:table-cell>
          <table:table-cell office:value-type="string">
            <text:p>385: 00</text:p>
          </table:table-cell>
          <table:table-cell office:value-type="string">
            <text:p>385: 75</text:p>
          </table:table-cell>
          <table:table-cell office:value-type="string">
            <text:p>374: 00</text:p>
          </table:table-cell>
          <table:table-cell office:value-type="string">
            <text:p>374: 7B</text:p>
          </table:table-cell>
          <table:table-cell/>
          <table:table-cell office:value-type="string">
            <text:p>376: 04</text:p>
          </table:table-cell>
          <table:table-cell office:value-type="string">
            <text:p>376: 00</text:p>
          </table:table-cell>
          <table:table-cell table:number-columns-repeated="1011"/>
        </table:table-row>
        <table:table-row table:style-name="ro1">
          <table:table-cell office:value-type="string">
            <text:p>377: 00</text:p>
          </table:table-cell>
          <table:table-cell office:value-type="string">
            <text:p>377: 7E</text:p>
          </table:table-cell>
          <table:table-cell table:number-columns-repeated="2"/>
          <table:table-cell office:value-type="string">
            <text:p>375: 00</text:p>
          </table:table-cell>
          <table:table-cell office:value-type="string">
            <text:p>375: 7F</text:p>
          </table:table-cell>
          <table:table-cell office:value-type="string">
            <text:p>386: 00</text:p>
          </table:table-cell>
          <table:table-cell office:value-type="string">
            <text:p>386: 80</text:p>
          </table:table-cell>
          <table:table-cell office:value-type="string">
            <text:p>375: 00</text:p>
          </table:table-cell>
          <table:table-cell office:value-type="string">
            <text:p>375: 7A</text:p>
          </table:table-cell>
          <table:table-cell/>
          <table:table-cell office:value-type="string">
            <text:p>377: 02</text:p>
          </table:table-cell>
          <table:table-cell office:value-type="string">
            <text:p>377: 00</text:p>
          </table:table-cell>
          <table:table-cell table:number-columns-repeated="1011"/>
        </table:table-row>
        <table:table-row table:style-name="ro1">
          <table:table-cell office:value-type="string">
            <text:p>378: 01</text:p>
          </table:table-cell>
          <table:table-cell office:value-type="string">
            <text:p>378: FF</text:p>
          </table:table-cell>
          <table:table-cell table:number-columns-repeated="2"/>
          <table:table-cell office:value-type="string">
            <text:p>376: 01</text:p>
          </table:table-cell>
          <table:table-cell office:value-type="string">
            <text:p>376: FF</text:p>
          </table:table-cell>
          <table:table-cell office:value-type="string">
            <text:p>387: 01</text:p>
          </table:table-cell>
          <table:table-cell office:value-type="string">
            <text:p>387: FF</text:p>
          </table:table-cell>
          <table:table-cell office:value-type="string">
            <text:p>376: 01</text:p>
          </table:table-cell>
          <table:table-cell office:value-type="string">
            <text:p>376: FF</text:p>
          </table:table-cell>
          <table:table-cell/>
          <table:table-cell office:value-type="string">
            <text:p>378: 00</text:p>
          </table:table-cell>
          <table:table-cell office:value-type="string">
            <text:p>378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79: 42</text:p>
          </table:table-cell>
          <table:table-cell office:value-type="string">
            <text:p>379: 73</text:p>
          </table:table-cell>
          <table:table-cell table:number-columns-repeated="2"/>
          <table:table-cell table:style-name="ce3" office:value-type="string">
            <text:p>377: 42</text:p>
          </table:table-cell>
          <table:table-cell office:value-type="string">
            <text:p>377: 73</text:p>
          </table:table-cell>
          <table:table-cell table:style-name="ce3" office:value-type="string">
            <text:p>388: 42</text:p>
          </table:table-cell>
          <table:table-cell office:value-type="string">
            <text:p>388: 73</text:p>
          </table:table-cell>
          <table:table-cell table:style-name="ce3" office:value-type="string">
            <text:p>377: 42</text:p>
          </table:table-cell>
          <table:table-cell office:value-type="string">
            <text:p>377: 73</text:p>
          </table:table-cell>
          <table:table-cell/>
          <table:table-cell table:number-columns-repeated="2" office:value-type="string">
            <text:p>379: 00</text:p>
          </table:table-cell>
          <table:table-cell table:number-columns-repeated="1011"/>
        </table:table-row>
        <table:table-row table:style-name="ro1">
          <table:table-cell office:value-type="string">
            <text:p>380: 00</text:p>
          </table:table-cell>
          <table:table-cell office:value-type="string">
            <text:p>380: 5A</text:p>
          </table:table-cell>
          <table:table-cell table:number-columns-repeated="2"/>
          <table:table-cell office:value-type="string">
            <text:p>378: 00</text:p>
          </table:table-cell>
          <table:table-cell office:value-type="string">
            <text:p>378: 5A</text:p>
          </table:table-cell>
          <table:table-cell office:value-type="string">
            <text:p>389: 00</text:p>
          </table:table-cell>
          <table:table-cell office:value-type="string">
            <text:p>389: 5A</text:p>
          </table:table-cell>
          <table:table-cell office:value-type="string">
            <text:p>378: 00</text:p>
          </table:table-cell>
          <table:table-cell office:value-type="string">
            <text:p>378: 5A</text:p>
          </table:table-cell>
          <table:table-cell/>
          <table:table-cell table:number-columns-repeated="2" office:value-type="string">
            <text:p>380: 00</text:p>
          </table:table-cell>
          <table:table-cell table:number-columns-repeated="1011"/>
        </table:table-row>
        <table:table-row table:style-name="ro1">
          <table:table-cell office:value-type="string">
            <text:p>381: 00</text:p>
          </table:table-cell>
          <table:table-cell office:value-type="string">
            <text:p>381: FE</text:p>
          </table:table-cell>
          <table:table-cell table:number-columns-repeated="2"/>
          <table:table-cell office:value-type="string">
            <text:p>379: 00</text:p>
          </table:table-cell>
          <table:table-cell office:value-type="string">
            <text:p>379: 7F</text:p>
          </table:table-cell>
          <table:table-cell office:value-type="string">
            <text:p>390: 00</text:p>
          </table:table-cell>
          <table:table-cell office:value-type="string">
            <text:p>390: FF</text:p>
          </table:table-cell>
          <table:table-cell office:value-type="string">
            <text:p>379: 00</text:p>
          </table:table-cell>
          <table:table-cell office:value-type="string">
            <text:p>379: FE</text:p>
          </table:table-cell>
          <table:table-cell/>
          <table:table-cell office:value-type="string">
            <text:p>381: 00</text:p>
          </table:table-cell>
          <table:table-cell office:value-type="string">
            <text:p>381: 5A</text:p>
          </table:table-cell>
          <table:table-cell table:number-columns-repeated="1011"/>
        </table:table-row>
        <table:table-row table:style-name="ro1">
          <table:table-cell office:value-type="string">
            <text:p>382: 00</text:p>
          </table:table-cell>
          <table:table-cell office:value-type="string">
            <text:p>382: FF</text:p>
          </table:table-cell>
          <table:table-cell table:number-columns-repeated="2"/>
          <table:table-cell office:value-type="string">
            <text:p>380: 00</text:p>
          </table:table-cell>
          <table:table-cell office:value-type="string">
            <text:p>380: FF</text:p>
          </table:table-cell>
          <table:table-cell office:value-type="string">
            <text:p>391: 00</text:p>
          </table:table-cell>
          <table:table-cell office:value-type="string">
            <text:p>391: FF</text:p>
          </table:table-cell>
          <table:table-cell office:value-type="string">
            <text:p>380: 00</text:p>
          </table:table-cell>
          <table:table-cell office:value-type="string">
            <text:p>380: FF</text:p>
          </table:table-cell>
          <table:table-cell/>
          <table:table-cell office:value-type="string">
            <text:p>382: 01</text:p>
          </table:table-cell>
          <table:table-cell office:value-type="string">
            <text:p>382: FF</text:p>
          </table:table-cell>
          <table:table-cell table:number-columns-repeated="1011"/>
        </table:table-row>
        <table:table-row table:style-name="ro2">
          <table:table-cell office:value-type="string">
            <text:p>383: 00</text:p>
          </table:table-cell>
          <table:table-cell office:value-type="string">
            <text:p>383: 7F</text:p>
          </table:table-cell>
          <table:table-cell table:number-columns-repeated="2"/>
          <table:table-cell office:value-type="string">
            <text:p>381: 00</text:p>
          </table:table-cell>
          <table:table-cell office:value-type="string">
            <text:p>381: 7F</text:p>
          </table:table-cell>
          <table:table-cell office:value-type="string">
            <text:p>392: 00</text:p>
          </table:table-cell>
          <table:table-cell office:value-type="string">
            <text:p>392: 6B</text:p>
          </table:table-cell>
          <table:table-cell office:value-type="string">
            <text:p>381: 00</text:p>
          </table:table-cell>
          <table:table-cell office:value-type="string">
            <text:p>381: 7B</text:p>
          </table:table-cell>
          <table:table-cell/>
          <table:table-cell table:style-name="ce3" office:value-type="string">
            <text:p>383: 40</text:p>
          </table:table-cell>
          <table:table-cell office:value-type="string">
            <text:p>383: F3</text:p>
          </table:table-cell>
          <table:table-cell table:number-columns-repeated="1011"/>
        </table:table-row>
        <table:table-row table:style-name="ro1">
          <table:table-cell office:value-type="string">
            <text:p>384: 00</text:p>
          </table:table-cell>
          <table:table-cell office:value-type="string">
            <text:p>384: 86</text:p>
          </table:table-cell>
          <table:table-cell table:number-columns-repeated="2"/>
          <table:table-cell office:value-type="string">
            <text:p>382: 00</text:p>
          </table:table-cell>
          <table:table-cell office:value-type="string">
            <text:p>382: 7F</text:p>
          </table:table-cell>
          <table:table-cell office:value-type="string">
            <text:p>393: 00</text:p>
          </table:table-cell>
          <table:table-cell office:value-type="string">
            <text:p>393: 80</text:p>
          </table:table-cell>
          <table:table-cell office:value-type="string">
            <text:p>382: 00</text:p>
          </table:table-cell>
          <table:table-cell office:value-type="string">
            <text:p>382: 84</text:p>
          </table:table-cell>
          <table:table-cell/>
          <table:table-cell office:value-type="string">
            <text:p>384: 00</text:p>
          </table:table-cell>
          <table:table-cell office:value-type="string">
            <text:p>384: 5A</text:p>
          </table:table-cell>
          <table:table-cell table:number-columns-repeated="1011"/>
        </table:table-row>
        <table:table-row table:style-name="ro1">
          <table:table-cell office:value-type="string">
            <text:p>385: 00</text:p>
          </table:table-cell>
          <table:table-cell office:value-type="string">
            <text:p>385: 7F</text:p>
          </table:table-cell>
          <table:table-cell table:number-columns-repeated="2"/>
          <table:table-cell office:value-type="string">
            <text:p>383: 00</text:p>
          </table:table-cell>
          <table:table-cell office:value-type="string">
            <text:p>383: 7F</text:p>
          </table:table-cell>
          <table:table-cell office:value-type="string">
            <text:p>394: 00</text:p>
          </table:table-cell>
          <table:table-cell office:value-type="string">
            <text:p>394: 75</text:p>
          </table:table-cell>
          <table:table-cell office:value-type="string">
            <text:p>383: 00</text:p>
          </table:table-cell>
          <table:table-cell office:value-type="string">
            <text:p>383: 7B</text:p>
          </table:table-cell>
          <table:table-cell/>
          <table:table-cell office:value-type="string">
            <text:p>385: 05</text:p>
          </table:table-cell>
          <table:table-cell office:value-type="string">
            <text:p>385: 00</text:p>
          </table:table-cell>
          <table:table-cell table:number-columns-repeated="1011"/>
        </table:table-row>
        <table:table-row table:style-name="ro1">
          <table:table-cell office:value-type="string">
            <text:p>386: 00</text:p>
          </table:table-cell>
          <table:table-cell office:value-type="string">
            <text:p>386: 7E</text:p>
          </table:table-cell>
          <table:table-cell table:number-columns-repeated="2"/>
          <table:table-cell office:value-type="string">
            <text:p>384: 00</text:p>
          </table:table-cell>
          <table:table-cell office:value-type="string">
            <text:p>384: 7F</text:p>
          </table:table-cell>
          <table:table-cell office:value-type="string">
            <text:p>395: 00</text:p>
          </table:table-cell>
          <table:table-cell office:value-type="string">
            <text:p>395: 80</text:p>
          </table:table-cell>
          <table:table-cell office:value-type="string">
            <text:p>384: 00</text:p>
          </table:table-cell>
          <table:table-cell office:value-type="string">
            <text:p>384: 7A</text:p>
          </table:table-cell>
          <table:table-cell/>
          <table:table-cell office:value-type="string">
            <text:p>386: 02</text:p>
          </table:table-cell>
          <table:table-cell office:value-type="string">
            <text:p>386: 00</text:p>
          </table:table-cell>
          <table:table-cell table:number-columns-repeated="1011"/>
        </table:table-row>
        <table:table-row table:style-name="ro1">
          <table:table-cell office:value-type="string">
            <text:p>387: 01</text:p>
          </table:table-cell>
          <table:table-cell office:value-type="string">
            <text:p>387: FF</text:p>
          </table:table-cell>
          <table:table-cell table:number-columns-repeated="2"/>
          <table:table-cell office:value-type="string">
            <text:p>385: 01</text:p>
          </table:table-cell>
          <table:table-cell office:value-type="string">
            <text:p>385: FF</text:p>
          </table:table-cell>
          <table:table-cell office:value-type="string">
            <text:p>396: 01</text:p>
          </table:table-cell>
          <table:table-cell office:value-type="string">
            <text:p>396: FF</text:p>
          </table:table-cell>
          <table:table-cell office:value-type="string">
            <text:p>385: 01</text:p>
          </table:table-cell>
          <table:table-cell office:value-type="string">
            <text:p>385: FF</text:p>
          </table:table-cell>
          <table:table-cell/>
          <table:table-cell office:value-type="string">
            <text:p>387: 00</text:p>
          </table:table-cell>
          <table:table-cell office:value-type="string">
            <text:p>387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88: 42</text:p>
          </table:table-cell>
          <table:table-cell office:value-type="string">
            <text:p>388: 73</text:p>
          </table:table-cell>
          <table:table-cell table:number-columns-repeated="2"/>
          <table:table-cell table:style-name="ce3" office:value-type="string">
            <text:p>386: 42</text:p>
          </table:table-cell>
          <table:table-cell office:value-type="string">
            <text:p>386: 73</text:p>
          </table:table-cell>
          <table:table-cell table:style-name="ce3" office:value-type="string">
            <text:p>397: 42</text:p>
          </table:table-cell>
          <table:table-cell office:value-type="string">
            <text:p>397: 73</text:p>
          </table:table-cell>
          <table:table-cell table:style-name="ce3" office:value-type="string">
            <text:p>386: 43</text:p>
          </table:table-cell>
          <table:table-cell office:value-type="string">
            <text:p>386: 73</text:p>
          </table:table-cell>
          <table:table-cell/>
          <table:table-cell table:number-columns-repeated="2" office:value-type="string">
            <text:p>388: 00</text:p>
          </table:table-cell>
          <table:table-cell table:number-columns-repeated="1011"/>
        </table:table-row>
        <table:table-row table:style-name="ro1">
          <table:table-cell office:value-type="string">
            <text:p>389: 00</text:p>
          </table:table-cell>
          <table:table-cell office:value-type="string">
            <text:p>389: 5A</text:p>
          </table:table-cell>
          <table:table-cell table:number-columns-repeated="2"/>
          <table:table-cell office:value-type="string">
            <text:p>387: 00</text:p>
          </table:table-cell>
          <table:table-cell office:value-type="string">
            <text:p>387: 5A</text:p>
          </table:table-cell>
          <table:table-cell office:value-type="string">
            <text:p>398: 00</text:p>
          </table:table-cell>
          <table:table-cell office:value-type="string">
            <text:p>398: 5A</text:p>
          </table:table-cell>
          <table:table-cell office:value-type="string">
            <text:p>387: 00</text:p>
          </table:table-cell>
          <table:table-cell office:value-type="string">
            <text:p>387: 5A</text:p>
          </table:table-cell>
          <table:table-cell/>
          <table:table-cell table:number-columns-repeated="2" office:value-type="string">
            <text:p>389: 00</text:p>
          </table:table-cell>
          <table:table-cell table:number-columns-repeated="1011"/>
        </table:table-row>
        <table:table-row table:style-name="ro1">
          <table:table-cell office:value-type="string">
            <text:p>390: 00</text:p>
          </table:table-cell>
          <table:table-cell office:value-type="string">
            <text:p>390: FE</text:p>
          </table:table-cell>
          <table:table-cell table:number-columns-repeated="2"/>
          <table:table-cell office:value-type="string">
            <text:p>388: 00</text:p>
          </table:table-cell>
          <table:table-cell office:value-type="string">
            <text:p>388: 7F</text:p>
          </table:table-cell>
          <table:table-cell office:value-type="string">
            <text:p>399: 00</text:p>
          </table:table-cell>
          <table:table-cell office:value-type="string">
            <text:p>399: FF</text:p>
          </table:table-cell>
          <table:table-cell office:value-type="string">
            <text:p>388: 01</text:p>
          </table:table-cell>
          <table:table-cell office:value-type="string">
            <text:p>388: FE</text:p>
          </table:table-cell>
          <table:table-cell/>
          <table:table-cell office:value-type="string">
            <text:p>390: 00</text:p>
          </table:table-cell>
          <table:table-cell office:value-type="string">
            <text:p>390: 5A</text:p>
          </table:table-cell>
          <table:table-cell table:number-columns-repeated="1011"/>
        </table:table-row>
        <table:table-row table:style-name="ro1">
          <table:table-cell office:value-type="string">
            <text:p>391: 00</text:p>
          </table:table-cell>
          <table:table-cell office:value-type="string">
            <text:p>391: FF</text:p>
          </table:table-cell>
          <table:table-cell table:number-columns-repeated="2"/>
          <table:table-cell office:value-type="string">
            <text:p>389: 00</text:p>
          </table:table-cell>
          <table:table-cell office:value-type="string">
            <text:p>389: FF</text:p>
          </table:table-cell>
          <table:table-cell office:value-type="string">
            <text:p>400: 00</text:p>
          </table:table-cell>
          <table:table-cell office:value-type="string">
            <text:p>400: FF</text:p>
          </table:table-cell>
          <table:table-cell office:value-type="string">
            <text:p>389: 00</text:p>
          </table:table-cell>
          <table:table-cell office:value-type="string">
            <text:p>389: FF</text:p>
          </table:table-cell>
          <table:table-cell/>
          <table:table-cell office:value-type="string">
            <text:p>391: 01</text:p>
          </table:table-cell>
          <table:table-cell office:value-type="string">
            <text:p>391: FF</text:p>
          </table:table-cell>
          <table:table-cell table:number-columns-repeated="1011"/>
        </table:table-row>
        <table:table-row table:style-name="ro2">
          <table:table-cell office:value-type="string">
            <text:p>392: 00</text:p>
          </table:table-cell>
          <table:table-cell office:value-type="string">
            <text:p>392: 7F</text:p>
          </table:table-cell>
          <table:table-cell table:number-columns-repeated="2"/>
          <table:table-cell office:value-type="string">
            <text:p>390: 00</text:p>
          </table:table-cell>
          <table:table-cell office:value-type="string">
            <text:p>390: 7F</text:p>
          </table:table-cell>
          <table:table-cell office:value-type="string">
            <text:p>401: 00</text:p>
          </table:table-cell>
          <table:table-cell office:value-type="string">
            <text:p>401: 6B</text:p>
          </table:table-cell>
          <table:table-cell office:value-type="string">
            <text:p>390: 00</text:p>
          </table:table-cell>
          <table:table-cell office:value-type="string">
            <text:p>390: 7B</text:p>
          </table:table-cell>
          <table:table-cell/>
          <table:table-cell table:style-name="ce3" office:value-type="string">
            <text:p>392: 40</text:p>
          </table:table-cell>
          <table:table-cell office:value-type="string">
            <text:p>392: F3</text:p>
          </table:table-cell>
          <table:table-cell table:number-columns-repeated="1011"/>
        </table:table-row>
        <table:table-row table:style-name="ro1">
          <table:table-cell office:value-type="string">
            <text:p>393: 00</text:p>
          </table:table-cell>
          <table:table-cell office:value-type="string">
            <text:p>393: 86</text:p>
          </table:table-cell>
          <table:table-cell table:number-columns-repeated="2"/>
          <table:table-cell office:value-type="string">
            <text:p>391: 00</text:p>
          </table:table-cell>
          <table:table-cell office:value-type="string">
            <text:p>391: 7F</text:p>
          </table:table-cell>
          <table:table-cell office:value-type="string">
            <text:p>402: 00</text:p>
          </table:table-cell>
          <table:table-cell office:value-type="string">
            <text:p>402: 80</text:p>
          </table:table-cell>
          <table:table-cell office:value-type="string">
            <text:p>391: 00</text:p>
          </table:table-cell>
          <table:table-cell office:value-type="string">
            <text:p>391: 84</text:p>
          </table:table-cell>
          <table:table-cell/>
          <table:table-cell office:value-type="string">
            <text:p>393: 00</text:p>
          </table:table-cell>
          <table:table-cell office:value-type="string">
            <text:p>393: 5A</text:p>
          </table:table-cell>
          <table:table-cell table:number-columns-repeated="1011"/>
        </table:table-row>
        <table:table-row table:style-name="ro1">
          <table:table-cell office:value-type="string">
            <text:p>394: 00</text:p>
          </table:table-cell>
          <table:table-cell office:value-type="string">
            <text:p>394: 7F</text:p>
          </table:table-cell>
          <table:table-cell table:number-columns-repeated="2"/>
          <table:table-cell office:value-type="string">
            <text:p>392: 00</text:p>
          </table:table-cell>
          <table:table-cell office:value-type="string">
            <text:p>392: 7F</text:p>
          </table:table-cell>
          <table:table-cell office:value-type="string">
            <text:p>403: 00</text:p>
          </table:table-cell>
          <table:table-cell office:value-type="string">
            <text:p>403: 75</text:p>
          </table:table-cell>
          <table:table-cell office:value-type="string">
            <text:p>392: 00</text:p>
          </table:table-cell>
          <table:table-cell office:value-type="string">
            <text:p>392: 7B</text:p>
          </table:table-cell>
          <table:table-cell/>
          <table:table-cell office:value-type="string">
            <text:p>394: 06</text:p>
          </table:table-cell>
          <table:table-cell office:value-type="string">
            <text:p>394: 00</text:p>
          </table:table-cell>
          <table:table-cell table:number-columns-repeated="1011"/>
        </table:table-row>
        <table:table-row table:style-name="ro1">
          <table:table-cell office:value-type="string">
            <text:p>395: 00</text:p>
          </table:table-cell>
          <table:table-cell office:value-type="string">
            <text:p>395: 7E</text:p>
          </table:table-cell>
          <table:table-cell table:number-columns-repeated="2"/>
          <table:table-cell office:value-type="string">
            <text:p>393: 00</text:p>
          </table:table-cell>
          <table:table-cell office:value-type="string">
            <text:p>393: 7F</text:p>
          </table:table-cell>
          <table:table-cell office:value-type="string">
            <text:p>404: 00</text:p>
          </table:table-cell>
          <table:table-cell office:value-type="string">
            <text:p>404: 80</text:p>
          </table:table-cell>
          <table:table-cell office:value-type="string">
            <text:p>393: 00</text:p>
          </table:table-cell>
          <table:table-cell office:value-type="string">
            <text:p>393: 7A</text:p>
          </table:table-cell>
          <table:table-cell/>
          <table:table-cell office:value-type="string">
            <text:p>395: 02</text:p>
          </table:table-cell>
          <table:table-cell office:value-type="string">
            <text:p>395: 00</text:p>
          </table:table-cell>
          <table:table-cell table:number-columns-repeated="1011"/>
        </table:table-row>
        <table:table-row table:style-name="ro1">
          <table:table-cell office:value-type="string">
            <text:p>396: 01</text:p>
          </table:table-cell>
          <table:table-cell office:value-type="string">
            <text:p>396: FF</text:p>
          </table:table-cell>
          <table:table-cell table:number-columns-repeated="2"/>
          <table:table-cell office:value-type="string">
            <text:p>394: 01</text:p>
          </table:table-cell>
          <table:table-cell office:value-type="string">
            <text:p>394: FF</text:p>
          </table:table-cell>
          <table:table-cell office:value-type="string">
            <text:p>405: 01</text:p>
          </table:table-cell>
          <table:table-cell office:value-type="string">
            <text:p>405: FF</text:p>
          </table:table-cell>
          <table:table-cell office:value-type="string">
            <text:p>394: 01</text:p>
          </table:table-cell>
          <table:table-cell office:value-type="string">
            <text:p>394: FF</text:p>
          </table:table-cell>
          <table:table-cell/>
          <table:table-cell office:value-type="string">
            <text:p>396: 00</text:p>
          </table:table-cell>
          <table:table-cell office:value-type="string">
            <text:p>396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397: 43</text:p>
          </table:table-cell>
          <table:table-cell office:value-type="string">
            <text:p>397: 73</text:p>
          </table:table-cell>
          <table:table-cell table:number-columns-repeated="2"/>
          <table:table-cell table:style-name="ce3" office:value-type="string">
            <text:p>395: 42</text:p>
          </table:table-cell>
          <table:table-cell office:value-type="string">
            <text:p>395: 73</text:p>
          </table:table-cell>
          <table:table-cell table:style-name="ce3" office:value-type="string">
            <text:p>406: 42</text:p>
          </table:table-cell>
          <table:table-cell office:value-type="string">
            <text:p>406: 73</text:p>
          </table:table-cell>
          <table:table-cell table:style-name="ce3" office:value-type="string">
            <text:p>395: 4F</text:p>
          </table:table-cell>
          <table:table-cell office:value-type="string">
            <text:p>395: F3</text:p>
          </table:table-cell>
          <table:table-cell/>
          <table:table-cell table:number-columns-repeated="2" office:value-type="string">
            <text:p>397: 00</text:p>
          </table:table-cell>
          <table:table-cell table:number-columns-repeated="1011"/>
        </table:table-row>
        <table:table-row table:style-name="ro1">
          <table:table-cell office:value-type="string">
            <text:p>398: 00</text:p>
          </table:table-cell>
          <table:table-cell office:value-type="string">
            <text:p>398: 5A</text:p>
          </table:table-cell>
          <table:table-cell table:number-columns-repeated="2"/>
          <table:table-cell office:value-type="string">
            <text:p>396: 00</text:p>
          </table:table-cell>
          <table:table-cell office:value-type="string">
            <text:p>396: 5A</text:p>
          </table:table-cell>
          <table:table-cell office:value-type="string">
            <text:p>407: 00</text:p>
          </table:table-cell>
          <table:table-cell office:value-type="string">
            <text:p>407: 5A</text:p>
          </table:table-cell>
          <table:table-cell office:value-type="string">
            <text:p>396: 00</text:p>
          </table:table-cell>
          <table:table-cell office:value-type="string">
            <text:p>396: 5A</text:p>
          </table:table-cell>
          <table:table-cell/>
          <table:table-cell table:number-columns-repeated="2" office:value-type="string">
            <text:p>398: 00</text:p>
          </table:table-cell>
          <table:table-cell table:number-columns-repeated="1011"/>
        </table:table-row>
        <table:table-row table:style-name="ro1">
          <table:table-cell office:value-type="string">
            <text:p>399: 01</text:p>
          </table:table-cell>
          <table:table-cell office:value-type="string">
            <text:p>399: FE</text:p>
          </table:table-cell>
          <table:table-cell table:number-columns-repeated="2"/>
          <table:table-cell office:value-type="string">
            <text:p>397: 00</text:p>
          </table:table-cell>
          <table:table-cell office:value-type="string">
            <text:p>397: 7F</text:p>
          </table:table-cell>
          <table:table-cell office:value-type="string">
            <text:p>408: 00</text:p>
          </table:table-cell>
          <table:table-cell office:value-type="string">
            <text:p>408: FF</text:p>
          </table:table-cell>
          <table:table-cell office:value-type="string">
            <text:p>397: FF</text:p>
          </table:table-cell>
          <table:table-cell office:value-type="string">
            <text:p>397: 00</text:p>
          </table:table-cell>
          <table:table-cell/>
          <table:table-cell office:value-type="string">
            <text:p>399: 00</text:p>
          </table:table-cell>
          <table:table-cell office:value-type="string">
            <text:p>399: 5A</text:p>
          </table:table-cell>
          <table:table-cell table:number-columns-repeated="1011"/>
        </table:table-row>
        <table:table-row table:style-name="ro1">
          <table:table-cell office:value-type="string">
            <text:p>400: 00</text:p>
          </table:table-cell>
          <table:table-cell office:value-type="string">
            <text:p>400: FF</text:p>
          </table:table-cell>
          <table:table-cell table:number-columns-repeated="2"/>
          <table:table-cell office:value-type="string">
            <text:p>398: 00</text:p>
          </table:table-cell>
          <table:table-cell office:value-type="string">
            <text:p>398: FF</text:p>
          </table:table-cell>
          <table:table-cell office:value-type="string">
            <text:p>409: 00</text:p>
          </table:table-cell>
          <table:table-cell office:value-type="string">
            <text:p>409: FF</text:p>
          </table:table-cell>
          <table:table-cell office:value-type="string">
            <text:p>398: FF</text:p>
          </table:table-cell>
          <table:table-cell office:value-type="string">
            <text:p>398: 00</text:p>
          </table:table-cell>
          <table:table-cell/>
          <table:table-cell office:value-type="string">
            <text:p>400: 01</text:p>
          </table:table-cell>
          <table:table-cell office:value-type="string">
            <text:p>400: FF</text:p>
          </table:table-cell>
          <table:table-cell table:number-columns-repeated="1011"/>
        </table:table-row>
        <table:table-row table:style-name="ro2">
          <table:table-cell office:value-type="string">
            <text:p>401: 00</text:p>
          </table:table-cell>
          <table:table-cell office:value-type="string">
            <text:p>401: 7F</text:p>
          </table:table-cell>
          <table:table-cell table:number-columns-repeated="2"/>
          <table:table-cell office:value-type="string">
            <text:p>399: 00</text:p>
          </table:table-cell>
          <table:table-cell office:value-type="string">
            <text:p>399: 7F</text:p>
          </table:table-cell>
          <table:table-cell office:value-type="string">
            <text:p>410: 00</text:p>
          </table:table-cell>
          <table:table-cell office:value-type="string">
            <text:p>410: 6B</text:p>
          </table:table-cell>
          <table:table-cell office:value-type="string">
            <text:p>399: 03</text:p>
          </table:table-cell>
          <table:table-cell office:value-type="string">
            <text:p>399: 00</text:p>
          </table:table-cell>
          <table:table-cell/>
          <table:table-cell table:style-name="ce3" office:value-type="string">
            <text:p>401: 40</text:p>
          </table:table-cell>
          <table:table-cell office:value-type="string">
            <text:p>401: F3</text:p>
          </table:table-cell>
          <table:table-cell table:number-columns-repeated="1011"/>
        </table:table-row>
        <table:table-row table:style-name="ro1">
          <table:table-cell office:value-type="string">
            <text:p>402: 00</text:p>
          </table:table-cell>
          <table:table-cell office:value-type="string">
            <text:p>402: 86</text:p>
          </table:table-cell>
          <table:table-cell table:number-columns-repeated="2"/>
          <table:table-cell office:value-type="string">
            <text:p>400: 00</text:p>
          </table:table-cell>
          <table:table-cell office:value-type="string">
            <text:p>400: 7F</text:p>
          </table:table-cell>
          <table:table-cell office:value-type="string">
            <text:p>411: 00</text:p>
          </table:table-cell>
          <table:table-cell office:value-type="string">
            <text:p>411: 80</text:p>
          </table:table-cell>
          <table:table-cell table:number-columns-repeated="2" office:value-type="string">
            <text:p>400: 00</text:p>
          </table:table-cell>
          <table:table-cell/>
          <table:table-cell office:value-type="string">
            <text:p>402: 00</text:p>
          </table:table-cell>
          <table:table-cell office:value-type="string">
            <text:p>402: 5A</text:p>
          </table:table-cell>
          <table:table-cell table:number-columns-repeated="1011"/>
        </table:table-row>
        <table:table-row table:style-name="ro1">
          <table:table-cell office:value-type="string">
            <text:p>403: 00</text:p>
          </table:table-cell>
          <table:table-cell office:value-type="string">
            <text:p>403: 7F</text:p>
          </table:table-cell>
          <table:table-cell table:number-columns-repeated="2"/>
          <table:table-cell office:value-type="string">
            <text:p>401: 00</text:p>
          </table:table-cell>
          <table:table-cell office:value-type="string">
            <text:p>401: 7F</text:p>
          </table:table-cell>
          <table:table-cell office:value-type="string">
            <text:p>412: 00</text:p>
          </table:table-cell>
          <table:table-cell office:value-type="string">
            <text:p>412: 75</text:p>
          </table:table-cell>
          <table:table-cell table:number-columns-repeated="2" office:value-type="string">
            <text:p>401: 00</text:p>
          </table:table-cell>
          <table:table-cell/>
          <table:table-cell office:value-type="string">
            <text:p>403: 07</text:p>
          </table:table-cell>
          <table:table-cell office:value-type="string">
            <text:p>403: 00</text:p>
          </table:table-cell>
          <table:table-cell table:number-columns-repeated="1011"/>
        </table:table-row>
        <table:table-row table:style-name="ro1">
          <table:table-cell office:value-type="string">
            <text:p>404: 00</text:p>
          </table:table-cell>
          <table:table-cell office:value-type="string">
            <text:p>404: 7E</text:p>
          </table:table-cell>
          <table:table-cell table:number-columns-repeated="2"/>
          <table:table-cell office:value-type="string">
            <text:p>402: 00</text:p>
          </table:table-cell>
          <table:table-cell office:value-type="string">
            <text:p>402: 7F</text:p>
          </table:table-cell>
          <table:table-cell office:value-type="string">
            <text:p>413: 00</text:p>
          </table:table-cell>
          <table:table-cell office:value-type="string">
            <text:p>413: 80</text:p>
          </table:table-cell>
          <table:table-cell office:value-type="string">
            <text:p>402: 00</text:p>
          </table:table-cell>
          <table:table-cell office:value-type="string">
            <text:p>402: 5A</text:p>
          </table:table-cell>
          <table:table-cell/>
          <table:table-cell office:value-type="string">
            <text:p>404: 02</text:p>
          </table:table-cell>
          <table:table-cell office:value-type="string">
            <text:p>404: 00</text:p>
          </table:table-cell>
          <table:table-cell table:number-columns-repeated="1011"/>
        </table:table-row>
        <table:table-row table:style-name="ro1">
          <table:table-cell office:value-type="string">
            <text:p>405: 01</text:p>
          </table:table-cell>
          <table:table-cell office:value-type="string">
            <text:p>405: FF</text:p>
          </table:table-cell>
          <table:table-cell table:number-columns-repeated="2"/>
          <table:table-cell office:value-type="string">
            <text:p>403: 01</text:p>
          </table:table-cell>
          <table:table-cell office:value-type="string">
            <text:p>403: FF</text:p>
          </table:table-cell>
          <table:table-cell office:value-type="string">
            <text:p>414: 01</text:p>
          </table:table-cell>
          <table:table-cell office:value-type="string">
            <text:p>414: FF</text:p>
          </table:table-cell>
          <table:table-cell office:value-type="string">
            <text:p>403: 01</text:p>
          </table:table-cell>
          <table:table-cell office:value-type="string">
            <text:p>403: FF</text:p>
          </table:table-cell>
          <table:table-cell/>
          <table:table-cell office:value-type="string">
            <text:p>405: 00</text:p>
          </table:table-cell>
          <table:table-cell office:value-type="string">
            <text:p>405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06: 4F</text:p>
          </table:table-cell>
          <table:table-cell office:value-type="string">
            <text:p>406: F3</text:p>
          </table:table-cell>
          <table:table-cell table:number-columns-repeated="2"/>
          <table:table-cell table:style-name="ce3" office:value-type="string">
            <text:p>404: 42</text:p>
          </table:table-cell>
          <table:table-cell office:value-type="string">
            <text:p>404: 73</text:p>
          </table:table-cell>
          <table:table-cell table:style-name="ce3" office:value-type="string">
            <text:p>415: 43</text:p>
          </table:table-cell>
          <table:table-cell office:value-type="string">
            <text:p>415: 73</text:p>
          </table:table-cell>
          <table:table-cell table:style-name="ce3" office:value-type="string">
            <text:p>404: 40</text:p>
          </table:table-cell>
          <table:table-cell office:value-type="string">
            <text:p>404: F3</text:p>
          </table:table-cell>
          <table:table-cell/>
          <table:table-cell table:number-columns-repeated="2" office:value-type="string">
            <text:p>406: 00</text:p>
          </table:table-cell>
          <table:table-cell table:number-columns-repeated="1011"/>
        </table:table-row>
        <table:table-row table:style-name="ro1">
          <table:table-cell office:value-type="string">
            <text:p>407: 00</text:p>
          </table:table-cell>
          <table:table-cell office:value-type="string">
            <text:p>407: 5A</text:p>
          </table:table-cell>
          <table:table-cell table:number-columns-repeated="2"/>
          <table:table-cell office:value-type="string">
            <text:p>405: 00</text:p>
          </table:table-cell>
          <table:table-cell office:value-type="string">
            <text:p>405: 5A</text:p>
          </table:table-cell>
          <table:table-cell office:value-type="string">
            <text:p>416: 00</text:p>
          </table:table-cell>
          <table:table-cell office:value-type="string">
            <text:p>416: 5A</text:p>
          </table:table-cell>
          <table:table-cell office:value-type="string">
            <text:p>405: 00</text:p>
          </table:table-cell>
          <table:table-cell office:value-type="string">
            <text:p>405: 5A</text:p>
          </table:table-cell>
          <table:table-cell/>
          <table:table-cell table:number-columns-repeated="2" office:value-type="string">
            <text:p>407: 00</text:p>
          </table:table-cell>
          <table:table-cell table:number-columns-repeated="1011"/>
        </table:table-row>
        <table:table-row table:style-name="ro1">
          <table:table-cell office:value-type="string">
            <text:p>408: FF</text:p>
          </table:table-cell>
          <table:table-cell office:value-type="string">
            <text:p>408: 00</text:p>
          </table:table-cell>
          <table:table-cell table:number-columns-repeated="2"/>
          <table:table-cell office:value-type="string">
            <text:p>406: 00</text:p>
          </table:table-cell>
          <table:table-cell office:value-type="string">
            <text:p>406: 7F</text:p>
          </table:table-cell>
          <table:table-cell office:value-type="string">
            <text:p>417: 01</text:p>
          </table:table-cell>
          <table:table-cell office:value-type="string">
            <text:p>417: FF</text:p>
          </table:table-cell>
          <table:table-cell table:number-columns-repeated="2" office:value-type="string">
            <text:p>406: 00</text:p>
          </table:table-cell>
          <table:table-cell/>
          <table:table-cell office:value-type="string">
            <text:p>408: 00</text:p>
          </table:table-cell>
          <table:table-cell office:value-type="string">
            <text:p>408: 5A</text:p>
          </table:table-cell>
          <table:table-cell table:number-columns-repeated="1011"/>
        </table:table-row>
        <table:table-row table:style-name="ro1">
          <table:table-cell office:value-type="string">
            <text:p>409: FF</text:p>
          </table:table-cell>
          <table:table-cell office:value-type="string">
            <text:p>409: 00</text:p>
          </table:table-cell>
          <table:table-cell table:number-columns-repeated="2"/>
          <table:table-cell office:value-type="string">
            <text:p>407: 00</text:p>
          </table:table-cell>
          <table:table-cell office:value-type="string">
            <text:p>407: FF</text:p>
          </table:table-cell>
          <table:table-cell office:value-type="string">
            <text:p>418: 00</text:p>
          </table:table-cell>
          <table:table-cell office:value-type="string">
            <text:p>418: FF</text:p>
          </table:table-cell>
          <table:table-cell office:value-type="string">
            <text:p>407: 02</text:p>
          </table:table-cell>
          <table:table-cell office:value-type="string">
            <text:p>407: 00</text:p>
          </table:table-cell>
          <table:table-cell/>
          <table:table-cell office:value-type="string">
            <text:p>409: 01</text:p>
          </table:table-cell>
          <table:table-cell office:value-type="string">
            <text:p>409: FF</text:p>
          </table:table-cell>
          <table:table-cell table:number-columns-repeated="1011"/>
        </table:table-row>
        <table:table-row table:style-name="ro2">
          <table:table-cell office:value-type="string">
            <text:p>410: 03</text:p>
          </table:table-cell>
          <table:table-cell office:value-type="string">
            <text:p>410: 00</text:p>
          </table:table-cell>
          <table:table-cell table:number-columns-repeated="2"/>
          <table:table-cell office:value-type="string">
            <text:p>408: 00</text:p>
          </table:table-cell>
          <table:table-cell office:value-type="string">
            <text:p>408: 7F</text:p>
          </table:table-cell>
          <table:table-cell office:value-type="string">
            <text:p>419: 00</text:p>
          </table:table-cell>
          <table:table-cell office:value-type="string">
            <text:p>419: 6B</text:p>
          </table:table-cell>
          <table:table-cell office:value-type="string">
            <text:p>408: 00</text:p>
          </table:table-cell>
          <table:table-cell office:value-type="string">
            <text:p>408: 02</text:p>
          </table:table-cell>
          <table:table-cell/>
          <table:table-cell table:style-name="ce3" office:value-type="string">
            <text:p>410: 40</text:p>
          </table:table-cell>
          <table:table-cell office:value-type="string">
            <text:p>410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11: 00</text:p>
          </table:table-cell>
          <table:table-cell table:number-columns-repeated="2"/>
          <table:table-cell office:value-type="string">
            <text:p>409: 00</text:p>
          </table:table-cell>
          <table:table-cell office:value-type="string">
            <text:p>409: 7F</text:p>
          </table:table-cell>
          <table:table-cell office:value-type="string">
            <text:p>420: 00</text:p>
          </table:table-cell>
          <table:table-cell office:value-type="string">
            <text:p>420: 80</text:p>
          </table:table-cell>
          <table:table-cell table:number-columns-repeated="2" office:value-type="string">
            <text:p>409: 00</text:p>
          </table:table-cell>
          <table:table-cell/>
          <table:table-cell office:value-type="string">
            <text:p>411: 00</text:p>
          </table:table-cell>
          <table:table-cell office:value-type="string">
            <text:p>411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12: 00</text:p>
          </table:table-cell>
          <table:table-cell table:number-columns-repeated="2"/>
          <table:table-cell office:value-type="string">
            <text:p>410: 00</text:p>
          </table:table-cell>
          <table:table-cell office:value-type="string">
            <text:p>410: 7F</text:p>
          </table:table-cell>
          <table:table-cell office:value-type="string">
            <text:p>421: 00</text:p>
          </table:table-cell>
          <table:table-cell office:value-type="string">
            <text:p>421: 75</text:p>
          </table:table-cell>
          <table:table-cell table:number-columns-repeated="2" office:value-type="string">
            <text:p>410: 00</text:p>
          </table:table-cell>
          <table:table-cell/>
          <table:table-cell office:value-type="string">
            <text:p>412: 08</text:p>
          </table:table-cell>
          <table:table-cell office:value-type="string">
            <text:p>412: 00</text:p>
          </table:table-cell>
          <table:table-cell table:number-columns-repeated="1011"/>
        </table:table-row>
        <table:table-row table:style-name="ro1">
          <table:table-cell office:value-type="string">
            <text:p>413: 00</text:p>
          </table:table-cell>
          <table:table-cell office:value-type="string">
            <text:p>413: 5A</text:p>
          </table:table-cell>
          <table:table-cell table:number-columns-repeated="2"/>
          <table:table-cell office:value-type="string">
            <text:p>411: 00</text:p>
          </table:table-cell>
          <table:table-cell office:value-type="string">
            <text:p>411: 7F</text:p>
          </table:table-cell>
          <table:table-cell office:value-type="string">
            <text:p>422: 00</text:p>
          </table:table-cell>
          <table:table-cell office:value-type="string">
            <text:p>422: 80</text:p>
          </table:table-cell>
          <table:table-cell office:value-type="string">
            <text:p>411: 00</text:p>
          </table:table-cell>
          <table:table-cell office:value-type="string">
            <text:p>411: 5A</text:p>
          </table:table-cell>
          <table:table-cell/>
          <table:table-cell office:value-type="string">
            <text:p>413: 02</text:p>
          </table:table-cell>
          <table:table-cell office:value-type="string">
            <text:p>413: 00</text:p>
          </table:table-cell>
          <table:table-cell table:number-columns-repeated="1011"/>
        </table:table-row>
        <table:table-row table:style-name="ro1">
          <table:table-cell office:value-type="string">
            <text:p>414: 01</text:p>
          </table:table-cell>
          <table:table-cell office:value-type="string">
            <text:p>414: FF</text:p>
          </table:table-cell>
          <table:table-cell table:number-columns-repeated="2"/>
          <table:table-cell office:value-type="string">
            <text:p>412: 01</text:p>
          </table:table-cell>
          <table:table-cell office:value-type="string">
            <text:p>412: FF</text:p>
          </table:table-cell>
          <table:table-cell office:value-type="string">
            <text:p>423: 01</text:p>
          </table:table-cell>
          <table:table-cell office:value-type="string">
            <text:p>423: FF</text:p>
          </table:table-cell>
          <table:table-cell office:value-type="string">
            <text:p>412: 01</text:p>
          </table:table-cell>
          <table:table-cell office:value-type="string">
            <text:p>412: FF</text:p>
          </table:table-cell>
          <table:table-cell/>
          <table:table-cell office:value-type="string">
            <text:p>414: 00</text:p>
          </table:table-cell>
          <table:table-cell office:value-type="string">
            <text:p>414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15: 40</text:p>
          </table:table-cell>
          <table:table-cell office:value-type="string">
            <text:p>415: F3</text:p>
          </table:table-cell>
          <table:table-cell table:number-columns-repeated="2"/>
          <table:table-cell table:style-name="ce3" office:value-type="string">
            <text:p>413: 42</text:p>
          </table:table-cell>
          <table:table-cell office:value-type="string">
            <text:p>413: 73</text:p>
          </table:table-cell>
          <table:table-cell table:style-name="ce3" office:value-type="string">
            <text:p>424: 4F</text:p>
          </table:table-cell>
          <table:table-cell office:value-type="string">
            <text:p>424: F3</text:p>
          </table:table-cell>
          <table:table-cell table:style-name="ce3" office:value-type="string">
            <text:p>413: 40</text:p>
          </table:table-cell>
          <table:table-cell office:value-type="string">
            <text:p>413: F3</text:p>
          </table:table-cell>
          <table:table-cell/>
          <table:table-cell table:number-columns-repeated="2" office:value-type="string">
            <text:p>415: 00</text:p>
          </table:table-cell>
          <table:table-cell table:number-columns-repeated="1011"/>
        </table:table-row>
        <table:table-row table:style-name="ro1">
          <table:table-cell office:value-type="string">
            <text:p>416: 00</text:p>
          </table:table-cell>
          <table:table-cell office:value-type="string">
            <text:p>416: 5A</text:p>
          </table:table-cell>
          <table:table-cell table:number-columns-repeated="2"/>
          <table:table-cell office:value-type="string">
            <text:p>414: 00</text:p>
          </table:table-cell>
          <table:table-cell office:value-type="string">
            <text:p>414: 5A</text:p>
          </table:table-cell>
          <table:table-cell office:value-type="string">
            <text:p>425: 00</text:p>
          </table:table-cell>
          <table:table-cell office:value-type="string">
            <text:p>425: 5A</text:p>
          </table:table-cell>
          <table:table-cell office:value-type="string">
            <text:p>414: 00</text:p>
          </table:table-cell>
          <table:table-cell office:value-type="string">
            <text:p>414: 5A</text:p>
          </table:table-cell>
          <table:table-cell/>
          <table:table-cell table:number-columns-repeated="2" office:value-type="string">
            <text:p>416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17: 00</text:p>
          </table:table-cell>
          <table:table-cell table:number-columns-repeated="2"/>
          <table:table-cell office:value-type="string">
            <text:p>415: 00</text:p>
          </table:table-cell>
          <table:table-cell office:value-type="string">
            <text:p>415: 7F</text:p>
          </table:table-cell>
          <table:table-cell office:value-type="string">
            <text:p>426: FF</text:p>
          </table:table-cell>
          <table:table-cell office:value-type="string">
            <text:p>426: 00</text:p>
          </table:table-cell>
          <table:table-cell office:value-type="string">
            <text:p>415: 01</text:p>
          </table:table-cell>
          <table:table-cell office:value-type="string">
            <text:p>415: 00</text:p>
          </table:table-cell>
          <table:table-cell/>
          <table:table-cell office:value-type="string">
            <text:p>417: 00</text:p>
          </table:table-cell>
          <table:table-cell office:value-type="string">
            <text:p>417: 5A</text:p>
          </table:table-cell>
          <table:table-cell table:number-columns-repeated="1011"/>
        </table:table-row>
        <table:table-row table:style-name="ro1">
          <table:table-cell office:value-type="string">
            <text:p>418: 02</text:p>
          </table:table-cell>
          <table:table-cell office:value-type="string">
            <text:p>418: 00</text:p>
          </table:table-cell>
          <table:table-cell table:number-columns-repeated="2"/>
          <table:table-cell office:value-type="string">
            <text:p>416: 00</text:p>
          </table:table-cell>
          <table:table-cell office:value-type="string">
            <text:p>416: FF</text:p>
          </table:table-cell>
          <table:table-cell office:value-type="string">
            <text:p>427: FF</text:p>
          </table:table-cell>
          <table:table-cell office:value-type="string">
            <text:p>427: 00</text:p>
          </table:table-cell>
          <table:table-cell office:value-type="string">
            <text:p>416: 02</text:p>
          </table:table-cell>
          <table:table-cell office:value-type="string">
            <text:p>416: 00</text:p>
          </table:table-cell>
          <table:table-cell/>
          <table:table-cell office:value-type="string">
            <text:p>418: 01</text:p>
          </table:table-cell>
          <table:table-cell office:value-type="string">
            <text:p>418: FF</text:p>
          </table:table-cell>
          <table:table-cell table:number-columns-repeated="1011"/>
        </table:table-row>
        <table:table-row table:style-name="ro2">
          <table:table-cell office:value-type="string">
            <text:p>419: 00</text:p>
          </table:table-cell>
          <table:table-cell office:value-type="string">
            <text:p>419: 02</text:p>
          </table:table-cell>
          <table:table-cell table:number-columns-repeated="2"/>
          <table:table-cell office:value-type="string">
            <text:p>417: 00</text:p>
          </table:table-cell>
          <table:table-cell office:value-type="string">
            <text:p>417: 7F</text:p>
          </table:table-cell>
          <table:table-cell office:value-type="string">
            <text:p>428: 03</text:p>
          </table:table-cell>
          <table:table-cell office:value-type="string">
            <text:p>428: 00</text:p>
          </table:table-cell>
          <table:table-cell office:value-type="string">
            <text:p>417: 00</text:p>
          </table:table-cell>
          <table:table-cell office:value-type="string">
            <text:p>417: 02</text:p>
          </table:table-cell>
          <table:table-cell/>
          <table:table-cell table:style-name="ce3" office:value-type="string">
            <text:p>419: 40</text:p>
          </table:table-cell>
          <table:table-cell office:value-type="string">
            <text:p>419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20: 00</text:p>
          </table:table-cell>
          <table:table-cell table:number-columns-repeated="2"/>
          <table:table-cell office:value-type="string">
            <text:p>418: 00</text:p>
          </table:table-cell>
          <table:table-cell office:value-type="string">
            <text:p>418: 7F</text:p>
          </table:table-cell>
          <table:table-cell table:number-columns-repeated="2" office:value-type="string">
            <text:p>429: 00</text:p>
          </table:table-cell>
          <table:table-cell table:number-columns-repeated="2" office:value-type="string">
            <text:p>418: 00</text:p>
          </table:table-cell>
          <table:table-cell/>
          <table:table-cell office:value-type="string">
            <text:p>420: 00</text:p>
          </table:table-cell>
          <table:table-cell office:value-type="string">
            <text:p>420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21: 00</text:p>
          </table:table-cell>
          <table:table-cell table:number-columns-repeated="2"/>
          <table:table-cell office:value-type="string">
            <text:p>419: 00</text:p>
          </table:table-cell>
          <table:table-cell office:value-type="string">
            <text:p>419: 7F</text:p>
          </table:table-cell>
          <table:table-cell table:number-columns-repeated="2" office:value-type="string">
            <text:p>430: 00</text:p>
          </table:table-cell>
          <table:table-cell table:number-columns-repeated="2" office:value-type="string">
            <text:p>419: 00</text:p>
          </table:table-cell>
          <table:table-cell/>
          <table:table-cell office:value-type="string">
            <text:p>421: 09</text:p>
          </table:table-cell>
          <table:table-cell office:value-type="string">
            <text:p>421: 00</text:p>
          </table:table-cell>
          <table:table-cell table:number-columns-repeated="1011"/>
        </table:table-row>
        <table:table-row table:style-name="ro1">
          <table:table-cell office:value-type="string">
            <text:p>422: 00</text:p>
          </table:table-cell>
          <table:table-cell office:value-type="string">
            <text:p>422: 5A</text:p>
          </table:table-cell>
          <table:table-cell table:number-columns-repeated="2"/>
          <table:table-cell office:value-type="string">
            <text:p>420: 00</text:p>
          </table:table-cell>
          <table:table-cell office:value-type="string">
            <text:p>420: 7F</text:p>
          </table:table-cell>
          <table:table-cell office:value-type="string">
            <text:p>431: 00</text:p>
          </table:table-cell>
          <table:table-cell office:value-type="string">
            <text:p>431: 5A</text:p>
          </table:table-cell>
          <table:table-cell office:value-type="string">
            <text:p>420: 00</text:p>
          </table:table-cell>
          <table:table-cell office:value-type="string">
            <text:p>420: 5A</text:p>
          </table:table-cell>
          <table:table-cell/>
          <table:table-cell office:value-type="string">
            <text:p>422: 02</text:p>
          </table:table-cell>
          <table:table-cell office:value-type="string">
            <text:p>422: 00</text:p>
          </table:table-cell>
          <table:table-cell table:number-columns-repeated="1011"/>
        </table:table-row>
        <table:table-row table:style-name="ro1">
          <table:table-cell office:value-type="string">
            <text:p>423: 01</text:p>
          </table:table-cell>
          <table:table-cell office:value-type="string">
            <text:p>423: FF</text:p>
          </table:table-cell>
          <table:table-cell table:number-columns-repeated="2"/>
          <table:table-cell office:value-type="string">
            <text:p>421: 01</text:p>
          </table:table-cell>
          <table:table-cell office:value-type="string">
            <text:p>421: FF</text:p>
          </table:table-cell>
          <table:table-cell office:value-type="string">
            <text:p>432: 01</text:p>
          </table:table-cell>
          <table:table-cell office:value-type="string">
            <text:p>432: FF</text:p>
          </table:table-cell>
          <table:table-cell office:value-type="string">
            <text:p>421: 01</text:p>
          </table:table-cell>
          <table:table-cell office:value-type="string">
            <text:p>421: FF</text:p>
          </table:table-cell>
          <table:table-cell/>
          <table:table-cell office:value-type="string">
            <text:p>423: 00</text:p>
          </table:table-cell>
          <table:table-cell office:value-type="string">
            <text:p>423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24: 40</text:p>
          </table:table-cell>
          <table:table-cell office:value-type="string">
            <text:p>424: F3</text:p>
          </table:table-cell>
          <table:table-cell table:number-columns-repeated="2"/>
          <table:table-cell table:style-name="ce3" office:value-type="string">
            <text:p>422: 42</text:p>
          </table:table-cell>
          <table:table-cell office:value-type="string">
            <text:p>422: 73</text:p>
          </table:table-cell>
          <table:table-cell table:style-name="ce3" office:value-type="string">
            <text:p>433: 40</text:p>
          </table:table-cell>
          <table:table-cell office:value-type="string">
            <text:p>433: F3</text:p>
          </table:table-cell>
          <table:table-cell table:style-name="ce3" office:value-type="string">
            <text:p>422: 40</text:p>
          </table:table-cell>
          <table:table-cell office:value-type="string">
            <text:p>422: F3</text:p>
          </table:table-cell>
          <table:table-cell/>
          <table:table-cell table:number-columns-repeated="2" office:value-type="string">
            <text:p>424: 00</text:p>
          </table:table-cell>
          <table:table-cell table:number-columns-repeated="1011"/>
        </table:table-row>
        <table:table-row table:style-name="ro1">
          <table:table-cell office:value-type="string">
            <text:p>425: 00</text:p>
          </table:table-cell>
          <table:table-cell office:value-type="string">
            <text:p>425: 5A</text:p>
          </table:table-cell>
          <table:table-cell table:number-columns-repeated="2"/>
          <table:table-cell office:value-type="string">
            <text:p>423: 00</text:p>
          </table:table-cell>
          <table:table-cell office:value-type="string">
            <text:p>423: 5A</text:p>
          </table:table-cell>
          <table:table-cell office:value-type="string">
            <text:p>434: 00</text:p>
          </table:table-cell>
          <table:table-cell office:value-type="string">
            <text:p>434: 5A</text:p>
          </table:table-cell>
          <table:table-cell office:value-type="string">
            <text:p>423: 00</text:p>
          </table:table-cell>
          <table:table-cell office:value-type="string">
            <text:p>423: 5A</text:p>
          </table:table-cell>
          <table:table-cell/>
          <table:table-cell table:number-columns-repeated="2" office:value-type="string">
            <text:p>425: 00</text:p>
          </table:table-cell>
          <table:table-cell table:number-columns-repeated="1011"/>
        </table:table-row>
        <table:table-row table:style-name="ro1">
          <table:table-cell office:value-type="string">
            <text:p>426: 01</text:p>
          </table:table-cell>
          <table:table-cell office:value-type="string">
            <text:p>426: 00</text:p>
          </table:table-cell>
          <table:table-cell table:number-columns-repeated="2"/>
          <table:table-cell office:value-type="string">
            <text:p>424: 00</text:p>
          </table:table-cell>
          <table:table-cell office:value-type="string">
            <text:p>424: 7F</text:p>
          </table:table-cell>
          <table:table-cell table:number-columns-repeated="2" office:value-type="string">
            <text:p>435: 00</text:p>
          </table:table-cell>
          <table:table-cell office:value-type="string">
            <text:p>424: 02</text:p>
          </table:table-cell>
          <table:table-cell office:value-type="string">
            <text:p>424: 00</text:p>
          </table:table-cell>
          <table:table-cell/>
          <table:table-cell office:value-type="string">
            <text:p>426: 00</text:p>
          </table:table-cell>
          <table:table-cell office:value-type="string">
            <text:p>426: 5A</text:p>
          </table:table-cell>
          <table:table-cell table:number-columns-repeated="1011"/>
        </table:table-row>
        <table:table-row table:style-name="ro1">
          <table:table-cell office:value-type="string">
            <text:p>427: 02</text:p>
          </table:table-cell>
          <table:table-cell office:value-type="string">
            <text:p>427: 00</text:p>
          </table:table-cell>
          <table:table-cell table:number-columns-repeated="2"/>
          <table:table-cell office:value-type="string">
            <text:p>425: 00</text:p>
          </table:table-cell>
          <table:table-cell office:value-type="string">
            <text:p>425: FF</text:p>
          </table:table-cell>
          <table:table-cell office:value-type="string">
            <text:p>436: 02</text:p>
          </table:table-cell>
          <table:table-cell office:value-type="string">
            <text:p>436: 00</text:p>
          </table:table-cell>
          <table:table-cell office:value-type="string">
            <text:p>425: 02</text:p>
          </table:table-cell>
          <table:table-cell office:value-type="string">
            <text:p>425: 00</text:p>
          </table:table-cell>
          <table:table-cell/>
          <table:table-cell office:value-type="string">
            <text:p>427: 01</text:p>
          </table:table-cell>
          <table:table-cell office:value-type="string">
            <text:p>427: FF</text:p>
          </table:table-cell>
          <table:table-cell table:number-columns-repeated="1011"/>
        </table:table-row>
        <table:table-row table:style-name="ro2">
          <table:table-cell office:value-type="string">
            <text:p>428: 00</text:p>
          </table:table-cell>
          <table:table-cell office:value-type="string">
            <text:p>428: 02</text:p>
          </table:table-cell>
          <table:table-cell table:number-columns-repeated="2"/>
          <table:table-cell office:value-type="string">
            <text:p>426: 00</text:p>
          </table:table-cell>
          <table:table-cell office:value-type="string">
            <text:p>426: 7F</text:p>
          </table:table-cell>
          <table:table-cell office:value-type="string">
            <text:p>437: 00</text:p>
          </table:table-cell>
          <table:table-cell office:value-type="string">
            <text:p>437: 02</text:p>
          </table:table-cell>
          <table:table-cell office:value-type="string">
            <text:p>426: 00</text:p>
          </table:table-cell>
          <table:table-cell office:value-type="string">
            <text:p>426: 02</text:p>
          </table:table-cell>
          <table:table-cell/>
          <table:table-cell table:style-name="ce3" office:value-type="string">
            <text:p>428: 40</text:p>
          </table:table-cell>
          <table:table-cell office:value-type="string">
            <text:p>428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29: 00</text:p>
          </table:table-cell>
          <table:table-cell table:number-columns-repeated="2"/>
          <table:table-cell office:value-type="string">
            <text:p>427: 00</text:p>
          </table:table-cell>
          <table:table-cell office:value-type="string">
            <text:p>427: 7F</text:p>
          </table:table-cell>
          <table:table-cell table:number-columns-repeated="2" office:value-type="string">
            <text:p>438: 00</text:p>
          </table:table-cell>
          <table:table-cell table:number-columns-repeated="2" office:value-type="string">
            <text:p>427: 00</text:p>
          </table:table-cell>
          <table:table-cell/>
          <table:table-cell office:value-type="string">
            <text:p>429: 00</text:p>
          </table:table-cell>
          <table:table-cell office:value-type="string">
            <text:p>429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30: 00</text:p>
          </table:table-cell>
          <table:table-cell table:number-columns-repeated="2"/>
          <table:table-cell office:value-type="string">
            <text:p>428: 00</text:p>
          </table:table-cell>
          <table:table-cell office:value-type="string">
            <text:p>428: 7F</text:p>
          </table:table-cell>
          <table:table-cell table:number-columns-repeated="2" office:value-type="string">
            <text:p>439: 00</text:p>
          </table:table-cell>
          <table:table-cell table:number-columns-repeated="2" office:value-type="string">
            <text:p>428: 00</text:p>
          </table:table-cell>
          <table:table-cell/>
          <table:table-cell office:value-type="string">
            <text:p>430: 0A</text:p>
          </table:table-cell>
          <table:table-cell office:value-type="string">
            <text:p>430: 00</text:p>
          </table:table-cell>
          <table:table-cell table:number-columns-repeated="1011"/>
        </table:table-row>
        <table:table-row table:style-name="ro1">
          <table:table-cell office:value-type="string">
            <text:p>431: 00</text:p>
          </table:table-cell>
          <table:table-cell office:value-type="string">
            <text:p>431: 5A</text:p>
          </table:table-cell>
          <table:table-cell table:number-columns-repeated="2"/>
          <table:table-cell office:value-type="string">
            <text:p>429: 00</text:p>
          </table:table-cell>
          <table:table-cell office:value-type="string">
            <text:p>429: 7F</text:p>
          </table:table-cell>
          <table:table-cell office:value-type="string">
            <text:p>440: 00</text:p>
          </table:table-cell>
          <table:table-cell office:value-type="string">
            <text:p>440: 5A</text:p>
          </table:table-cell>
          <table:table-cell office:value-type="string">
            <text:p>429: 00</text:p>
          </table:table-cell>
          <table:table-cell office:value-type="string">
            <text:p>429: 5A</text:p>
          </table:table-cell>
          <table:table-cell/>
          <table:table-cell office:value-type="string">
            <text:p>431: 02</text:p>
          </table:table-cell>
          <table:table-cell office:value-type="string">
            <text:p>431: 00</text:p>
          </table:table-cell>
          <table:table-cell table:number-columns-repeated="1011"/>
        </table:table-row>
        <table:table-row table:style-name="ro1">
          <table:table-cell office:value-type="string">
            <text:p>432: 01</text:p>
          </table:table-cell>
          <table:table-cell office:value-type="string">
            <text:p>432: FF</text:p>
          </table:table-cell>
          <table:table-cell table:number-columns-repeated="2"/>
          <table:table-cell office:value-type="string">
            <text:p>430: 01</text:p>
          </table:table-cell>
          <table:table-cell office:value-type="string">
            <text:p>430: FF</text:p>
          </table:table-cell>
          <table:table-cell office:value-type="string">
            <text:p>441: 01</text:p>
          </table:table-cell>
          <table:table-cell office:value-type="string">
            <text:p>441: FF</text:p>
          </table:table-cell>
          <table:table-cell office:value-type="string">
            <text:p>430: 01</text:p>
          </table:table-cell>
          <table:table-cell office:value-type="string">
            <text:p>430: FF</text:p>
          </table:table-cell>
          <table:table-cell/>
          <table:table-cell office:value-type="string">
            <text:p>432: 00</text:p>
          </table:table-cell>
          <table:table-cell office:value-type="string">
            <text:p>432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33: 40</text:p>
          </table:table-cell>
          <table:table-cell office:value-type="string">
            <text:p>433: F3</text:p>
          </table:table-cell>
          <table:table-cell table:number-columns-repeated="2"/>
          <table:table-cell table:style-name="ce3" office:value-type="string">
            <text:p>431: 42</text:p>
          </table:table-cell>
          <table:table-cell office:value-type="string">
            <text:p>431: 73</text:p>
          </table:table-cell>
          <table:table-cell table:style-name="ce3" office:value-type="string">
            <text:p>442: 40</text:p>
          </table:table-cell>
          <table:table-cell office:value-type="string">
            <text:p>442: F3</text:p>
          </table:table-cell>
          <table:table-cell table:style-name="ce3" office:value-type="string">
            <text:p>431: 40</text:p>
          </table:table-cell>
          <table:table-cell office:value-type="string">
            <text:p>431: F3</text:p>
          </table:table-cell>
          <table:table-cell/>
          <table:table-cell table:number-columns-repeated="2" office:value-type="string">
            <text:p>433: 00</text:p>
          </table:table-cell>
          <table:table-cell table:number-columns-repeated="1011"/>
        </table:table-row>
        <table:table-row table:style-name="ro1">
          <table:table-cell office:value-type="string">
            <text:p>434: 00</text:p>
          </table:table-cell>
          <table:table-cell office:value-type="string">
            <text:p>434: 5A</text:p>
          </table:table-cell>
          <table:table-cell table:number-columns-repeated="2"/>
          <table:table-cell office:value-type="string">
            <text:p>432: 00</text:p>
          </table:table-cell>
          <table:table-cell office:value-type="string">
            <text:p>432: 5A</text:p>
          </table:table-cell>
          <table:table-cell office:value-type="string">
            <text:p>443: 00</text:p>
          </table:table-cell>
          <table:table-cell office:value-type="string">
            <text:p>443: 5A</text:p>
          </table:table-cell>
          <table:table-cell office:value-type="string">
            <text:p>432: 00</text:p>
          </table:table-cell>
          <table:table-cell office:value-type="string">
            <text:p>432: 5A</text:p>
          </table:table-cell>
          <table:table-cell/>
          <table:table-cell table:number-columns-repeated="2" office:value-type="string">
            <text:p>434: 00</text:p>
          </table:table-cell>
          <table:table-cell table:number-columns-repeated="1011"/>
        </table:table-row>
        <table:table-row table:style-name="ro1">
          <table:table-cell office:value-type="string">
            <text:p>435: 02</text:p>
          </table:table-cell>
          <table:table-cell office:value-type="string">
            <text:p>435: 00</text:p>
          </table:table-cell>
          <table:table-cell table:number-columns-repeated="2"/>
          <table:table-cell office:value-type="string">
            <text:p>433: 00</text:p>
          </table:table-cell>
          <table:table-cell office:value-type="string">
            <text:p>433: 7F</text:p>
          </table:table-cell>
          <table:table-cell office:value-type="string">
            <text:p>444: 01</text:p>
          </table:table-cell>
          <table:table-cell office:value-type="string">
            <text:p>444: 00</text:p>
          </table:table-cell>
          <table:table-cell office:value-type="string">
            <text:p>433: 03</text:p>
          </table:table-cell>
          <table:table-cell office:value-type="string">
            <text:p>433: 00</text:p>
          </table:table-cell>
          <table:table-cell/>
          <table:table-cell office:value-type="string">
            <text:p>435: 00</text:p>
          </table:table-cell>
          <table:table-cell office:value-type="string">
            <text:p>435: 5A</text:p>
          </table:table-cell>
          <table:table-cell table:number-columns-repeated="1011"/>
        </table:table-row>
        <table:table-row table:style-name="ro1">
          <table:table-cell office:value-type="string">
            <text:p>436: 02</text:p>
          </table:table-cell>
          <table:table-cell office:value-type="string">
            <text:p>436: 00</text:p>
          </table:table-cell>
          <table:table-cell table:number-columns-repeated="2"/>
          <table:table-cell office:value-type="string">
            <text:p>434: 00</text:p>
          </table:table-cell>
          <table:table-cell office:value-type="string">
            <text:p>434: FF</text:p>
          </table:table-cell>
          <table:table-cell office:value-type="string">
            <text:p>445: 02</text:p>
          </table:table-cell>
          <table:table-cell office:value-type="string">
            <text:p>445: 00</text:p>
          </table:table-cell>
          <table:table-cell office:value-type="string">
            <text:p>434: 02</text:p>
          </table:table-cell>
          <table:table-cell office:value-type="string">
            <text:p>434: 00</text:p>
          </table:table-cell>
          <table:table-cell/>
          <table:table-cell office:value-type="string">
            <text:p>436: 01</text:p>
          </table:table-cell>
          <table:table-cell office:value-type="string">
            <text:p>436: FF</text:p>
          </table:table-cell>
          <table:table-cell table:number-columns-repeated="1011"/>
        </table:table-row>
        <table:table-row table:style-name="ro2">
          <table:table-cell office:value-type="string">
            <text:p>437: 00</text:p>
          </table:table-cell>
          <table:table-cell office:value-type="string">
            <text:p>437: 02</text:p>
          </table:table-cell>
          <table:table-cell table:number-columns-repeated="2"/>
          <table:table-cell office:value-type="string">
            <text:p>435: 00</text:p>
          </table:table-cell>
          <table:table-cell office:value-type="string">
            <text:p>435: 7F</text:p>
          </table:table-cell>
          <table:table-cell office:value-type="string">
            <text:p>446: 00</text:p>
          </table:table-cell>
          <table:table-cell office:value-type="string">
            <text:p>446: 02</text:p>
          </table:table-cell>
          <table:table-cell office:value-type="string">
            <text:p>435: 00</text:p>
          </table:table-cell>
          <table:table-cell office:value-type="string">
            <text:p>435: 02</text:p>
          </table:table-cell>
          <table:table-cell/>
          <table:table-cell table:style-name="ce3" office:value-type="string">
            <text:p>437: 40</text:p>
          </table:table-cell>
          <table:table-cell office:value-type="string">
            <text:p>437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38: 00</text:p>
          </table:table-cell>
          <table:table-cell table:number-columns-repeated="2"/>
          <table:table-cell office:value-type="string">
            <text:p>436: 00</text:p>
          </table:table-cell>
          <table:table-cell office:value-type="string">
            <text:p>436: 7F</text:p>
          </table:table-cell>
          <table:table-cell table:number-columns-repeated="2" office:value-type="string">
            <text:p>447: 00</text:p>
          </table:table-cell>
          <table:table-cell table:number-columns-repeated="2" office:value-type="string">
            <text:p>436: 00</text:p>
          </table:table-cell>
          <table:table-cell/>
          <table:table-cell office:value-type="string">
            <text:p>438: 00</text:p>
          </table:table-cell>
          <table:table-cell office:value-type="string">
            <text:p>438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39: 00</text:p>
          </table:table-cell>
          <table:table-cell table:number-columns-repeated="2"/>
          <table:table-cell office:value-type="string">
            <text:p>437: 00</text:p>
          </table:table-cell>
          <table:table-cell office:value-type="string">
            <text:p>437: 7F</text:p>
          </table:table-cell>
          <table:table-cell table:number-columns-repeated="2" office:value-type="string">
            <text:p>448: 00</text:p>
          </table:table-cell>
          <table:table-cell table:number-columns-repeated="2" office:value-type="string">
            <text:p>437: 00</text:p>
          </table:table-cell>
          <table:table-cell/>
          <table:table-cell office:value-type="string">
            <text:p>439: 0B</text:p>
          </table:table-cell>
          <table:table-cell office:value-type="string">
            <text:p>439: 00</text:p>
          </table:table-cell>
          <table:table-cell table:number-columns-repeated="1011"/>
        </table:table-row>
        <table:table-row table:style-name="ro1">
          <table:table-cell office:value-type="string">
            <text:p>440: 00</text:p>
          </table:table-cell>
          <table:table-cell office:value-type="string">
            <text:p>440: 5A</text:p>
          </table:table-cell>
          <table:table-cell table:number-columns-repeated="2"/>
          <table:table-cell office:value-type="string">
            <text:p>438: 00</text:p>
          </table:table-cell>
          <table:table-cell office:value-type="string">
            <text:p>438: 7F</text:p>
          </table:table-cell>
          <table:table-cell office:value-type="string">
            <text:p>449: 00</text:p>
          </table:table-cell>
          <table:table-cell office:value-type="string">
            <text:p>449: 5A</text:p>
          </table:table-cell>
          <table:table-cell office:value-type="string">
            <text:p>438: 00</text:p>
          </table:table-cell>
          <table:table-cell office:value-type="string">
            <text:p>438: 5A</text:p>
          </table:table-cell>
          <table:table-cell/>
          <table:table-cell office:value-type="string">
            <text:p>440: 02</text:p>
          </table:table-cell>
          <table:table-cell office:value-type="string">
            <text:p>440: 00</text:p>
          </table:table-cell>
          <table:table-cell table:number-columns-repeated="1011"/>
        </table:table-row>
        <table:table-row table:style-name="ro1">
          <table:table-cell office:value-type="string">
            <text:p>441: 01</text:p>
          </table:table-cell>
          <table:table-cell office:value-type="string">
            <text:p>441: FF</text:p>
          </table:table-cell>
          <table:table-cell table:number-columns-repeated="2"/>
          <table:table-cell office:value-type="string">
            <text:p>439: 01</text:p>
          </table:table-cell>
          <table:table-cell office:value-type="string">
            <text:p>439: FF</text:p>
          </table:table-cell>
          <table:table-cell office:value-type="string">
            <text:p>450: 01</text:p>
          </table:table-cell>
          <table:table-cell office:value-type="string">
            <text:p>450: FF</text:p>
          </table:table-cell>
          <table:table-cell office:value-type="string">
            <text:p>439: 01</text:p>
          </table:table-cell>
          <table:table-cell office:value-type="string">
            <text:p>439: FF</text:p>
          </table:table-cell>
          <table:table-cell/>
          <table:table-cell office:value-type="string">
            <text:p>441: 00</text:p>
          </table:table-cell>
          <table:table-cell office:value-type="string">
            <text:p>441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42: 40</text:p>
          </table:table-cell>
          <table:table-cell office:value-type="string">
            <text:p>442: F3</text:p>
          </table:table-cell>
          <table:table-cell table:number-columns-repeated="2"/>
          <table:table-cell table:style-name="ce3" office:value-type="string">
            <text:p>440: 42</text:p>
          </table:table-cell>
          <table:table-cell office:value-type="string">
            <text:p>440: 73</text:p>
          </table:table-cell>
          <table:table-cell table:style-name="ce3" office:value-type="string">
            <text:p>451: 40</text:p>
          </table:table-cell>
          <table:table-cell office:value-type="string">
            <text:p>451: F3</text:p>
          </table:table-cell>
          <table:table-cell table:style-name="ce3" office:value-type="string">
            <text:p>440: 40</text:p>
          </table:table-cell>
          <table:table-cell office:value-type="string">
            <text:p>440: F3</text:p>
          </table:table-cell>
          <table:table-cell/>
          <table:table-cell table:number-columns-repeated="2" office:value-type="string">
            <text:p>442: 00</text:p>
          </table:table-cell>
          <table:table-cell table:number-columns-repeated="1011"/>
        </table:table-row>
        <table:table-row table:style-name="ro1">
          <table:table-cell office:value-type="string">
            <text:p>443: 00</text:p>
          </table:table-cell>
          <table:table-cell office:value-type="string">
            <text:p>443: 5A</text:p>
          </table:table-cell>
          <table:table-cell table:number-columns-repeated="2"/>
          <table:table-cell office:value-type="string">
            <text:p>441: 00</text:p>
          </table:table-cell>
          <table:table-cell office:value-type="string">
            <text:p>441: 5A</text:p>
          </table:table-cell>
          <table:table-cell office:value-type="string">
            <text:p>452: 00</text:p>
          </table:table-cell>
          <table:table-cell office:value-type="string">
            <text:p>452: 5A</text:p>
          </table:table-cell>
          <table:table-cell office:value-type="string">
            <text:p>441: 00</text:p>
          </table:table-cell>
          <table:table-cell office:value-type="string">
            <text:p>441: 5A</text:p>
          </table:table-cell>
          <table:table-cell/>
          <table:table-cell table:number-columns-repeated="2" office:value-type="string">
            <text:p>443: 00</text:p>
          </table:table-cell>
          <table:table-cell table:number-columns-repeated="1011"/>
        </table:table-row>
        <table:table-row table:style-name="ro1">
          <table:table-cell office:value-type="string">
            <text:p>444: 03</text:p>
          </table:table-cell>
          <table:table-cell office:value-type="string">
            <text:p>444: 00</text:p>
          </table:table-cell>
          <table:table-cell table:number-columns-repeated="2"/>
          <table:table-cell office:value-type="string">
            <text:p>442: 00</text:p>
          </table:table-cell>
          <table:table-cell office:value-type="string">
            <text:p>442: 7F</text:p>
          </table:table-cell>
          <table:table-cell office:value-type="string">
            <text:p>453: 02</text:p>
          </table:table-cell>
          <table:table-cell office:value-type="string">
            <text:p>453: 00</text:p>
          </table:table-cell>
          <table:table-cell office:value-type="string">
            <text:p>442: 04</text:p>
          </table:table-cell>
          <table:table-cell office:value-type="string">
            <text:p>442: 00</text:p>
          </table:table-cell>
          <table:table-cell/>
          <table:table-cell office:value-type="string">
            <text:p>444: 00</text:p>
          </table:table-cell>
          <table:table-cell office:value-type="string">
            <text:p>444: 5A</text:p>
          </table:table-cell>
          <table:table-cell table:number-columns-repeated="1011"/>
        </table:table-row>
        <table:table-row table:style-name="ro1">
          <table:table-cell office:value-type="string">
            <text:p>445: 02</text:p>
          </table:table-cell>
          <table:table-cell office:value-type="string">
            <text:p>445: 00</text:p>
          </table:table-cell>
          <table:table-cell table:number-columns-repeated="2"/>
          <table:table-cell office:value-type="string">
            <text:p>443: 00</text:p>
          </table:table-cell>
          <table:table-cell office:value-type="string">
            <text:p>443: FF</text:p>
          </table:table-cell>
          <table:table-cell office:value-type="string">
            <text:p>454: 02</text:p>
          </table:table-cell>
          <table:table-cell office:value-type="string">
            <text:p>454: 00</text:p>
          </table:table-cell>
          <table:table-cell office:value-type="string">
            <text:p>443: 02</text:p>
          </table:table-cell>
          <table:table-cell office:value-type="string">
            <text:p>443: 00</text:p>
          </table:table-cell>
          <table:table-cell/>
          <table:table-cell office:value-type="string">
            <text:p>445: 01</text:p>
          </table:table-cell>
          <table:table-cell office:value-type="string">
            <text:p>445: FF</text:p>
          </table:table-cell>
          <table:table-cell table:number-columns-repeated="1011"/>
        </table:table-row>
        <table:table-row table:style-name="ro2">
          <table:table-cell office:value-type="string">
            <text:p>446: 00</text:p>
          </table:table-cell>
          <table:table-cell office:value-type="string">
            <text:p>446: 02</text:p>
          </table:table-cell>
          <table:table-cell table:number-columns-repeated="2"/>
          <table:table-cell office:value-type="string">
            <text:p>444: 00</text:p>
          </table:table-cell>
          <table:table-cell office:value-type="string">
            <text:p>444: 7F</text:p>
          </table:table-cell>
          <table:table-cell office:value-type="string">
            <text:p>455: 00</text:p>
          </table:table-cell>
          <table:table-cell office:value-type="string">
            <text:p>455: 02</text:p>
          </table:table-cell>
          <table:table-cell office:value-type="string">
            <text:p>444: 00</text:p>
          </table:table-cell>
          <table:table-cell office:value-type="string">
            <text:p>444: 02</text:p>
          </table:table-cell>
          <table:table-cell/>
          <table:table-cell table:style-name="ce3" office:value-type="string">
            <text:p>446: 43</text:p>
          </table:table-cell>
          <table:table-cell office:value-type="string">
            <text:p>446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47: 00</text:p>
          </table:table-cell>
          <table:table-cell table:number-columns-repeated="2"/>
          <table:table-cell office:value-type="string">
            <text:p>445: 00</text:p>
          </table:table-cell>
          <table:table-cell office:value-type="string">
            <text:p>445: 7F</text:p>
          </table:table-cell>
          <table:table-cell table:number-columns-repeated="2" office:value-type="string">
            <text:p>456: 00</text:p>
          </table:table-cell>
          <table:table-cell table:number-columns-repeated="2" office:value-type="string">
            <text:p>445: 00</text:p>
          </table:table-cell>
          <table:table-cell/>
          <table:table-cell office:value-type="string">
            <text:p>447: 00</text:p>
          </table:table-cell>
          <table:table-cell office:value-type="string">
            <text:p>447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48: 00</text:p>
          </table:table-cell>
          <table:table-cell table:number-columns-repeated="2"/>
          <table:table-cell office:value-type="string">
            <text:p>446: 00</text:p>
          </table:table-cell>
          <table:table-cell office:value-type="string">
            <text:p>446: 7F</text:p>
          </table:table-cell>
          <table:table-cell table:number-columns-repeated="2" office:value-type="string">
            <text:p>457: 00</text:p>
          </table:table-cell>
          <table:table-cell table:number-columns-repeated="2" office:value-type="string">
            <text:p>446: 00</text:p>
          </table:table-cell>
          <table:table-cell/>
          <table:table-cell table:number-columns-repeated="2" office:value-type="string">
            <text:p>448: 00</text:p>
          </table:table-cell>
          <table:table-cell table:number-columns-repeated="1011"/>
        </table:table-row>
        <table:table-row table:style-name="ro1">
          <table:table-cell office:value-type="string">
            <text:p>449: 00</text:p>
          </table:table-cell>
          <table:table-cell office:value-type="string">
            <text:p>449: 5A</text:p>
          </table:table-cell>
          <table:table-cell table:number-columns-repeated="2"/>
          <table:table-cell office:value-type="string">
            <text:p>447: 00</text:p>
          </table:table-cell>
          <table:table-cell office:value-type="string">
            <text:p>447: 7F</text:p>
          </table:table-cell>
          <table:table-cell office:value-type="string">
            <text:p>458: 00</text:p>
          </table:table-cell>
          <table:table-cell office:value-type="string">
            <text:p>458: 5A</text:p>
          </table:table-cell>
          <table:table-cell office:value-type="string">
            <text:p>447: 00</text:p>
          </table:table-cell>
          <table:table-cell office:value-type="string">
            <text:p>447: 5A</text:p>
          </table:table-cell>
          <table:table-cell/>
          <table:table-cell office:value-type="string">
            <text:p>449: 5A</text:p>
          </table:table-cell>
          <table:table-cell office:value-type="string">
            <text:p>449: 00</text:p>
          </table:table-cell>
          <table:table-cell table:number-columns-repeated="1011"/>
        </table:table-row>
        <table:table-row table:style-name="ro1">
          <table:table-cell office:value-type="string">
            <text:p>450: 01</text:p>
          </table:table-cell>
          <table:table-cell office:value-type="string">
            <text:p>450: FF</text:p>
          </table:table-cell>
          <table:table-cell table:number-columns-repeated="2"/>
          <table:table-cell office:value-type="string">
            <text:p>448: 01</text:p>
          </table:table-cell>
          <table:table-cell office:value-type="string">
            <text:p>448: FF</text:p>
          </table:table-cell>
          <table:table-cell office:value-type="string">
            <text:p>459: 01</text:p>
          </table:table-cell>
          <table:table-cell office:value-type="string">
            <text:p>459: FF</text:p>
          </table:table-cell>
          <table:table-cell office:value-type="string">
            <text:p>448: 01</text:p>
          </table:table-cell>
          <table:table-cell office:value-type="string">
            <text:p>448: FF</text:p>
          </table:table-cell>
          <table:table-cell/>
          <table:table-cell office:value-type="string">
            <text:p>450: 5A</text:p>
          </table:table-cell>
          <table:table-cell office:value-type="string">
            <text:p>450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51: 40</text:p>
          </table:table-cell>
          <table:table-cell office:value-type="string">
            <text:p>451: F3</text:p>
          </table:table-cell>
          <table:table-cell table:number-columns-repeated="2"/>
          <table:table-cell table:style-name="ce3" office:value-type="string">
            <text:p>449: 42</text:p>
          </table:table-cell>
          <table:table-cell office:value-type="string">
            <text:p>449: 73</text:p>
          </table:table-cell>
          <table:table-cell table:style-name="ce3" office:value-type="string">
            <text:p>460: 40</text:p>
          </table:table-cell>
          <table:table-cell office:value-type="string">
            <text:p>460: F3</text:p>
          </table:table-cell>
          <table:table-cell table:style-name="ce3" office:value-type="string">
            <text:p>449: 40</text:p>
          </table:table-cell>
          <table:table-cell office:value-type="string">
            <text:p>449: F3</text:p>
          </table:table-cell>
          <table:table-cell/>
          <table:table-cell office:value-type="string">
            <text:p>451: 5A</text:p>
          </table:table-cell>
          <table:table-cell office:value-type="string">
            <text:p>451: 00</text:p>
          </table:table-cell>
          <table:table-cell table:number-columns-repeated="1011"/>
        </table:table-row>
        <table:table-row table:style-name="ro1">
          <table:table-cell office:value-type="string">
            <text:p>452: 00</text:p>
          </table:table-cell>
          <table:table-cell office:value-type="string">
            <text:p>452: 5A</text:p>
          </table:table-cell>
          <table:table-cell table:number-columns-repeated="2"/>
          <table:table-cell office:value-type="string">
            <text:p>450: 00</text:p>
          </table:table-cell>
          <table:table-cell office:value-type="string">
            <text:p>450: 5A</text:p>
          </table:table-cell>
          <table:table-cell office:value-type="string">
            <text:p>461: 00</text:p>
          </table:table-cell>
          <table:table-cell office:value-type="string">
            <text:p>461: 5A</text:p>
          </table:table-cell>
          <table:table-cell office:value-type="string">
            <text:p>450: 00</text:p>
          </table:table-cell>
          <table:table-cell office:value-type="string">
            <text:p>450: 5A</text:p>
          </table:table-cell>
          <table:table-cell/>
          <table:table-cell office:value-type="string">
            <text:p>452: 5A</text:p>
          </table:table-cell>
          <table:table-cell office:value-type="string">
            <text:p>452: 00</text:p>
          </table:table-cell>
          <table:table-cell table:number-columns-repeated="1011"/>
        </table:table-row>
        <table:table-row table:style-name="ro1">
          <table:table-cell office:value-type="string">
            <text:p>453: 04</text:p>
          </table:table-cell>
          <table:table-cell office:value-type="string">
            <text:p>453: 00</text:p>
          </table:table-cell>
          <table:table-cell table:number-columns-repeated="2"/>
          <table:table-cell office:value-type="string">
            <text:p>451: 00</text:p>
          </table:table-cell>
          <table:table-cell office:value-type="string">
            <text:p>451: 7F</text:p>
          </table:table-cell>
          <table:table-cell office:value-type="string">
            <text:p>462: 03</text:p>
          </table:table-cell>
          <table:table-cell office:value-type="string">
            <text:p>462: 00</text:p>
          </table:table-cell>
          <table:table-cell office:value-type="string">
            <text:p>451: 05</text:p>
          </table:table-cell>
          <table:table-cell office:value-type="string">
            <text:p>451: 00</text:p>
          </table:table-cell>
          <table:table-cell/>
          <table:table-cell office:value-type="string">
            <text:p>453: 5A</text:p>
          </table:table-cell>
          <table:table-cell office:value-type="string">
            <text:p>453: 00</text:p>
          </table:table-cell>
          <table:table-cell table:number-columns-repeated="1011"/>
        </table:table-row>
        <table:table-row table:style-name="ro1">
          <table:table-cell office:value-type="string">
            <text:p>454: 02</text:p>
          </table:table-cell>
          <table:table-cell office:value-type="string">
            <text:p>454: 00</text:p>
          </table:table-cell>
          <table:table-cell table:number-columns-repeated="2"/>
          <table:table-cell office:value-type="string">
            <text:p>452: 00</text:p>
          </table:table-cell>
          <table:table-cell office:value-type="string">
            <text:p>452: FF</text:p>
          </table:table-cell>
          <table:table-cell office:value-type="string">
            <text:p>463: 02</text:p>
          </table:table-cell>
          <table:table-cell office:value-type="string">
            <text:p>463: 00</text:p>
          </table:table-cell>
          <table:table-cell office:value-type="string">
            <text:p>452: 02</text:p>
          </table:table-cell>
          <table:table-cell office:value-type="string">
            <text:p>452: 00</text:p>
          </table:table-cell>
          <table:table-cell/>
          <table:table-cell office:value-type="string">
            <text:p>454: 01</text:p>
          </table:table-cell>
          <table:table-cell office:value-type="string">
            <text:p>454: FF</text:p>
          </table:table-cell>
          <table:table-cell table:number-columns-repeated="1011"/>
        </table:table-row>
        <table:table-row table:style-name="ro2">
          <table:table-cell office:value-type="string">
            <text:p>455: 00</text:p>
          </table:table-cell>
          <table:table-cell office:value-type="string">
            <text:p>455: 02</text:p>
          </table:table-cell>
          <table:table-cell table:number-columns-repeated="2"/>
          <table:table-cell office:value-type="string">
            <text:p>453: 00</text:p>
          </table:table-cell>
          <table:table-cell office:value-type="string">
            <text:p>453: 7F</text:p>
          </table:table-cell>
          <table:table-cell office:value-type="string">
            <text:p>464: 00</text:p>
          </table:table-cell>
          <table:table-cell office:value-type="string">
            <text:p>464: 02</text:p>
          </table:table-cell>
          <table:table-cell office:value-type="string">
            <text:p>453: 00</text:p>
          </table:table-cell>
          <table:table-cell office:value-type="string">
            <text:p>453: 02</text:p>
          </table:table-cell>
          <table:table-cell/>
          <table:table-cell table:style-name="ce3" office:value-type="string">
            <text:p>455: 42</text:p>
          </table:table-cell>
          <table:table-cell office:value-type="string">
            <text:p>455: 7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56: 00</text:p>
          </table:table-cell>
          <table:table-cell table:number-columns-repeated="2"/>
          <table:table-cell office:value-type="string">
            <text:p>454: 00</text:p>
          </table:table-cell>
          <table:table-cell office:value-type="string">
            <text:p>454: 7F</text:p>
          </table:table-cell>
          <table:table-cell table:number-columns-repeated="2" office:value-type="string">
            <text:p>465: 00</text:p>
          </table:table-cell>
          <table:table-cell table:number-columns-repeated="2" office:value-type="string">
            <text:p>454: 00</text:p>
          </table:table-cell>
          <table:table-cell/>
          <table:table-cell office:value-type="string">
            <text:p>456: 00</text:p>
          </table:table-cell>
          <table:table-cell office:value-type="string">
            <text:p>456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57: 00</text:p>
          </table:table-cell>
          <table:table-cell table:number-columns-repeated="2"/>
          <table:table-cell office:value-type="string">
            <text:p>455: 00</text:p>
          </table:table-cell>
          <table:table-cell office:value-type="string">
            <text:p>455: 7F</text:p>
          </table:table-cell>
          <table:table-cell table:number-columns-repeated="2" office:value-type="string">
            <text:p>466: 00</text:p>
          </table:table-cell>
          <table:table-cell table:number-columns-repeated="2" office:value-type="string">
            <text:p>455: 00</text:p>
          </table:table-cell>
          <table:table-cell/>
          <table:table-cell office:value-type="string">
            <text:p>457: 00</text:p>
          </table:table-cell>
          <table:table-cell office:value-type="string">
            <text:p>457: FE</text:p>
          </table:table-cell>
          <table:table-cell table:number-columns-repeated="1011"/>
        </table:table-row>
        <table:table-row table:style-name="ro1">
          <table:table-cell office:value-type="string">
            <text:p>458: 00</text:p>
          </table:table-cell>
          <table:table-cell office:value-type="string">
            <text:p>458: 5A</text:p>
          </table:table-cell>
          <table:table-cell table:number-columns-repeated="2"/>
          <table:table-cell office:value-type="string">
            <text:p>456: 00</text:p>
          </table:table-cell>
          <table:table-cell office:value-type="string">
            <text:p>456: 7F</text:p>
          </table:table-cell>
          <table:table-cell office:value-type="string">
            <text:p>467: 00</text:p>
          </table:table-cell>
          <table:table-cell office:value-type="string">
            <text:p>467: 5A</text:p>
          </table:table-cell>
          <table:table-cell office:value-type="string">
            <text:p>456: 00</text:p>
          </table:table-cell>
          <table:table-cell office:value-type="string">
            <text:p>456: 5A</text:p>
          </table:table-cell>
          <table:table-cell/>
          <table:table-cell office:value-type="string">
            <text:p>458: 00</text:p>
          </table:table-cell>
          <table:table-cell office:value-type="string">
            <text:p>458: FF</text:p>
          </table:table-cell>
          <table:table-cell table:number-columns-repeated="1011"/>
        </table:table-row>
        <table:table-row table:style-name="ro1">
          <table:table-cell office:value-type="string">
            <text:p>459: 01</text:p>
          </table:table-cell>
          <table:table-cell office:value-type="string">
            <text:p>459: FF</text:p>
          </table:table-cell>
          <table:table-cell table:number-columns-repeated="2"/>
          <table:table-cell office:value-type="string">
            <text:p>457: 01</text:p>
          </table:table-cell>
          <table:table-cell office:value-type="string">
            <text:p>457: FF</text:p>
          </table:table-cell>
          <table:table-cell office:value-type="string">
            <text:p>468: 01</text:p>
          </table:table-cell>
          <table:table-cell office:value-type="string">
            <text:p>468: FF</text:p>
          </table:table-cell>
          <table:table-cell office:value-type="string">
            <text:p>457: 01</text:p>
          </table:table-cell>
          <table:table-cell office:value-type="string">
            <text:p>457: FF</text:p>
          </table:table-cell>
          <table:table-cell/>
          <table:table-cell office:value-type="string">
            <text:p>459: 00</text:p>
          </table:table-cell>
          <table:table-cell office:value-type="string">
            <text:p>459: 7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60: 40</text:p>
          </table:table-cell>
          <table:table-cell office:value-type="string">
            <text:p>460: F3</text:p>
          </table:table-cell>
          <table:table-cell table:number-columns-repeated="2"/>
          <table:table-cell table:style-name="ce3" office:value-type="string">
            <text:p>458: 42</text:p>
          </table:table-cell>
          <table:table-cell office:value-type="string">
            <text:p>458: 73</text:p>
          </table:table-cell>
          <table:table-cell table:style-name="ce3" office:value-type="string">
            <text:p>469: 40</text:p>
          </table:table-cell>
          <table:table-cell office:value-type="string">
            <text:p>469: F3</text:p>
          </table:table-cell>
          <table:table-cell table:style-name="ce3" office:value-type="string">
            <text:p>458: 40</text:p>
          </table:table-cell>
          <table:table-cell office:value-type="string">
            <text:p>458: F3</text:p>
          </table:table-cell>
          <table:table-cell/>
          <table:table-cell office:value-type="string">
            <text:p>460: 00</text:p>
          </table:table-cell>
          <table:table-cell office:value-type="string">
            <text:p>460: 86</text:p>
          </table:table-cell>
          <table:table-cell table:number-columns-repeated="1011"/>
        </table:table-row>
        <table:table-row table:style-name="ro1">
          <table:table-cell office:value-type="string">
            <text:p>461: 00</text:p>
          </table:table-cell>
          <table:table-cell office:value-type="string">
            <text:p>461: 5A</text:p>
          </table:table-cell>
          <table:table-cell table:number-columns-repeated="2"/>
          <table:table-cell office:value-type="string">
            <text:p>459: 00</text:p>
          </table:table-cell>
          <table:table-cell office:value-type="string">
            <text:p>459: 5A</text:p>
          </table:table-cell>
          <table:table-cell office:value-type="string">
            <text:p>470: 00</text:p>
          </table:table-cell>
          <table:table-cell office:value-type="string">
            <text:p>470: 5A</text:p>
          </table:table-cell>
          <table:table-cell office:value-type="string">
            <text:p>459: 00</text:p>
          </table:table-cell>
          <table:table-cell office:value-type="string">
            <text:p>459: 5A</text:p>
          </table:table-cell>
          <table:table-cell/>
          <table:table-cell office:value-type="string">
            <text:p>461: 00</text:p>
          </table:table-cell>
          <table:table-cell office:value-type="string">
            <text:p>461: 8F</text:p>
          </table:table-cell>
          <table:table-cell table:number-columns-repeated="1011"/>
        </table:table-row>
        <table:table-row table:style-name="ro1">
          <table:table-cell office:value-type="string">
            <text:p>462: 05</text:p>
          </table:table-cell>
          <table:table-cell office:value-type="string">
            <text:p>462: 00</text:p>
          </table:table-cell>
          <table:table-cell table:number-columns-repeated="2"/>
          <table:table-cell office:value-type="string">
            <text:p>460: 00</text:p>
          </table:table-cell>
          <table:table-cell office:value-type="string">
            <text:p>460: 7F</text:p>
          </table:table-cell>
          <table:table-cell office:value-type="string">
            <text:p>471: 04</text:p>
          </table:table-cell>
          <table:table-cell office:value-type="string">
            <text:p>471: 00</text:p>
          </table:table-cell>
          <table:table-cell office:value-type="string">
            <text:p>460: 06</text:p>
          </table:table-cell>
          <table:table-cell office:value-type="string">
            <text:p>460: 00</text:p>
          </table:table-cell>
          <table:table-cell/>
          <table:table-cell office:value-type="string">
            <text:p>462: 00</text:p>
          </table:table-cell>
          <table:table-cell office:value-type="string">
            <text:p>462: 7F</text:p>
          </table:table-cell>
          <table:table-cell table:number-columns-repeated="1011"/>
        </table:table-row>
        <table:table-row table:style-name="ro1">
          <table:table-cell office:value-type="string">
            <text:p>463: 02</text:p>
          </table:table-cell>
          <table:table-cell office:value-type="string">
            <text:p>463: 00</text:p>
          </table:table-cell>
          <table:table-cell table:number-columns-repeated="2"/>
          <table:table-cell office:value-type="string">
            <text:p>461: 00</text:p>
          </table:table-cell>
          <table:table-cell office:value-type="string">
            <text:p>461: FF</text:p>
          </table:table-cell>
          <table:table-cell office:value-type="string">
            <text:p>472: 02</text:p>
          </table:table-cell>
          <table:table-cell office:value-type="string">
            <text:p>472: 00</text:p>
          </table:table-cell>
          <table:table-cell office:value-type="string">
            <text:p>461: 02</text:p>
          </table:table-cell>
          <table:table-cell office:value-type="string">
            <text:p>461: 00</text:p>
          </table:table-cell>
          <table:table-cell/>
          <table:table-cell office:value-type="string">
            <text:p>463: 01</text:p>
          </table:table-cell>
          <table:table-cell office:value-type="string">
            <text:p>463: FF</text:p>
          </table:table-cell>
          <table:table-cell table:number-columns-repeated="1011"/>
        </table:table-row>
        <table:table-row table:style-name="ro2">
          <table:table-cell office:value-type="string">
            <text:p>464: 00</text:p>
          </table:table-cell>
          <table:table-cell office:value-type="string">
            <text:p>464: 02</text:p>
          </table:table-cell>
          <table:table-cell table:number-columns-repeated="2"/>
          <table:table-cell office:value-type="string">
            <text:p>462: 00</text:p>
          </table:table-cell>
          <table:table-cell office:value-type="string">
            <text:p>462: 7F</text:p>
          </table:table-cell>
          <table:table-cell office:value-type="string">
            <text:p>473: 00</text:p>
          </table:table-cell>
          <table:table-cell office:value-type="string">
            <text:p>473: 02</text:p>
          </table:table-cell>
          <table:table-cell office:value-type="string">
            <text:p>462: 00</text:p>
          </table:table-cell>
          <table:table-cell office:value-type="string">
            <text:p>462: 02</text:p>
          </table:table-cell>
          <table:table-cell/>
          <table:table-cell table:style-name="ce3" office:value-type="string">
            <text:p>464: 42</text:p>
          </table:table-cell>
          <table:table-cell office:value-type="string">
            <text:p>464: 7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65: 00</text:p>
          </table:table-cell>
          <table:table-cell table:number-columns-repeated="2"/>
          <table:table-cell office:value-type="string">
            <text:p>463: 00</text:p>
          </table:table-cell>
          <table:table-cell office:value-type="string">
            <text:p>463: 7F</text:p>
          </table:table-cell>
          <table:table-cell table:number-columns-repeated="2" office:value-type="string">
            <text:p>474: 00</text:p>
          </table:table-cell>
          <table:table-cell table:number-columns-repeated="2" office:value-type="string">
            <text:p>463: 00</text:p>
          </table:table-cell>
          <table:table-cell/>
          <table:table-cell office:value-type="string">
            <text:p>465: 00</text:p>
          </table:table-cell>
          <table:table-cell office:value-type="string">
            <text:p>465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66: 00</text:p>
          </table:table-cell>
          <table:table-cell table:number-columns-repeated="2"/>
          <table:table-cell office:value-type="string">
            <text:p>464: 00</text:p>
          </table:table-cell>
          <table:table-cell office:value-type="string">
            <text:p>464: 7F</text:p>
          </table:table-cell>
          <table:table-cell table:number-columns-repeated="2" office:value-type="string">
            <text:p>475: 00</text:p>
          </table:table-cell>
          <table:table-cell table:number-columns-repeated="2" office:value-type="string">
            <text:p>464: 00</text:p>
          </table:table-cell>
          <table:table-cell/>
          <table:table-cell office:value-type="string">
            <text:p>466: 00</text:p>
          </table:table-cell>
          <table:table-cell office:value-type="string">
            <text:p>466: FE</text:p>
          </table:table-cell>
          <table:table-cell table:number-columns-repeated="1011"/>
        </table:table-row>
        <table:table-row table:style-name="ro1">
          <table:table-cell office:value-type="string">
            <text:p>467: 00</text:p>
          </table:table-cell>
          <table:table-cell office:value-type="string">
            <text:p>467: 5A</text:p>
          </table:table-cell>
          <table:table-cell table:number-columns-repeated="2"/>
          <table:table-cell office:value-type="string">
            <text:p>465: 00</text:p>
          </table:table-cell>
          <table:table-cell office:value-type="string">
            <text:p>465: 7F</text:p>
          </table:table-cell>
          <table:table-cell office:value-type="string">
            <text:p>476: 00</text:p>
          </table:table-cell>
          <table:table-cell office:value-type="string">
            <text:p>476: 5A</text:p>
          </table:table-cell>
          <table:table-cell office:value-type="string">
            <text:p>465: 00</text:p>
          </table:table-cell>
          <table:table-cell office:value-type="string">
            <text:p>465: 5A</text:p>
          </table:table-cell>
          <table:table-cell/>
          <table:table-cell office:value-type="string">
            <text:p>467: 00</text:p>
          </table:table-cell>
          <table:table-cell office:value-type="string">
            <text:p>467: FF</text:p>
          </table:table-cell>
          <table:table-cell table:number-columns-repeated="1011"/>
        </table:table-row>
        <table:table-row table:style-name="ro1">
          <table:table-cell office:value-type="string">
            <text:p>468: 01</text:p>
          </table:table-cell>
          <table:table-cell office:value-type="string">
            <text:p>468: FF</text:p>
          </table:table-cell>
          <table:table-cell table:number-columns-repeated="2"/>
          <table:table-cell office:value-type="string">
            <text:p>466: 01</text:p>
          </table:table-cell>
          <table:table-cell office:value-type="string">
            <text:p>466: FF</text:p>
          </table:table-cell>
          <table:table-cell office:value-type="string">
            <text:p>477: 01</text:p>
          </table:table-cell>
          <table:table-cell office:value-type="string">
            <text:p>477: FF</text:p>
          </table:table-cell>
          <table:table-cell office:value-type="string">
            <text:p>466: 01</text:p>
          </table:table-cell>
          <table:table-cell office:value-type="string">
            <text:p>466: FF</text:p>
          </table:table-cell>
          <table:table-cell/>
          <table:table-cell office:value-type="string">
            <text:p>468: 01</text:p>
          </table:table-cell>
          <table:table-cell office:value-type="string">
            <text:p>468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69: 40</text:p>
          </table:table-cell>
          <table:table-cell office:value-type="string">
            <text:p>469: F3</text:p>
          </table:table-cell>
          <table:table-cell table:number-columns-repeated="2"/>
          <table:table-cell table:style-name="ce3" office:value-type="string">
            <text:p>467: 42</text:p>
          </table:table-cell>
          <table:table-cell office:value-type="string">
            <text:p>467: 73</text:p>
          </table:table-cell>
          <table:table-cell table:style-name="ce3" office:value-type="string">
            <text:p>478: 40</text:p>
          </table:table-cell>
          <table:table-cell office:value-type="string">
            <text:p>478: F3</text:p>
          </table:table-cell>
          <table:table-cell table:style-name="ce3" office:value-type="string">
            <text:p>467: 40</text:p>
          </table:table-cell>
          <table:table-cell office:value-type="string">
            <text:p>467: F3</text:p>
          </table:table-cell>
          <table:table-cell/>
          <table:table-cell table:style-name="ce3" office:value-type="string">
            <text:p>469: 43</text:p>
          </table:table-cell>
          <table:table-cell office:value-type="string">
            <text:p>469: 79</text:p>
          </table:table-cell>
          <table:table-cell table:number-columns-repeated="1011"/>
        </table:table-row>
        <table:table-row table:style-name="ro1">
          <table:table-cell office:value-type="string">
            <text:p>470: 00</text:p>
          </table:table-cell>
          <table:table-cell office:value-type="string">
            <text:p>470: 5A</text:p>
          </table:table-cell>
          <table:table-cell table:number-columns-repeated="2"/>
          <table:table-cell office:value-type="string">
            <text:p>468: 00</text:p>
          </table:table-cell>
          <table:table-cell office:value-type="string">
            <text:p>468: 5A</text:p>
          </table:table-cell>
          <table:table-cell office:value-type="string">
            <text:p>479: 00</text:p>
          </table:table-cell>
          <table:table-cell office:value-type="string">
            <text:p>479: 5A</text:p>
          </table:table-cell>
          <table:table-cell office:value-type="string">
            <text:p>468: 00</text:p>
          </table:table-cell>
          <table:table-cell office:value-type="string">
            <text:p>468: 5A</text:p>
          </table:table-cell>
          <table:table-cell/>
          <table:table-cell office:value-type="string">
            <text:p>470: 00</text:p>
          </table:table-cell>
          <table:table-cell office:value-type="string">
            <text:p>470: 5A</text:p>
          </table:table-cell>
          <table:table-cell table:number-columns-repeated="1011"/>
        </table:table-row>
        <table:table-row table:style-name="ro1">
          <table:table-cell office:value-type="string">
            <text:p>471: 06</text:p>
          </table:table-cell>
          <table:table-cell office:value-type="string">
            <text:p>471: 00</text:p>
          </table:table-cell>
          <table:table-cell table:number-columns-repeated="2"/>
          <table:table-cell office:value-type="string">
            <text:p>469: 00</text:p>
          </table:table-cell>
          <table:table-cell office:value-type="string">
            <text:p>469: 7F</text:p>
          </table:table-cell>
          <table:table-cell office:value-type="string">
            <text:p>480: 05</text:p>
          </table:table-cell>
          <table:table-cell office:value-type="string">
            <text:p>480: 00</text:p>
          </table:table-cell>
          <table:table-cell office:value-type="string">
            <text:p>469: 07</text:p>
          </table:table-cell>
          <table:table-cell office:value-type="string">
            <text:p>469: 00</text:p>
          </table:table-cell>
          <table:table-cell/>
          <table:table-cell office:value-type="string">
            <text:p>471: 01</text:p>
          </table:table-cell>
          <table:table-cell office:value-type="string">
            <text:p>471: FE</text:p>
          </table:table-cell>
          <table:table-cell table:number-columns-repeated="1011"/>
        </table:table-row>
        <table:table-row table:style-name="ro1">
          <table:table-cell office:value-type="string">
            <text:p>472: 02</text:p>
          </table:table-cell>
          <table:table-cell office:value-type="string">
            <text:p>472: 00</text:p>
          </table:table-cell>
          <table:table-cell table:number-columns-repeated="2"/>
          <table:table-cell office:value-type="string">
            <text:p>470: 00</text:p>
          </table:table-cell>
          <table:table-cell office:value-type="string">
            <text:p>470: FF</text:p>
          </table:table-cell>
          <table:table-cell office:value-type="string">
            <text:p>481: 02</text:p>
          </table:table-cell>
          <table:table-cell office:value-type="string">
            <text:p>481: 00</text:p>
          </table:table-cell>
          <table:table-cell office:value-type="string">
            <text:p>470: 02</text:p>
          </table:table-cell>
          <table:table-cell office:value-type="string">
            <text:p>470: 00</text:p>
          </table:table-cell>
          <table:table-cell/>
          <table:table-cell office:value-type="string">
            <text:p>472: 00</text:p>
          </table:table-cell>
          <table:table-cell office:value-type="string">
            <text:p>472: FF</text:p>
          </table:table-cell>
          <table:table-cell table:number-columns-repeated="1011"/>
        </table:table-row>
        <table:table-row table:style-name="ro1">
          <table:table-cell office:value-type="string">
            <text:p>473: 00</text:p>
          </table:table-cell>
          <table:table-cell office:value-type="string">
            <text:p>473: 02</text:p>
          </table:table-cell>
          <table:table-cell table:number-columns-repeated="2"/>
          <table:table-cell office:value-type="string">
            <text:p>471: 00</text:p>
          </table:table-cell>
          <table:table-cell office:value-type="string">
            <text:p>471: 7F</text:p>
          </table:table-cell>
          <table:table-cell office:value-type="string">
            <text:p>482: 00</text:p>
          </table:table-cell>
          <table:table-cell office:value-type="string">
            <text:p>482: 02</text:p>
          </table:table-cell>
          <table:table-cell office:value-type="string">
            <text:p>471: 00</text:p>
          </table:table-cell>
          <table:table-cell office:value-type="string">
            <text:p>471: 02</text:p>
          </table:table-cell>
          <table:table-cell/>
          <table:table-cell office:value-type="string">
            <text:p>473: 00</text:p>
          </table:table-cell>
          <table:table-cell office:value-type="string">
            <text:p>473: 7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74: 00</text:p>
          </table:table-cell>
          <table:table-cell table:number-columns-repeated="2"/>
          <table:table-cell office:value-type="string">
            <text:p>472: 00</text:p>
          </table:table-cell>
          <table:table-cell office:value-type="string">
            <text:p>472: 7F</text:p>
          </table:table-cell>
          <table:table-cell table:number-columns-repeated="2" office:value-type="string">
            <text:p>483: 00</text:p>
          </table:table-cell>
          <table:table-cell table:number-columns-repeated="2" office:value-type="string">
            <text:p>472: 00</text:p>
          </table:table-cell>
          <table:table-cell/>
          <table:table-cell office:value-type="string">
            <text:p>474: 00</text:p>
          </table:table-cell>
          <table:table-cell office:value-type="string">
            <text:p>474: 86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75: 00</text:p>
          </table:table-cell>
          <table:table-cell table:number-columns-repeated="2"/>
          <table:table-cell office:value-type="string">
            <text:p>473: 00</text:p>
          </table:table-cell>
          <table:table-cell office:value-type="string">
            <text:p>473: 7F</text:p>
          </table:table-cell>
          <table:table-cell table:number-columns-repeated="2" office:value-type="string">
            <text:p>484: 00</text:p>
          </table:table-cell>
          <table:table-cell table:number-columns-repeated="2" office:value-type="string">
            <text:p>473: 00</text:p>
          </table:table-cell>
          <table:table-cell/>
          <table:table-cell office:value-type="string">
            <text:p>475: 00</text:p>
          </table:table-cell>
          <table:table-cell office:value-type="string">
            <text:p>475: 8F</text:p>
          </table:table-cell>
          <table:table-cell table:number-columns-repeated="1011"/>
        </table:table-row>
        <table:table-row table:style-name="ro1">
          <table:table-cell office:value-type="string">
            <text:p>476: 00</text:p>
          </table:table-cell>
          <table:table-cell office:value-type="string">
            <text:p>476: 5A</text:p>
          </table:table-cell>
          <table:table-cell table:number-columns-repeated="2"/>
          <table:table-cell office:value-type="string">
            <text:p>474: 00</text:p>
          </table:table-cell>
          <table:table-cell office:value-type="string">
            <text:p>474: 7F</text:p>
          </table:table-cell>
          <table:table-cell office:value-type="string">
            <text:p>485: 00</text:p>
          </table:table-cell>
          <table:table-cell office:value-type="string">
            <text:p>485: 5A</text:p>
          </table:table-cell>
          <table:table-cell office:value-type="string">
            <text:p>474: 00</text:p>
          </table:table-cell>
          <table:table-cell office:value-type="string">
            <text:p>474: 5A</text:p>
          </table:table-cell>
          <table:table-cell/>
          <table:table-cell office:value-type="string">
            <text:p>476: 00</text:p>
          </table:table-cell>
          <table:table-cell office:value-type="string">
            <text:p>476: 7F</text:p>
          </table:table-cell>
          <table:table-cell table:number-columns-repeated="1011"/>
        </table:table-row>
        <table:table-row table:style-name="ro1">
          <table:table-cell office:value-type="string">
            <text:p>477: 01</text:p>
          </table:table-cell>
          <table:table-cell office:value-type="string">
            <text:p>477: FF</text:p>
          </table:table-cell>
          <table:table-cell table:number-columns-repeated="2"/>
          <table:table-cell office:value-type="string">
            <text:p>475: 01</text:p>
          </table:table-cell>
          <table:table-cell office:value-type="string">
            <text:p>475: FF</text:p>
          </table:table-cell>
          <table:table-cell office:value-type="string">
            <text:p>486: 01</text:p>
          </table:table-cell>
          <table:table-cell office:value-type="string">
            <text:p>486: FF</text:p>
          </table:table-cell>
          <table:table-cell office:value-type="string">
            <text:p>475: 01</text:p>
          </table:table-cell>
          <table:table-cell office:value-type="string">
            <text:p>475: FF</text:p>
          </table:table-cell>
          <table:table-cell/>
          <table:table-cell table:number-columns-repeated="2" office:value-type="string">
            <text:p>477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78: 40</text:p>
          </table:table-cell>
          <table:table-cell office:value-type="string">
            <text:p>478: F3</text:p>
          </table:table-cell>
          <table:table-cell table:number-columns-repeated="2"/>
          <table:table-cell table:style-name="ce3" office:value-type="string">
            <text:p>476: 42</text:p>
          </table:table-cell>
          <table:table-cell office:value-type="string">
            <text:p>476: 73</text:p>
          </table:table-cell>
          <table:table-cell table:style-name="ce3" office:value-type="string">
            <text:p>487: 40</text:p>
          </table:table-cell>
          <table:table-cell office:value-type="string">
            <text:p>487: F3</text:p>
          </table:table-cell>
          <table:table-cell table:style-name="ce3" office:value-type="string">
            <text:p>476: 40</text:p>
          </table:table-cell>
          <table:table-cell office:value-type="string">
            <text:p>476: F3</text:p>
          </table:table-cell>
          <table:table-cell/>
          <table:table-cell table:number-columns-repeated="2" office:value-type="string">
            <text:p>478: 00</text:p>
          </table:table-cell>
          <table:table-cell table:number-columns-repeated="1011"/>
        </table:table-row>
        <table:table-row table:style-name="ro1">
          <table:table-cell office:value-type="string">
            <text:p>479: 00</text:p>
          </table:table-cell>
          <table:table-cell office:value-type="string">
            <text:p>479: 5A</text:p>
          </table:table-cell>
          <table:table-cell table:number-columns-repeated="2"/>
          <table:table-cell office:value-type="string">
            <text:p>477: 00</text:p>
          </table:table-cell>
          <table:table-cell office:value-type="string">
            <text:p>477: 5A</text:p>
          </table:table-cell>
          <table:table-cell office:value-type="string">
            <text:p>488: 00</text:p>
          </table:table-cell>
          <table:table-cell office:value-type="string">
            <text:p>488: 5A</text:p>
          </table:table-cell>
          <table:table-cell office:value-type="string">
            <text:p>477: 00</text:p>
          </table:table-cell>
          <table:table-cell office:value-type="string">
            <text:p>477: 5A</text:p>
          </table:table-cell>
          <table:table-cell/>
          <table:table-cell table:number-columns-repeated="2" office:value-type="string">
            <text:p>479: 00</text:p>
          </table:table-cell>
          <table:table-cell table:number-columns-repeated="1011"/>
        </table:table-row>
        <table:table-row table:style-name="ro1">
          <table:table-cell office:value-type="string">
            <text:p>480: 07</text:p>
          </table:table-cell>
          <table:table-cell office:value-type="string">
            <text:p>480: 00</text:p>
          </table:table-cell>
          <table:table-cell table:number-columns-repeated="2"/>
          <table:table-cell office:value-type="string">
            <text:p>478: 00</text:p>
          </table:table-cell>
          <table:table-cell office:value-type="string">
            <text:p>478: 7F</text:p>
          </table:table-cell>
          <table:table-cell office:value-type="string">
            <text:p>489: 06</text:p>
          </table:table-cell>
          <table:table-cell office:value-type="string">
            <text:p>489: 00</text:p>
          </table:table-cell>
          <table:table-cell office:value-type="string">
            <text:p>478: 08</text:p>
          </table:table-cell>
          <table:table-cell office:value-type="string">
            <text:p>478: 00</text:p>
          </table:table-cell>
          <table:table-cell/>
          <table:table-cell table:number-columns-repeated="2" office:value-type="string">
            <text:p>480: 00</text:p>
          </table:table-cell>
          <table:table-cell table:number-columns-repeated="1011"/>
        </table:table-row>
        <table:table-row table:style-name="ro1">
          <table:table-cell office:value-type="string">
            <text:p>481: 02</text:p>
          </table:table-cell>
          <table:table-cell office:value-type="string">
            <text:p>481: 00</text:p>
          </table:table-cell>
          <table:table-cell table:number-columns-repeated="2"/>
          <table:table-cell office:value-type="string">
            <text:p>479: 00</text:p>
          </table:table-cell>
          <table:table-cell office:value-type="string">
            <text:p>479: FF</text:p>
          </table:table-cell>
          <table:table-cell office:value-type="string">
            <text:p>490: 02</text:p>
          </table:table-cell>
          <table:table-cell office:value-type="string">
            <text:p>490: 00</text:p>
          </table:table-cell>
          <table:table-cell office:value-type="string">
            <text:p>479: 02</text:p>
          </table:table-cell>
          <table:table-cell office:value-type="string">
            <text:p>479: 00</text:p>
          </table:table-cell>
          <table:table-cell/>
          <table:table-cell table:number-columns-repeated="2" office:value-type="string">
            <text:p>481: 00</text:p>
          </table:table-cell>
          <table:table-cell table:number-columns-repeated="1011"/>
        </table:table-row>
        <table:table-row table:style-name="ro1">
          <table:table-cell office:value-type="string">
            <text:p>482: 00</text:p>
          </table:table-cell>
          <table:table-cell office:value-type="string">
            <text:p>482: 02</text:p>
          </table:table-cell>
          <table:table-cell table:number-columns-repeated="2"/>
          <table:table-cell office:value-type="string">
            <text:p>480: 00</text:p>
          </table:table-cell>
          <table:table-cell office:value-type="string">
            <text:p>480: 7F</text:p>
          </table:table-cell>
          <table:table-cell office:value-type="string">
            <text:p>491: 00</text:p>
          </table:table-cell>
          <table:table-cell office:value-type="string">
            <text:p>491: 02</text:p>
          </table:table-cell>
          <table:table-cell office:value-type="string">
            <text:p>480: 00</text:p>
          </table:table-cell>
          <table:table-cell office:value-type="string">
            <text:p>480: 02</text:p>
          </table:table-cell>
          <table:table-cell/>
          <table:table-cell table:number-columns-repeated="2" office:value-type="string">
            <text:p>482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83: 00</text:p>
          </table:table-cell>
          <table:table-cell table:number-columns-repeated="2"/>
          <table:table-cell office:value-type="string">
            <text:p>481: 00</text:p>
          </table:table-cell>
          <table:table-cell office:value-type="string">
            <text:p>481: 7F</text:p>
          </table:table-cell>
          <table:table-cell table:number-columns-repeated="2" office:value-type="string">
            <text:p>492: 00</text:p>
          </table:table-cell>
          <table:table-cell table:number-columns-repeated="2" office:value-type="string">
            <text:p>481: 00</text:p>
          </table:table-cell>
          <table:table-cell/>
          <table:table-cell table:number-columns-repeated="2" office:value-type="string">
            <text:p>483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84: 00</text:p>
          </table:table-cell>
          <table:table-cell table:number-columns-repeated="2"/>
          <table:table-cell office:value-type="string">
            <text:p>482: 00</text:p>
          </table:table-cell>
          <table:table-cell office:value-type="string">
            <text:p>482: 7F</text:p>
          </table:table-cell>
          <table:table-cell table:number-columns-repeated="2" office:value-type="string">
            <text:p>493: 00</text:p>
          </table:table-cell>
          <table:table-cell table:number-columns-repeated="2" office:value-type="string">
            <text:p>482: 00</text:p>
          </table:table-cell>
          <table:table-cell/>
          <table:table-cell table:number-columns-repeated="2" office:value-type="string">
            <text:p>484: 00</text:p>
          </table:table-cell>
          <table:table-cell table:number-columns-repeated="1011"/>
        </table:table-row>
        <table:table-row table:style-name="ro1">
          <table:table-cell office:value-type="string">
            <text:p>485: 00</text:p>
          </table:table-cell>
          <table:table-cell office:value-type="string">
            <text:p>485: 5A</text:p>
          </table:table-cell>
          <table:table-cell table:number-columns-repeated="2"/>
          <table:table-cell office:value-type="string">
            <text:p>483: 00</text:p>
          </table:table-cell>
          <table:table-cell office:value-type="string">
            <text:p>483: 7F</text:p>
          </table:table-cell>
          <table:table-cell office:value-type="string">
            <text:p>494: 00</text:p>
          </table:table-cell>
          <table:table-cell office:value-type="string">
            <text:p>494: 5A</text:p>
          </table:table-cell>
          <table:table-cell office:value-type="string">
            <text:p>483: 00</text:p>
          </table:table-cell>
          <table:table-cell office:value-type="string">
            <text:p>483: 5A</text:p>
          </table:table-cell>
          <table:table-cell/>
          <table:table-cell table:number-columns-repeated="2" office:value-type="string">
            <text:p>485: 00</text:p>
          </table:table-cell>
          <table:table-cell table:number-columns-repeated="1011"/>
        </table:table-row>
        <table:table-row table:style-name="ro1">
          <table:table-cell office:value-type="string">
            <text:p>486: 01</text:p>
          </table:table-cell>
          <table:table-cell office:value-type="string">
            <text:p>486: FF</text:p>
          </table:table-cell>
          <table:table-cell table:number-columns-repeated="2"/>
          <table:table-cell office:value-type="string">
            <text:p>484: 01</text:p>
          </table:table-cell>
          <table:table-cell office:value-type="string">
            <text:p>484: FF</text:p>
          </table:table-cell>
          <table:table-cell office:value-type="string">
            <text:p>495: 01</text:p>
          </table:table-cell>
          <table:table-cell office:value-type="string">
            <text:p>495: FF</text:p>
          </table:table-cell>
          <table:table-cell office:value-type="string">
            <text:p>484: 01</text:p>
          </table:table-cell>
          <table:table-cell office:value-type="string">
            <text:p>484: FF</text:p>
          </table:table-cell>
          <table:table-cell/>
          <table:table-cell table:number-columns-repeated="2" office:value-type="string">
            <text:p>486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87: 40</text:p>
          </table:table-cell>
          <table:table-cell office:value-type="string">
            <text:p>487: F3</text:p>
          </table:table-cell>
          <table:table-cell table:number-columns-repeated="2"/>
          <table:table-cell table:style-name="ce3" office:value-type="string">
            <text:p>485: 42</text:p>
          </table:table-cell>
          <table:table-cell office:value-type="string">
            <text:p>485: 73</text:p>
          </table:table-cell>
          <table:table-cell table:style-name="ce3" office:value-type="string">
            <text:p>496: 40</text:p>
          </table:table-cell>
          <table:table-cell office:value-type="string">
            <text:p>496: F3</text:p>
          </table:table-cell>
          <table:table-cell table:style-name="ce3" office:value-type="string">
            <text:p>485: 40</text:p>
          </table:table-cell>
          <table:table-cell office:value-type="string">
            <text:p>485: F3</text:p>
          </table:table-cell>
          <table:table-cell/>
          <table:table-cell table:number-columns-repeated="2" office:value-type="string">
            <text:p>487: 00</text:p>
          </table:table-cell>
          <table:table-cell table:number-columns-repeated="1011"/>
        </table:table-row>
        <table:table-row table:style-name="ro1">
          <table:table-cell office:value-type="string">
            <text:p>488: 00</text:p>
          </table:table-cell>
          <table:table-cell office:value-type="string">
            <text:p>488: 5A</text:p>
          </table:table-cell>
          <table:table-cell table:number-columns-repeated="2"/>
          <table:table-cell office:value-type="string">
            <text:p>486: 00</text:p>
          </table:table-cell>
          <table:table-cell office:value-type="string">
            <text:p>486: 5A</text:p>
          </table:table-cell>
          <table:table-cell office:value-type="string">
            <text:p>497: 00</text:p>
          </table:table-cell>
          <table:table-cell office:value-type="string">
            <text:p>497: 5A</text:p>
          </table:table-cell>
          <table:table-cell office:value-type="string">
            <text:p>486: 00</text:p>
          </table:table-cell>
          <table:table-cell office:value-type="string">
            <text:p>486: 5A</text:p>
          </table:table-cell>
          <table:table-cell/>
          <table:table-cell table:number-columns-repeated="2" office:value-type="string">
            <text:p>488: 00</text:p>
          </table:table-cell>
          <table:table-cell table:number-columns-repeated="1011"/>
        </table:table-row>
        <table:table-row table:style-name="ro1">
          <table:table-cell office:value-type="string">
            <text:p>489: 08</text:p>
          </table:table-cell>
          <table:table-cell office:value-type="string">
            <text:p>489: 00</text:p>
          </table:table-cell>
          <table:table-cell table:number-columns-repeated="2"/>
          <table:table-cell office:value-type="string">
            <text:p>487: 00</text:p>
          </table:table-cell>
          <table:table-cell office:value-type="string">
            <text:p>487: 7F</text:p>
          </table:table-cell>
          <table:table-cell office:value-type="string">
            <text:p>498: 07</text:p>
          </table:table-cell>
          <table:table-cell office:value-type="string">
            <text:p>498: 00</text:p>
          </table:table-cell>
          <table:table-cell office:value-type="string">
            <text:p>487: 09</text:p>
          </table:table-cell>
          <table:table-cell office:value-type="string">
            <text:p>487: 00</text:p>
          </table:table-cell>
          <table:table-cell/>
          <table:table-cell office:value-type="string">
            <text:p>489: 01</text:p>
          </table:table-cell>
          <table:table-cell office:value-type="string">
            <text:p>489: FF</text:p>
          </table:table-cell>
          <table:table-cell table:number-columns-repeated="1011"/>
        </table:table-row>
        <table:table-row table:style-name="ro2">
          <table:table-cell office:value-type="string">
            <text:p>490: 02</text:p>
          </table:table-cell>
          <table:table-cell office:value-type="string">
            <text:p>490: 00</text:p>
          </table:table-cell>
          <table:table-cell table:number-columns-repeated="2"/>
          <table:table-cell office:value-type="string">
            <text:p>488: 00</text:p>
          </table:table-cell>
          <table:table-cell office:value-type="string">
            <text:p>488: FF</text:p>
          </table:table-cell>
          <table:table-cell office:value-type="string">
            <text:p>499: 02</text:p>
          </table:table-cell>
          <table:table-cell office:value-type="string">
            <text:p>499: 00</text:p>
          </table:table-cell>
          <table:table-cell office:value-type="string">
            <text:p>488: 02</text:p>
          </table:table-cell>
          <table:table-cell office:value-type="string">
            <text:p>488: 00</text:p>
          </table:table-cell>
          <table:table-cell/>
          <table:table-cell table:style-name="ce3" office:value-type="string">
            <text:p>490: 45</text:p>
          </table:table-cell>
          <table:table-cell office:value-type="string">
            <text:p>490: F3</text:p>
          </table:table-cell>
          <table:table-cell table:number-columns-repeated="1011"/>
        </table:table-row>
        <table:table-row table:style-name="ro1">
          <table:table-cell office:value-type="string">
            <text:p>491: 00</text:p>
          </table:table-cell>
          <table:table-cell office:value-type="string">
            <text:p>491: 02</text:p>
          </table:table-cell>
          <table:table-cell table:number-columns-repeated="2"/>
          <table:table-cell office:value-type="string">
            <text:p>489: 00</text:p>
          </table:table-cell>
          <table:table-cell office:value-type="string">
            <text:p>489: 7F</text:p>
          </table:table-cell>
          <table:table-cell office:value-type="string">
            <text:p>500: 00</text:p>
          </table:table-cell>
          <table:table-cell office:value-type="string">
            <text:p>500: 02</text:p>
          </table:table-cell>
          <table:table-cell office:value-type="string">
            <text:p>489: 00</text:p>
          </table:table-cell>
          <table:table-cell office:value-type="string">
            <text:p>489: 02</text:p>
          </table:table-cell>
          <table:table-cell/>
          <table:table-cell office:value-type="string">
            <text:p>491: 00</text:p>
          </table:table-cell>
          <table:table-cell office:value-type="string">
            <text:p>491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92: 00</text:p>
          </table:table-cell>
          <table:table-cell table:number-columns-repeated="2"/>
          <table:table-cell office:value-type="string">
            <text:p>490: 00</text:p>
          </table:table-cell>
          <table:table-cell office:value-type="string">
            <text:p>490: 7F</text:p>
          </table:table-cell>
          <table:table-cell table:number-columns-repeated="2" office:value-type="string">
            <text:p>501: 00</text:p>
          </table:table-cell>
          <table:table-cell table:number-columns-repeated="2" office:value-type="string">
            <text:p>490: 00</text:p>
          </table:table-cell>
          <table:table-cell/>
          <table:table-cell office:value-type="string">
            <text:p>492: 5A</text:p>
          </table:table-cell>
          <table:table-cell office:value-type="string">
            <text:p>492: 0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493: 00</text:p>
          </table:table-cell>
          <table:table-cell table:number-columns-repeated="2"/>
          <table:table-cell office:value-type="string">
            <text:p>491: 00</text:p>
          </table:table-cell>
          <table:table-cell office:value-type="string">
            <text:p>491: 7F</text:p>
          </table:table-cell>
          <table:table-cell table:number-columns-repeated="2" office:value-type="string">
            <text:p>502: 00</text:p>
          </table:table-cell>
          <table:table-cell table:number-columns-repeated="2" office:value-type="string">
            <text:p>491: 00</text:p>
          </table:table-cell>
          <table:table-cell/>
          <table:table-cell office:value-type="string">
            <text:p>493: 5A</text:p>
          </table:table-cell>
          <table:table-cell office:value-type="string">
            <text:p>493: 02</text:p>
          </table:table-cell>
          <table:table-cell table:number-columns-repeated="1011"/>
        </table:table-row>
        <table:table-row table:style-name="ro1">
          <table:table-cell office:value-type="string">
            <text:p>494: 00</text:p>
          </table:table-cell>
          <table:table-cell office:value-type="string">
            <text:p>494: 5A</text:p>
          </table:table-cell>
          <table:table-cell table:number-columns-repeated="2"/>
          <table:table-cell office:value-type="string">
            <text:p>492: 00</text:p>
          </table:table-cell>
          <table:table-cell office:value-type="string">
            <text:p>492: 7F</text:p>
          </table:table-cell>
          <table:table-cell office:value-type="string">
            <text:p>503: 00</text:p>
          </table:table-cell>
          <table:table-cell office:value-type="string">
            <text:p>503: 5A</text:p>
          </table:table-cell>
          <table:table-cell office:value-type="string">
            <text:p>492: 00</text:p>
          </table:table-cell>
          <table:table-cell office:value-type="string">
            <text:p>492: 5A</text:p>
          </table:table-cell>
          <table:table-cell/>
          <table:table-cell office:value-type="string">
            <text:p>494: 5A</text:p>
          </table:table-cell>
          <table:table-cell office:value-type="string">
            <text:p>494: 00</text:p>
          </table:table-cell>
          <table:table-cell table:number-columns-repeated="1011"/>
        </table:table-row>
        <table:table-row table:style-name="ro1">
          <table:table-cell office:value-type="string">
            <text:p>495: 01</text:p>
          </table:table-cell>
          <table:table-cell office:value-type="string">
            <text:p>495: FF</text:p>
          </table:table-cell>
          <table:table-cell table:number-columns-repeated="2"/>
          <table:table-cell office:value-type="string">
            <text:p>493: 01</text:p>
          </table:table-cell>
          <table:table-cell office:value-type="string">
            <text:p>493: FF</text:p>
          </table:table-cell>
          <table:table-cell office:value-type="string">
            <text:p>504: 01</text:p>
          </table:table-cell>
          <table:table-cell office:value-type="string">
            <text:p>504: FF</text:p>
          </table:table-cell>
          <table:table-cell office:value-type="string">
            <text:p>493: 01</text:p>
          </table:table-cell>
          <table:table-cell office:value-type="string">
            <text:p>493: FF</text:p>
          </table:table-cell>
          <table:table-cell/>
          <table:table-cell office:value-type="string">
            <text:p>495: 5A</text:p>
          </table:table-cell>
          <table:table-cell office:value-type="string">
            <text:p>495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496: 40</text:p>
          </table:table-cell>
          <table:table-cell office:value-type="string">
            <text:p>496: F3</text:p>
          </table:table-cell>
          <table:table-cell table:number-columns-repeated="2"/>
          <table:table-cell table:style-name="ce3" office:value-type="string">
            <text:p>494: 42</text:p>
          </table:table-cell>
          <table:table-cell office:value-type="string">
            <text:p>494: 73</text:p>
          </table:table-cell>
          <table:table-cell table:style-name="ce3" office:value-type="string">
            <text:p>505: 40</text:p>
          </table:table-cell>
          <table:table-cell office:value-type="string">
            <text:p>505: F3</text:p>
          </table:table-cell>
          <table:table-cell table:style-name="ce3" office:value-type="string">
            <text:p>494: 40</text:p>
          </table:table-cell>
          <table:table-cell office:value-type="string">
            <text:p>494: F3</text:p>
          </table:table-cell>
          <table:table-cell/>
          <table:table-cell office:value-type="string">
            <text:p>496: 5A</text:p>
          </table:table-cell>
          <table:table-cell office:value-type="string">
            <text:p>496: 00</text:p>
          </table:table-cell>
          <table:table-cell table:number-columns-repeated="1011"/>
        </table:table-row>
        <table:table-row table:style-name="ro1">
          <table:table-cell office:value-type="string">
            <text:p>497: 00</text:p>
          </table:table-cell>
          <table:table-cell office:value-type="string">
            <text:p>497: 5A</text:p>
          </table:table-cell>
          <table:table-cell table:number-columns-repeated="2"/>
          <table:table-cell office:value-type="string">
            <text:p>495: 00</text:p>
          </table:table-cell>
          <table:table-cell office:value-type="string">
            <text:p>495: 5A</text:p>
          </table:table-cell>
          <table:table-cell office:value-type="string">
            <text:p>506: 00</text:p>
          </table:table-cell>
          <table:table-cell office:value-type="string">
            <text:p>506: 5A</text:p>
          </table:table-cell>
          <table:table-cell office:value-type="string">
            <text:p>495: 00</text:p>
          </table:table-cell>
          <table:table-cell office:value-type="string">
            <text:p>495: 5A</text:p>
          </table:table-cell>
          <table:table-cell/>
          <table:table-cell office:value-type="string">
            <text:p>497: 5A</text:p>
          </table:table-cell>
          <table:table-cell office:value-type="string">
            <text:p>497: 00</text:p>
          </table:table-cell>
          <table:table-cell table:number-columns-repeated="1011"/>
        </table:table-row>
        <table:table-row table:style-name="ro1">
          <table:table-cell office:value-type="string">
            <text:p>498: 09</text:p>
          </table:table-cell>
          <table:table-cell office:value-type="string">
            <text:p>498: 00</text:p>
          </table:table-cell>
          <table:table-cell table:number-columns-repeated="2"/>
          <table:table-cell office:value-type="string">
            <text:p>496: 00</text:p>
          </table:table-cell>
          <table:table-cell office:value-type="string">
            <text:p>496: 7F</text:p>
          </table:table-cell>
          <table:table-cell office:value-type="string">
            <text:p>507: 08</text:p>
          </table:table-cell>
          <table:table-cell office:value-type="string">
            <text:p>507: 00</text:p>
          </table:table-cell>
          <table:table-cell office:value-type="string">
            <text:p>496: 0A</text:p>
          </table:table-cell>
          <table:table-cell office:value-type="string">
            <text:p>496: 00</text:p>
          </table:table-cell>
          <table:table-cell/>
          <table:table-cell office:value-type="string">
            <text:p>498: 01</text:p>
          </table:table-cell>
          <table:table-cell office:value-type="string">
            <text:p>498: FF</text:p>
          </table:table-cell>
          <table:table-cell table:number-columns-repeated="1011"/>
        </table:table-row>
        <table:table-row table:style-name="ro2">
          <table:table-cell office:value-type="string">
            <text:p>499: 02</text:p>
          </table:table-cell>
          <table:table-cell office:value-type="string">
            <text:p>499: 00</text:p>
          </table:table-cell>
          <table:table-cell table:number-columns-repeated="2"/>
          <table:table-cell office:value-type="string">
            <text:p>497: 00</text:p>
          </table:table-cell>
          <table:table-cell office:value-type="string">
            <text:p>497: FF</text:p>
          </table:table-cell>
          <table:table-cell office:value-type="string">
            <text:p>508: 02</text:p>
          </table:table-cell>
          <table:table-cell office:value-type="string">
            <text:p>508: 00</text:p>
          </table:table-cell>
          <table:table-cell office:value-type="string">
            <text:p>497: 02</text:p>
          </table:table-cell>
          <table:table-cell office:value-type="string">
            <text:p>497: 00</text:p>
          </table:table-cell>
          <table:table-cell/>
          <table:table-cell table:style-name="ce3" office:value-type="string">
            <text:p>499: 46</text:p>
          </table:table-cell>
          <table:table-cell office:value-type="string">
            <text:p>499: F3</text:p>
          </table:table-cell>
          <table:table-cell table:number-columns-repeated="1011"/>
        </table:table-row>
        <table:table-row table:style-name="ro1">
          <table:table-cell office:value-type="string">
            <text:p>500: 00</text:p>
          </table:table-cell>
          <table:table-cell office:value-type="string">
            <text:p>500: 02</text:p>
          </table:table-cell>
          <table:table-cell table:number-columns-repeated="2"/>
          <table:table-cell office:value-type="string">
            <text:p>498: 00</text:p>
          </table:table-cell>
          <table:table-cell office:value-type="string">
            <text:p>498: 7F</text:p>
          </table:table-cell>
          <table:table-cell office:value-type="string">
            <text:p>509: 00</text:p>
          </table:table-cell>
          <table:table-cell office:value-type="string">
            <text:p>509: 02</text:p>
          </table:table-cell>
          <table:table-cell office:value-type="string">
            <text:p>498: 00</text:p>
          </table:table-cell>
          <table:table-cell office:value-type="string">
            <text:p>498: 02</text:p>
          </table:table-cell>
          <table:table-cell/>
          <table:table-cell office:value-type="string">
            <text:p>500: 00</text:p>
          </table:table-cell>
          <table:table-cell office:value-type="string">
            <text:p>500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01: 00</text:p>
          </table:table-cell>
          <table:table-cell table:number-columns-repeated="2"/>
          <table:table-cell office:value-type="string">
            <text:p>499: 00</text:p>
          </table:table-cell>
          <table:table-cell office:value-type="string">
            <text:p>499: 7F</text:p>
          </table:table-cell>
          <table:table-cell table:number-columns-repeated="2" office:value-type="string">
            <text:p>510: 00</text:p>
          </table:table-cell>
          <table:table-cell table:number-columns-repeated="2" office:value-type="string">
            <text:p>499: 00</text:p>
          </table:table-cell>
          <table:table-cell/>
          <table:table-cell table:number-columns-repeated="2" office:value-type="string">
            <text:p>501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02: 00</text:p>
          </table:table-cell>
          <table:table-cell table:number-columns-repeated="2"/>
          <table:table-cell office:value-type="string">
            <text:p>500: 00</text:p>
          </table:table-cell>
          <table:table-cell office:value-type="string">
            <text:p>500: 7F</text:p>
          </table:table-cell>
          <table:table-cell table:number-columns-repeated="2" office:value-type="string">
            <text:p>511: 00</text:p>
          </table:table-cell>
          <table:table-cell table:number-columns-repeated="2" office:value-type="string">
            <text:p>500: 00</text:p>
          </table:table-cell>
          <table:table-cell/>
          <table:table-cell office:value-type="string">
            <text:p>502: 5A</text:p>
          </table:table-cell>
          <table:table-cell office:value-type="string">
            <text:p>502: 00</text:p>
          </table:table-cell>
          <table:table-cell table:number-columns-repeated="1011"/>
        </table:table-row>
        <table:table-row table:style-name="ro1">
          <table:table-cell office:value-type="string">
            <text:p>503: 00</text:p>
          </table:table-cell>
          <table:table-cell office:value-type="string">
            <text:p>503: 5A</text:p>
          </table:table-cell>
          <table:table-cell table:number-columns-repeated="2"/>
          <table:table-cell office:value-type="string">
            <text:p>501: 00</text:p>
          </table:table-cell>
          <table:table-cell office:value-type="string">
            <text:p>501: 7F</text:p>
          </table:table-cell>
          <table:table-cell office:value-type="string">
            <text:p>512: 00</text:p>
          </table:table-cell>
          <table:table-cell office:value-type="string">
            <text:p>512: 5A</text:p>
          </table:table-cell>
          <table:table-cell office:value-type="string">
            <text:p>501: 00</text:p>
          </table:table-cell>
          <table:table-cell office:value-type="string">
            <text:p>501: 5A</text:p>
          </table:table-cell>
          <table:table-cell/>
          <table:table-cell office:value-type="string">
            <text:p>503: 5A</text:p>
          </table:table-cell>
          <table:table-cell office:value-type="string">
            <text:p>503: 00</text:p>
          </table:table-cell>
          <table:table-cell table:number-columns-repeated="1011"/>
        </table:table-row>
        <table:table-row table:style-name="ro1">
          <table:table-cell office:value-type="string">
            <text:p>504: 01</text:p>
          </table:table-cell>
          <table:table-cell office:value-type="string">
            <text:p>504: FF</text:p>
          </table:table-cell>
          <table:table-cell table:number-columns-repeated="2"/>
          <table:table-cell office:value-type="string">
            <text:p>502: 01</text:p>
          </table:table-cell>
          <table:table-cell office:value-type="string">
            <text:p>502: FF</text:p>
          </table:table-cell>
          <table:table-cell office:value-type="string">
            <text:p>513: 01</text:p>
          </table:table-cell>
          <table:table-cell office:value-type="string">
            <text:p>513: FF</text:p>
          </table:table-cell>
          <table:table-cell office:value-type="string">
            <text:p>502: 01</text:p>
          </table:table-cell>
          <table:table-cell office:value-type="string">
            <text:p>502: FF</text:p>
          </table:table-cell>
          <table:table-cell/>
          <table:table-cell office:value-type="string">
            <text:p>504: 5A</text:p>
          </table:table-cell>
          <table:table-cell office:value-type="string">
            <text:p>504: 02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05: 40</text:p>
          </table:table-cell>
          <table:table-cell office:value-type="string">
            <text:p>505: F3</text:p>
          </table:table-cell>
          <table:table-cell table:number-columns-repeated="2"/>
          <table:table-cell table:style-name="ce3" office:value-type="string">
            <text:p>503: 42</text:p>
          </table:table-cell>
          <table:table-cell office:value-type="string">
            <text:p>503: 73</text:p>
          </table:table-cell>
          <table:table-cell table:style-name="ce3" office:value-type="string">
            <text:p>514: 40</text:p>
          </table:table-cell>
          <table:table-cell office:value-type="string">
            <text:p>514: F3</text:p>
          </table:table-cell>
          <table:table-cell table:style-name="ce3" office:value-type="string">
            <text:p>503: 40</text:p>
          </table:table-cell>
          <table:table-cell office:value-type="string">
            <text:p>503: F3</text:p>
          </table:table-cell>
          <table:table-cell/>
          <table:table-cell office:value-type="string">
            <text:p>505: 5A</text:p>
          </table:table-cell>
          <table:table-cell office:value-type="string">
            <text:p>505: 00</text:p>
          </table:table-cell>
          <table:table-cell table:number-columns-repeated="1011"/>
        </table:table-row>
        <table:table-row table:style-name="ro1">
          <table:table-cell office:value-type="string">
            <text:p>506: 00</text:p>
          </table:table-cell>
          <table:table-cell office:value-type="string">
            <text:p>506: 5A</text:p>
          </table:table-cell>
          <table:table-cell table:number-columns-repeated="2"/>
          <table:table-cell office:value-type="string">
            <text:p>504: 00</text:p>
          </table:table-cell>
          <table:table-cell office:value-type="string">
            <text:p>504: 5A</text:p>
          </table:table-cell>
          <table:table-cell office:value-type="string">
            <text:p>515: 00</text:p>
          </table:table-cell>
          <table:table-cell office:value-type="string">
            <text:p>515: 5A</text:p>
          </table:table-cell>
          <table:table-cell office:value-type="string">
            <text:p>504: 00</text:p>
          </table:table-cell>
          <table:table-cell office:value-type="string">
            <text:p>504: 5A</text:p>
          </table:table-cell>
          <table:table-cell/>
          <table:table-cell office:value-type="string">
            <text:p>506: 5A</text:p>
          </table:table-cell>
          <table:table-cell office:value-type="string">
            <text:p>506: 0A</text:p>
          </table:table-cell>
          <table:table-cell table:number-columns-repeated="1011"/>
        </table:table-row>
        <table:table-row table:style-name="ro1">
          <table:table-cell office:value-type="string">
            <text:p>507: 0A</text:p>
          </table:table-cell>
          <table:table-cell office:value-type="string">
            <text:p>507: 00</text:p>
          </table:table-cell>
          <table:table-cell table:number-columns-repeated="2"/>
          <table:table-cell office:value-type="string">
            <text:p>505: 00</text:p>
          </table:table-cell>
          <table:table-cell office:value-type="string">
            <text:p>505: 7F</text:p>
          </table:table-cell>
          <table:table-cell office:value-type="string">
            <text:p>516: 09</text:p>
          </table:table-cell>
          <table:table-cell office:value-type="string">
            <text:p>516: 00</text:p>
          </table:table-cell>
          <table:table-cell office:value-type="string">
            <text:p>505: 0B</text:p>
          </table:table-cell>
          <table:table-cell office:value-type="string">
            <text:p>505: 00</text:p>
          </table:table-cell>
          <table:table-cell/>
          <table:table-cell office:value-type="string">
            <text:p>507: 01</text:p>
          </table:table-cell>
          <table:table-cell office:value-type="string">
            <text:p>507: FF</text:p>
          </table:table-cell>
          <table:table-cell table:number-columns-repeated="1011"/>
        </table:table-row>
        <table:table-row table:style-name="ro2">
          <table:table-cell office:value-type="string">
            <text:p>508: 02</text:p>
          </table:table-cell>
          <table:table-cell office:value-type="string">
            <text:p>508: 00</text:p>
          </table:table-cell>
          <table:table-cell table:number-columns-repeated="2"/>
          <table:table-cell office:value-type="string">
            <text:p>506: 00</text:p>
          </table:table-cell>
          <table:table-cell office:value-type="string">
            <text:p>506: FF</text:p>
          </table:table-cell>
          <table:table-cell office:value-type="string">
            <text:p>517: 02</text:p>
          </table:table-cell>
          <table:table-cell office:value-type="string">
            <text:p>517: 00</text:p>
          </table:table-cell>
          <table:table-cell office:value-type="string">
            <text:p>506: 02</text:p>
          </table:table-cell>
          <table:table-cell office:value-type="string">
            <text:p>506: 00</text:p>
          </table:table-cell>
          <table:table-cell/>
          <table:table-cell table:style-name="ce3" office:value-type="string">
            <text:p>508: 46</text:p>
          </table:table-cell>
          <table:table-cell office:value-type="string">
            <text:p>508: F3</text:p>
          </table:table-cell>
          <table:table-cell table:number-columns-repeated="1011"/>
        </table:table-row>
        <table:table-row table:style-name="ro1">
          <table:table-cell office:value-type="string">
            <text:p>509: 00</text:p>
          </table:table-cell>
          <table:table-cell office:value-type="string">
            <text:p>509: 02</text:p>
          </table:table-cell>
          <table:table-cell table:number-columns-repeated="2"/>
          <table:table-cell office:value-type="string">
            <text:p>507: 00</text:p>
          </table:table-cell>
          <table:table-cell office:value-type="string">
            <text:p>507: 7F</text:p>
          </table:table-cell>
          <table:table-cell office:value-type="string">
            <text:p>518: 00</text:p>
          </table:table-cell>
          <table:table-cell office:value-type="string">
            <text:p>518: 02</text:p>
          </table:table-cell>
          <table:table-cell office:value-type="string">
            <text:p>507: 00</text:p>
          </table:table-cell>
          <table:table-cell office:value-type="string">
            <text:p>507: 02</text:p>
          </table:table-cell>
          <table:table-cell/>
          <table:table-cell office:value-type="string">
            <text:p>509: 00</text:p>
          </table:table-cell>
          <table:table-cell office:value-type="string">
            <text:p>509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10: 00</text:p>
          </table:table-cell>
          <table:table-cell table:number-columns-repeated="2"/>
          <table:table-cell office:value-type="string">
            <text:p>508: 00</text:p>
          </table:table-cell>
          <table:table-cell office:value-type="string">
            <text:p>508: 7F</text:p>
          </table:table-cell>
          <table:table-cell table:number-columns-repeated="2" office:value-type="string">
            <text:p>519: 00</text:p>
          </table:table-cell>
          <table:table-cell table:number-columns-repeated="2" office:value-type="string">
            <text:p>508: 00</text:p>
          </table:table-cell>
          <table:table-cell/>
          <table:table-cell office:value-type="string">
            <text:p>510: 01</text:p>
          </table:table-cell>
          <table:table-cell office:value-type="string">
            <text:p>510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11: 00</text:p>
          </table:table-cell>
          <table:table-cell table:number-columns-repeated="2"/>
          <table:table-cell office:value-type="string">
            <text:p>509: 00</text:p>
          </table:table-cell>
          <table:table-cell office:value-type="string">
            <text:p>509: 7F</text:p>
          </table:table-cell>
          <table:table-cell table:number-columns-repeated="2" office:value-type="string">
            <text:p>520: 00</text:p>
          </table:table-cell>
          <table:table-cell table:number-columns-repeated="2" office:value-type="string">
            <text:p>509: 00</text:p>
          </table:table-cell>
          <table:table-cell/>
          <table:table-cell office:value-type="string">
            <text:p>511: 5A</text:p>
          </table:table-cell>
          <table:table-cell office:value-type="string">
            <text:p>511: 00</text:p>
          </table:table-cell>
          <table:table-cell table:number-columns-repeated="1011"/>
        </table:table-row>
        <table:table-row table:style-name="ro1">
          <table:table-cell office:value-type="string">
            <text:p>512: 00</text:p>
          </table:table-cell>
          <table:table-cell office:value-type="string">
            <text:p>512: 5A</text:p>
          </table:table-cell>
          <table:table-cell table:number-columns-repeated="2"/>
          <table:table-cell office:value-type="string">
            <text:p>510: 00</text:p>
          </table:table-cell>
          <table:table-cell office:value-type="string">
            <text:p>510: 7F</text:p>
          </table:table-cell>
          <table:table-cell office:value-type="string">
            <text:p>521: 00</text:p>
          </table:table-cell>
          <table:table-cell office:value-type="string">
            <text:p>521: 5A</text:p>
          </table:table-cell>
          <table:table-cell office:value-type="string">
            <text:p>510: 00</text:p>
          </table:table-cell>
          <table:table-cell office:value-type="string">
            <text:p>510: 5A</text:p>
          </table:table-cell>
          <table:table-cell/>
          <table:table-cell office:value-type="string">
            <text:p>512: 5A</text:p>
          </table:table-cell>
          <table:table-cell office:value-type="string">
            <text:p>512: 00</text:p>
          </table:table-cell>
          <table:table-cell table:number-columns-repeated="1011"/>
        </table:table-row>
        <table:table-row table:style-name="ro1">
          <table:table-cell office:value-type="string">
            <text:p>513: 01</text:p>
          </table:table-cell>
          <table:table-cell office:value-type="string">
            <text:p>513: FF</text:p>
          </table:table-cell>
          <table:table-cell table:number-columns-repeated="2"/>
          <table:table-cell office:value-type="string">
            <text:p>511: 01</text:p>
          </table:table-cell>
          <table:table-cell office:value-type="string">
            <text:p>511: FF</text:p>
          </table:table-cell>
          <table:table-cell office:value-type="string">
            <text:p>522: 01</text:p>
          </table:table-cell>
          <table:table-cell office:value-type="string">
            <text:p>522: FF</text:p>
          </table:table-cell>
          <table:table-cell office:value-type="string">
            <text:p>511: 01</text:p>
          </table:table-cell>
          <table:table-cell office:value-type="string">
            <text:p>511: FF</text:p>
          </table:table-cell>
          <table:table-cell/>
          <table:table-cell office:value-type="string">
            <text:p>513: 5A</text:p>
          </table:table-cell>
          <table:table-cell office:value-type="string">
            <text:p>513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14: 40</text:p>
          </table:table-cell>
          <table:table-cell office:value-type="string">
            <text:p>514: F3</text:p>
          </table:table-cell>
          <table:table-cell table:number-columns-repeated="2"/>
          <table:table-cell table:style-name="ce3" office:value-type="string">
            <text:p>512: 42</text:p>
          </table:table-cell>
          <table:table-cell office:value-type="string">
            <text:p>512: 73</text:p>
          </table:table-cell>
          <table:table-cell table:style-name="ce3" office:value-type="string">
            <text:p>523: 40</text:p>
          </table:table-cell>
          <table:table-cell office:value-type="string">
            <text:p>523: F3</text:p>
          </table:table-cell>
          <table:table-cell table:style-name="ce3" office:value-type="string">
            <text:p>512: 43</text:p>
          </table:table-cell>
          <table:table-cell office:value-type="string">
            <text:p>512: F3</text:p>
          </table:table-cell>
          <table:table-cell/>
          <table:table-cell office:value-type="string">
            <text:p>514: 5A</text:p>
          </table:table-cell>
          <table:table-cell office:value-type="string">
            <text:p>514: 00</text:p>
          </table:table-cell>
          <table:table-cell table:number-columns-repeated="1011"/>
        </table:table-row>
        <table:table-row table:style-name="ro1">
          <table:table-cell office:value-type="string">
            <text:p>515: 00</text:p>
          </table:table-cell>
          <table:table-cell office:value-type="string">
            <text:p>515: 5A</text:p>
          </table:table-cell>
          <table:table-cell table:number-columns-repeated="2"/>
          <table:table-cell office:value-type="string">
            <text:p>513: 00</text:p>
          </table:table-cell>
          <table:table-cell office:value-type="string">
            <text:p>513: 5A</text:p>
          </table:table-cell>
          <table:table-cell office:value-type="string">
            <text:p>524: 00</text:p>
          </table:table-cell>
          <table:table-cell office:value-type="string">
            <text:p>524: 5A</text:p>
          </table:table-cell>
          <table:table-cell office:value-type="string">
            <text:p>513: 00</text:p>
          </table:table-cell>
          <table:table-cell office:value-type="string">
            <text:p>513: 5A</text:p>
          </table:table-cell>
          <table:table-cell/>
          <table:table-cell office:value-type="string">
            <text:p>515: 5A</text:p>
          </table:table-cell>
          <table:table-cell office:value-type="string">
            <text:p>515: 14</text:p>
          </table:table-cell>
          <table:table-cell table:number-columns-repeated="1011"/>
        </table:table-row>
        <table:table-row table:style-name="ro1">
          <table:table-cell office:value-type="string">
            <text:p>516: 0B</text:p>
          </table:table-cell>
          <table:table-cell office:value-type="string">
            <text:p>516: 00</text:p>
          </table:table-cell>
          <table:table-cell table:number-columns-repeated="2"/>
          <table:table-cell office:value-type="string">
            <text:p>514: 00</text:p>
          </table:table-cell>
          <table:table-cell office:value-type="string">
            <text:p>514: 7F</text:p>
          </table:table-cell>
          <table:table-cell office:value-type="string">
            <text:p>525: 0A</text:p>
          </table:table-cell>
          <table:table-cell office:value-type="string">
            <text:p>525: 00</text:p>
          </table:table-cell>
          <table:table-cell table:number-columns-repeated="2" office:value-type="string">
            <text:p>514: 00</text:p>
          </table:table-cell>
          <table:table-cell/>
          <table:table-cell office:value-type="string">
            <text:p>516: 01</text:p>
          </table:table-cell>
          <table:table-cell office:value-type="string">
            <text:p>516: FF</text:p>
          </table:table-cell>
          <table:table-cell table:number-columns-repeated="1011"/>
        </table:table-row>
        <table:table-row table:style-name="ro2">
          <table:table-cell office:value-type="string">
            <text:p>517: 02</text:p>
          </table:table-cell>
          <table:table-cell office:value-type="string">
            <text:p>517: 00</text:p>
          </table:table-cell>
          <table:table-cell table:number-columns-repeated="2"/>
          <table:table-cell office:value-type="string">
            <text:p>515: 00</text:p>
          </table:table-cell>
          <table:table-cell office:value-type="string">
            <text:p>515: FF</text:p>
          </table:table-cell>
          <table:table-cell office:value-type="string">
            <text:p>526: 02</text:p>
          </table:table-cell>
          <table:table-cell office:value-type="string">
            <text:p>526: 00</text:p>
          </table:table-cell>
          <table:table-cell office:value-type="string">
            <text:p>515: 5A</text:p>
          </table:table-cell>
          <table:table-cell office:value-type="string">
            <text:p>515: 00</text:p>
          </table:table-cell>
          <table:table-cell/>
          <table:table-cell table:style-name="ce3" office:value-type="string">
            <text:p>517: 47</text:p>
          </table:table-cell>
          <table:table-cell office:value-type="string">
            <text:p>517: F3</text:p>
          </table:table-cell>
          <table:table-cell table:number-columns-repeated="1011"/>
        </table:table-row>
        <table:table-row table:style-name="ro1">
          <table:table-cell office:value-type="string">
            <text:p>518: 00</text:p>
          </table:table-cell>
          <table:table-cell office:value-type="string">
            <text:p>518: 02</text:p>
          </table:table-cell>
          <table:table-cell table:number-columns-repeated="2"/>
          <table:table-cell office:value-type="string">
            <text:p>516: 00</text:p>
          </table:table-cell>
          <table:table-cell office:value-type="string">
            <text:p>516: 7F</text:p>
          </table:table-cell>
          <table:table-cell office:value-type="string">
            <text:p>527: 00</text:p>
          </table:table-cell>
          <table:table-cell office:value-type="string">
            <text:p>527: 02</text:p>
          </table:table-cell>
          <table:table-cell office:value-type="string">
            <text:p>516: 5A</text:p>
          </table:table-cell>
          <table:table-cell office:value-type="string">
            <text:p>516: 00</text:p>
          </table:table-cell>
          <table:table-cell/>
          <table:table-cell office:value-type="string">
            <text:p>518: 00</text:p>
          </table:table-cell>
          <table:table-cell office:value-type="string">
            <text:p>518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19: 00</text:p>
          </table:table-cell>
          <table:table-cell table:number-columns-repeated="2"/>
          <table:table-cell office:value-type="string">
            <text:p>517: 00</text:p>
          </table:table-cell>
          <table:table-cell office:value-type="string">
            <text:p>517: 7F</text:p>
          </table:table-cell>
          <table:table-cell table:number-columns-repeated="2" office:value-type="string">
            <text:p>528: 00</text:p>
          </table:table-cell>
          <table:table-cell office:value-type="string">
            <text:p>517: 5A</text:p>
          </table:table-cell>
          <table:table-cell office:value-type="string">
            <text:p>517: 00</text:p>
          </table:table-cell>
          <table:table-cell/>
          <table:table-cell table:number-columns-repeated="2" office:value-type="string">
            <text:p>519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20: 00</text:p>
          </table:table-cell>
          <table:table-cell table:number-columns-repeated="2"/>
          <table:table-cell office:value-type="string">
            <text:p>518: 00</text:p>
          </table:table-cell>
          <table:table-cell office:value-type="string">
            <text:p>518: 7F</text:p>
          </table:table-cell>
          <table:table-cell table:number-columns-repeated="2" office:value-type="string">
            <text:p>529: 00</text:p>
          </table:table-cell>
          <table:table-cell office:value-type="string">
            <text:p>518: 5A</text:p>
          </table:table-cell>
          <table:table-cell office:value-type="string">
            <text:p>518: 00</text:p>
          </table:table-cell>
          <table:table-cell/>
          <table:table-cell office:value-type="string">
            <text:p>520: 5A</text:p>
          </table:table-cell>
          <table:table-cell office:value-type="string">
            <text:p>520: 00</text:p>
          </table:table-cell>
          <table:table-cell table:number-columns-repeated="1011"/>
        </table:table-row>
        <table:table-row table:style-name="ro1">
          <table:table-cell office:value-type="string">
            <text:p>521: 00</text:p>
          </table:table-cell>
          <table:table-cell office:value-type="string">
            <text:p>521: 5A</text:p>
          </table:table-cell>
          <table:table-cell table:number-columns-repeated="2"/>
          <table:table-cell office:value-type="string">
            <text:p>519: 00</text:p>
          </table:table-cell>
          <table:table-cell office:value-type="string">
            <text:p>519: 7F</text:p>
          </table:table-cell>
          <table:table-cell office:value-type="string">
            <text:p>530: 00</text:p>
          </table:table-cell>
          <table:table-cell office:value-type="string">
            <text:p>530: 5A</text:p>
          </table:table-cell>
          <table:table-cell office:value-type="string">
            <text:p>519: 5A</text:p>
          </table:table-cell>
          <table:table-cell office:value-type="string">
            <text:p>519: 00</text:p>
          </table:table-cell>
          <table:table-cell/>
          <table:table-cell office:value-type="string">
            <text:p>521: 5A</text:p>
          </table:table-cell>
          <table:table-cell office:value-type="string">
            <text:p>521: 02</text:p>
          </table:table-cell>
          <table:table-cell table:number-columns-repeated="1011"/>
        </table:table-row>
        <table:table-row table:style-name="ro1">
          <table:table-cell office:value-type="string">
            <text:p>522: 01</text:p>
          </table:table-cell>
          <table:table-cell office:value-type="string">
            <text:p>522: FF</text:p>
          </table:table-cell>
          <table:table-cell table:number-columns-repeated="2"/>
          <table:table-cell office:value-type="string">
            <text:p>520: 01</text:p>
          </table:table-cell>
          <table:table-cell office:value-type="string">
            <text:p>520: FF</text:p>
          </table:table-cell>
          <table:table-cell office:value-type="string">
            <text:p>531: 01</text:p>
          </table:table-cell>
          <table:table-cell office:value-type="string">
            <text:p>531: FF</text:p>
          </table:table-cell>
          <table:table-cell office:value-type="string">
            <text:p>520: 01</text:p>
          </table:table-cell>
          <table:table-cell office:value-type="string">
            <text:p>520: FF</text:p>
          </table:table-cell>
          <table:table-cell/>
          <table:table-cell office:value-type="string">
            <text:p>522: 5A</text:p>
          </table:table-cell>
          <table:table-cell office:value-type="string">
            <text:p>522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23: 43</text:p>
          </table:table-cell>
          <table:table-cell office:value-type="string">
            <text:p>523: F3</text:p>
          </table:table-cell>
          <table:table-cell table:number-columns-repeated="2"/>
          <table:table-cell table:style-name="ce3" office:value-type="string">
            <text:p>521: 42</text:p>
          </table:table-cell>
          <table:table-cell office:value-type="string">
            <text:p>521: 73</text:p>
          </table:table-cell>
          <table:table-cell table:style-name="ce3" office:value-type="string">
            <text:p>532: 40</text:p>
          </table:table-cell>
          <table:table-cell office:value-type="string">
            <text:p>532: F3</text:p>
          </table:table-cell>
          <table:table-cell table:style-name="ce3" office:value-type="string">
            <text:p>521: 42</text:p>
          </table:table-cell>
          <table:table-cell office:value-type="string">
            <text:p>521: 79</text:p>
          </table:table-cell>
          <table:table-cell/>
          <table:table-cell office:value-type="string">
            <text:p>523: 5A</text:p>
          </table:table-cell>
          <table:table-cell office:value-type="string">
            <text:p>523: 00</text:p>
          </table:table-cell>
          <table:table-cell table:number-columns-repeated="1011"/>
        </table:table-row>
        <table:table-row table:style-name="ro1">
          <table:table-cell office:value-type="string">
            <text:p>524: 00</text:p>
          </table:table-cell>
          <table:table-cell office:value-type="string">
            <text:p>524: 5A</text:p>
          </table:table-cell>
          <table:table-cell table:number-columns-repeated="2"/>
          <table:table-cell office:value-type="string">
            <text:p>522: 00</text:p>
          </table:table-cell>
          <table:table-cell office:value-type="string">
            <text:p>522: 5A</text:p>
          </table:table-cell>
          <table:table-cell office:value-type="string">
            <text:p>533: 00</text:p>
          </table:table-cell>
          <table:table-cell office:value-type="string">
            <text:p>533: 5A</text:p>
          </table:table-cell>
          <table:table-cell office:value-type="string">
            <text:p>522: 00</text:p>
          </table:table-cell>
          <table:table-cell office:value-type="string">
            <text:p>522: 5A</text:p>
          </table:table-cell>
          <table:table-cell/>
          <table:table-cell office:value-type="string">
            <text:p>524: 5A</text:p>
          </table:table-cell>
          <table:table-cell office:value-type="string">
            <text:p>524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25: 00</text:p>
          </table:table-cell>
          <table:table-cell table:number-columns-repeated="2"/>
          <table:table-cell office:value-type="string">
            <text:p>523: 00</text:p>
          </table:table-cell>
          <table:table-cell office:value-type="string">
            <text:p>523: 7F</text:p>
          </table:table-cell>
          <table:table-cell office:value-type="string">
            <text:p>534: 0B</text:p>
          </table:table-cell>
          <table:table-cell office:value-type="string">
            <text:p>534: 00</text:p>
          </table:table-cell>
          <table:table-cell office:value-type="string">
            <text:p>523: 00</text:p>
          </table:table-cell>
          <table:table-cell office:value-type="string">
            <text:p>523: FE</text:p>
          </table:table-cell>
          <table:table-cell/>
          <table:table-cell office:value-type="string">
            <text:p>525: 01</text:p>
          </table:table-cell>
          <table:table-cell office:value-type="string">
            <text:p>525: FF</text:p>
          </table:table-cell>
          <table:table-cell table:number-columns-repeated="1011"/>
        </table:table-row>
        <table:table-row table:style-name="ro2">
          <table:table-cell office:value-type="string">
            <text:p>526: 5A</text:p>
          </table:table-cell>
          <table:table-cell office:value-type="string">
            <text:p>526: 00</text:p>
          </table:table-cell>
          <table:table-cell table:number-columns-repeated="2"/>
          <table:table-cell office:value-type="string">
            <text:p>524: 00</text:p>
          </table:table-cell>
          <table:table-cell office:value-type="string">
            <text:p>524: FF</text:p>
          </table:table-cell>
          <table:table-cell office:value-type="string">
            <text:p>535: 02</text:p>
          </table:table-cell>
          <table:table-cell office:value-type="string">
            <text:p>535: 00</text:p>
          </table:table-cell>
          <table:table-cell office:value-type="string">
            <text:p>524: 00</text:p>
          </table:table-cell>
          <table:table-cell office:value-type="string">
            <text:p>524: FF</text:p>
          </table:table-cell>
          <table:table-cell/>
          <table:table-cell table:style-name="ce3" office:value-type="string">
            <text:p>526: 4C</text:p>
          </table:table-cell>
          <table:table-cell office:value-type="string">
            <text:p>526: F3</text:p>
          </table:table-cell>
          <table:table-cell table:number-columns-repeated="1011"/>
        </table:table-row>
        <table:table-row table:style-name="ro1">
          <table:table-cell office:value-type="string">
            <text:p>527: 5A</text:p>
          </table:table-cell>
          <table:table-cell office:value-type="string">
            <text:p>527: 00</text:p>
          </table:table-cell>
          <table:table-cell table:number-columns-repeated="2"/>
          <table:table-cell office:value-type="string">
            <text:p>525: 00</text:p>
          </table:table-cell>
          <table:table-cell office:value-type="string">
            <text:p>525: 7F</text:p>
          </table:table-cell>
          <table:table-cell office:value-type="string">
            <text:p>536: 00</text:p>
          </table:table-cell>
          <table:table-cell office:value-type="string">
            <text:p>536: 02</text:p>
          </table:table-cell>
          <table:table-cell office:value-type="string">
            <text:p>525: 00</text:p>
          </table:table-cell>
          <table:table-cell office:value-type="string">
            <text:p>525: 7B</text:p>
          </table:table-cell>
          <table:table-cell/>
          <table:table-cell office:value-type="string">
            <text:p>527: 00</text:p>
          </table:table-cell>
          <table:table-cell office:value-type="string">
            <text:p>527: 5A</text:p>
          </table:table-cell>
          <table:table-cell table:number-columns-repeated="1011"/>
        </table:table-row>
        <table:table-row table:style-name="ro1">
          <table:table-cell office:value-type="string">
            <text:p>528: 5A</text:p>
          </table:table-cell>
          <table:table-cell office:value-type="string">
            <text:p>528: 00</text:p>
          </table:table-cell>
          <table:table-cell table:number-columns-repeated="2"/>
          <table:table-cell office:value-type="string">
            <text:p>526: 00</text:p>
          </table:table-cell>
          <table:table-cell office:value-type="string">
            <text:p>526: 7F</text:p>
          </table:table-cell>
          <table:table-cell table:number-columns-repeated="2" office:value-type="string">
            <text:p>537: 00</text:p>
          </table:table-cell>
          <table:table-cell office:value-type="string">
            <text:p>526: 00</text:p>
          </table:table-cell>
          <table:table-cell office:value-type="string">
            <text:p>526: 84</text:p>
          </table:table-cell>
          <table:table-cell/>
          <table:table-cell table:number-columns-repeated="2" office:value-type="string">
            <text:p>528: 00</text:p>
          </table:table-cell>
          <table:table-cell table:number-columns-repeated="1011"/>
        </table:table-row>
        <table:table-row table:style-name="ro1">
          <table:table-cell office:value-type="string">
            <text:p>529: 5A</text:p>
          </table:table-cell>
          <table:table-cell office:value-type="string">
            <text:p>529: 00</text:p>
          </table:table-cell>
          <table:table-cell table:number-columns-repeated="2"/>
          <table:table-cell office:value-type="string">
            <text:p>527: 00</text:p>
          </table:table-cell>
          <table:table-cell office:value-type="string">
            <text:p>527: 7F</text:p>
          </table:table-cell>
          <table:table-cell table:number-columns-repeated="2" office:value-type="string">
            <text:p>538: 00</text:p>
          </table:table-cell>
          <table:table-cell office:value-type="string">
            <text:p>527: 00</text:p>
          </table:table-cell>
          <table:table-cell office:value-type="string">
            <text:p>527: 7B</text:p>
          </table:table-cell>
          <table:table-cell/>
          <table:table-cell office:value-type="string">
            <text:p>529: 5A</text:p>
          </table:table-cell>
          <table:table-cell office:value-type="string">
            <text:p>529: 00</text:p>
          </table:table-cell>
          <table:table-cell table:number-columns-repeated="1011"/>
        </table:table-row>
        <table:table-row table:style-name="ro1">
          <table:table-cell office:value-type="string">
            <text:p>530: 5A</text:p>
          </table:table-cell>
          <table:table-cell office:value-type="string">
            <text:p>530: 00</text:p>
          </table:table-cell>
          <table:table-cell table:number-columns-repeated="2"/>
          <table:table-cell office:value-type="string">
            <text:p>528: 00</text:p>
          </table:table-cell>
          <table:table-cell office:value-type="string">
            <text:p>528: 7F</text:p>
          </table:table-cell>
          <table:table-cell office:value-type="string">
            <text:p>539: 00</text:p>
          </table:table-cell>
          <table:table-cell office:value-type="string">
            <text:p>539: 5A</text:p>
          </table:table-cell>
          <table:table-cell office:value-type="string">
            <text:p>528: 00</text:p>
          </table:table-cell>
          <table:table-cell office:value-type="string">
            <text:p>528: 7A</text:p>
          </table:table-cell>
          <table:table-cell/>
          <table:table-cell office:value-type="string">
            <text:p>530: 5A</text:p>
          </table:table-cell>
          <table:table-cell office:value-type="string">
            <text:p>530: 00</text:p>
          </table:table-cell>
          <table:table-cell table:number-columns-repeated="1011"/>
        </table:table-row>
        <table:table-row table:style-name="ro1">
          <table:table-cell office:value-type="string">
            <text:p>531: 01</text:p>
          </table:table-cell>
          <table:table-cell office:value-type="string">
            <text:p>531: FF</text:p>
          </table:table-cell>
          <table:table-cell table:number-columns-repeated="2"/>
          <table:table-cell office:value-type="string">
            <text:p>529: 01</text:p>
          </table:table-cell>
          <table:table-cell office:value-type="string">
            <text:p>529: FF</text:p>
          </table:table-cell>
          <table:table-cell office:value-type="string">
            <text:p>540: 01</text:p>
          </table:table-cell>
          <table:table-cell office:value-type="string">
            <text:p>540: FF</text:p>
          </table:table-cell>
          <table:table-cell office:value-type="string">
            <text:p>529: 01</text:p>
          </table:table-cell>
          <table:table-cell office:value-type="string">
            <text:p>529: FF</text:p>
          </table:table-cell>
          <table:table-cell/>
          <table:table-cell office:value-type="string">
            <text:p>531: 5A</text:p>
          </table:table-cell>
          <table:table-cell office:value-type="string">
            <text:p>531: 04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32: 42</text:p>
          </table:table-cell>
          <table:table-cell office:value-type="string">
            <text:p>532: 79</text:p>
          </table:table-cell>
          <table:table-cell table:number-columns-repeated="2"/>
          <table:table-cell table:style-name="ce3" office:value-type="string">
            <text:p>530: 42</text:p>
          </table:table-cell>
          <table:table-cell office:value-type="string">
            <text:p>530: 73</text:p>
          </table:table-cell>
          <table:table-cell table:style-name="ce3" office:value-type="string">
            <text:p>541: 43</text:p>
          </table:table-cell>
          <table:table-cell office:value-type="string">
            <text:p>541: F3</text:p>
          </table:table-cell>
          <table:table-cell table:style-name="ce3" office:value-type="string">
            <text:p>530: 42</text:p>
          </table:table-cell>
          <table:table-cell office:value-type="string">
            <text:p>530: 79</text:p>
          </table:table-cell>
          <table:table-cell/>
          <table:table-cell office:value-type="string">
            <text:p>532: 5A</text:p>
          </table:table-cell>
          <table:table-cell office:value-type="string">
            <text:p>532: 00</text:p>
          </table:table-cell>
          <table:table-cell table:number-columns-repeated="1011"/>
        </table:table-row>
        <table:table-row table:style-name="ro1">
          <table:table-cell office:value-type="string">
            <text:p>533: 00</text:p>
          </table:table-cell>
          <table:table-cell office:value-type="string">
            <text:p>533: 5A</text:p>
          </table:table-cell>
          <table:table-cell table:number-columns-repeated="2"/>
          <table:table-cell office:value-type="string">
            <text:p>531: 00</text:p>
          </table:table-cell>
          <table:table-cell office:value-type="string">
            <text:p>531: 5A</text:p>
          </table:table-cell>
          <table:table-cell office:value-type="string">
            <text:p>542: 00</text:p>
          </table:table-cell>
          <table:table-cell office:value-type="string">
            <text:p>542: 5A</text:p>
          </table:table-cell>
          <table:table-cell office:value-type="string">
            <text:p>531: 00</text:p>
          </table:table-cell>
          <table:table-cell office:value-type="string">
            <text:p>531: 5A</text:p>
          </table:table-cell>
          <table:table-cell/>
          <table:table-cell office:value-type="string">
            <text:p>533: 5A</text:p>
          </table:table-cell>
          <table:table-cell office:value-type="string">
            <text:p>533: 00</text:p>
          </table:table-cell>
          <table:table-cell table:number-columns-repeated="1011"/>
        </table:table-row>
        <table:table-row table:style-name="ro1">
          <table:table-cell office:value-type="string">
            <text:p>534: 00</text:p>
          </table:table-cell>
          <table:table-cell office:value-type="string">
            <text:p>534: FE</text:p>
          </table:table-cell>
          <table:table-cell table:number-columns-repeated="2"/>
          <table:table-cell office:value-type="string">
            <text:p>532: 00</text:p>
          </table:table-cell>
          <table:table-cell office:value-type="string">
            <text:p>532: 7F</text:p>
          </table:table-cell>
          <table:table-cell table:number-columns-repeated="2" office:value-type="string">
            <text:p>543: 00</text:p>
          </table:table-cell>
          <table:table-cell office:value-type="string">
            <text:p>532: 00</text:p>
          </table:table-cell>
          <table:table-cell office:value-type="string">
            <text:p>532: FE</text:p>
          </table:table-cell>
          <table:table-cell/>
          <table:table-cell office:value-type="string">
            <text:p>534: 01</text:p>
          </table:table-cell>
          <table:table-cell office:value-type="string">
            <text:p>534: FF</text:p>
          </table:table-cell>
          <table:table-cell table:number-columns-repeated="1011"/>
        </table:table-row>
        <table:table-row table:style-name="ro2">
          <table:table-cell office:value-type="string">
            <text:p>535: 00</text:p>
          </table:table-cell>
          <table:table-cell office:value-type="string">
            <text:p>535: FF</text:p>
          </table:table-cell>
          <table:table-cell table:number-columns-repeated="2"/>
          <table:table-cell office:value-type="string">
            <text:p>533: 00</text:p>
          </table:table-cell>
          <table:table-cell office:value-type="string">
            <text:p>533: FF</text:p>
          </table:table-cell>
          <table:table-cell office:value-type="string">
            <text:p>544: 5A</text:p>
          </table:table-cell>
          <table:table-cell office:value-type="string">
            <text:p>544: 00</text:p>
          </table:table-cell>
          <table:table-cell office:value-type="string">
            <text:p>533: 00</text:p>
          </table:table-cell>
          <table:table-cell office:value-type="string">
            <text:p>533: FF</text:p>
          </table:table-cell>
          <table:table-cell/>
          <table:table-cell table:style-name="ce3" office:value-type="string">
            <text:p>535: 4C</text:p>
          </table:table-cell>
          <table:table-cell office:value-type="string">
            <text:p>535: F3</text:p>
          </table:table-cell>
          <table:table-cell table:number-columns-repeated="1011"/>
        </table:table-row>
        <table:table-row table:style-name="ro1">
          <table:table-cell office:value-type="string">
            <text:p>536: 00</text:p>
          </table:table-cell>
          <table:table-cell office:value-type="string">
            <text:p>536: 7F</text:p>
          </table:table-cell>
          <table:table-cell table:number-columns-repeated="2"/>
          <table:table-cell office:value-type="string">
            <text:p>534: 00</text:p>
          </table:table-cell>
          <table:table-cell office:value-type="string">
            <text:p>534: 7F</text:p>
          </table:table-cell>
          <table:table-cell office:value-type="string">
            <text:p>545: 5A</text:p>
          </table:table-cell>
          <table:table-cell office:value-type="string">
            <text:p>545: 00</text:p>
          </table:table-cell>
          <table:table-cell office:value-type="string">
            <text:p>534: 01</text:p>
          </table:table-cell>
          <table:table-cell office:value-type="string">
            <text:p>534: FF</text:p>
          </table:table-cell>
          <table:table-cell/>
          <table:table-cell office:value-type="string">
            <text:p>536: 00</text:p>
          </table:table-cell>
          <table:table-cell office:value-type="string">
            <text:p>536: 5A</text:p>
          </table:table-cell>
          <table:table-cell table:number-columns-repeated="1011"/>
        </table:table-row>
        <table:table-row table:style-name="ro2">
          <table:table-cell office:value-type="string">
            <text:p>537: 00</text:p>
          </table:table-cell>
          <table:table-cell office:value-type="string">
            <text:p>537: 86</text:p>
          </table:table-cell>
          <table:table-cell table:number-columns-repeated="2"/>
          <table:table-cell office:value-type="string">
            <text:p>535: 00</text:p>
          </table:table-cell>
          <table:table-cell office:value-type="string">
            <text:p>535: 7F</text:p>
          </table:table-cell>
          <table:table-cell office:value-type="string">
            <text:p>546: 5A</text:p>
          </table:table-cell>
          <table:table-cell office:value-type="string">
            <text:p>546: 00</text:p>
          </table:table-cell>
          <table:table-cell table:style-name="ce3" office:value-type="string">
            <text:p>535: 43</text:p>
          </table:table-cell>
          <table:table-cell office:value-type="string">
            <text:p>535: 79</text:p>
          </table:table-cell>
          <table:table-cell/>
          <table:table-cell office:value-type="string">
            <text:p>537: 01</text:p>
          </table:table-cell>
          <table:table-cell office:value-type="string">
            <text:p>537: 00</text:p>
          </table:table-cell>
          <table:table-cell table:number-columns-repeated="1011"/>
        </table:table-row>
        <table:table-row table:style-name="ro1">
          <table:table-cell office:value-type="string">
            <text:p>538: 00</text:p>
          </table:table-cell>
          <table:table-cell office:value-type="string">
            <text:p>538: 7F</text:p>
          </table:table-cell>
          <table:table-cell table:number-columns-repeated="2"/>
          <table:table-cell office:value-type="string">
            <text:p>536: 00</text:p>
          </table:table-cell>
          <table:table-cell office:value-type="string">
            <text:p>536: 7F</text:p>
          </table:table-cell>
          <table:table-cell office:value-type="string">
            <text:p>547: 5A</text:p>
          </table:table-cell>
          <table:table-cell office:value-type="string">
            <text:p>547: 00</text:p>
          </table:table-cell>
          <table:table-cell office:value-type="string">
            <text:p>536: 00</text:p>
          </table:table-cell>
          <table:table-cell office:value-type="string">
            <text:p>536: 5A</text:p>
          </table:table-cell>
          <table:table-cell/>
          <table:table-cell office:value-type="string">
            <text:p>538: 5A</text:p>
          </table:table-cell>
          <table:table-cell office:value-type="string">
            <text:p>538: 00</text:p>
          </table:table-cell>
          <table:table-cell table:number-columns-repeated="1011"/>
        </table:table-row>
        <table:table-row table:style-name="ro1">
          <table:table-cell office:value-type="string">
            <text:p>539: 00</text:p>
          </table:table-cell>
          <table:table-cell office:value-type="string">
            <text:p>539: 7E</text:p>
          </table:table-cell>
          <table:table-cell table:number-columns-repeated="2"/>
          <table:table-cell office:value-type="string">
            <text:p>537: 00</text:p>
          </table:table-cell>
          <table:table-cell office:value-type="string">
            <text:p>537: 7F</text:p>
          </table:table-cell>
          <table:table-cell office:value-type="string">
            <text:p>548: 5A</text:p>
          </table:table-cell>
          <table:table-cell office:value-type="string">
            <text:p>548: 00</text:p>
          </table:table-cell>
          <table:table-cell office:value-type="string">
            <text:p>537: 01</text:p>
          </table:table-cell>
          <table:table-cell office:value-type="string">
            <text:p>537: FE</text:p>
          </table:table-cell>
          <table:table-cell/>
          <table:table-cell office:value-type="string">
            <text:p>539: 5A</text:p>
          </table:table-cell>
          <table:table-cell office:value-type="string">
            <text:p>539: 00</text:p>
          </table:table-cell>
          <table:table-cell table:number-columns-repeated="1011"/>
        </table:table-row>
        <table:table-row table:style-name="ro1">
          <table:table-cell office:value-type="string">
            <text:p>540: 01</text:p>
          </table:table-cell>
          <table:table-cell office:value-type="string">
            <text:p>540: FF</text:p>
          </table:table-cell>
          <table:table-cell table:number-columns-repeated="2"/>
          <table:table-cell office:value-type="string">
            <text:p>538: 01</text:p>
          </table:table-cell>
          <table:table-cell office:value-type="string">
            <text:p>538: FF</text:p>
          </table:table-cell>
          <table:table-cell office:value-type="string">
            <text:p>549: 01</text:p>
          </table:table-cell>
          <table:table-cell office:value-type="string">
            <text:p>549: FF</text:p>
          </table:table-cell>
          <table:table-cell office:value-type="string">
            <text:p>538: 00</text:p>
          </table:table-cell>
          <table:table-cell office:value-type="string">
            <text:p>538: FF</text:p>
          </table:table-cell>
          <table:table-cell/>
          <table:table-cell office:value-type="string">
            <text:p>540: 5A</text:p>
          </table:table-cell>
          <table:table-cell office:value-type="string">
            <text:p>540: 06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41: 42</text:p>
          </table:table-cell>
          <table:table-cell office:value-type="string">
            <text:p>541: 79</text:p>
          </table:table-cell>
          <table:table-cell table:number-columns-repeated="2"/>
          <table:table-cell table:style-name="ce3" office:value-type="string">
            <text:p>539: 42</text:p>
          </table:table-cell>
          <table:table-cell office:value-type="string">
            <text:p>539: 73</text:p>
          </table:table-cell>
          <table:table-cell table:style-name="ce3" office:value-type="string">
            <text:p>550: 42</text:p>
          </table:table-cell>
          <table:table-cell office:value-type="string">
            <text:p>550: 79</text:p>
          </table:table-cell>
          <table:table-cell office:value-type="string">
            <text:p>539: 00</text:p>
          </table:table-cell>
          <table:table-cell office:value-type="string">
            <text:p>539: 7B</text:p>
          </table:table-cell>
          <table:table-cell/>
          <table:table-cell office:value-type="string">
            <text:p>541: 5A</text:p>
          </table:table-cell>
          <table:table-cell office:value-type="string">
            <text:p>541: 00</text:p>
          </table:table-cell>
          <table:table-cell table:number-columns-repeated="1011"/>
        </table:table-row>
        <table:table-row table:style-name="ro1">
          <table:table-cell office:value-type="string">
            <text:p>542: 00</text:p>
          </table:table-cell>
          <table:table-cell office:value-type="string">
            <text:p>542: 5A</text:p>
          </table:table-cell>
          <table:table-cell table:number-columns-repeated="2"/>
          <table:table-cell office:value-type="string">
            <text:p>540: 00</text:p>
          </table:table-cell>
          <table:table-cell office:value-type="string">
            <text:p>540: 5A</text:p>
          </table:table-cell>
          <table:table-cell office:value-type="string">
            <text:p>551: 00</text:p>
          </table:table-cell>
          <table:table-cell office:value-type="string">
            <text:p>551: 5A</text:p>
          </table:table-cell>
          <table:table-cell office:value-type="string">
            <text:p>540: 00</text:p>
          </table:table-cell>
          <table:table-cell office:value-type="string">
            <text:p>540: 84</text:p>
          </table:table-cell>
          <table:table-cell/>
          <table:table-cell office:value-type="string">
            <text:p>542: 5A</text:p>
          </table:table-cell>
          <table:table-cell office:value-type="string">
            <text:p>542: 00</text:p>
          </table:table-cell>
          <table:table-cell table:number-columns-repeated="1011"/>
        </table:table-row>
        <table:table-row table:style-name="ro1">
          <table:table-cell office:value-type="string">
            <text:p>543: 00</text:p>
          </table:table-cell>
          <table:table-cell office:value-type="string">
            <text:p>543: FE</text:p>
          </table:table-cell>
          <table:table-cell table:number-columns-repeated="2"/>
          <table:table-cell office:value-type="string">
            <text:p>541: 00</text:p>
          </table:table-cell>
          <table:table-cell office:value-type="string">
            <text:p>541: 7F</text:p>
          </table:table-cell>
          <table:table-cell office:value-type="string">
            <text:p>552: 00</text:p>
          </table:table-cell>
          <table:table-cell office:value-type="string">
            <text:p>552: FF</text:p>
          </table:table-cell>
          <table:table-cell office:value-type="string">
            <text:p>541: 00</text:p>
          </table:table-cell>
          <table:table-cell office:value-type="string">
            <text:p>541: 7B</text:p>
          </table:table-cell>
          <table:table-cell/>
          <table:table-cell office:value-type="string">
            <text:p>543: 01</text:p>
          </table:table-cell>
          <table:table-cell office:value-type="string">
            <text:p>543: FF</text:p>
          </table:table-cell>
          <table:table-cell table:number-columns-repeated="1011"/>
        </table:table-row>
        <table:table-row table:style-name="ro2">
          <table:table-cell office:value-type="string">
            <text:p>544: 00</text:p>
          </table:table-cell>
          <table:table-cell office:value-type="string">
            <text:p>544: FF</text:p>
          </table:table-cell>
          <table:table-cell table:number-columns-repeated="2"/>
          <table:table-cell office:value-type="string">
            <text:p>542: 00</text:p>
          </table:table-cell>
          <table:table-cell office:value-type="string">
            <text:p>542: FF</text:p>
          </table:table-cell>
          <table:table-cell office:value-type="string">
            <text:p>553: 00</text:p>
          </table:table-cell>
          <table:table-cell office:value-type="string">
            <text:p>553: FF</text:p>
          </table:table-cell>
          <table:table-cell office:value-type="string">
            <text:p>542: 00</text:p>
          </table:table-cell>
          <table:table-cell office:value-type="string">
            <text:p>542: 7A</text:p>
          </table:table-cell>
          <table:table-cell/>
          <table:table-cell table:style-name="ce3" office:value-type="string">
            <text:p>544: 4D</text:p>
          </table:table-cell>
          <table:table-cell office:value-type="string">
            <text:p>544: F3</text:p>
          </table:table-cell>
          <table:table-cell table:number-columns-repeated="1011"/>
        </table:table-row>
        <table:table-row table:style-name="ro1">
          <table:table-cell office:value-type="string">
            <text:p>545: 01</text:p>
          </table:table-cell>
          <table:table-cell office:value-type="string">
            <text:p>545: FF</text:p>
          </table:table-cell>
          <table:table-cell table:number-columns-repeated="2"/>
          <table:table-cell office:value-type="string">
            <text:p>543: 00</text:p>
          </table:table-cell>
          <table:table-cell office:value-type="string">
            <text:p>543: 7F</text:p>
          </table:table-cell>
          <table:table-cell office:value-type="string">
            <text:p>554: 00</text:p>
          </table:table-cell>
          <table:table-cell office:value-type="string">
            <text:p>554: 6B</text:p>
          </table:table-cell>
          <table:table-cell table:number-columns-repeated="2" office:value-type="string">
            <text:p>543: 00</text:p>
          </table:table-cell>
          <table:table-cell/>
          <table:table-cell office:value-type="string">
            <text:p>545: 00</text:p>
          </table:table-cell>
          <table:table-cell office:value-type="string">
            <text:p>545: 5A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46: 43</text:p>
          </table:table-cell>
          <table:table-cell office:value-type="string">
            <text:p>546: 79</text:p>
          </table:table-cell>
          <table:table-cell table:number-columns-repeated="2"/>
          <table:table-cell office:value-type="string">
            <text:p>544: 00</text:p>
          </table:table-cell>
          <table:table-cell office:value-type="string">
            <text:p>544: 7F</text:p>
          </table:table-cell>
          <table:table-cell office:value-type="string">
            <text:p>555: 00</text:p>
          </table:table-cell>
          <table:table-cell office:value-type="string">
            <text:p>555: 80</text:p>
          </table:table-cell>
          <table:table-cell table:number-columns-repeated="2" office:value-type="string">
            <text:p>544: 00</text:p>
          </table:table-cell>
          <table:table-cell/>
          <table:table-cell table:number-columns-repeated="2" office:value-type="string">
            <text:p>546: 00</text:p>
          </table:table-cell>
          <table:table-cell table:number-columns-repeated="1011"/>
        </table:table-row>
        <table:table-row table:style-name="ro1">
          <table:table-cell office:value-type="string">
            <text:p>547: 00</text:p>
          </table:table-cell>
          <table:table-cell office:value-type="string">
            <text:p>547: 5A</text:p>
          </table:table-cell>
          <table:table-cell table:number-columns-repeated="2"/>
          <table:table-cell office:value-type="string">
            <text:p>545: 00</text:p>
          </table:table-cell>
          <table:table-cell office:value-type="string">
            <text:p>545: 7F</text:p>
          </table:table-cell>
          <table:table-cell office:value-type="string">
            <text:p>556: 00</text:p>
          </table:table-cell>
          <table:table-cell office:value-type="string">
            <text:p>556: 75</text:p>
          </table:table-cell>
          <table:table-cell table:number-columns-repeated="2" office:value-type="string">
            <text:p>545: 00</text:p>
          </table:table-cell>
          <table:table-cell/>
          <table:table-cell office:value-type="string">
            <text:p>547: 01</text:p>
          </table:table-cell>
          <table:table-cell office:value-type="string">
            <text:p>547: 00</text:p>
          </table:table-cell>
          <table:table-cell table:number-columns-repeated="1011"/>
        </table:table-row>
        <table:table-row table:style-name="ro1">
          <table:table-cell office:value-type="string">
            <text:p>548: 01</text:p>
          </table:table-cell>
          <table:table-cell office:value-type="string">
            <text:p>548: FE</text:p>
          </table:table-cell>
          <table:table-cell table:number-columns-repeated="2"/>
          <table:table-cell office:value-type="string">
            <text:p>546: 00</text:p>
          </table:table-cell>
          <table:table-cell office:value-type="string">
            <text:p>546: 7F</text:p>
          </table:table-cell>
          <table:table-cell office:value-type="string">
            <text:p>557: 00</text:p>
          </table:table-cell>
          <table:table-cell office:value-type="string">
            <text:p>557: 80</text:p>
          </table:table-cell>
          <table:table-cell table:number-columns-repeated="2" office:value-type="string">
            <text:p>546: 00</text:p>
          </table:table-cell>
          <table:table-cell/>
          <table:table-cell office:value-type="string">
            <text:p>548: FF</text:p>
          </table:table-cell>
          <table:table-cell office:value-type="string">
            <text:p>548: FE</text:p>
          </table:table-cell>
          <table:table-cell table:number-columns-repeated="1011"/>
        </table:table-row>
        <table:table-row table:style-name="ro1">
          <table:table-cell office:value-type="string">
            <text:p>549: 00</text:p>
          </table:table-cell>
          <table:table-cell office:value-type="string">
            <text:p>549: FF</text:p>
          </table:table-cell>
          <table:table-cell table:number-columns-repeated="2"/>
          <table:table-cell office:value-type="string">
            <text:p>547: 01</text:p>
          </table:table-cell>
          <table:table-cell office:value-type="string">
            <text:p>547: FF</text:p>
          </table:table-cell>
          <table:table-cell office:value-type="string">
            <text:p>558: 01</text:p>
          </table:table-cell>
          <table:table-cell office:value-type="string">
            <text:p>558: FF</text:p>
          </table:table-cell>
          <table:table-cell table:number-columns-repeated="2" office:value-type="string">
            <text:p>547: 00</text:p>
          </table:table-cell>
          <table:table-cell/>
          <table:table-cell table:number-columns-repeated="2" office:value-type="string">
            <text:p>549: FF</text:p>
          </table:table-cell>
          <table:table-cell table:number-columns-repeated="1011"/>
        </table:table-row>
        <table:table-row table:style-name="ro2">
          <table:table-cell office:value-type="string">
            <text:p>550: 00</text:p>
          </table:table-cell>
          <table:table-cell office:value-type="string">
            <text:p>550: 7F</text:p>
          </table:table-cell>
          <table:table-cell table:number-columns-repeated="2"/>
          <table:table-cell table:style-name="ce3" office:value-type="string">
            <text:p>548: 42</text:p>
          </table:table-cell>
          <table:table-cell office:value-type="string">
            <text:p>548: 73</text:p>
          </table:table-cell>
          <table:table-cell table:style-name="ce3" office:value-type="string">
            <text:p>559: 42</text:p>
          </table:table-cell>
          <table:table-cell office:value-type="string">
            <text:p>559: 79</text:p>
          </table:table-cell>
          <table:table-cell table:number-columns-repeated="2" office:value-type="string">
            <text:p>548: 00</text:p>
          </table:table-cell>
          <table:table-cell/>
          <table:table-cell table:number-columns-repeated="2" office:value-type="string">
            <text:p>550: FF</text:p>
          </table:table-cell>
          <table:table-cell table:number-columns-repeated="1011"/>
        </table:table-row>
        <table:table-row table:style-name="ro1">
          <table:table-cell office:value-type="string">
            <text:p>551: 00</text:p>
          </table:table-cell>
          <table:table-cell office:value-type="string">
            <text:p>551: 86</text:p>
          </table:table-cell>
          <table:table-cell table:number-columns-repeated="2"/>
          <table:table-cell office:value-type="string">
            <text:p>549: 00</text:p>
          </table:table-cell>
          <table:table-cell office:value-type="string">
            <text:p>549: 5A</text:p>
          </table:table-cell>
          <table:table-cell office:value-type="string">
            <text:p>560: 00</text:p>
          </table:table-cell>
          <table:table-cell office:value-type="string">
            <text:p>560: 5A</text:p>
          </table:table-cell>
          <table:table-cell table:number-columns-repeated="2" office:value-type="string">
            <text:p>549: 00</text:p>
          </table:table-cell>
          <table:table-cell/>
          <table:table-cell table:number-columns-repeated="2" office:value-type="string">
            <text:p>551: FF</text:p>
          </table:table-cell>
          <table:table-cell table:number-columns-repeated="1011"/>
        </table:table-row>
        <table:table-row table:style-name="ro1">
          <table:table-cell office:value-type="string">
            <text:p>552: 00</text:p>
          </table:table-cell>
          <table:table-cell office:value-type="string">
            <text:p>552: 7F</text:p>
          </table:table-cell>
          <table:table-cell table:number-columns-repeated="2"/>
          <table:table-cell office:value-type="string">
            <text:p>550: 00</text:p>
          </table:table-cell>
          <table:table-cell office:value-type="string">
            <text:p>550: 7F</text:p>
          </table:table-cell>
          <table:table-cell office:value-type="string">
            <text:p>561: 00</text:p>
          </table:table-cell>
          <table:table-cell office:value-type="string">
            <text:p>561: FF</text:p>
          </table:table-cell>
          <table:table-cell table:number-columns-repeated="2" office:value-type="string">
            <text:p>550: 00</text:p>
          </table:table-cell>
          <table:table-cell/>
          <table:table-cell office:value-type="string">
            <text:p>552: 01</text:p>
          </table:table-cell>
          <table:table-cell office:value-type="string">
            <text:p>552: FF</text:p>
          </table:table-cell>
          <table:table-cell table:number-columns-repeated="1011"/>
        </table:table-row>
        <table:table-row table:style-name="ro2">
          <table:table-cell office:value-type="string">
            <text:p>553: 00</text:p>
          </table:table-cell>
          <table:table-cell office:value-type="string">
            <text:p>553: 7E</text:p>
          </table:table-cell>
          <table:table-cell table:number-columns-repeated="2"/>
          <table:table-cell office:value-type="string">
            <text:p>551: 00</text:p>
          </table:table-cell>
          <table:table-cell office:value-type="string">
            <text:p>551: FF</text:p>
          </table:table-cell>
          <table:table-cell office:value-type="string">
            <text:p>562: 00</text:p>
          </table:table-cell>
          <table:table-cell office:value-type="string">
            <text:p>562: FF</text:p>
          </table:table-cell>
          <table:table-cell table:number-columns-repeated="2" office:value-type="string">
            <text:p>551: 00</text:p>
          </table:table-cell>
          <table:table-cell/>
          <table:table-cell table:style-name="ce3" office:value-type="string">
            <text:p>553: 41</text:p>
          </table:table-cell>
          <table:table-cell office:value-type="string">
            <text:p>553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54: 00</text:p>
          </table:table-cell>
          <table:table-cell table:number-columns-repeated="2"/>
          <table:table-cell office:value-type="string">
            <text:p>552: 00</text:p>
          </table:table-cell>
          <table:table-cell office:value-type="string">
            <text:p>552: 7F</text:p>
          </table:table-cell>
          <table:table-cell office:value-type="string">
            <text:p>563: 01</text:p>
          </table:table-cell>
          <table:table-cell office:value-type="string">
            <text:p>563: FF</text:p>
          </table:table-cell>
          <table:table-cell table:number-columns-repeated="2" office:value-type="string">
            <text:p>552: 00</text:p>
          </table:table-cell>
          <table:table-cell/>
          <table:table-cell office:value-type="string">
            <text:p>554: 00</text:p>
          </table:table-cell>
          <table:table-cell office:value-type="string">
            <text:p>554: 5A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555: 00</text:p>
          </table:table-cell>
          <table:table-cell table:number-columns-repeated="2"/>
          <table:table-cell office:value-type="string">
            <text:p>553: 00</text:p>
          </table:table-cell>
          <table:table-cell office:value-type="string">
            <text:p>553: 7F</text:p>
          </table:table-cell>
          <table:table-cell table:style-name="ce3" office:value-type="string">
            <text:p>564: 43</text:p>
          </table:table-cell>
          <table:table-cell office:value-type="string">
            <text:p>564: 79</text:p>
          </table:table-cell>
          <table:table-cell table:number-columns-repeated="2" office:value-type="string">
            <text:p>553: 00</text:p>
          </table:table-cell>
          <table:table-cell/>
          <table:table-cell office:value-type="string">
            <text:p>555: 5A</text:p>
          </table:table-cell>
          <table:table-cell office:value-type="string">
            <text:p>555: FE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56: 00</text:p>
          </table:table-cell>
          <table:table-cell table:number-columns-repeated="2"/>
          <table:table-cell office:value-type="string">
            <text:p>554: 00</text:p>
          </table:table-cell>
          <table:table-cell office:value-type="string">
            <text:p>554: 7F</text:p>
          </table:table-cell>
          <table:table-cell office:value-type="string">
            <text:p>565: 00</text:p>
          </table:table-cell>
          <table:table-cell office:value-type="string">
            <text:p>565: 5A</text:p>
          </table:table-cell>
          <table:table-cell table:number-columns-repeated="2" office:value-type="string">
            <text:p>554: 00</text:p>
          </table:table-cell>
          <table:table-cell/>
          <table:table-cell office:value-type="string">
            <text:p>556: 5A</text:p>
          </table:table-cell>
          <table:table-cell office:value-type="string">
            <text:p>556: F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57: 00</text:p>
          </table:table-cell>
          <table:table-cell table:number-columns-repeated="2"/>
          <table:table-cell office:value-type="string">
            <text:p>555: 00</text:p>
          </table:table-cell>
          <table:table-cell office:value-type="string">
            <text:p>555: 7F</text:p>
          </table:table-cell>
          <table:table-cell office:value-type="string">
            <text:p>566: 01</text:p>
          </table:table-cell>
          <table:table-cell office:value-type="string">
            <text:p>566: FF</text:p>
          </table:table-cell>
          <table:table-cell office:value-type="string">
            <text:p>555: 01</text:p>
          </table:table-cell>
          <table:table-cell office:value-type="string">
            <text:p>555: FF</text:p>
          </table:table-cell>
          <table:table-cell/>
          <table:table-cell office:value-type="string">
            <text:p>557: 5A</text:p>
          </table:table-cell>
          <table:table-cell office:value-type="string">
            <text:p>557: 03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558: 00</text:p>
          </table:table-cell>
          <table:table-cell table:number-columns-repeated="2"/>
          <table:table-cell office:value-type="string">
            <text:p>556: 01</text:p>
          </table:table-cell>
          <table:table-cell office:value-type="string">
            <text:p>556: FF</text:p>
          </table:table-cell>
          <table:table-cell office:value-type="string">
            <text:p>567: 00</text:p>
          </table:table-cell>
          <table:table-cell office:value-type="string">
            <text:p>567: FF</text:p>
          </table:table-cell>
          <table:table-cell table:style-name="ce3" office:value-type="string">
            <text:p>556: 45</text:p>
          </table:table-cell>
          <table:table-cell office:value-type="string">
            <text:p>556: F3</text:p>
          </table:table-cell>
          <table:table-cell/>
          <table:table-cell office:value-type="string">
            <text:p>558: 5A</text:p>
          </table:table-cell>
          <table:table-cell office:value-type="string">
            <text:p>558: 00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559: 00</text:p>
          </table:table-cell>
          <table:table-cell table:number-columns-repeated="2"/>
          <table:table-cell table:style-name="ce3" office:value-type="string">
            <text:p>557: 42</text:p>
          </table:table-cell>
          <table:table-cell office:value-type="string">
            <text:p>557: 73</text:p>
          </table:table-cell>
          <table:table-cell office:value-type="string">
            <text:p>568: 00</text:p>
          </table:table-cell>
          <table:table-cell office:value-type="string">
            <text:p>568: 6B</text:p>
          </table:table-cell>
          <table:table-cell office:value-type="string">
            <text:p>557: 00</text:p>
          </table:table-cell>
          <table:table-cell office:value-type="string">
            <text:p>557: 5A</text:p>
          </table:table-cell>
          <table:table-cell/>
          <table:table-cell office:value-type="string">
            <text:p>559: 5A</text:p>
          </table:table-cell>
          <table:table-cell office:value-type="string">
            <text:p>559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60: 00</text:p>
          </table:table-cell>
          <table:table-cell table:number-columns-repeated="2"/>
          <table:table-cell office:value-type="string">
            <text:p>558: 00</text:p>
          </table:table-cell>
          <table:table-cell office:value-type="string">
            <text:p>558: 5A</text:p>
          </table:table-cell>
          <table:table-cell office:value-type="string">
            <text:p>569: 00</text:p>
          </table:table-cell>
          <table:table-cell office:value-type="string">
            <text:p>569: 80</text:p>
          </table:table-cell>
          <table:table-cell office:value-type="string">
            <text:p>558: 5A</text:p>
          </table:table-cell>
          <table:table-cell office:value-type="string">
            <text:p>558: 02</text:p>
          </table:table-cell>
          <table:table-cell/>
          <table:table-cell table:number-columns-repeated="2" office:value-type="string">
            <text:p>560: 5A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561: 00</text:p>
          </table:table-cell>
          <table:table-cell table:number-columns-repeated="2"/>
          <table:table-cell office:value-type="string">
            <text:p>559: 00</text:p>
          </table:table-cell>
          <table:table-cell office:value-type="string">
            <text:p>559: 7F</text:p>
          </table:table-cell>
          <table:table-cell office:value-type="string">
            <text:p>570: 00</text:p>
          </table:table-cell>
          <table:table-cell office:value-type="string">
            <text:p>570: 75</text:p>
          </table:table-cell>
          <table:table-cell office:value-type="string">
            <text:p>559: 5A</text:p>
          </table:table-cell>
          <table:table-cell office:value-type="string">
            <text:p>559: 02</text:p>
          </table:table-cell>
          <table:table-cell/>
          <table:table-cell table:style-name="ce3" office:value-type="string">
            <text:p>561: 01</text:p>
          </table:table-cell>
          <table:table-cell office:value-type="string">
            <text:p>561: FF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562: 00</text:p>
          </table:table-cell>
          <table:table-cell table:number-columns-repeated="2"/>
          <table:table-cell office:value-type="string">
            <text:p>560: 00</text:p>
          </table:table-cell>
          <table:table-cell office:value-type="string">
            <text:p>560: FF</text:p>
          </table:table-cell>
          <table:table-cell office:value-type="string">
            <text:p>571: 00</text:p>
          </table:table-cell>
          <table:table-cell office:value-type="string">
            <text:p>571: 80</text:p>
          </table:table-cell>
          <table:table-cell office:value-type="string">
            <text:p>560: 5A</text:p>
          </table:table-cell>
          <table:table-cell office:value-type="string">
            <text:p>560: 00</text:p>
          </table:table-cell>
          <table:table-cell/>
          <table:table-cell table:style-name="ce3" office:value-type="string">
            <text:p>562: 43</text:p>
          </table:table-cell>
          <table:table-cell office:value-type="string">
            <text:p>562: F3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63: 00</text:p>
          </table:table-cell>
          <table:table-cell table:number-columns-repeated="2"/>
          <table:table-cell office:value-type="string">
            <text:p>561: 00</text:p>
          </table:table-cell>
          <table:table-cell office:value-type="string">
            <text:p>561: 7F</text:p>
          </table:table-cell>
          <table:table-cell table:number-columns-repeated="2" office:value-type="string">
            <text:p>572: 00</text:p>
          </table:table-cell>
          <table:table-cell office:value-type="string">
            <text:p>561: 5A</text:p>
          </table:table-cell>
          <table:table-cell office:value-type="string">
            <text:p>561: 02</text:p>
          </table:table-cell>
          <table:table-cell/>
          <table:table-cell office:value-type="string">
            <text:p>563: 00</text:p>
          </table:table-cell>
          <table:table-cell office:value-type="string">
            <text:p>563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64: 00</text:p>
          </table:table-cell>
          <table:table-cell table:number-columns-repeated="2"/>
          <table:table-cell office:value-type="string">
            <text:p>562: 00</text:p>
          </table:table-cell>
          <table:table-cell office:value-type="string">
            <text:p>562: 7F</text:p>
          </table:table-cell>
          <table:table-cell table:number-columns-repeated="2" office:value-type="string">
            <text:p>573: 00</text:p>
          </table:table-cell>
          <table:table-cell office:value-type="string">
            <text:p>562: 5A</text:p>
          </table:table-cell>
          <table:table-cell office:value-type="string">
            <text:p>562: 00</text:p>
          </table:table-cell>
          <table:table-cell/>
          <table:table-cell table:number-columns-repeated="2" office:value-type="string">
            <text:p>564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65: 00</text:p>
          </table:table-cell>
          <table:table-cell table:number-columns-repeated="2"/>
          <table:table-cell office:value-type="string">
            <text:p>563: 00</text:p>
          </table:table-cell>
          <table:table-cell office:value-type="string">
            <text:p>563: 7F</text:p>
          </table:table-cell>
          <table:table-cell table:number-columns-repeated="2" office:value-type="string">
            <text:p>574: 00</text:p>
          </table:table-cell>
          <table:table-cell office:value-type="string">
            <text:p>563: 5A</text:p>
          </table:table-cell>
          <table:table-cell office:value-type="string">
            <text:p>563: 00</text:p>
          </table:table-cell>
          <table:table-cell/>
          <table:table-cell office:value-type="string">
            <text:p>565: 5A</text:p>
          </table:table-cell>
          <table:table-cell office:value-type="string">
            <text:p>565: 00</text:p>
          </table:table-cell>
          <table:table-cell table:number-columns-repeated="1011"/>
        </table:table-row>
        <table:table-row table:style-name="ro1">
          <table:table-cell office:value-type="string">
            <text:p>566: 01</text:p>
          </table:table-cell>
          <table:table-cell office:value-type="string">
            <text:p>566: FF</text:p>
          </table:table-cell>
          <table:table-cell table:number-columns-repeated="2"/>
          <table:table-cell office:value-type="string">
            <text:p>564: 00</text:p>
          </table:table-cell>
          <table:table-cell office:value-type="string">
            <text:p>564: 7F</text:p>
          </table:table-cell>
          <table:table-cell table:number-columns-repeated="2" office:value-type="string">
            <text:p>575: 00</text:p>
          </table:table-cell>
          <table:table-cell office:value-type="string">
            <text:p>564: 01</text:p>
          </table:table-cell>
          <table:table-cell office:value-type="string">
            <text:p>564: FF</text:p>
          </table:table-cell>
          <table:table-cell/>
          <table:table-cell office:value-type="string">
            <text:p>566: 5A</text:p>
          </table:table-cell>
          <table:table-cell office:value-type="string">
            <text:p>566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67: 45</text:p>
          </table:table-cell>
          <table:table-cell office:value-type="string">
            <text:p>567: F3</text:p>
          </table:table-cell>
          <table:table-cell table:number-columns-repeated="2"/>
          <table:table-cell office:value-type="string">
            <text:p>565: 01</text:p>
          </table:table-cell>
          <table:table-cell office:value-type="string">
            <text:p>565: FF</text:p>
          </table:table-cell>
          <table:table-cell table:number-columns-repeated="2" office:value-type="string">
            <text:p>576: 00</text:p>
          </table:table-cell>
          <table:table-cell table:style-name="ce3" office:value-type="string">
            <text:p>565: 46</text:p>
          </table:table-cell>
          <table:table-cell office:value-type="string">
            <text:p>565: F3</text:p>
          </table:table-cell>
          <table:table-cell/>
          <table:table-cell office:value-type="string">
            <text:p>567: 5A</text:p>
          </table:table-cell>
          <table:table-cell office:value-type="string">
            <text:p>567: 00</text:p>
          </table:table-cell>
          <table:table-cell table:number-columns-repeated="1011"/>
        </table:table-row>
        <table:table-row table:style-name="ro2">
          <table:table-cell office:value-type="string">
            <text:p>568: 00</text:p>
          </table:table-cell>
          <table:table-cell office:value-type="string">
            <text:p>568: 5A</text:p>
          </table:table-cell>
          <table:table-cell table:number-columns-repeated="2"/>
          <table:table-cell table:style-name="ce3" office:value-type="string">
            <text:p>566: 42</text:p>
          </table:table-cell>
          <table:table-cell office:value-type="string">
            <text:p>566: 73</text:p>
          </table:table-cell>
          <table:table-cell table:number-columns-repeated="2" office:value-type="string">
            <text:p>577: 00</text:p>
          </table:table-cell>
          <table:table-cell office:value-type="string">
            <text:p>566: 00</text:p>
          </table:table-cell>
          <table:table-cell office:value-type="string">
            <text:p>566: 5A</text:p>
          </table:table-cell>
          <table:table-cell/>
          <table:table-cell office:value-type="string">
            <text:p>568: 5A</text:p>
          </table:table-cell>
          <table:table-cell office:value-type="string">
            <text:p>568: 00</text:p>
          </table:table-cell>
          <table:table-cell table:number-columns-repeated="1011"/>
        </table:table-row>
        <table:table-row table:style-name="ro1">
          <table:table-cell office:value-type="string">
            <text:p>569: 5A</text:p>
          </table:table-cell>
          <table:table-cell office:value-type="string">
            <text:p>569: 02</text:p>
          </table:table-cell>
          <table:table-cell table:number-columns-repeated="2"/>
          <table:table-cell office:value-type="string">
            <text:p>567: 00</text:p>
          </table:table-cell>
          <table:table-cell office:value-type="string">
            <text:p>567: 5A</text:p>
          </table:table-cell>
          <table:table-cell table:number-columns-repeated="2" office:value-type="string">
            <text:p>578: 00</text:p>
          </table:table-cell>
          <table:table-cell table:number-columns-repeated="2" office:value-type="string">
            <text:p>567: 00</text:p>
          </table:table-cell>
          <table:table-cell/>
          <table:table-cell office:value-type="string">
            <text:p>569: 5A</text:p>
          </table:table-cell>
          <table:table-cell office:value-type="string">
            <text:p>569: 00</text:p>
          </table:table-cell>
          <table:table-cell table:number-columns-repeated="1011"/>
        </table:table-row>
        <table:table-row table:style-name="ro1">
          <table:table-cell office:value-type="string">
            <text:p>570: 5A</text:p>
          </table:table-cell>
          <table:table-cell office:value-type="string">
            <text:p>570: 02</text:p>
          </table:table-cell>
          <table:table-cell table:number-columns-repeated="2"/>
          <table:table-cell office:value-type="string">
            <text:p>568: 00</text:p>
          </table:table-cell>
          <table:table-cell office:value-type="string">
            <text:p>568: 7F</text:p>
          </table:table-cell>
          <table:table-cell table:number-columns-repeated="2" office:value-type="string">
            <text:p>579: 00</text:p>
          </table:table-cell>
          <table:table-cell office:value-type="string">
            <text:p>568: 5A</text:p>
          </table:table-cell>
          <table:table-cell office:value-type="string">
            <text:p>568: 00</text:p>
          </table:table-cell>
          <table:table-cell/>
          <table:table-cell office:value-type="string">
            <text:p>570: 01</text:p>
          </table:table-cell>
          <table:table-cell office:value-type="string">
            <text:p>570: FF</text:p>
          </table:table-cell>
          <table:table-cell table:number-columns-repeated="1011"/>
        </table:table-row>
        <table:table-row table:style-name="ro2">
          <table:table-cell office:value-type="string">
            <text:p>571: 5A</text:p>
          </table:table-cell>
          <table:table-cell office:value-type="string">
            <text:p>571: 00</text:p>
          </table:table-cell>
          <table:table-cell table:number-columns-repeated="2"/>
          <table:table-cell office:value-type="string">
            <text:p>569: 00</text:p>
          </table:table-cell>
          <table:table-cell office:value-type="string">
            <text:p>569: FF</text:p>
          </table:table-cell>
          <table:table-cell table:number-columns-repeated="2" office:value-type="string">
            <text:p>580: 00</text:p>
          </table:table-cell>
          <table:table-cell office:value-type="string">
            <text:p>569: 5A</text:p>
          </table:table-cell>
          <table:table-cell office:value-type="string">
            <text:p>569: 00</text:p>
          </table:table-cell>
          <table:table-cell/>
          <table:table-cell table:style-name="ce3" office:value-type="string">
            <text:p>571: 42</text:p>
          </table:table-cell>
          <table:table-cell office:value-type="string">
            <text:p>571: 79</text:p>
          </table:table-cell>
          <table:table-cell table:number-columns-repeated="1011"/>
        </table:table-row>
        <table:table-row table:style-name="ro1">
          <table:table-cell office:value-type="string">
            <text:p>572: 5A</text:p>
          </table:table-cell>
          <table:table-cell office:value-type="string">
            <text:p>572: 02</text:p>
          </table:table-cell>
          <table:table-cell table:number-columns-repeated="2"/>
          <table:table-cell office:value-type="string">
            <text:p>570: 00</text:p>
          </table:table-cell>
          <table:table-cell office:value-type="string">
            <text:p>570: 7F</text:p>
          </table:table-cell>
          <table:table-cell table:number-columns-repeated="2" office:value-type="string">
            <text:p>581: 00</text:p>
          </table:table-cell>
          <table:table-cell office:value-type="string">
            <text:p>570: 5A</text:p>
          </table:table-cell>
          <table:table-cell office:value-type="string">
            <text:p>570: 02</text:p>
          </table:table-cell>
          <table:table-cell/>
          <table:table-cell office:value-type="string">
            <text:p>572: 00</text:p>
          </table:table-cell>
          <table:table-cell office:value-type="string">
            <text:p>572: 5A</text:p>
          </table:table-cell>
          <table:table-cell table:number-columns-repeated="1011"/>
        </table:table-row>
        <table:table-row table:style-name="ro1">
          <table:table-cell office:value-type="string">
            <text:p>573: 5A</text:p>
          </table:table-cell>
          <table:table-cell office:value-type="string">
            <text:p>573: 00</text:p>
          </table:table-cell>
          <table:table-cell table:number-columns-repeated="2"/>
          <table:table-cell office:value-type="string">
            <text:p>571: 00</text:p>
          </table:table-cell>
          <table:table-cell office:value-type="string">
            <text:p>571: 7F</text:p>
          </table:table-cell>
          <table:table-cell table:number-columns-repeated="2" office:value-type="string">
            <text:p>582: 00</text:p>
          </table:table-cell>
          <table:table-cell office:value-type="string">
            <text:p>571: 5A</text:p>
          </table:table-cell>
          <table:table-cell office:value-type="string">
            <text:p>571: 00</text:p>
          </table:table-cell>
          <table:table-cell/>
          <table:table-cell office:value-type="string">
            <text:p>573: 00</text:p>
          </table:table-cell>
          <table:table-cell office:value-type="string">
            <text:p>573: FE</text:p>
          </table:table-cell>
          <table:table-cell table:number-columns-repeated="1011"/>
        </table:table-row>
        <table:table-row table:style-name="ro1">
          <table:table-cell office:value-type="string">
            <text:p>574: 5A</text:p>
          </table:table-cell>
          <table:table-cell office:value-type="string">
            <text:p>574: 00</text:p>
          </table:table-cell>
          <table:table-cell table:number-columns-repeated="2"/>
          <table:table-cell office:value-type="string">
            <text:p>572: 00</text:p>
          </table:table-cell>
          <table:table-cell office:value-type="string">
            <text:p>572: 7F</text:p>
          </table:table-cell>
          <table:table-cell table:number-columns-repeated="2" office:value-type="string">
            <text:p>583: 00</text:p>
          </table:table-cell>
          <table:table-cell office:value-type="string">
            <text:p>572: 5A</text:p>
          </table:table-cell>
          <table:table-cell office:value-type="string">
            <text:p>572: 0A</text:p>
          </table:table-cell>
          <table:table-cell/>
          <table:table-cell office:value-type="string">
            <text:p>574: 00</text:p>
          </table:table-cell>
          <table:table-cell office:value-type="string">
            <text:p>574: FF</text:p>
          </table:table-cell>
          <table:table-cell table:number-columns-repeated="1011"/>
        </table:table-row>
        <table:table-row table:style-name="ro1">
          <table:table-cell office:value-type="string">
            <text:p>575: 01</text:p>
          </table:table-cell>
          <table:table-cell office:value-type="string">
            <text:p>575: FF</text:p>
          </table:table-cell>
          <table:table-cell table:number-columns-repeated="2"/>
          <table:table-cell office:value-type="string">
            <text:p>573: 00</text:p>
          </table:table-cell>
          <table:table-cell office:value-type="string">
            <text:p>573: 7F</text:p>
          </table:table-cell>
          <table:table-cell office:value-type="string">
            <text:p>584: 01</text:p>
          </table:table-cell>
          <table:table-cell office:value-type="string">
            <text:p>584: FF</text:p>
          </table:table-cell>
          <table:table-cell office:value-type="string">
            <text:p>573: 01</text:p>
          </table:table-cell>
          <table:table-cell office:value-type="string">
            <text:p>573: FF</text:p>
          </table:table-cell>
          <table:table-cell/>
          <table:table-cell office:value-type="string">
            <text:p>575: 01</text:p>
          </table:table-cell>
          <table:table-cell office:value-type="string">
            <text:p>575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76: 46</text:p>
          </table:table-cell>
          <table:table-cell office:value-type="string">
            <text:p>576: F3</text:p>
          </table:table-cell>
          <table:table-cell table:number-columns-repeated="2"/>
          <table:table-cell office:value-type="string">
            <text:p>574: 01</text:p>
          </table:table-cell>
          <table:table-cell office:value-type="string">
            <text:p>574: FF</text:p>
          </table:table-cell>
          <table:table-cell table:style-name="ce3" office:value-type="string">
            <text:p>585: 45</text:p>
          </table:table-cell>
          <table:table-cell office:value-type="string">
            <text:p>585: F3</text:p>
          </table:table-cell>
          <table:table-cell table:style-name="ce3" office:value-type="string">
            <text:p>574: 46</text:p>
          </table:table-cell>
          <table:table-cell office:value-type="string">
            <text:p>574: F3</text:p>
          </table:table-cell>
          <table:table-cell/>
          <table:table-cell table:style-name="ce3" office:value-type="string">
            <text:p>576: 42</text:p>
          </table:table-cell>
          <table:table-cell office:value-type="string">
            <text:p>576: 79</text:p>
          </table:table-cell>
          <table:table-cell table:number-columns-repeated="1011"/>
        </table:table-row>
        <table:table-row table:style-name="ro2">
          <table:table-cell office:value-type="string">
            <text:p>577: 00</text:p>
          </table:table-cell>
          <table:table-cell office:value-type="string">
            <text:p>577: 5A</text:p>
          </table:table-cell>
          <table:table-cell table:number-columns-repeated="2"/>
          <table:table-cell table:style-name="ce3" office:value-type="string">
            <text:p>575: 42</text:p>
          </table:table-cell>
          <table:table-cell office:value-type="string">
            <text:p>575: 73</text:p>
          </table:table-cell>
          <table:table-cell office:value-type="string">
            <text:p>586: 00</text:p>
          </table:table-cell>
          <table:table-cell office:value-type="string">
            <text:p>586: 5A</text:p>
          </table:table-cell>
          <table:table-cell office:value-type="string">
            <text:p>575: 00</text:p>
          </table:table-cell>
          <table:table-cell office:value-type="string">
            <text:p>575: 5A</text:p>
          </table:table-cell>
          <table:table-cell/>
          <table:table-cell office:value-type="string">
            <text:p>577: 00</text:p>
          </table:table-cell>
          <table:table-cell office:value-type="string">
            <text:p>577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78: 00</text:p>
          </table:table-cell>
          <table:table-cell table:number-columns-repeated="2"/>
          <table:table-cell office:value-type="string">
            <text:p>576: 00</text:p>
          </table:table-cell>
          <table:table-cell office:value-type="string">
            <text:p>576: 5A</text:p>
          </table:table-cell>
          <table:table-cell office:value-type="string">
            <text:p>587: 5A</text:p>
          </table:table-cell>
          <table:table-cell office:value-type="string">
            <text:p>587: 03</text:p>
          </table:table-cell>
          <table:table-cell office:value-type="string">
            <text:p>576: 01</text:p>
          </table:table-cell>
          <table:table-cell office:value-type="string">
            <text:p>576: 00</text:p>
          </table:table-cell>
          <table:table-cell/>
          <table:table-cell office:value-type="string">
            <text:p>578: 00</text:p>
          </table:table-cell>
          <table:table-cell office:value-type="string">
            <text:p>578: FE</text:p>
          </table:table-cell>
          <table:table-cell table:number-columns-repeated="1011"/>
        </table:table-row>
        <table:table-row table:style-name="ro1">
          <table:table-cell office:value-type="string">
            <text:p>579: 5A</text:p>
          </table:table-cell>
          <table:table-cell office:value-type="string">
            <text:p>579: 00</text:p>
          </table:table-cell>
          <table:table-cell table:number-columns-repeated="2"/>
          <table:table-cell office:value-type="string">
            <text:p>577: 00</text:p>
          </table:table-cell>
          <table:table-cell office:value-type="string">
            <text:p>577: 7F</text:p>
          </table:table-cell>
          <table:table-cell office:value-type="string">
            <text:p>588: 5A</text:p>
          </table:table-cell>
          <table:table-cell office:value-type="string">
            <text:p>588: 02</text:p>
          </table:table-cell>
          <table:table-cell office:value-type="string">
            <text:p>577: 5A</text:p>
          </table:table-cell>
          <table:table-cell office:value-type="string">
            <text:p>577: 00</text:p>
          </table:table-cell>
          <table:table-cell/>
          <table:table-cell office:value-type="string">
            <text:p>579: 00</text:p>
          </table:table-cell>
          <table:table-cell office:value-type="string">
            <text:p>579: FF</text:p>
          </table:table-cell>
          <table:table-cell table:number-columns-repeated="1011"/>
        </table:table-row>
        <table:table-row table:style-name="ro1">
          <table:table-cell office:value-type="string">
            <text:p>580: 5A</text:p>
          </table:table-cell>
          <table:table-cell office:value-type="string">
            <text:p>580: 00</text:p>
          </table:table-cell>
          <table:table-cell table:number-columns-repeated="2"/>
          <table:table-cell office:value-type="string">
            <text:p>578: 00</text:p>
          </table:table-cell>
          <table:table-cell office:value-type="string">
            <text:p>578: FF</text:p>
          </table:table-cell>
          <table:table-cell office:value-type="string">
            <text:p>589: 5A</text:p>
          </table:table-cell>
          <table:table-cell office:value-type="string">
            <text:p>589: 01</text:p>
          </table:table-cell>
          <table:table-cell office:value-type="string">
            <text:p>578: 5A</text:p>
          </table:table-cell>
          <table:table-cell office:value-type="string">
            <text:p>578: 00</text:p>
          </table:table-cell>
          <table:table-cell/>
          <table:table-cell office:value-type="string">
            <text:p>580: 00</text:p>
          </table:table-cell>
          <table:table-cell office:value-type="string">
            <text:p>580: 7F</text:p>
          </table:table-cell>
          <table:table-cell table:number-columns-repeated="1011"/>
        </table:table-row>
        <table:table-row table:style-name="ro1">
          <table:table-cell office:value-type="string">
            <text:p>581: 5A</text:p>
          </table:table-cell>
          <table:table-cell office:value-type="string">
            <text:p>581: 02</text:p>
          </table:table-cell>
          <table:table-cell table:number-columns-repeated="2"/>
          <table:table-cell office:value-type="string">
            <text:p>579: 00</text:p>
          </table:table-cell>
          <table:table-cell office:value-type="string">
            <text:p>579: 7F</text:p>
          </table:table-cell>
          <table:table-cell office:value-type="string">
            <text:p>590: 5A</text:p>
          </table:table-cell>
          <table:table-cell office:value-type="string">
            <text:p>590: 02</text:p>
          </table:table-cell>
          <table:table-cell office:value-type="string">
            <text:p>579: 5A</text:p>
          </table:table-cell>
          <table:table-cell office:value-type="string">
            <text:p>579: 00</text:p>
          </table:table-cell>
          <table:table-cell/>
          <table:table-cell office:value-type="string">
            <text:p>581: 00</text:p>
          </table:table-cell>
          <table:table-cell office:value-type="string">
            <text:p>581: 86</text:p>
          </table:table-cell>
          <table:table-cell table:number-columns-repeated="1011"/>
        </table:table-row>
        <table:table-row table:style-name="ro1">
          <table:table-cell office:value-type="string">
            <text:p>582: 5A</text:p>
          </table:table-cell>
          <table:table-cell office:value-type="string">
            <text:p>582: 00</text:p>
          </table:table-cell>
          <table:table-cell table:number-columns-repeated="2"/>
          <table:table-cell office:value-type="string">
            <text:p>580: 00</text:p>
          </table:table-cell>
          <table:table-cell office:value-type="string">
            <text:p>580: 7F</text:p>
          </table:table-cell>
          <table:table-cell office:value-type="string">
            <text:p>591: 5A</text:p>
          </table:table-cell>
          <table:table-cell office:value-type="string">
            <text:p>591: 01</text:p>
          </table:table-cell>
          <table:table-cell office:value-type="string">
            <text:p>580: 5A</text:p>
          </table:table-cell>
          <table:table-cell office:value-type="string">
            <text:p>580: 00</text:p>
          </table:table-cell>
          <table:table-cell/>
          <table:table-cell office:value-type="string">
            <text:p>582: 00</text:p>
          </table:table-cell>
          <table:table-cell office:value-type="string">
            <text:p>582: 8F</text:p>
          </table:table-cell>
          <table:table-cell table:number-columns-repeated="1011"/>
        </table:table-row>
        <table:table-row table:style-name="ro1">
          <table:table-cell office:value-type="string">
            <text:p>583: 5A</text:p>
          </table:table-cell>
          <table:table-cell office:value-type="string">
            <text:p>583: 0A</text:p>
          </table:table-cell>
          <table:table-cell table:number-columns-repeated="2"/>
          <table:table-cell office:value-type="string">
            <text:p>581: 00</text:p>
          </table:table-cell>
          <table:table-cell office:value-type="string">
            <text:p>581: 7F</text:p>
          </table:table-cell>
          <table:table-cell office:value-type="string">
            <text:p>592: 5A</text:p>
          </table:table-cell>
          <table:table-cell office:value-type="string">
            <text:p>592: 00</text:p>
          </table:table-cell>
          <table:table-cell office:value-type="string">
            <text:p>581: 5A</text:p>
          </table:table-cell>
          <table:table-cell office:value-type="string">
            <text:p>581: 14</text:p>
          </table:table-cell>
          <table:table-cell/>
          <table:table-cell office:value-type="string">
            <text:p>583: 00</text:p>
          </table:table-cell>
          <table:table-cell office:value-type="string">
            <text:p>583: 7F</text:p>
          </table:table-cell>
          <table:table-cell table:number-columns-repeated="1011"/>
        </table:table-row>
        <table:table-row table:style-name="ro1">
          <table:table-cell office:value-type="string">
            <text:p>584: 01</text:p>
          </table:table-cell>
          <table:table-cell office:value-type="string">
            <text:p>584: FF</text:p>
          </table:table-cell>
          <table:table-cell table:number-columns-repeated="2"/>
          <table:table-cell office:value-type="string">
            <text:p>582: 00</text:p>
          </table:table-cell>
          <table:table-cell office:value-type="string">
            <text:p>582: 7F</text:p>
          </table:table-cell>
          <table:table-cell office:value-type="string">
            <text:p>593: 01</text:p>
          </table:table-cell>
          <table:table-cell office:value-type="string">
            <text:p>593: FF</text:p>
          </table:table-cell>
          <table:table-cell office:value-type="string">
            <text:p>582: 01</text:p>
          </table:table-cell>
          <table:table-cell office:value-type="string">
            <text:p>582: FF</text:p>
          </table:table-cell>
          <table:table-cell/>
          <table:table-cell table:number-columns-repeated="2" office:value-type="string">
            <text:p>584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85: 46</text:p>
          </table:table-cell>
          <table:table-cell office:value-type="string">
            <text:p>585: F3</text:p>
          </table:table-cell>
          <table:table-cell table:number-columns-repeated="2"/>
          <table:table-cell office:value-type="string">
            <text:p>583: 01</text:p>
          </table:table-cell>
          <table:table-cell office:value-type="string">
            <text:p>583: FF</text:p>
          </table:table-cell>
          <table:table-cell table:style-name="ce3" office:value-type="string">
            <text:p>594: 46</text:p>
          </table:table-cell>
          <table:table-cell office:value-type="string">
            <text:p>594: F3</text:p>
          </table:table-cell>
          <table:table-cell table:style-name="ce3" office:value-type="string">
            <text:p>583: 47</text:p>
          </table:table-cell>
          <table:table-cell office:value-type="string">
            <text:p>583: F3</text:p>
          </table:table-cell>
          <table:table-cell/>
          <table:table-cell table:number-columns-repeated="2" office:value-type="string">
            <text:p>585: 00</text:p>
          </table:table-cell>
          <table:table-cell table:number-columns-repeated="1011"/>
        </table:table-row>
        <table:table-row table:style-name="ro2">
          <table:table-cell office:value-type="string">
            <text:p>586: 00</text:p>
          </table:table-cell>
          <table:table-cell office:value-type="string">
            <text:p>586: 5A</text:p>
          </table:table-cell>
          <table:table-cell table:number-columns-repeated="2"/>
          <table:table-cell table:style-name="ce3" office:value-type="string">
            <text:p>584: 42</text:p>
          </table:table-cell>
          <table:table-cell office:value-type="string">
            <text:p>584: 73</text:p>
          </table:table-cell>
          <table:table-cell office:value-type="string">
            <text:p>595: 00</text:p>
          </table:table-cell>
          <table:table-cell office:value-type="string">
            <text:p>595: 5A</text:p>
          </table:table-cell>
          <table:table-cell office:value-type="string">
            <text:p>584: 00</text:p>
          </table:table-cell>
          <table:table-cell office:value-type="string">
            <text:p>584: 5A</text:p>
          </table:table-cell>
          <table:table-cell/>
          <table:table-cell table:number-columns-repeated="2" office:value-type="string">
            <text:p>586: 00</text:p>
          </table:table-cell>
          <table:table-cell table:number-columns-repeated="1011"/>
        </table:table-row>
        <table:table-row table:style-name="ro1">
          <table:table-cell office:value-type="string">
            <text:p>587: 01</text:p>
          </table:table-cell>
          <table:table-cell office:value-type="string">
            <text:p>587: 00</text:p>
          </table:table-cell>
          <table:table-cell table:number-columns-repeated="2"/>
          <table:table-cell office:value-type="string">
            <text:p>585: 00</text:p>
          </table:table-cell>
          <table:table-cell office:value-type="string">
            <text:p>585: 5A</text:p>
          </table:table-cell>
          <table:table-cell table:number-columns-repeated="2" office:value-type="string">
            <text:p>596: 00</text:p>
          </table:table-cell>
          <table:table-cell table:number-columns-repeated="2" office:value-type="string">
            <text:p>585: 00</text:p>
          </table:table-cell>
          <table:table-cell/>
          <table:table-cell table:number-columns-repeated="2" office:value-type="string">
            <text:p>587: 00</text:p>
          </table:table-cell>
          <table:table-cell table:number-columns-repeated="1011"/>
        </table:table-row>
        <table:table-row table:style-name="ro1">
          <table:table-cell office:value-type="string">
            <text:p>588: 5A</text:p>
          </table:table-cell>
          <table:table-cell office:value-type="string">
            <text:p>588: 00</text:p>
          </table:table-cell>
          <table:table-cell table:number-columns-repeated="2"/>
          <table:table-cell office:value-type="string">
            <text:p>586: 00</text:p>
          </table:table-cell>
          <table:table-cell office:value-type="string">
            <text:p>586: 7F</text:p>
          </table:table-cell>
          <table:table-cell office:value-type="string">
            <text:p>597: 5A</text:p>
          </table:table-cell>
          <table:table-cell office:value-type="string">
            <text:p>597: 00</text:p>
          </table:table-cell>
          <table:table-cell office:value-type="string">
            <text:p>586: 5A</text:p>
          </table:table-cell>
          <table:table-cell office:value-type="string">
            <text:p>586: 00</text:p>
          </table:table-cell>
          <table:table-cell/>
          <table:table-cell table:number-columns-repeated="2" office:value-type="string">
            <text:p>588: 00</text:p>
          </table:table-cell>
          <table:table-cell table:number-columns-repeated="1011"/>
        </table:table-row>
        <table:table-row table:style-name="ro1">
          <table:table-cell office:value-type="string">
            <text:p>589: 5A</text:p>
          </table:table-cell>
          <table:table-cell office:value-type="string">
            <text:p>589: 00</text:p>
          </table:table-cell>
          <table:table-cell table:number-columns-repeated="2"/>
          <table:table-cell office:value-type="string">
            <text:p>587: 00</text:p>
          </table:table-cell>
          <table:table-cell office:value-type="string">
            <text:p>587: FF</text:p>
          </table:table-cell>
          <table:table-cell office:value-type="string">
            <text:p>598: 5A</text:p>
          </table:table-cell>
          <table:table-cell office:value-type="string">
            <text:p>598: 01</text:p>
          </table:table-cell>
          <table:table-cell office:value-type="string">
            <text:p>587: 5A</text:p>
          </table:table-cell>
          <table:table-cell office:value-type="string">
            <text:p>587: 02</text:p>
          </table:table-cell>
          <table:table-cell/>
          <table:table-cell table:number-columns-repeated="2" office:value-type="string">
            <text:p>589: 00</text:p>
          </table:table-cell>
          <table:table-cell table:number-columns-repeated="1011"/>
        </table:table-row>
        <table:table-row table:style-name="ro1">
          <table:table-cell office:value-type="string">
            <text:p>590: 5A</text:p>
          </table:table-cell>
          <table:table-cell office:value-type="string">
            <text:p>590: 00</text:p>
          </table:table-cell>
          <table:table-cell table:number-columns-repeated="2"/>
          <table:table-cell office:value-type="string">
            <text:p>588: 00</text:p>
          </table:table-cell>
          <table:table-cell office:value-type="string">
            <text:p>588: 7F</text:p>
          </table:table-cell>
          <table:table-cell office:value-type="string">
            <text:p>599: 5A</text:p>
          </table:table-cell>
          <table:table-cell office:value-type="string">
            <text:p>599: 02</text:p>
          </table:table-cell>
          <table:table-cell office:value-type="string">
            <text:p>588: 5A</text:p>
          </table:table-cell>
          <table:table-cell office:value-type="string">
            <text:p>588: 00</text:p>
          </table:table-cell>
          <table:table-cell/>
          <table:table-cell table:number-columns-repeated="2" office:value-type="string">
            <text:p>590: 00</text:p>
          </table:table-cell>
          <table:table-cell table:number-columns-repeated="1011"/>
        </table:table-row>
        <table:table-row table:style-name="ro1">
          <table:table-cell office:value-type="string">
            <text:p>591: 5A</text:p>
          </table:table-cell>
          <table:table-cell office:value-type="string">
            <text:p>591: 00</text:p>
          </table:table-cell>
          <table:table-cell table:number-columns-repeated="2"/>
          <table:table-cell office:value-type="string">
            <text:p>589: 00</text:p>
          </table:table-cell>
          <table:table-cell office:value-type="string">
            <text:p>589: 7F</text:p>
          </table:table-cell>
          <table:table-cell office:value-type="string">
            <text:p>600: 5A</text:p>
          </table:table-cell>
          <table:table-cell office:value-type="string">
            <text:p>600: 00</text:p>
          </table:table-cell>
          <table:table-cell office:value-type="string">
            <text:p>589: 5A</text:p>
          </table:table-cell>
          <table:table-cell office:value-type="string">
            <text:p>589: 00</text:p>
          </table:table-cell>
          <table:table-cell/>
          <table:table-cell table:number-columns-repeated="2" office:value-type="string">
            <text:p>591: 00</text:p>
          </table:table-cell>
          <table:table-cell table:number-columns-repeated="1011"/>
        </table:table-row>
        <table:table-row table:style-name="ro1">
          <table:table-cell office:value-type="string">
            <text:p>592: 5A</text:p>
          </table:table-cell>
          <table:table-cell office:value-type="string">
            <text:p>592: 14</text:p>
          </table:table-cell>
          <table:table-cell table:number-columns-repeated="2"/>
          <table:table-cell office:value-type="string">
            <text:p>590: 00</text:p>
          </table:table-cell>
          <table:table-cell office:value-type="string">
            <text:p>590: 7F</text:p>
          </table:table-cell>
          <table:table-cell office:value-type="string">
            <text:p>601: 5A</text:p>
          </table:table-cell>
          <table:table-cell office:value-type="string">
            <text:p>601: 0A</text:p>
          </table:table-cell>
          <table:table-cell office:value-type="string">
            <text:p>590: 5A</text:p>
          </table:table-cell>
          <table:table-cell office:value-type="string">
            <text:p>590: 00</text:p>
          </table:table-cell>
          <table:table-cell/>
          <table:table-cell table:number-columns-repeated="2" office:value-type="string">
            <text:p>592: 00</text:p>
          </table:table-cell>
          <table:table-cell table:number-columns-repeated="1011"/>
        </table:table-row>
        <table:table-row table:style-name="ro1">
          <table:table-cell office:value-type="string">
            <text:p>593: 01</text:p>
          </table:table-cell>
          <table:table-cell office:value-type="string">
            <text:p>593: FF</text:p>
          </table:table-cell>
          <table:table-cell table:number-columns-repeated="2"/>
          <table:table-cell office:value-type="string">
            <text:p>591: 00</text:p>
          </table:table-cell>
          <table:table-cell office:value-type="string">
            <text:p>591: 7F</text:p>
          </table:table-cell>
          <table:table-cell office:value-type="string">
            <text:p>602: 01</text:p>
          </table:table-cell>
          <table:table-cell office:value-type="string">
            <text:p>602: FF</text:p>
          </table:table-cell>
          <table:table-cell office:value-type="string">
            <text:p>591: 01</text:p>
          </table:table-cell>
          <table:table-cell office:value-type="string">
            <text:p>591: FF</text:p>
          </table:table-cell>
          <table:table-cell/>
          <table:table-cell table:number-columns-repeated="2" office:value-type="string">
            <text:p>593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594: 47</text:p>
          </table:table-cell>
          <table:table-cell office:value-type="string">
            <text:p>594: F3</text:p>
          </table:table-cell>
          <table:table-cell table:number-columns-repeated="2"/>
          <table:table-cell office:value-type="string">
            <text:p>592: 01</text:p>
          </table:table-cell>
          <table:table-cell office:value-type="string">
            <text:p>592: FF</text:p>
          </table:table-cell>
          <table:table-cell table:style-name="ce3" office:value-type="string">
            <text:p>603: 46</text:p>
          </table:table-cell>
          <table:table-cell office:value-type="string">
            <text:p>603: F3</text:p>
          </table:table-cell>
          <table:table-cell table:style-name="ce3" office:value-type="string">
            <text:p>592: 4C</text:p>
          </table:table-cell>
          <table:table-cell office:value-type="string">
            <text:p>592: F3</text:p>
          </table:table-cell>
          <table:table-cell/>
          <table:table-cell table:number-columns-repeated="2" office:value-type="string">
            <text:p>594: 00</text:p>
          </table:table-cell>
          <table:table-cell table:number-columns-repeated="1011"/>
        </table:table-row>
        <table:table-row table:style-name="ro2">
          <table:table-cell office:value-type="string">
            <text:p>595: 00</text:p>
          </table:table-cell>
          <table:table-cell office:value-type="string">
            <text:p>595: 5A</text:p>
          </table:table-cell>
          <table:table-cell table:number-columns-repeated="2"/>
          <table:table-cell table:style-name="ce3" office:value-type="string">
            <text:p>593: 42</text:p>
          </table:table-cell>
          <table:table-cell office:value-type="string">
            <text:p>593: 73</text:p>
          </table:table-cell>
          <table:table-cell office:value-type="string">
            <text:p>604: 00</text:p>
          </table:table-cell>
          <table:table-cell office:value-type="string">
            <text:p>604: 5A</text:p>
          </table:table-cell>
          <table:table-cell office:value-type="string">
            <text:p>593: 00</text:p>
          </table:table-cell>
          <table:table-cell office:value-type="string">
            <text:p>593: 5A</text:p>
          </table:table-cell>
          <table:table-cell/>
          <table:table-cell table:number-columns-repeated="2" office:value-type="string">
            <text:p>595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596: 00</text:p>
          </table:table-cell>
          <table:table-cell table:number-columns-repeated="2"/>
          <table:table-cell office:value-type="string">
            <text:p>594: 00</text:p>
          </table:table-cell>
          <table:table-cell office:value-type="string">
            <text:p>594: 5A</text:p>
          </table:table-cell>
          <table:table-cell office:value-type="string">
            <text:p>605: 01</text:p>
          </table:table-cell>
          <table:table-cell office:value-type="string">
            <text:p>605: 00</text:p>
          </table:table-cell>
          <table:table-cell table:number-columns-repeated="2" office:value-type="string">
            <text:p>594: 00</text:p>
          </table:table-cell>
          <table:table-cell/>
          <table:table-cell office:value-type="string">
            <text:p>596: 01</text:p>
          </table:table-cell>
          <table:table-cell office:value-type="string">
            <text:p>596: FF</text:p>
          </table:table-cell>
          <table:table-cell table:number-columns-repeated="1011"/>
        </table:table-row>
        <table:table-row table:style-name="ro2">
          <table:table-cell office:value-type="string">
            <text:p>597: 5A</text:p>
          </table:table-cell>
          <table:table-cell office:value-type="string">
            <text:p>597: 00</text:p>
          </table:table-cell>
          <table:table-cell table:number-columns-repeated="2"/>
          <table:table-cell office:value-type="string">
            <text:p>595: 00</text:p>
          </table:table-cell>
          <table:table-cell office:value-type="string">
            <text:p>595: 7F</text:p>
          </table:table-cell>
          <table:table-cell office:value-type="string">
            <text:p>606: 5A</text:p>
          </table:table-cell>
          <table:table-cell office:value-type="string">
            <text:p>606: 00</text:p>
          </table:table-cell>
          <table:table-cell office:value-type="string">
            <text:p>595: 5A</text:p>
          </table:table-cell>
          <table:table-cell office:value-type="string">
            <text:p>595: 00</text:p>
          </table:table-cell>
          <table:table-cell/>
          <table:table-cell table:style-name="ce3" office:value-type="string">
            <text:p>597: 42</text:p>
          </table:table-cell>
          <table:table-cell office:value-type="string">
            <text:p>597: 79</text:p>
          </table:table-cell>
          <table:table-cell table:number-columns-repeated="1011"/>
        </table:table-row>
        <table:table-row table:style-name="ro1">
          <table:table-cell office:value-type="string">
            <text:p>598: 5A</text:p>
          </table:table-cell>
          <table:table-cell office:value-type="string">
            <text:p>598: 02</text:p>
          </table:table-cell>
          <table:table-cell table:number-columns-repeated="2"/>
          <table:table-cell office:value-type="string">
            <text:p>596: 00</text:p>
          </table:table-cell>
          <table:table-cell office:value-type="string">
            <text:p>596: FF</text:p>
          </table:table-cell>
          <table:table-cell office:value-type="string">
            <text:p>607: 5A</text:p>
          </table:table-cell>
          <table:table-cell office:value-type="string">
            <text:p>607: 01</text:p>
          </table:table-cell>
          <table:table-cell office:value-type="string">
            <text:p>596: 5A</text:p>
          </table:table-cell>
          <table:table-cell office:value-type="string">
            <text:p>596: 00</text:p>
          </table:table-cell>
          <table:table-cell/>
          <table:table-cell office:value-type="string">
            <text:p>598: 00</text:p>
          </table:table-cell>
          <table:table-cell office:value-type="string">
            <text:p>598: 5A</text:p>
          </table:table-cell>
          <table:table-cell table:number-columns-repeated="1011"/>
        </table:table-row>
        <table:table-row table:style-name="ro1">
          <table:table-cell office:value-type="string">
            <text:p>599: 5A</text:p>
          </table:table-cell>
          <table:table-cell office:value-type="string">
            <text:p>599: 00</text:p>
          </table:table-cell>
          <table:table-cell table:number-columns-repeated="2"/>
          <table:table-cell office:value-type="string">
            <text:p>597: 00</text:p>
          </table:table-cell>
          <table:table-cell office:value-type="string">
            <text:p>597: 7F</text:p>
          </table:table-cell>
          <table:table-cell office:value-type="string">
            <text:p>608: 5A</text:p>
          </table:table-cell>
          <table:table-cell office:value-type="string">
            <text:p>608: 01</text:p>
          </table:table-cell>
          <table:table-cell office:value-type="string">
            <text:p>597: 5A</text:p>
          </table:table-cell>
          <table:table-cell office:value-type="string">
            <text:p>597: 04</text:p>
          </table:table-cell>
          <table:table-cell/>
          <table:table-cell office:value-type="string">
            <text:p>599: 00</text:p>
          </table:table-cell>
          <table:table-cell office:value-type="string">
            <text:p>599: FE</text:p>
          </table:table-cell>
          <table:table-cell table:number-columns-repeated="1011"/>
        </table:table-row>
        <table:table-row table:style-name="ro1">
          <table:table-cell office:value-type="string">
            <text:p>600: 5A</text:p>
          </table:table-cell>
          <table:table-cell office:value-type="string">
            <text:p>600: 00</text:p>
          </table:table-cell>
          <table:table-cell table:number-columns-repeated="2"/>
          <table:table-cell office:value-type="string">
            <text:p>598: 00</text:p>
          </table:table-cell>
          <table:table-cell office:value-type="string">
            <text:p>598: 7F</text:p>
          </table:table-cell>
          <table:table-cell office:value-type="string">
            <text:p>609: 5A</text:p>
          </table:table-cell>
          <table:table-cell office:value-type="string">
            <text:p>609: 01</text:p>
          </table:table-cell>
          <table:table-cell office:value-type="string">
            <text:p>598: 5A</text:p>
          </table:table-cell>
          <table:table-cell office:value-type="string">
            <text:p>598: 00</text:p>
          </table:table-cell>
          <table:table-cell/>
          <table:table-cell office:value-type="string">
            <text:p>600: 00</text:p>
          </table:table-cell>
          <table:table-cell office:value-type="string">
            <text:p>600: FF</text:p>
          </table:table-cell>
          <table:table-cell table:number-columns-repeated="1011"/>
        </table:table-row>
        <table:table-row table:style-name="ro1">
          <table:table-cell office:value-type="string">
            <text:p>601: 5A</text:p>
          </table:table-cell>
          <table:table-cell office:value-type="string">
            <text:p>601: 00</text:p>
          </table:table-cell>
          <table:table-cell table:number-columns-repeated="2"/>
          <table:table-cell office:value-type="string">
            <text:p>599: 00</text:p>
          </table:table-cell>
          <table:table-cell office:value-type="string">
            <text:p>599: 7F</text:p>
          </table:table-cell>
          <table:table-cell office:value-type="string">
            <text:p>610: 5A</text:p>
          </table:table-cell>
          <table:table-cell office:value-type="string">
            <text:p>610: 14</text:p>
          </table:table-cell>
          <table:table-cell office:value-type="string">
            <text:p>599: 5A</text:p>
          </table:table-cell>
          <table:table-cell office:value-type="string">
            <text:p>599: 00</text:p>
          </table:table-cell>
          <table:table-cell/>
          <table:table-cell office:value-type="string">
            <text:p>601: 00</text:p>
          </table:table-cell>
          <table:table-cell office:value-type="string">
            <text:p>601: 7F</text:p>
          </table:table-cell>
          <table:table-cell table:number-columns-repeated="1011"/>
        </table:table-row>
        <table:table-row table:style-name="ro1">
          <table:table-cell office:value-type="string">
            <text:p>602: 01</text:p>
          </table:table-cell>
          <table:table-cell office:value-type="string">
            <text:p>602: FF</text:p>
          </table:table-cell>
          <table:table-cell table:number-columns-repeated="2"/>
          <table:table-cell office:value-type="string">
            <text:p>600: 00</text:p>
          </table:table-cell>
          <table:table-cell office:value-type="string">
            <text:p>600: 7F</text:p>
          </table:table-cell>
          <table:table-cell office:value-type="string">
            <text:p>611: 01</text:p>
          </table:table-cell>
          <table:table-cell office:value-type="string">
            <text:p>611: FF</text:p>
          </table:table-cell>
          <table:table-cell office:value-type="string">
            <text:p>600: 01</text:p>
          </table:table-cell>
          <table:table-cell office:value-type="string">
            <text:p>600: FF</text:p>
          </table:table-cell>
          <table:table-cell/>
          <table:table-cell office:value-type="string">
            <text:p>602: 00</text:p>
          </table:table-cell>
          <table:table-cell office:value-type="string">
            <text:p>602: 86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603: 4C</text:p>
          </table:table-cell>
          <table:table-cell office:value-type="string">
            <text:p>603: F3</text:p>
          </table:table-cell>
          <table:table-cell table:number-columns-repeated="2"/>
          <table:table-cell office:value-type="string">
            <text:p>601: 01</text:p>
          </table:table-cell>
          <table:table-cell office:value-type="string">
            <text:p>601: FF</text:p>
          </table:table-cell>
          <table:table-cell table:style-name="ce3" office:value-type="string">
            <text:p>612: 47</text:p>
          </table:table-cell>
          <table:table-cell office:value-type="string">
            <text:p>612: F3</text:p>
          </table:table-cell>
          <table:table-cell table:style-name="ce3" office:value-type="string">
            <text:p>601: 4C</text:p>
          </table:table-cell>
          <table:table-cell office:value-type="string">
            <text:p>601: F3</text:p>
          </table:table-cell>
          <table:table-cell/>
          <table:table-cell office:value-type="string">
            <text:p>603: 00</text:p>
          </table:table-cell>
          <table:table-cell office:value-type="string">
            <text:p>603: 8F</text:p>
          </table:table-cell>
          <table:table-cell table:number-columns-repeated="1011"/>
        </table:table-row>
        <table:table-row table:style-name="ro2">
          <table:table-cell office:value-type="string">
            <text:p>604: 00</text:p>
          </table:table-cell>
          <table:table-cell office:value-type="string">
            <text:p>604: 5A</text:p>
          </table:table-cell>
          <table:table-cell table:number-columns-repeated="2"/>
          <table:table-cell table:style-name="ce3" office:value-type="string">
            <text:p>602: 42</text:p>
          </table:table-cell>
          <table:table-cell office:value-type="string">
            <text:p>602: 73</text:p>
          </table:table-cell>
          <table:table-cell office:value-type="string">
            <text:p>613: 00</text:p>
          </table:table-cell>
          <table:table-cell office:value-type="string">
            <text:p>613: 5A</text:p>
          </table:table-cell>
          <table:table-cell office:value-type="string">
            <text:p>602: 00</text:p>
          </table:table-cell>
          <table:table-cell office:value-type="string">
            <text:p>602: 5A</text:p>
          </table:table-cell>
          <table:table-cell/>
          <table:table-cell office:value-type="string">
            <text:p>604: 00</text:p>
          </table:table-cell>
          <table:table-cell office:value-type="string">
            <text:p>604: 7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05: 00</text:p>
          </table:table-cell>
          <table:table-cell table:number-columns-repeated="2"/>
          <table:table-cell office:value-type="string">
            <text:p>603: 00</text:p>
          </table:table-cell>
          <table:table-cell office:value-type="string">
            <text:p>603: 5A</text:p>
          </table:table-cell>
          <table:table-cell table:number-columns-repeated="2" office:value-type="string">
            <text:p>614: 00</text:p>
          </table:table-cell>
          <table:table-cell office:value-type="string">
            <text:p>603: 01</text:p>
          </table:table-cell>
          <table:table-cell office:value-type="string">
            <text:p>603: 00</text:p>
          </table:table-cell>
          <table:table-cell/>
          <table:table-cell table:number-columns-repeated="2" office:value-type="string">
            <text:p>605: 00</text:p>
          </table:table-cell>
          <table:table-cell table:number-columns-repeated="1011"/>
        </table:table-row>
        <table:table-row table:style-name="ro1">
          <table:table-cell office:value-type="string">
            <text:p>606: 5A</text:p>
          </table:table-cell>
          <table:table-cell office:value-type="string">
            <text:p>606: 00</text:p>
          </table:table-cell>
          <table:table-cell table:number-columns-repeated="2"/>
          <table:table-cell office:value-type="string">
            <text:p>604: 00</text:p>
          </table:table-cell>
          <table:table-cell office:value-type="string">
            <text:p>604: 7F</text:p>
          </table:table-cell>
          <table:table-cell office:value-type="string">
            <text:p>615: 5A</text:p>
          </table:table-cell>
          <table:table-cell office:value-type="string">
            <text:p>615: 00</text:p>
          </table:table-cell>
          <table:table-cell office:value-type="string">
            <text:p>604: 5A</text:p>
          </table:table-cell>
          <table:table-cell office:value-type="string">
            <text:p>604: 00</text:p>
          </table:table-cell>
          <table:table-cell/>
          <table:table-cell table:number-columns-repeated="2" office:value-type="string">
            <text:p>606: 00</text:p>
          </table:table-cell>
          <table:table-cell table:number-columns-repeated="1011"/>
        </table:table-row>
        <table:table-row table:style-name="ro1">
          <table:table-cell office:value-type="string">
            <text:p>607: 5A</text:p>
          </table:table-cell>
          <table:table-cell office:value-type="string">
            <text:p>607: 00</text:p>
          </table:table-cell>
          <table:table-cell table:number-columns-repeated="2"/>
          <table:table-cell office:value-type="string">
            <text:p>605: 00</text:p>
          </table:table-cell>
          <table:table-cell office:value-type="string">
            <text:p>605: FF</text:p>
          </table:table-cell>
          <table:table-cell office:value-type="string">
            <text:p>616: 5A</text:p>
          </table:table-cell>
          <table:table-cell office:value-type="string">
            <text:p>616: 02</text:p>
          </table:table-cell>
          <table:table-cell office:value-type="string">
            <text:p>605: 5A</text:p>
          </table:table-cell>
          <table:table-cell office:value-type="string">
            <text:p>605: 00</text:p>
          </table:table-cell>
          <table:table-cell/>
          <table:table-cell table:number-columns-repeated="2" office:value-type="string">
            <text:p>607: 00</text:p>
          </table:table-cell>
          <table:table-cell table:number-columns-repeated="1011"/>
        </table:table-row>
        <table:table-row table:style-name="ro1">
          <table:table-cell office:value-type="string">
            <text:p>608: 5A</text:p>
          </table:table-cell>
          <table:table-cell office:value-type="string">
            <text:p>608: 04</text:p>
          </table:table-cell>
          <table:table-cell table:number-columns-repeated="2"/>
          <table:table-cell office:value-type="string">
            <text:p>606: 00</text:p>
          </table:table-cell>
          <table:table-cell office:value-type="string">
            <text:p>606: 7F</text:p>
          </table:table-cell>
          <table:table-cell office:value-type="string">
            <text:p>617: 5A</text:p>
          </table:table-cell>
          <table:table-cell office:value-type="string">
            <text:p>617: 00</text:p>
          </table:table-cell>
          <table:table-cell office:value-type="string">
            <text:p>606: 5A</text:p>
          </table:table-cell>
          <table:table-cell office:value-type="string">
            <text:p>606: 06</text:p>
          </table:table-cell>
          <table:table-cell/>
          <table:table-cell table:number-columns-repeated="2" office:value-type="string">
            <text:p>608: 00</text:p>
          </table:table-cell>
          <table:table-cell table:number-columns-repeated="1011"/>
        </table:table-row>
        <table:table-row table:style-name="ro1">
          <table:table-cell office:value-type="string">
            <text:p>609: 5A</text:p>
          </table:table-cell>
          <table:table-cell office:value-type="string">
            <text:p>609: 00</text:p>
          </table:table-cell>
          <table:table-cell table:number-columns-repeated="2"/>
          <table:table-cell office:value-type="string">
            <text:p>607: 00</text:p>
          </table:table-cell>
          <table:table-cell office:value-type="string">
            <text:p>607: 7F</text:p>
          </table:table-cell>
          <table:table-cell office:value-type="string">
            <text:p>618: 5A</text:p>
          </table:table-cell>
          <table:table-cell office:value-type="string">
            <text:p>618: 01</text:p>
          </table:table-cell>
          <table:table-cell office:value-type="string">
            <text:p>607: 5A</text:p>
          </table:table-cell>
          <table:table-cell office:value-type="string">
            <text:p>607: 00</text:p>
          </table:table-cell>
          <table:table-cell/>
          <table:table-cell table:number-columns-repeated="2" office:value-type="string">
            <text:p>609: 00</text:p>
          </table:table-cell>
          <table:table-cell table:number-columns-repeated="1011"/>
        </table:table-row>
        <table:table-row table:style-name="ro1">
          <table:table-cell office:value-type="string">
            <text:p>610: 5A</text:p>
          </table:table-cell>
          <table:table-cell office:value-type="string">
            <text:p>610: 00</text:p>
          </table:table-cell>
          <table:table-cell table:number-columns-repeated="2"/>
          <table:table-cell office:value-type="string">
            <text:p>608: 00</text:p>
          </table:table-cell>
          <table:table-cell office:value-type="string">
            <text:p>608: 7F</text:p>
          </table:table-cell>
          <table:table-cell office:value-type="string">
            <text:p>619: 5A</text:p>
          </table:table-cell>
          <table:table-cell office:value-type="string">
            <text:p>619: 00</text:p>
          </table:table-cell>
          <table:table-cell office:value-type="string">
            <text:p>608: 5A</text:p>
          </table:table-cell>
          <table:table-cell office:value-type="string">
            <text:p>608: 00</text:p>
          </table:table-cell>
          <table:table-cell/>
          <table:table-cell table:number-columns-repeated="2" office:value-type="string">
            <text:p>610: 00</text:p>
          </table:table-cell>
          <table:table-cell table:number-columns-repeated="1011"/>
        </table:table-row>
        <table:table-row table:style-name="ro1">
          <table:table-cell office:value-type="string">
            <text:p>611: 01</text:p>
          </table:table-cell>
          <table:table-cell office:value-type="string">
            <text:p>611: FF</text:p>
          </table:table-cell>
          <table:table-cell table:number-columns-repeated="2"/>
          <table:table-cell office:value-type="string">
            <text:p>609: 00</text:p>
          </table:table-cell>
          <table:table-cell office:value-type="string">
            <text:p>609: 7F</text:p>
          </table:table-cell>
          <table:table-cell office:value-type="string">
            <text:p>620: 01</text:p>
          </table:table-cell>
          <table:table-cell office:value-type="string">
            <text:p>620: FF</text:p>
          </table:table-cell>
          <table:table-cell office:value-type="string">
            <text:p>609: 01</text:p>
          </table:table-cell>
          <table:table-cell office:value-type="string">
            <text:p>609: FF</text:p>
          </table:table-cell>
          <table:table-cell/>
          <table:table-cell table:number-columns-repeated="2" office:value-type="string">
            <text:p>611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612: 4C</text:p>
          </table:table-cell>
          <table:table-cell office:value-type="string">
            <text:p>612: F3</text:p>
          </table:table-cell>
          <table:table-cell table:number-columns-repeated="2"/>
          <table:table-cell office:value-type="string">
            <text:p>610: 01</text:p>
          </table:table-cell>
          <table:table-cell office:value-type="string">
            <text:p>610: FF</text:p>
          </table:table-cell>
          <table:table-cell table:style-name="ce3" office:value-type="string">
            <text:p>621: 4C</text:p>
          </table:table-cell>
          <table:table-cell office:value-type="string">
            <text:p>621: F3</text:p>
          </table:table-cell>
          <table:table-cell table:style-name="ce3" office:value-type="string">
            <text:p>610: 4D</text:p>
          </table:table-cell>
          <table:table-cell office:value-type="string">
            <text:p>610: F3</text:p>
          </table:table-cell>
          <table:table-cell/>
          <table:table-cell table:number-columns-repeated="2" office:value-type="string">
            <text:p>612: 00</text:p>
          </table:table-cell>
          <table:table-cell table:number-columns-repeated="1011"/>
        </table:table-row>
        <table:table-row table:style-name="ro2">
          <table:table-cell office:value-type="string">
            <text:p>613: 00</text:p>
          </table:table-cell>
          <table:table-cell office:value-type="string">
            <text:p>613: 5A</text:p>
          </table:table-cell>
          <table:table-cell table:number-columns-repeated="2"/>
          <table:table-cell table:style-name="ce3" office:value-type="string">
            <text:p>611: 42</text:p>
          </table:table-cell>
          <table:table-cell office:value-type="string">
            <text:p>611: 73</text:p>
          </table:table-cell>
          <table:table-cell office:value-type="string">
            <text:p>622: 00</text:p>
          </table:table-cell>
          <table:table-cell office:value-type="string">
            <text:p>622: 5A</text:p>
          </table:table-cell>
          <table:table-cell office:value-type="string">
            <text:p>611: 00</text:p>
          </table:table-cell>
          <table:table-cell office:value-type="string">
            <text:p>611: 5A</text:p>
          </table:table-cell>
          <table:table-cell/>
          <table:table-cell table:number-columns-repeated="2" office:value-type="string">
            <text:p>613: 00</text:p>
          </table:table-cell>
          <table:table-cell table:number-columns-repeated="1011"/>
        </table:table-row>
        <table:table-row table:style-name="ro1">
          <table:table-cell office:value-type="string">
            <text:p>614: 01</text:p>
          </table:table-cell>
          <table:table-cell office:value-type="string">
            <text:p>614: 00</text:p>
          </table:table-cell>
          <table:table-cell table:number-columns-repeated="2"/>
          <table:table-cell office:value-type="string">
            <text:p>612: 00</text:p>
          </table:table-cell>
          <table:table-cell office:value-type="string">
            <text:p>612: 5A</text:p>
          </table:table-cell>
          <table:table-cell table:number-columns-repeated="2" office:value-type="string">
            <text:p>623: 00</text:p>
          </table:table-cell>
          <table:table-cell table:number-columns-repeated="2" office:value-type="string">
            <text:p>612: 00</text:p>
          </table:table-cell>
          <table:table-cell/>
          <table:table-cell table:number-columns-repeated="2" office:value-type="string">
            <text:p>614: 00</text:p>
          </table:table-cell>
          <table:table-cell table:number-columns-repeated="1011"/>
        </table:table-row>
        <table:table-row table:style-name="ro1">
          <table:table-cell office:value-type="string">
            <text:p>615: 5A</text:p>
          </table:table-cell>
          <table:table-cell office:value-type="string">
            <text:p>615: 00</text:p>
          </table:table-cell>
          <table:table-cell table:number-columns-repeated="2"/>
          <table:table-cell office:value-type="string">
            <text:p>613: 00</text:p>
          </table:table-cell>
          <table:table-cell office:value-type="string">
            <text:p>613: 7F</text:p>
          </table:table-cell>
          <table:table-cell office:value-type="string">
            <text:p>624: 5A</text:p>
          </table:table-cell>
          <table:table-cell office:value-type="string">
            <text:p>624: 00</text:p>
          </table:table-cell>
          <table:table-cell office:value-type="string">
            <text:p>613: 01</text:p>
          </table:table-cell>
          <table:table-cell office:value-type="string">
            <text:p>613: 00</text:p>
          </table:table-cell>
          <table:table-cell/>
          <table:table-cell table:number-columns-repeated="2" office:value-type="string">
            <text:p>615: 00</text:p>
          </table:table-cell>
          <table:table-cell table:number-columns-repeated="1011"/>
        </table:table-row>
        <table:table-row table:style-name="ro1">
          <table:table-cell office:value-type="string">
            <text:p>616: 5A</text:p>
          </table:table-cell>
          <table:table-cell office:value-type="string">
            <text:p>616: 00</text:p>
          </table:table-cell>
          <table:table-cell table:number-columns-repeated="2"/>
          <table:table-cell office:value-type="string">
            <text:p>614: 00</text:p>
          </table:table-cell>
          <table:table-cell office:value-type="string">
            <text:p>614: FF</text:p>
          </table:table-cell>
          <table:table-cell office:value-type="string">
            <text:p>625: 5A</text:p>
          </table:table-cell>
          <table:table-cell office:value-type="string">
            <text:p>625: 00</text:p>
          </table:table-cell>
          <table:table-cell office:value-type="string">
            <text:p>614: FF</text:p>
          </table:table-cell>
          <table:table-cell office:value-type="string">
            <text:p>614: FE</text:p>
          </table:table-cell>
          <table:table-cell/>
          <table:table-cell table:number-columns-repeated="2" office:value-type="string">
            <text:p>616: 00</text:p>
          </table:table-cell>
          <table:table-cell table:number-columns-repeated="1011"/>
        </table:table-row>
        <table:table-row table:style-name="ro1">
          <table:table-cell office:value-type="string">
            <text:p>617: 5A</text:p>
          </table:table-cell>
          <table:table-cell office:value-type="string">
            <text:p>617: 06</text:p>
          </table:table-cell>
          <table:table-cell table:number-columns-repeated="2"/>
          <table:table-cell office:value-type="string">
            <text:p>615: 00</text:p>
          </table:table-cell>
          <table:table-cell office:value-type="string">
            <text:p>615: 7F</text:p>
          </table:table-cell>
          <table:table-cell office:value-type="string">
            <text:p>626: 5A</text:p>
          </table:table-cell>
          <table:table-cell office:value-type="string">
            <text:p>626: 04</text:p>
          </table:table-cell>
          <table:table-cell table:number-columns-repeated="2" office:value-type="string">
            <text:p>615: FF</text:p>
          </table:table-cell>
          <table:table-cell/>
          <table:table-cell office:value-type="string">
            <text:p>617: 01</text:p>
          </table:table-cell>
          <table:table-cell office:value-type="string">
            <text:p>617: FF</text:p>
          </table:table-cell>
          <table:table-cell table:number-columns-repeated="1011"/>
        </table:table-row>
        <table:table-row table:style-name="ro2">
          <table:table-cell office:value-type="string">
            <text:p>618: 5A</text:p>
          </table:table-cell>
          <table:table-cell office:value-type="string">
            <text:p>618: 00</text:p>
          </table:table-cell>
          <table:table-cell table:number-columns-repeated="2"/>
          <table:table-cell office:value-type="string">
            <text:p>616: 00</text:p>
          </table:table-cell>
          <table:table-cell office:value-type="string">
            <text:p>616: 7F</text:p>
          </table:table-cell>
          <table:table-cell office:value-type="string">
            <text:p>627: 5A</text:p>
          </table:table-cell>
          <table:table-cell office:value-type="string">
            <text:p>627: 00</text:p>
          </table:table-cell>
          <table:table-cell table:number-columns-repeated="2" office:value-type="string">
            <text:p>616: FF</text:p>
          </table:table-cell>
          <table:table-cell/>
          <table:table-cell table:style-name="ce3" office:value-type="string">
            <text:p>618: 43</text:p>
          </table:table-cell>
          <table:table-cell office:value-type="string">
            <text:p>618: 79</text:p>
          </table:table-cell>
          <table:table-cell table:number-columns-repeated="1011"/>
        </table:table-row>
        <table:table-row table:style-name="ro1">
          <table:table-cell office:value-type="string">
            <text:p>619: 5A</text:p>
          </table:table-cell>
          <table:table-cell office:value-type="string">
            <text:p>619: 00</text:p>
          </table:table-cell>
          <table:table-cell table:number-columns-repeated="2"/>
          <table:table-cell office:value-type="string">
            <text:p>617: 00</text:p>
          </table:table-cell>
          <table:table-cell office:value-type="string">
            <text:p>617: 7F</text:p>
          </table:table-cell>
          <table:table-cell office:value-type="string">
            <text:p>628: 5A</text:p>
          </table:table-cell>
          <table:table-cell office:value-type="string">
            <text:p>628: 00</text:p>
          </table:table-cell>
          <table:table-cell table:number-columns-repeated="2" office:value-type="string">
            <text:p>617: FF</text:p>
          </table:table-cell>
          <table:table-cell/>
          <table:table-cell office:value-type="string">
            <text:p>619: 00</text:p>
          </table:table-cell>
          <table:table-cell office:value-type="string">
            <text:p>619: 5A</text:p>
          </table:table-cell>
          <table:table-cell table:number-columns-repeated="1011"/>
        </table:table-row>
        <table:table-row table:style-name="ro1">
          <table:table-cell office:value-type="string">
            <text:p>620: 01</text:p>
          </table:table-cell>
          <table:table-cell office:value-type="string">
            <text:p>620: FF</text:p>
          </table:table-cell>
          <table:table-cell table:number-columns-repeated="2"/>
          <table:table-cell office:value-type="string">
            <text:p>618: 00</text:p>
          </table:table-cell>
          <table:table-cell office:value-type="string">
            <text:p>618: 7F</text:p>
          </table:table-cell>
          <table:table-cell office:value-type="string">
            <text:p>629: 01</text:p>
          </table:table-cell>
          <table:table-cell office:value-type="string">
            <text:p>629: FF</text:p>
          </table:table-cell>
          <table:table-cell office:value-type="string">
            <text:p>618: 01</text:p>
          </table:table-cell>
          <table:table-cell office:value-type="string">
            <text:p>618: FF</text:p>
          </table:table-cell>
          <table:table-cell/>
          <table:table-cell office:value-type="string">
            <text:p>620: 01</text:p>
          </table:table-cell>
          <table:table-cell office:value-type="string">
            <text:p>620: FE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621: 4D</text:p>
          </table:table-cell>
          <table:table-cell office:value-type="string">
            <text:p>621: F3</text:p>
          </table:table-cell>
          <table:table-cell table:number-columns-repeated="2"/>
          <table:table-cell office:value-type="string">
            <text:p>619: 01</text:p>
          </table:table-cell>
          <table:table-cell office:value-type="string">
            <text:p>619: FF</text:p>
          </table:table-cell>
          <table:table-cell table:style-name="ce3" office:value-type="string">
            <text:p>630: 4C</text:p>
          </table:table-cell>
          <table:table-cell office:value-type="string">
            <text:p>630: F3</text:p>
          </table:table-cell>
          <table:table-cell table:style-name="ce3" office:value-type="string">
            <text:p>619: 41</text:p>
          </table:table-cell>
          <table:table-cell office:value-type="string">
            <text:p>619: F3</text:p>
          </table:table-cell>
          <table:table-cell/>
          <table:table-cell office:value-type="string">
            <text:p>621: 00</text:p>
          </table:table-cell>
          <table:table-cell office:value-type="string">
            <text:p>621: FF</text:p>
          </table:table-cell>
          <table:table-cell table:number-columns-repeated="1011"/>
        </table:table-row>
        <table:table-row table:style-name="ro2">
          <table:table-cell office:value-type="string">
            <text:p>622: 00</text:p>
          </table:table-cell>
          <table:table-cell office:value-type="string">
            <text:p>622: 5A</text:p>
          </table:table-cell>
          <table:table-cell table:number-columns-repeated="2"/>
          <table:table-cell table:style-name="ce3" office:value-type="string">
            <text:p>620: 42</text:p>
          </table:table-cell>
          <table:table-cell office:value-type="string">
            <text:p>620: 73</text:p>
          </table:table-cell>
          <table:table-cell office:value-type="string">
            <text:p>631: 00</text:p>
          </table:table-cell>
          <table:table-cell office:value-type="string">
            <text:p>631: 5A</text:p>
          </table:table-cell>
          <table:table-cell office:value-type="string">
            <text:p>620: 00</text:p>
          </table:table-cell>
          <table:table-cell office:value-type="string">
            <text:p>620: 5A</text:p>
          </table:table-cell>
          <table:table-cell/>
          <table:table-cell office:value-type="string">
            <text:p>622: 00</text:p>
          </table:table-cell>
          <table:table-cell office:value-type="string">
            <text:p>622: 7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23: 00</text:p>
          </table:table-cell>
          <table:table-cell table:number-columns-repeated="2"/>
          <table:table-cell office:value-type="string">
            <text:p>621: 00</text:p>
          </table:table-cell>
          <table:table-cell office:value-type="string">
            <text:p>621: 5A</text:p>
          </table:table-cell>
          <table:table-cell office:value-type="string">
            <text:p>632: 01</text:p>
          </table:table-cell>
          <table:table-cell office:value-type="string">
            <text:p>632: 00</text:p>
          </table:table-cell>
          <table:table-cell office:value-type="string">
            <text:p>621: 5A</text:p>
          </table:table-cell>
          <table:table-cell office:value-type="string">
            <text:p>621: FE</text:p>
          </table:table-cell>
          <table:table-cell/>
          <table:table-cell office:value-type="string">
            <text:p>623: 00</text:p>
          </table:table-cell>
          <table:table-cell office:value-type="string">
            <text:p>623: 86</text:p>
          </table:table-cell>
          <table:table-cell table:number-columns-repeated="1011"/>
        </table:table-row>
        <table:table-row table:style-name="ro1">
          <table:table-cell office:value-type="string">
            <text:p>624: 01</text:p>
          </table:table-cell>
          <table:table-cell office:value-type="string">
            <text:p>624: 00</text:p>
          </table:table-cell>
          <table:table-cell table:number-columns-repeated="2"/>
          <table:table-cell office:value-type="string">
            <text:p>622: 00</text:p>
          </table:table-cell>
          <table:table-cell office:value-type="string">
            <text:p>622: 7F</text:p>
          </table:table-cell>
          <table:table-cell office:value-type="string">
            <text:p>633: 5A</text:p>
          </table:table-cell>
          <table:table-cell office:value-type="string">
            <text:p>633: 00</text:p>
          </table:table-cell>
          <table:table-cell office:value-type="string">
            <text:p>622: 5A</text:p>
          </table:table-cell>
          <table:table-cell office:value-type="string">
            <text:p>622: FF</text:p>
          </table:table-cell>
          <table:table-cell/>
          <table:table-cell office:value-type="string">
            <text:p>624: 00</text:p>
          </table:table-cell>
          <table:table-cell office:value-type="string">
            <text:p>624: 8F</text:p>
          </table:table-cell>
          <table:table-cell table:number-columns-repeated="1011"/>
        </table:table-row>
        <table:table-row table:style-name="ro1">
          <table:table-cell office:value-type="string">
            <text:p>625: FF</text:p>
          </table:table-cell>
          <table:table-cell office:value-type="string">
            <text:p>625: FE</text:p>
          </table:table-cell>
          <table:table-cell table:number-columns-repeated="2"/>
          <table:table-cell office:value-type="string">
            <text:p>623: 00</text:p>
          </table:table-cell>
          <table:table-cell office:value-type="string">
            <text:p>623: FF</text:p>
          </table:table-cell>
          <table:table-cell office:value-type="string">
            <text:p>634: 5A</text:p>
          </table:table-cell>
          <table:table-cell office:value-type="string">
            <text:p>634: 00</text:p>
          </table:table-cell>
          <table:table-cell office:value-type="string">
            <text:p>623: 5A</text:p>
          </table:table-cell>
          <table:table-cell office:value-type="string">
            <text:p>623: 03</text:p>
          </table:table-cell>
          <table:table-cell/>
          <table:table-cell office:value-type="string">
            <text:p>625: 00</text:p>
          </table:table-cell>
          <table:table-cell office:value-type="string">
            <text:p>625: 7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26: FF</text:p>
          </table:table-cell>
          <table:table-cell table:number-columns-repeated="2"/>
          <table:table-cell office:value-type="string">
            <text:p>624: 00</text:p>
          </table:table-cell>
          <table:table-cell office:value-type="string">
            <text:p>624: 7F</text:p>
          </table:table-cell>
          <table:table-cell office:value-type="string">
            <text:p>635: 5A</text:p>
          </table:table-cell>
          <table:table-cell office:value-type="string">
            <text:p>635: 07</text:p>
          </table:table-cell>
          <table:table-cell office:value-type="string">
            <text:p>624: 5A</text:p>
          </table:table-cell>
          <table:table-cell office:value-type="string">
            <text:p>624: 00</text:p>
          </table:table-cell>
          <table:table-cell/>
          <table:table-cell table:number-columns-repeated="2" office:value-type="string">
            <text:p>626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27: FF</text:p>
          </table:table-cell>
          <table:table-cell table:number-columns-repeated="2"/>
          <table:table-cell office:value-type="string">
            <text:p>625: 00</text:p>
          </table:table-cell>
          <table:table-cell office:value-type="string">
            <text:p>625: 7F</text:p>
          </table:table-cell>
          <table:table-cell office:value-type="string">
            <text:p>636: 5A</text:p>
          </table:table-cell>
          <table:table-cell office:value-type="string">
            <text:p>636: 00</text:p>
          </table:table-cell>
          <table:table-cell office:value-type="string">
            <text:p>625: 5A</text:p>
          </table:table-cell>
          <table:table-cell office:value-type="string">
            <text:p>625: 00</text:p>
          </table:table-cell>
          <table:table-cell/>
          <table:table-cell table:number-columns-repeated="2" office:value-type="string">
            <text:p>627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28: FF</text:p>
          </table:table-cell>
          <table:table-cell table:number-columns-repeated="2"/>
          <table:table-cell office:value-type="string">
            <text:p>626: 00</text:p>
          </table:table-cell>
          <table:table-cell office:value-type="string">
            <text:p>626: 7F</text:p>
          </table:table-cell>
          <table:table-cell office:value-type="string">
            <text:p>637: 5A</text:p>
          </table:table-cell>
          <table:table-cell office:value-type="string">
            <text:p>637: 00</text:p>
          </table:table-cell>
          <table:table-cell table:number-columns-repeated="2" office:value-type="string">
            <text:p>626: 5A</text:p>
          </table:table-cell>
          <table:table-cell/>
          <table:table-cell table:number-columns-repeated="2" office:value-type="string">
            <text:p>628: 00</text:p>
          </table:table-cell>
          <table:table-cell table:number-columns-repeated="1011"/>
        </table:table-row>
        <table:table-row table:style-name="ro1">
          <table:table-cell office:value-type="string">
            <text:p>629: 01</text:p>
          </table:table-cell>
          <table:table-cell office:value-type="string">
            <text:p>629: FF</text:p>
          </table:table-cell>
          <table:table-cell table:number-columns-repeated="2"/>
          <table:table-cell office:value-type="string">
            <text:p>627: 00</text:p>
          </table:table-cell>
          <table:table-cell office:value-type="string">
            <text:p>627: 7F</text:p>
          </table:table-cell>
          <table:table-cell office:value-type="string">
            <text:p>638: 01</text:p>
          </table:table-cell>
          <table:table-cell office:value-type="string">
            <text:p>638: FF</text:p>
          </table:table-cell>
          <table:table-cell office:value-type="string">
            <text:p>627: 01</text:p>
          </table:table-cell>
          <table:table-cell office:value-type="string">
            <text:p>627: FF</text:p>
          </table:table-cell>
          <table:table-cell/>
          <table:table-cell table:number-columns-repeated="2" office:value-type="string">
            <text:p>629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630: 41</text:p>
          </table:table-cell>
          <table:table-cell office:value-type="string">
            <text:p>630: F3</text:p>
          </table:table-cell>
          <table:table-cell table:number-columns-repeated="2"/>
          <table:table-cell office:value-type="string">
            <text:p>628: 01</text:p>
          </table:table-cell>
          <table:table-cell office:value-type="string">
            <text:p>628: FF</text:p>
          </table:table-cell>
          <table:table-cell table:style-name="ce3" office:value-type="string">
            <text:p>639: 4D</text:p>
          </table:table-cell>
          <table:table-cell office:value-type="string">
            <text:p>639: F3</text:p>
          </table:table-cell>
          <table:table-cell table:style-name="ce3" office:value-type="string">
            <text:p>628: 43</text:p>
          </table:table-cell>
          <table:table-cell office:value-type="string">
            <text:p>628: F3</text:p>
          </table:table-cell>
          <table:table-cell/>
          <table:table-cell table:number-columns-repeated="2" office:value-type="string">
            <text:p>630: 00</text:p>
          </table:table-cell>
          <table:table-cell table:number-columns-repeated="1011"/>
        </table:table-row>
        <table:table-row table:style-name="ro2">
          <table:table-cell office:value-type="string">
            <text:p>631: 00</text:p>
          </table:table-cell>
          <table:table-cell office:value-type="string">
            <text:p>631: 5A</text:p>
          </table:table-cell>
          <table:table-cell table:number-columns-repeated="2"/>
          <table:table-cell table:style-name="ce3" office:value-type="string">
            <text:p>629: 42</text:p>
          </table:table-cell>
          <table:table-cell office:value-type="string">
            <text:p>629: 73</text:p>
          </table:table-cell>
          <table:table-cell office:value-type="string">
            <text:p>640: 00</text:p>
          </table:table-cell>
          <table:table-cell office:value-type="string">
            <text:p>640: 5A</text:p>
          </table:table-cell>
          <table:table-cell office:value-type="string">
            <text:p>629: 00</text:p>
          </table:table-cell>
          <table:table-cell office:value-type="string">
            <text:p>629: 5A</text:p>
          </table:table-cell>
          <table:table-cell/>
          <table:table-cell table:number-columns-repeated="2" office:value-type="string">
            <text:p>631: 00</text:p>
          </table:table-cell>
          <table:table-cell table:number-columns-repeated="1011"/>
        </table:table-row>
        <table:table-row table:style-name="ro1">
          <table:table-cell office:value-type="string">
            <text:p>632: 5A</text:p>
          </table:table-cell>
          <table:table-cell office:value-type="string">
            <text:p>632: FE</text:p>
          </table:table-cell>
          <table:table-cell table:number-columns-repeated="2"/>
          <table:table-cell office:value-type="string">
            <text:p>630: 00</text:p>
          </table:table-cell>
          <table:table-cell office:value-type="string">
            <text:p>630: 5A</text:p>
          </table:table-cell>
          <table:table-cell table:number-columns-repeated="2" office:value-type="string">
            <text:p>641: 00</text:p>
          </table:table-cell>
          <table:table-cell table:number-columns-repeated="2" office:value-type="string">
            <text:p>630: 00</text:p>
          </table:table-cell>
          <table:table-cell/>
          <table:table-cell table:number-columns-repeated="2" office:value-type="string">
            <text:p>632: 00</text:p>
          </table:table-cell>
          <table:table-cell table:number-columns-repeated="1011"/>
        </table:table-row>
        <table:table-row table:style-name="ro1">
          <table:table-cell office:value-type="string">
            <text:p>633: 5A</text:p>
          </table:table-cell>
          <table:table-cell office:value-type="string">
            <text:p>633: FF</text:p>
          </table:table-cell>
          <table:table-cell table:number-columns-repeated="2"/>
          <table:table-cell office:value-type="string">
            <text:p>631: 00</text:p>
          </table:table-cell>
          <table:table-cell office:value-type="string">
            <text:p>631: 7F</text:p>
          </table:table-cell>
          <table:table-cell table:number-columns-repeated="2" office:value-type="string">
            <text:p>642: 01</text:p>
          </table:table-cell>
          <table:table-cell office:value-type="string">
            <text:p>631: 5A</text:p>
          </table:table-cell>
          <table:table-cell office:value-type="string">
            <text:p>631: 00</text:p>
          </table:table-cell>
          <table:table-cell/>
          <table:table-cell table:number-columns-repeated="2" office:value-type="string">
            <text:p>633: 00</text:p>
          </table:table-cell>
          <table:table-cell table:number-columns-repeated="1011"/>
        </table:table-row>
        <table:table-row table:style-name="ro1">
          <table:table-cell office:value-type="string">
            <text:p>634: 5A</text:p>
          </table:table-cell>
          <table:table-cell office:value-type="string">
            <text:p>634: 03</text:p>
          </table:table-cell>
          <table:table-cell table:number-columns-repeated="2"/>
          <table:table-cell office:value-type="string">
            <text:p>632: 00</text:p>
          </table:table-cell>
          <table:table-cell office:value-type="string">
            <text:p>632: FF</text:p>
          </table:table-cell>
          <table:table-cell table:number-columns-repeated="2" office:value-type="string">
            <text:p>643: FF</text:p>
          </table:table-cell>
          <table:table-cell office:value-type="string">
            <text:p>632: 5A</text:p>
          </table:table-cell>
          <table:table-cell office:value-type="string">
            <text:p>632: 00</text:p>
          </table:table-cell>
          <table:table-cell/>
          <table:table-cell table:number-columns-repeated="2" office:value-type="string">
            <text:p>634: 00</text:p>
          </table:table-cell>
          <table:table-cell table:number-columns-repeated="1011"/>
        </table:table-row>
        <table:table-row table:style-name="ro1">
          <table:table-cell office:value-type="string">
            <text:p>635: 5A</text:p>
          </table:table-cell>
          <table:table-cell office:value-type="string">
            <text:p>635: 00</text:p>
          </table:table-cell>
          <table:table-cell table:number-columns-repeated="2"/>
          <table:table-cell office:value-type="string">
            <text:p>633: 00</text:p>
          </table:table-cell>
          <table:table-cell office:value-type="string">
            <text:p>633: 7F</text:p>
          </table:table-cell>
          <table:table-cell table:number-columns-repeated="2" office:value-type="string">
            <text:p>644: FF</text:p>
          </table:table-cell>
          <table:table-cell office:value-type="string">
            <text:p>633: 5A</text:p>
          </table:table-cell>
          <table:table-cell office:value-type="string">
            <text:p>633: 00</text:p>
          </table:table-cell>
          <table:table-cell/>
          <table:table-cell table:number-columns-repeated="2" office:value-type="string">
            <text:p>635: 00</text:p>
          </table:table-cell>
          <table:table-cell table:number-columns-repeated="1011"/>
        </table:table-row>
        <table:table-row table:style-name="ro1">
          <table:table-cell office:value-type="string">
            <text:p>636: 5A</text:p>
          </table:table-cell>
          <table:table-cell office:value-type="string">
            <text:p>636: 00</text:p>
          </table:table-cell>
          <table:table-cell table:number-columns-repeated="2"/>
          <table:table-cell office:value-type="string">
            <text:p>634: 00</text:p>
          </table:table-cell>
          <table:table-cell office:value-type="string">
            <text:p>634: 7F</text:p>
          </table:table-cell>
          <table:table-cell table:number-columns-repeated="2" office:value-type="string">
            <text:p>645: FF</text:p>
          </table:table-cell>
          <table:table-cell office:value-type="string">
            <text:p>634: 5A</text:p>
          </table:table-cell>
          <table:table-cell office:value-type="string">
            <text:p>634: 00</text:p>
          </table:table-cell>
          <table:table-cell/>
          <table:table-cell table:number-columns-repeated="2" office:value-type="string">
            <text:p>636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37: 5A</text:p>
          </table:table-cell>
          <table:table-cell table:number-columns-repeated="2"/>
          <table:table-cell office:value-type="string">
            <text:p>635: 00</text:p>
          </table:table-cell>
          <table:table-cell office:value-type="string">
            <text:p>635: 7F</text:p>
          </table:table-cell>
          <table:table-cell table:number-columns-repeated="2" office:value-type="string">
            <text:p>646: FF</text:p>
          </table:table-cell>
          <table:table-cell office:value-type="string">
            <text:p>635: 5A</text:p>
          </table:table-cell>
          <table:table-cell office:value-type="string">
            <text:p>635: 00</text:p>
          </table:table-cell>
          <table:table-cell/>
          <table:table-cell table:number-columns-repeated="2" office:value-type="string">
            <text:p>637: 00</text:p>
          </table:table-cell>
          <table:table-cell table:number-columns-repeated="1011"/>
        </table:table-row>
        <table:table-row table:style-name="ro1">
          <table:table-cell office:value-type="string">
            <text:p>638: 01</text:p>
          </table:table-cell>
          <table:table-cell office:value-type="string">
            <text:p>638: FF</text:p>
          </table:table-cell>
          <table:table-cell table:number-columns-repeated="2"/>
          <table:table-cell office:value-type="string">
            <text:p>636: 00</text:p>
          </table:table-cell>
          <table:table-cell office:value-type="string">
            <text:p>636: 7F</text:p>
          </table:table-cell>
          <table:table-cell office:value-type="string">
            <text:p>647: 01</text:p>
          </table:table-cell>
          <table:table-cell office:value-type="string">
            <text:p>647: FF</text:p>
          </table:table-cell>
          <table:table-cell office:value-type="string">
            <text:p>636: 01</text:p>
          </table:table-cell>
          <table:table-cell office:value-type="string">
            <text:p>636: FF</text:p>
          </table:table-cell>
          <table:table-cell/>
          <table:table-cell office:value-type="string">
            <text:p>638: 01</text:p>
          </table:table-cell>
          <table:table-cell office:value-type="string">
            <text:p>638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639: 43</text:p>
          </table:table-cell>
          <table:table-cell office:value-type="string">
            <text:p>639: F3</text:p>
          </table:table-cell>
          <table:table-cell table:number-columns-repeated="2"/>
          <table:table-cell office:value-type="string">
            <text:p>637: 01</text:p>
          </table:table-cell>
          <table:table-cell office:value-type="string">
            <text:p>637: FF</text:p>
          </table:table-cell>
          <table:table-cell table:style-name="ce3" office:value-type="string">
            <text:p>648: 41</text:p>
          </table:table-cell>
          <table:table-cell office:value-type="string">
            <text:p>648: F3</text:p>
          </table:table-cell>
          <table:table-cell table:style-name="ce3" office:value-type="string">
            <text:p>637: 42</text:p>
          </table:table-cell>
          <table:table-cell office:value-type="string">
            <text:p>637: 79</text:p>
          </table:table-cell>
          <table:table-cell/>
          <table:table-cell table:style-name="ce3" office:value-type="string">
            <text:p>639: 4D</text:p>
          </table:table-cell>
          <table:table-cell office:value-type="string">
            <text:p>639: F3</text:p>
          </table:table-cell>
          <table:table-cell table:number-columns-repeated="1011"/>
        </table:table-row>
        <table:table-row table:style-name="ro2">
          <table:table-cell office:value-type="string">
            <text:p>640: 00</text:p>
          </table:table-cell>
          <table:table-cell office:value-type="string">
            <text:p>640: 5A</text:p>
          </table:table-cell>
          <table:table-cell table:number-columns-repeated="2"/>
          <table:table-cell table:style-name="ce3" office:value-type="string">
            <text:p>638: 42</text:p>
          </table:table-cell>
          <table:table-cell office:value-type="string">
            <text:p>638: 73</text:p>
          </table:table-cell>
          <table:table-cell office:value-type="string">
            <text:p>649: 00</text:p>
          </table:table-cell>
          <table:table-cell office:value-type="string">
            <text:p>649: 5A</text:p>
          </table:table-cell>
          <table:table-cell office:value-type="string">
            <text:p>638: 00</text:p>
          </table:table-cell>
          <table:table-cell office:value-type="string">
            <text:p>638: 5A</text:p>
          </table:table-cell>
          <table:table-cell/>
          <table:table-cell office:value-type="string">
            <text:p>640: 00</text:p>
          </table:table-cell>
          <table:table-cell office:value-type="string">
            <text:p>640: 5A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41: 00</text:p>
          </table:table-cell>
          <table:table-cell table:number-columns-repeated="2"/>
          <table:table-cell office:value-type="string">
            <text:p>639: 00</text:p>
          </table:table-cell>
          <table:table-cell office:value-type="string">
            <text:p>639: 5A</text:p>
          </table:table-cell>
          <table:table-cell office:value-type="string">
            <text:p>650: 5A</text:p>
          </table:table-cell>
          <table:table-cell office:value-type="string">
            <text:p>650: FF</text:p>
          </table:table-cell>
          <table:table-cell office:value-type="string">
            <text:p>639: 00</text:p>
          </table:table-cell>
          <table:table-cell office:value-type="string">
            <text:p>639: FE</text:p>
          </table:table-cell>
          <table:table-cell/>
          <table:table-cell table:number-columns-repeated="2" office:value-type="string">
            <text:p>641: 00</text:p>
          </table:table-cell>
          <table:table-cell table:number-columns-repeated="1011"/>
        </table:table-row>
        <table:table-row table:style-name="ro1">
          <table:table-cell office:value-type="string">
            <text:p>642: 5A</text:p>
          </table:table-cell>
          <table:table-cell office:value-type="string">
            <text:p>642: 00</text:p>
          </table:table-cell>
          <table:table-cell table:number-columns-repeated="2"/>
          <table:table-cell office:value-type="string">
            <text:p>640: 00</text:p>
          </table:table-cell>
          <table:table-cell office:value-type="string">
            <text:p>640: 7F</text:p>
          </table:table-cell>
          <table:table-cell office:value-type="string">
            <text:p>651: 5A</text:p>
          </table:table-cell>
          <table:table-cell office:value-type="string">
            <text:p>651: FF</text:p>
          </table:table-cell>
          <table:table-cell office:value-type="string">
            <text:p>640: 00</text:p>
          </table:table-cell>
          <table:table-cell office:value-type="string">
            <text:p>640: FF</text:p>
          </table:table-cell>
          <table:table-cell/>
          <table:table-cell office:value-type="string">
            <text:p>642: 01</text:p>
          </table:table-cell>
          <table:table-cell office:value-type="string">
            <text:p>642: 00</text:p>
          </table:table-cell>
          <table:table-cell table:number-columns-repeated="1011"/>
        </table:table-row>
        <table:table-row table:style-name="ro1">
          <table:table-cell office:value-type="string">
            <text:p>643: 5A</text:p>
          </table:table-cell>
          <table:table-cell office:value-type="string">
            <text:p>643: 00</text:p>
          </table:table-cell>
          <table:table-cell table:number-columns-repeated="2"/>
          <table:table-cell office:value-type="string">
            <text:p>641: 00</text:p>
          </table:table-cell>
          <table:table-cell office:value-type="string">
            <text:p>641: FF</text:p>
          </table:table-cell>
          <table:table-cell office:value-type="string">
            <text:p>652: 5A</text:p>
          </table:table-cell>
          <table:table-cell office:value-type="string">
            <text:p>652: 03</text:p>
          </table:table-cell>
          <table:table-cell office:value-type="string">
            <text:p>641: 01</text:p>
          </table:table-cell>
          <table:table-cell office:value-type="string">
            <text:p>641: FF</text:p>
          </table:table-cell>
          <table:table-cell/>
          <table:table-cell office:value-type="string">
            <text:p>643: FF</text:p>
          </table:table-cell>
          <table:table-cell office:value-type="string">
            <text:p>643: FE</text:p>
          </table:table-cell>
          <table:table-cell table:number-columns-repeated="1011"/>
        </table:table-row>
        <table:table-row table:style-name="ro2">
          <table:table-cell office:value-type="string">
            <text:p>644: 5A</text:p>
          </table:table-cell>
          <table:table-cell office:value-type="string">
            <text:p>644: 00</text:p>
          </table:table-cell>
          <table:table-cell table:number-columns-repeated="2"/>
          <table:table-cell office:value-type="string">
            <text:p>642: 00</text:p>
          </table:table-cell>
          <table:table-cell office:value-type="string">
            <text:p>642: 7F</text:p>
          </table:table-cell>
          <table:table-cell office:value-type="string">
            <text:p>653: 5A</text:p>
          </table:table-cell>
          <table:table-cell office:value-type="string">
            <text:p>653: 00</text:p>
          </table:table-cell>
          <table:table-cell table:style-name="ce3" office:value-type="string">
            <text:p>642: 42</text:p>
          </table:table-cell>
          <table:table-cell office:value-type="string">
            <text:p>642: 79</text:p>
          </table:table-cell>
          <table:table-cell/>
          <table:table-cell table:number-columns-repeated="2" office:value-type="string">
            <text:p>644: FF</text:p>
          </table:table-cell>
          <table:table-cell table:number-columns-repeated="1011"/>
        </table:table-row>
        <table:table-row table:style-name="ro1">
          <table:table-cell office:value-type="string">
            <text:p>645: 5A</text:p>
          </table:table-cell>
          <table:table-cell office:value-type="string">
            <text:p>645: 00</text:p>
          </table:table-cell>
          <table:table-cell table:number-columns-repeated="2"/>
          <table:table-cell office:value-type="string">
            <text:p>643: 00</text:p>
          </table:table-cell>
          <table:table-cell office:value-type="string">
            <text:p>643: 7F</text:p>
          </table:table-cell>
          <table:table-cell office:value-type="string">
            <text:p>654: 5A</text:p>
          </table:table-cell>
          <table:table-cell office:value-type="string">
            <text:p>654: 00</text:p>
          </table:table-cell>
          <table:table-cell office:value-type="string">
            <text:p>643: 00</text:p>
          </table:table-cell>
          <table:table-cell office:value-type="string">
            <text:p>643: 5A</text:p>
          </table:table-cell>
          <table:table-cell/>
          <table:table-cell table:number-columns-repeated="2" office:value-type="string">
            <text:p>645: FF</text:p>
          </table:table-cell>
          <table:table-cell table:number-columns-repeated="1011"/>
        </table:table-row>
        <table:table-row table:style-name="ro1">
          <table:table-cell office:value-type="string">
            <text:p>646: 5A</text:p>
          </table:table-cell>
          <table:table-cell office:value-type="string">
            <text:p>646: 00</text:p>
          </table:table-cell>
          <table:table-cell table:number-columns-repeated="2"/>
          <table:table-cell office:value-type="string">
            <text:p>644: 00</text:p>
          </table:table-cell>
          <table:table-cell office:value-type="string">
            <text:p>644: 7F</text:p>
          </table:table-cell>
          <table:table-cell table:number-columns-repeated="2" office:value-type="string">
            <text:p>655: 5A</text:p>
          </table:table-cell>
          <table:table-cell office:value-type="string">
            <text:p>644: 00</text:p>
          </table:table-cell>
          <table:table-cell office:value-type="string">
            <text:p>644: FE</text:p>
          </table:table-cell>
          <table:table-cell/>
          <table:table-cell table:number-columns-repeated="2" office:value-type="string">
            <text:p>646: FF</text:p>
          </table:table-cell>
          <table:table-cell table:number-columns-repeated="1011"/>
        </table:table-row>
        <table:table-row table:style-name="ro2">
          <table:table-cell office:value-type="string">
            <text:p>647: 01</text:p>
          </table:table-cell>
          <table:table-cell office:value-type="string">
            <text:p>647: FF</text:p>
          </table:table-cell>
          <table:table-cell table:number-columns-repeated="2"/>
          <table:table-cell office:value-type="string">
            <text:p>645: 00</text:p>
          </table:table-cell>
          <table:table-cell office:value-type="string">
            <text:p>645: 7F</text:p>
          </table:table-cell>
          <table:table-cell office:value-type="string">
            <text:p>656: 01</text:p>
          </table:table-cell>
          <table:table-cell office:value-type="string">
            <text:p>656: FF</text:p>
          </table:table-cell>
          <table:table-cell office:value-type="string">
            <text:p>645: 00</text:p>
          </table:table-cell>
          <table:table-cell office:value-type="string">
            <text:p>645: FF</text:p>
          </table:table-cell>
          <table:table-cell/>
          <table:table-cell table:style-name="ce3" office:value-type="string">
            <text:p>647: 01</text:p>
          </table:table-cell>
          <table:table-cell office:value-type="string">
            <text:p>647: FF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648: 42</text:p>
          </table:table-cell>
          <table:table-cell office:value-type="string">
            <text:p>648: 79</text:p>
          </table:table-cell>
          <table:table-cell table:number-columns-repeated="2"/>
          <table:table-cell office:value-type="string">
            <text:p>646: 01</text:p>
          </table:table-cell>
          <table:table-cell office:value-type="string">
            <text:p>646: FF</text:p>
          </table:table-cell>
          <table:table-cell table:style-name="ce3" office:value-type="string">
            <text:p>657: 43</text:p>
          </table:table-cell>
          <table:table-cell office:value-type="string">
            <text:p>657: F3</text:p>
          </table:table-cell>
          <table:table-cell office:value-type="string">
            <text:p>646: 00</text:p>
          </table:table-cell>
          <table:table-cell office:value-type="string">
            <text:p>646: 7B</text:p>
          </table:table-cell>
          <table:table-cell/>
          <table:table-cell table:style-name="ce3" office:value-type="string">
            <text:p>648: 43</text:p>
          </table:table-cell>
          <table:table-cell office:value-type="string">
            <text:p>648: F3</text:p>
          </table:table-cell>
          <table:table-cell table:number-columns-repeated="1011"/>
        </table:table-row>
        <table:table-row table:style-name="ro2">
          <table:table-cell office:value-type="string">
            <text:p>649: 00</text:p>
          </table:table-cell>
          <table:table-cell office:value-type="string">
            <text:p>649: 5A</text:p>
          </table:table-cell>
          <table:table-cell table:number-columns-repeated="2"/>
          <table:table-cell table:style-name="ce3" office:value-type="string">
            <text:p>647: 42</text:p>
          </table:table-cell>
          <table:table-cell office:value-type="string">
            <text:p>647: 73</text:p>
          </table:table-cell>
          <table:table-cell office:value-type="string">
            <text:p>658: 00</text:p>
          </table:table-cell>
          <table:table-cell office:value-type="string">
            <text:p>658: 5A</text:p>
          </table:table-cell>
          <table:table-cell office:value-type="string">
            <text:p>647: 00</text:p>
          </table:table-cell>
          <table:table-cell office:value-type="string">
            <text:p>647: 84</text:p>
          </table:table-cell>
          <table:table-cell/>
          <table:table-cell office:value-type="string">
            <text:p>649: 00</text:p>
          </table:table-cell>
          <table:table-cell office:value-type="string">
            <text:p>649: 5A</text:p>
          </table:table-cell>
          <table:table-cell table:number-columns-repeated="1011"/>
        </table:table-row>
        <table:table-row table:style-name="ro1">
          <table:table-cell office:value-type="string">
            <text:p>650: 00</text:p>
          </table:table-cell>
          <table:table-cell office:value-type="string">
            <text:p>650: FE</text:p>
          </table:table-cell>
          <table:table-cell table:number-columns-repeated="2"/>
          <table:table-cell office:value-type="string">
            <text:p>648: 00</text:p>
          </table:table-cell>
          <table:table-cell office:value-type="string">
            <text:p>648: 5A</text:p>
          </table:table-cell>
          <table:table-cell table:number-columns-repeated="2" office:value-type="string">
            <text:p>659: 00</text:p>
          </table:table-cell>
          <table:table-cell office:value-type="string">
            <text:p>648: 00</text:p>
          </table:table-cell>
          <table:table-cell office:value-type="string">
            <text:p>648: 7B</text:p>
          </table:table-cell>
          <table:table-cell/>
          <table:table-cell table:number-columns-repeated="2" office:value-type="string">
            <text:p>650: 00</text:p>
          </table:table-cell>
          <table:table-cell table:number-columns-repeated="1011"/>
        </table:table-row>
        <table:table-row table:style-name="ro1">
          <table:table-cell office:value-type="string">
            <text:p>651: 00</text:p>
          </table:table-cell>
          <table:table-cell office:value-type="string">
            <text:p>651: FF</text:p>
          </table:table-cell>
          <table:table-cell table:number-columns-repeated="2"/>
          <table:table-cell office:value-type="string">
            <text:p>649: 00</text:p>
          </table:table-cell>
          <table:table-cell office:value-type="string">
            <text:p>649: 7F</text:p>
          </table:table-cell>
          <table:table-cell office:value-type="string">
            <text:p>660: 5A</text:p>
          </table:table-cell>
          <table:table-cell office:value-type="string">
            <text:p>660: 00</text:p>
          </table:table-cell>
          <table:table-cell office:value-type="string">
            <text:p>649: 00</text:p>
          </table:table-cell>
          <table:table-cell office:value-type="string">
            <text:p>649: 7A</text:p>
          </table:table-cell>
          <table:table-cell/>
          <table:table-cell office:value-type="string">
            <text:p>651: 5A</text:p>
          </table:table-cell>
          <table:table-cell office:value-type="string">
            <text:p>651: 00</text:p>
          </table:table-cell>
          <table:table-cell table:number-columns-repeated="1011"/>
        </table:table-row>
        <table:table-row table:style-name="ro1">
          <table:table-cell office:value-type="string">
            <text:p>652: 01</text:p>
          </table:table-cell>
          <table:table-cell office:value-type="string">
            <text:p>652: FF</text:p>
          </table:table-cell>
          <table:table-cell table:number-columns-repeated="2"/>
          <table:table-cell office:value-type="string">
            <text:p>650: 00</text:p>
          </table:table-cell>
          <table:table-cell office:value-type="string">
            <text:p>650: FF</text:p>
          </table:table-cell>
          <table:table-cell office:value-type="string">
            <text:p>661: 5A</text:p>
          </table:table-cell>
          <table:table-cell office:value-type="string">
            <text:p>661: 00</text:p>
          </table:table-cell>
          <table:table-cell table:number-columns-repeated="2" office:value-type="string">
            <text:p>650: 00</text:p>
          </table:table-cell>
          <table:table-cell/>
          <table:table-cell office:value-type="string">
            <text:p>652: 5A</text:p>
          </table:table-cell>
          <table:table-cell office:value-type="string">
            <text:p>652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653: 42</text:p>
          </table:table-cell>
          <table:table-cell office:value-type="string">
            <text:p>653: 79</text:p>
          </table:table-cell>
          <table:table-cell table:number-columns-repeated="2"/>
          <table:table-cell office:value-type="string">
            <text:p>651: 00</text:p>
          </table:table-cell>
          <table:table-cell office:value-type="string">
            <text:p>651: 7F</text:p>
          </table:table-cell>
          <table:table-cell office:value-type="string">
            <text:p>662: 5A</text:p>
          </table:table-cell>
          <table:table-cell office:value-type="string">
            <text:p>662: 00</text:p>
          </table:table-cell>
          <table:table-cell table:number-columns-repeated="2" office:value-type="string">
            <text:p>651: 00</text:p>
          </table:table-cell>
          <table:table-cell/>
          <table:table-cell office:value-type="string">
            <text:p>653: 5A</text:p>
          </table:table-cell>
          <table:table-cell office:value-type="string">
            <text:p>653: 00</text:p>
          </table:table-cell>
          <table:table-cell table:number-columns-repeated="1011"/>
        </table:table-row>
        <table:table-row table:style-name="ro1">
          <table:table-cell office:value-type="string">
            <text:p>654: 00</text:p>
          </table:table-cell>
          <table:table-cell office:value-type="string">
            <text:p>654: 5A</text:p>
          </table:table-cell>
          <table:table-cell table:number-columns-repeated="2"/>
          <table:table-cell office:value-type="string">
            <text:p>652: 00</text:p>
          </table:table-cell>
          <table:table-cell office:value-type="string">
            <text:p>652: 7F</text:p>
          </table:table-cell>
          <table:table-cell office:value-type="string">
            <text:p>663: 5A</text:p>
          </table:table-cell>
          <table:table-cell office:value-type="string">
            <text:p>663: 00</text:p>
          </table:table-cell>
          <table:table-cell table:number-columns-repeated="2" office:value-type="string">
            <text:p>652: 00</text:p>
          </table:table-cell>
          <table:table-cell/>
          <table:table-cell office:value-type="string">
            <text:p>654: 5A</text:p>
          </table:table-cell>
          <table:table-cell office:value-type="string">
            <text:p>654: 00</text:p>
          </table:table-cell>
          <table:table-cell table:number-columns-repeated="1011"/>
        </table:table-row>
        <table:table-row table:style-name="ro1">
          <table:table-cell office:value-type="string">
            <text:p>655: 00</text:p>
          </table:table-cell>
          <table:table-cell office:value-type="string">
            <text:p>655: FE</text:p>
          </table:table-cell>
          <table:table-cell table:number-columns-repeated="2"/>
          <table:table-cell office:value-type="string">
            <text:p>653: 00</text:p>
          </table:table-cell>
          <table:table-cell office:value-type="string">
            <text:p>653: 7F</text:p>
          </table:table-cell>
          <table:table-cell office:value-type="string">
            <text:p>664: 5A</text:p>
          </table:table-cell>
          <table:table-cell office:value-type="string">
            <text:p>664: 00</text:p>
          </table:table-cell>
          <table:table-cell table:number-columns-repeated="2" office:value-type="string">
            <text:p>653: 00</text:p>
          </table:table-cell>
          <table:table-cell/>
          <table:table-cell office:value-type="string">
            <text:p>655: 5A</text:p>
          </table:table-cell>
          <table:table-cell office:value-type="string">
            <text:p>655: 00</text:p>
          </table:table-cell>
          <table:table-cell table:number-columns-repeated="1011"/>
        </table:table-row>
        <table:table-row table:style-name="ro1">
          <table:table-cell office:value-type="string">
            <text:p>656: 00</text:p>
          </table:table-cell>
          <table:table-cell office:value-type="string">
            <text:p>656: FF</text:p>
          </table:table-cell>
          <table:table-cell table:number-columns-repeated="2"/>
          <table:table-cell office:value-type="string">
            <text:p>654: 00</text:p>
          </table:table-cell>
          <table:table-cell office:value-type="string">
            <text:p>654: 7F</text:p>
          </table:table-cell>
          <table:table-cell office:value-type="string">
            <text:p>665: 01</text:p>
          </table:table-cell>
          <table:table-cell office:value-type="string">
            <text:p>665: FF</text:p>
          </table:table-cell>
          <table:table-cell table:number-columns-repeated="2" office:value-type="string">
            <text:p>654: 00</text:p>
          </table:table-cell>
          <table:table-cell/>
          <table:table-cell office:value-type="string">
            <text:p>656: 01</text:p>
          </table:table-cell>
          <table:table-cell office:value-type="string">
            <text:p>656: FF</text:p>
          </table:table-cell>
          <table:table-cell table:number-columns-repeated="1011"/>
        </table:table-row>
        <table:table-row table:style-name="ro2">
          <table:table-cell office:value-type="string">
            <text:p>657: 00</text:p>
          </table:table-cell>
          <table:table-cell office:value-type="string">
            <text:p>657: 7F</text:p>
          </table:table-cell>
          <table:table-cell table:number-columns-repeated="2"/>
          <table:table-cell office:value-type="string">
            <text:p>655: 01</text:p>
          </table:table-cell>
          <table:table-cell office:value-type="string">
            <text:p>655: FF</text:p>
          </table:table-cell>
          <table:table-cell table:style-name="ce3" office:value-type="string">
            <text:p>666: 42</text:p>
          </table:table-cell>
          <table:table-cell office:value-type="string">
            <text:p>666: 79</text:p>
          </table:table-cell>
          <table:table-cell table:number-columns-repeated="2" office:value-type="string">
            <text:p>655: 00</text:p>
          </table:table-cell>
          <table:table-cell/>
          <table:table-cell table:style-name="ce3" office:value-type="string">
            <text:p>657: 42</text:p>
          </table:table-cell>
          <table:table-cell office:value-type="string">
            <text:p>657: 79</text:p>
          </table:table-cell>
          <table:table-cell table:number-columns-repeated="1011"/>
        </table:table-row>
        <table:table-row table:style-name="ro2">
          <table:table-cell office:value-type="string">
            <text:p>658: 00</text:p>
          </table:table-cell>
          <table:table-cell office:value-type="string">
            <text:p>658: 86</text:p>
          </table:table-cell>
          <table:table-cell table:number-columns-repeated="2"/>
          <table:table-cell table:style-name="ce3" office:value-type="string">
            <text:p>656: 42</text:p>
          </table:table-cell>
          <table:table-cell office:value-type="string">
            <text:p>656: 73</text:p>
          </table:table-cell>
          <table:table-cell office:value-type="string">
            <text:p>667: 00</text:p>
          </table:table-cell>
          <table:table-cell office:value-type="string">
            <text:p>667: 5A</text:p>
          </table:table-cell>
          <table:table-cell table:number-columns-repeated="2" office:value-type="string">
            <text:p>656: 00</text:p>
          </table:table-cell>
          <table:table-cell/>
          <table:table-cell office:value-type="string">
            <text:p>658: 00</text:p>
          </table:table-cell>
          <table:table-cell office:value-type="string">
            <text:p>658: 5A</text:p>
          </table:table-cell>
          <table:table-cell table:number-columns-repeated="1011"/>
        </table:table-row>
        <table:table-row table:style-name="ro1">
          <table:table-cell office:value-type="string">
            <text:p>659: 00</text:p>
          </table:table-cell>
          <table:table-cell office:value-type="string">
            <text:p>659: 7F</text:p>
          </table:table-cell>
          <table:table-cell table:number-columns-repeated="2"/>
          <table:table-cell office:value-type="string">
            <text:p>657: 00</text:p>
          </table:table-cell>
          <table:table-cell office:value-type="string">
            <text:p>657: 5A</text:p>
          </table:table-cell>
          <table:table-cell office:value-type="string">
            <text:p>668: 00</text:p>
          </table:table-cell>
          <table:table-cell office:value-type="string">
            <text:p>668: FF</text:p>
          </table:table-cell>
          <table:table-cell table:number-columns-repeated="2" office:value-type="string">
            <text:p>657: 00</text:p>
          </table:table-cell>
          <table:table-cell/>
          <table:table-cell office:value-type="string">
            <text:p>659: 00</text:p>
          </table:table-cell>
          <table:table-cell office:value-type="string">
            <text:p>659: FE</text:p>
          </table:table-cell>
          <table:table-cell table:number-columns-repeated="1011"/>
        </table:table-row>
        <table:table-row table:style-name="ro1">
          <table:table-cell office:value-type="string">
            <text:p>660: 00</text:p>
          </table:table-cell>
          <table:table-cell office:value-type="string">
            <text:p>660: 7E</text:p>
          </table:table-cell>
          <table:table-cell table:number-columns-repeated="2"/>
          <table:table-cell office:value-type="string">
            <text:p>658: 00</text:p>
          </table:table-cell>
          <table:table-cell office:value-type="string">
            <text:p>658: 7F</text:p>
          </table:table-cell>
          <table:table-cell office:value-type="string">
            <text:p>669: 00</text:p>
          </table:table-cell>
          <table:table-cell office:value-type="string">
            <text:p>669: FF</text:p>
          </table:table-cell>
          <table:table-cell table:number-columns-repeated="2" office:value-type="string">
            <text:p>658: 00</text:p>
          </table:table-cell>
          <table:table-cell/>
          <table:table-cell office:value-type="string">
            <text:p>660: 00</text:p>
          </table:table-cell>
          <table:table-cell office:value-type="string">
            <text:p>660: F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61: 00</text:p>
          </table:table-cell>
          <table:table-cell table:number-columns-repeated="2"/>
          <table:table-cell office:value-type="string">
            <text:p>659: 00</text:p>
          </table:table-cell>
          <table:table-cell office:value-type="string">
            <text:p>659: FF</text:p>
          </table:table-cell>
          <table:table-cell office:value-type="string">
            <text:p>670: 01</text:p>
          </table:table-cell>
          <table:table-cell office:value-type="string">
            <text:p>670: FF</text:p>
          </table:table-cell>
          <table:table-cell table:number-columns-repeated="2" office:value-type="string">
            <text:p>659: 00</text:p>
          </table:table-cell>
          <table:table-cell/>
          <table:table-cell office:value-type="string">
            <text:p>661: 00</text:p>
          </table:table-cell>
          <table:table-cell office:value-type="string">
            <text:p>661: 7F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662: 00</text:p>
          </table:table-cell>
          <table:table-cell table:number-columns-repeated="2"/>
          <table:table-cell office:value-type="string">
            <text:p>660: 00</text:p>
          </table:table-cell>
          <table:table-cell office:value-type="string">
            <text:p>660: 7F</text:p>
          </table:table-cell>
          <table:table-cell table:style-name="ce3" office:value-type="string">
            <text:p>671: 42</text:p>
          </table:table-cell>
          <table:table-cell office:value-type="string">
            <text:p>671: 79</text:p>
          </table:table-cell>
          <table:table-cell table:number-columns-repeated="2" office:value-type="string">
            <text:p>660: 00</text:p>
          </table:table-cell>
          <table:table-cell/>
          <table:table-cell office:value-type="string">
            <text:p>662: 00</text:p>
          </table:table-cell>
          <table:table-cell office:value-type="string">
            <text:p>662: 86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63: 00</text:p>
          </table:table-cell>
          <table:table-cell table:number-columns-repeated="2"/>
          <table:table-cell office:value-type="string">
            <text:p>661: 00</text:p>
          </table:table-cell>
          <table:table-cell office:value-type="string">
            <text:p>661: 7F</text:p>
          </table:table-cell>
          <table:table-cell office:value-type="string">
            <text:p>672: 00</text:p>
          </table:table-cell>
          <table:table-cell office:value-type="string">
            <text:p>672: 5A</text:p>
          </table:table-cell>
          <table:table-cell table:number-columns-repeated="2" office:value-type="string">
            <text:p>661: 00</text:p>
          </table:table-cell>
          <table:table-cell/>
          <table:table-cell office:value-type="string">
            <text:p>663: 00</text:p>
          </table:table-cell>
          <table:table-cell office:value-type="string">
            <text:p>663: 8F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64: 00</text:p>
          </table:table-cell>
          <table:table-cell table:number-columns-repeated="2"/>
          <table:table-cell office:value-type="string">
            <text:p>662: 00</text:p>
          </table:table-cell>
          <table:table-cell office:value-type="string">
            <text:p>662: 7F</text:p>
          </table:table-cell>
          <table:table-cell office:value-type="string">
            <text:p>673: 00</text:p>
          </table:table-cell>
          <table:table-cell office:value-type="string">
            <text:p>673: FF</text:p>
          </table:table-cell>
          <table:table-cell office:value-type="string">
            <text:p>662: 01</text:p>
          </table:table-cell>
          <table:table-cell office:value-type="string">
            <text:p>662: FF</text:p>
          </table:table-cell>
          <table:table-cell/>
          <table:table-cell office:value-type="string">
            <text:p>664: 00</text:p>
          </table:table-cell>
          <table:table-cell office:value-type="string">
            <text:p>664: 7F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665: 00</text:p>
          </table:table-cell>
          <table:table-cell table:number-columns-repeated="2"/>
          <table:table-cell office:value-type="string">
            <text:p>663: 00</text:p>
          </table:table-cell>
          <table:table-cell office:value-type="string">
            <text:p>663: 7F</text:p>
          </table:table-cell>
          <table:table-cell office:value-type="string">
            <text:p>674: 00</text:p>
          </table:table-cell>
          <table:table-cell office:value-type="string">
            <text:p>674: FF</text:p>
          </table:table-cell>
          <table:table-cell table:style-name="ce3" office:value-type="string">
            <text:p>663: 42</text:p>
          </table:table-cell>
          <table:table-cell office:value-type="string">
            <text:p>663: 79</text:p>
          </table:table-cell>
          <table:table-cell/>
          <table:table-cell table:number-columns-repeated="2" office:value-type="string">
            <text:p>665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66: 00</text:p>
          </table:table-cell>
          <table:table-cell table:number-columns-repeated="2"/>
          <table:table-cell office:value-type="string">
            <text:p>664: 01</text:p>
          </table:table-cell>
          <table:table-cell office:value-type="string">
            <text:p>664: FF</text:p>
          </table:table-cell>
          <table:table-cell office:value-type="string">
            <text:p>675: 00</text:p>
          </table:table-cell>
          <table:table-cell office:value-type="string">
            <text:p>675: 6B</text:p>
          </table:table-cell>
          <table:table-cell office:value-type="string">
            <text:p>664: 00</text:p>
          </table:table-cell>
          <table:table-cell office:value-type="string">
            <text:p>664: 5A</text:p>
          </table:table-cell>
          <table:table-cell/>
          <table:table-cell table:number-columns-repeated="2" office:value-type="string">
            <text:p>666: 00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667: 00</text:p>
          </table:table-cell>
          <table:table-cell table:number-columns-repeated="2"/>
          <table:table-cell table:style-name="ce3" office:value-type="string">
            <text:p>665: 42</text:p>
          </table:table-cell>
          <table:table-cell office:value-type="string">
            <text:p>665: 73</text:p>
          </table:table-cell>
          <table:table-cell office:value-type="string">
            <text:p>676: 00</text:p>
          </table:table-cell>
          <table:table-cell office:value-type="string">
            <text:p>676: 80</text:p>
          </table:table-cell>
          <table:table-cell office:value-type="string">
            <text:p>665: 00</text:p>
          </table:table-cell>
          <table:table-cell office:value-type="string">
            <text:p>665: FE</text:p>
          </table:table-cell>
          <table:table-cell/>
          <table:table-cell table:number-columns-repeated="2" office:value-type="string">
            <text:p>667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68: 00</text:p>
          </table:table-cell>
          <table:table-cell table:number-columns-repeated="2"/>
          <table:table-cell office:value-type="string">
            <text:p>666: 00</text:p>
          </table:table-cell>
          <table:table-cell office:value-type="string">
            <text:p>666: 5A</text:p>
          </table:table-cell>
          <table:table-cell office:value-type="string">
            <text:p>677: 00</text:p>
          </table:table-cell>
          <table:table-cell office:value-type="string">
            <text:p>677: 75</text:p>
          </table:table-cell>
          <table:table-cell office:value-type="string">
            <text:p>666: 00</text:p>
          </table:table-cell>
          <table:table-cell office:value-type="string">
            <text:p>666: FF</text:p>
          </table:table-cell>
          <table:table-cell/>
          <table:table-cell table:number-columns-repeated="2" office:value-type="string">
            <text:p>668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69: 00</text:p>
          </table:table-cell>
          <table:table-cell table:number-columns-repeated="2"/>
          <table:table-cell office:value-type="string">
            <text:p>667: 00</text:p>
          </table:table-cell>
          <table:table-cell office:value-type="string">
            <text:p>667: 7F</text:p>
          </table:table-cell>
          <table:table-cell office:value-type="string">
            <text:p>678: 00</text:p>
          </table:table-cell>
          <table:table-cell office:value-type="string">
            <text:p>678: 80</text:p>
          </table:table-cell>
          <table:table-cell office:value-type="string">
            <text:p>667: 00</text:p>
          </table:table-cell>
          <table:table-cell office:value-type="string">
            <text:p>667: 7B</text:p>
          </table:table-cell>
          <table:table-cell/>
          <table:table-cell table:number-columns-repeated="2" office:value-type="string">
            <text:p>669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70: 00</text:p>
          </table:table-cell>
          <table:table-cell table:number-columns-repeated="2"/>
          <table:table-cell office:value-type="string">
            <text:p>668: 00</text:p>
          </table:table-cell>
          <table:table-cell office:value-type="string">
            <text:p>668: FF</text:p>
          </table:table-cell>
          <table:table-cell table:number-columns-repeated="2" office:value-type="string">
            <text:p>679: 00</text:p>
          </table:table-cell>
          <table:table-cell office:value-type="string">
            <text:p>668: 00</text:p>
          </table:table-cell>
          <table:table-cell office:value-type="string">
            <text:p>668: 84</text:p>
          </table:table-cell>
          <table:table-cell/>
          <table:table-cell table:number-columns-repeated="2" office:value-type="string">
            <text:p>670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71: 00</text:p>
          </table:table-cell>
          <table:table-cell table:number-columns-repeated="2"/>
          <table:table-cell office:value-type="string">
            <text:p>669: 00</text:p>
          </table:table-cell>
          <table:table-cell office:value-type="string">
            <text:p>669: 7F</text:p>
          </table:table-cell>
          <table:table-cell table:number-columns-repeated="2" office:value-type="string">
            <text:p>680: 00</text:p>
          </table:table-cell>
          <table:table-cell office:value-type="string">
            <text:p>669: 00</text:p>
          </table:table-cell>
          <table:table-cell office:value-type="string">
            <text:p>669: 7B</text:p>
          </table:table-cell>
          <table:table-cell/>
          <table:table-cell table:number-columns-repeated="2" office:value-type="string">
            <text:p>671: 0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672: 00</text:p>
          </table:table-cell>
          <table:table-cell table:number-columns-repeated="2"/>
          <table:table-cell office:value-type="string">
            <text:p>670: 00</text:p>
          </table:table-cell>
          <table:table-cell office:value-type="string">
            <text:p>670: 7F</text:p>
          </table:table-cell>
          <table:table-cell table:number-columns-repeated="2"/>
          <table:table-cell office:value-type="string">
            <text:p>670: 00</text:p>
          </table:table-cell>
          <table:table-cell office:value-type="string">
            <text:p>670: 7A</text:p>
          </table:table-cell>
          <table:table-cell/>
          <table:table-cell table:number-columns-repeated="2" office:value-type="string">
            <text:p>672: 00</text:p>
          </table:table-cell>
          <table:table-cell table:number-columns-repeated="1011"/>
        </table:table-row>
        <table:table-row table:style-name="ro1">
          <table:table-cell office:value-type="string">
            <text:p>673: 01</text:p>
          </table:table-cell>
          <table:table-cell office:value-type="string">
            <text:p>673: FF</text:p>
          </table:table-cell>
          <table:table-cell table:number-columns-repeated="2"/>
          <table:table-cell office:value-type="string">
            <text:p>671: 00</text:p>
          </table:table-cell>
          <table:table-cell office:value-type="string">
            <text:p>671: 7F</text:p>
          </table:table-cell>
          <table:table-cell table:number-columns-repeated="2"/>
          <table:table-cell table:number-columns-repeated="2" office:value-type="string">
            <text:p>671: 00</text:p>
          </table:table-cell>
          <table:table-cell/>
          <table:table-cell table:number-columns-repeated="2" office:value-type="string">
            <text:p>673: 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674: 42</text:p>
          </table:table-cell>
          <table:table-cell office:value-type="string">
            <text:p>674: 79</text:p>
          </table:table-cell>
          <table:table-cell table:number-columns-repeated="2"/>
          <table:table-cell office:value-type="string">
            <text:p>672: 00</text:p>
          </table:table-cell>
          <table:table-cell office:value-type="string">
            <text:p>672: 7F</text:p>
          </table:table-cell>
          <table:table-cell table:number-columns-repeated="2"/>
          <table:table-cell table:number-columns-repeated="2" office:value-type="string">
            <text:p>672: 00</text:p>
          </table:table-cell>
          <table:table-cell/>
          <table:table-cell table:number-columns-repeated="2" office:value-type="string">
            <text:p>674: 00</text:p>
          </table:table-cell>
          <table:table-cell table:number-columns-repeated="1011"/>
        </table:table-row>
        <table:table-row table:style-name="ro1">
          <table:table-cell office:value-type="string">
            <text:p>675: 00</text:p>
          </table:table-cell>
          <table:table-cell office:value-type="string">
            <text:p>675: 5A</text:p>
          </table:table-cell>
          <table:table-cell table:number-columns-repeated="2"/>
          <table:table-cell office:value-type="string">
            <text:p>673: 01</text:p>
          </table:table-cell>
          <table:table-cell office:value-type="string">
            <text:p>673: FF</text:p>
          </table:table-cell>
          <table:table-cell table:number-columns-repeated="2"/>
          <table:table-cell table:number-columns-repeated="2" office:value-type="string">
            <text:p>673: 00</text:p>
          </table:table-cell>
          <table:table-cell/>
          <table:table-cell table:number-columns-repeated="2" office:value-type="string">
            <text:p>675: 00</text:p>
          </table:table-cell>
          <table:table-cell table:number-columns-repeated="1011"/>
        </table:table-row>
        <table:table-row table:style-name="ro2">
          <table:table-cell office:value-type="string">
            <text:p>676: 00</text:p>
          </table:table-cell>
          <table:table-cell office:value-type="string">
            <text:p>676: FE</text:p>
          </table:table-cell>
          <table:table-cell table:number-columns-repeated="2"/>
          <table:table-cell table:style-name="ce3" office:value-type="string">
            <text:p>674: 42</text:p>
          </table:table-cell>
          <table:table-cell office:value-type="string">
            <text:p>674: 73</text:p>
          </table:table-cell>
          <table:table-cell table:number-columns-repeated="2"/>
          <table:table-cell table:number-columns-repeated="2" office:value-type="string">
            <text:p>674: 00</text:p>
          </table:table-cell>
          <table:table-cell/>
          <table:table-cell table:number-columns-repeated="2" office:value-type="string">
            <text:p>676: 00</text:p>
          </table:table-cell>
          <table:table-cell table:number-columns-repeated="1011"/>
        </table:table-row>
        <table:table-row table:style-name="ro1">
          <table:table-cell office:value-type="string">
            <text:p>677: 00</text:p>
          </table:table-cell>
          <table:table-cell office:value-type="string">
            <text:p>677: FF</text:p>
          </table:table-cell>
          <table:table-cell table:number-columns-repeated="2"/>
          <table:table-cell office:value-type="string">
            <text:p>675: 00</text:p>
          </table:table-cell>
          <table:table-cell office:value-type="string">
            <text:p>675: 5A</text:p>
          </table:table-cell>
          <table:table-cell table:number-columns-repeated="2"/>
          <table:table-cell table:number-columns-repeated="2" office:value-type="string">
            <text:p>675: 00</text:p>
          </table:table-cell>
          <table:table-cell/>
          <table:table-cell office:value-type="string">
            <text:p>677: 01</text:p>
          </table:table-cell>
          <table:table-cell office:value-type="string">
            <text:p>677: FF</text:p>
          </table:table-cell>
          <table:table-cell table:number-columns-repeated="1011"/>
        </table:table-row>
        <table:table-row table:style-name="ro2">
          <table:table-cell office:value-type="string">
            <text:p>678: 00</text:p>
          </table:table-cell>
          <table:table-cell office:value-type="string">
            <text:p>678: 7F</text:p>
          </table:table-cell>
          <table:table-cell table:number-columns-repeated="2"/>
          <table:table-cell office:value-type="string">
            <text:p>676: 00</text:p>
          </table:table-cell>
          <table:table-cell office:value-type="string">
            <text:p>676: 7F</text:p>
          </table:table-cell>
          <table:table-cell table:number-columns-repeated="2"/>
          <table:table-cell table:number-columns-repeated="2" office:value-type="string">
            <text:p>676: 00</text:p>
          </table:table-cell>
          <table:table-cell/>
          <table:table-cell table:style-name="ce3" office:value-type="string">
            <text:p>678: 42</text:p>
          </table:table-cell>
          <table:table-cell office:value-type="string">
            <text:p>678: 79</text:p>
          </table:table-cell>
          <table:table-cell table:number-columns-repeated="1011"/>
        </table:table-row>
        <table:table-row table:style-name="ro1">
          <table:table-cell office:value-type="string">
            <text:p>679: 00</text:p>
          </table:table-cell>
          <table:table-cell office:value-type="string">
            <text:p>679: 86</text:p>
          </table:table-cell>
          <table:table-cell table:number-columns-repeated="2"/>
          <table:table-cell office:value-type="string">
            <text:p>677: 00</text:p>
          </table:table-cell>
          <table:table-cell office:value-type="string">
            <text:p>677: FF</text:p>
          </table:table-cell>
          <table:table-cell table:number-columns-repeated="2"/>
          <table:table-cell table:number-columns-repeated="2" office:value-type="string">
            <text:p>677: 00</text:p>
          </table:table-cell>
          <table:table-cell/>
          <table:table-cell office:value-type="string">
            <text:p>679: 00</text:p>
          </table:table-cell>
          <table:table-cell office:value-type="string">
            <text:p>679: 5A</text:p>
          </table:table-cell>
          <table:table-cell table:number-columns-repeated="1011"/>
        </table:table-row>
        <table:table-row table:style-name="ro1">
          <table:table-cell office:value-type="string">
            <text:p>680: 00</text:p>
          </table:table-cell>
          <table:table-cell office:value-type="string">
            <text:p>680: 7F</text:p>
          </table:table-cell>
          <table:table-cell table:number-columns-repeated="2"/>
          <table:table-cell office:value-type="string">
            <text:p>678: 00</text:p>
          </table:table-cell>
          <table:table-cell office:value-type="string">
            <text:p>678: 7F</text:p>
          </table:table-cell>
          <table:table-cell table:number-columns-repeated="2"/>
          <table:table-cell table:number-columns-repeated="2" office:value-type="string">
            <text:p>678: 00</text:p>
          </table:table-cell>
          <table:table-cell/>
          <table:table-cell office:value-type="string">
            <text:p>680: 00</text:p>
          </table:table-cell>
          <table:table-cell office:value-type="string">
            <text:p>680: F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679: 00</text:p>
          </table:table-cell>
          <table:table-cell office:value-type="string">
            <text:p>679: 7F</text:p>
          </table:table-cell>
          <table:table-cell table:number-columns-repeated="2"/>
          <table:table-cell table:number-columns-repeated="2" office:value-type="string">
            <text:p>679: 0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680: 00</text:p>
          </table:table-cell>
          <table:table-cell office:value-type="string">
            <text:p>680: 7F</text:p>
          </table:table-cell>
          <table:table-cell table:number-columns-repeated="2"/>
          <table:table-cell table:number-columns-repeated="2" office:value-type="string">
            <text:p>680: 00</text:p>
          </table:table-cell>
          <table:table-cell table:number-columns-repeated="1014"/>
        </table:table-row>
        <table:table-row table:style-name="ro1" table:number-rows-repeated="10479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257" table:default-cell-style-name="ce6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257" table:default-cell-style-name="ce6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6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 style:data-style-name="N2" text:time-value="0000-00-00T14:24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tlab</meta:initial-creator>
    <meta:creation-date>2008-05-28T23:08:29</meta:creation-date>
    <dc:date>2013-08-18T14:25:31</dc:date>
    <meta:generator>LibreOffice/4.0.3.3$Linux_X86_64 LibreOffice_project/400m0$Build-3</meta:generator>
    <meta:editing-duration>P0D</meta:editing-duration>
    <meta:editing-cycles>1</meta:editing-cycles>
    <meta:document-statistic meta:table-count="3" meta:cell-count="6347" meta:object-count="0"/>
  </office:meta>
</office:document-meta>
</file>